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omab__django-social-auth</text:p>
          </table:table-cell>
          <table:table-cell office:value="0.7116326113733173" office:value-type="float"/>
          <table:table-cell office:value="0.7601589913964143" office:value-type="float"/>
          <table:table-cell office:value="0.7826703680913698" office:value-type="float"/>
          <table:table-cell office:value="0.8081436413681974" office:value-type="float"/>
          <table:table-cell office:value="0.8334136115266775" office:value-type="float"/>
          <table:table-cell office:value="0.5603041319672974" office:value-type="float"/>
          <table:table-cell office:value="0.5796834185122811" office:value-type="float"/>
          <table:table-cell office:value="0.5975821182332516" office:value-type="float"/>
          <table:table-cell office:value="0.6153180778457581" office:value-type="float"/>
          <table:table-cell office:value="0.6571518182929523" office:value-type="float"/>
          <table:table-cell office:value="0.4255956766297224" office:value-type="float"/>
          <table:table-cell office:value="0.4888322924322754" office:value-type="float"/>
          <table:table-cell office:value="0.5033149223315099" office:value-type="float"/>
          <table:table-cell office:value="0.5259768281799181" office:value-type="float"/>
          <table:table-cell office:value="0.5892532018289123" office:value-type="float"/>
          <table:table-cell office:value="0.6048074703910105" office:value-type="float"/>
          <table:table-cell office:value="0.6314112538969521" office:value-type="float"/>
          <table:table-cell office:value="0.6471680000180817" office:value-type="float"/>
          <table:table-cell office:value="0.6659655477400296" office:value-type="float"/>
          <table:table-cell office:value="0.6856978279567999" office:value-type="float"/>
          <table:table-cell office:value="0.4311798505169805" office:value-type="float"/>
          <table:table-cell office:value="0.4950252033225281" office:value-type="float"/>
          <table:table-cell office:value="0.5152634487692795" office:value-type="float"/>
          <table:table-cell office:value="0.5397681608038191" office:value-type="float"/>
          <table:table-cell office:value="0.5717941171560088" office:value-type="float"/>
        </table:table-row>
        <table:table-row>
          <table:table-cell office:value-type="string">
            <text:p>square__dagger</text:p>
          </table:table-cell>
          <table:table-cell office:value="0.7209713901459198" office:value-type="float"/>
          <table:table-cell office:value="0.7874545894218326" office:value-type="float"/>
          <table:table-cell office:value="0.8160174512568865" office:value-type="float"/>
          <table:table-cell office:value="0.8269282778300843" office:value-type="float"/>
          <table:table-cell office:value="0.8549822346807271" office:value-type="float"/>
          <table:table-cell office:value="0.5229025560350896" office:value-type="float"/>
          <table:table-cell office:value="0.5679394818855933" office:value-type="float"/>
          <table:table-cell office:value="0.5916547078129881" office:value-type="float"/>
          <table:table-cell office:value="0.6023539958229579" office:value-type="float"/>
          <table:table-cell office:value="0.6466538461895103" office:value-type="float"/>
          <table:table-cell office:value="0.4258317832733864" office:value-type="float"/>
          <table:table-cell office:value="0.4591615656633028" office:value-type="float"/>
          <table:table-cell office:value="0.47388205045349385" office:value-type="float"/>
          <table:table-cell office:value="0.4871447329543974" office:value-type="float"/>
          <table:table-cell office:value="0.5385451957137902" office:value-type="float"/>
          <table:table-cell office:value="0.5726315742242147" office:value-type="float"/>
          <table:table-cell office:value="0.6028762830727348" office:value-type="float"/>
          <table:table-cell office:value="0.6252248647567199" office:value-type="float"/>
          <table:table-cell office:value="0.6392721486819153" office:value-type="float"/>
          <table:table-cell office:value="0.6897016985694255" office:value-type="float"/>
          <table:table-cell office:value="0.3796712143221792" office:value-type="float"/>
          <table:table-cell office:value="0.46268356069014316" office:value-type="float"/>
          <table:table-cell office:value="0.486140645482063" office:value-type="float"/>
          <table:table-cell office:value="0.5066275180268025" office:value-type="float"/>
          <table:table-cell office:value="0.5333532044121527" office:value-type="float"/>
        </table:table-row>
        <table:table-row>
          <table:table-cell office:value-type="string">
            <text:p>bumptech__glide</text:p>
          </table:table-cell>
          <table:table-cell office:value="0.6952485381457121" office:value-type="float"/>
          <table:table-cell office:value="0.7560253383301714" office:value-type="float"/>
          <table:table-cell office:value="0.7890135245173336" office:value-type="float"/>
          <table:table-cell office:value="0.8082447838505717" office:value-type="float"/>
          <table:table-cell office:value="0.8661113009924464" office:value-type="float"/>
          <table:table-cell office:value="0.49241993090371083" office:value-type="float"/>
          <table:table-cell office:value="0.5664248692213656" office:value-type="float"/>
          <table:table-cell office:value="0.581147592764347" office:value-type="float"/>
          <table:table-cell office:value="0.5964867690556692" office:value-type="float"/>
          <table:table-cell office:value="0.690943975169805" office:value-type="float"/>
          <table:table-cell office:value="0.3986721497064324" office:value-type="float"/>
          <table:table-cell office:value="0.4596214972636212" office:value-type="float"/>
          <table:table-cell office:value="0.4797185120287879" office:value-type="float"/>
          <table:table-cell office:value="0.49630844398776663" office:value-type="float"/>
          <table:table-cell office:value="0.580379888117562" office:value-type="float"/>
          <table:table-cell office:value="0.5538988368277123" office:value-type="float"/>
          <table:table-cell office:value="0.6212913088507142" office:value-type="float"/>
          <table:table-cell office:value="0.6432530309589748" office:value-type="float"/>
          <table:table-cell office:value="0.6661328266826424" office:value-type="float"/>
          <table:table-cell office:value="0.7334222814904761" office:value-type="float"/>
          <table:table-cell office:value="0.34661139131979" office:value-type="float"/>
          <table:table-cell office:value="0.44357538509230876" office:value-type="float"/>
          <table:table-cell office:value="0.4698192157188135" office:value-type="float"/>
          <table:table-cell office:value="0.49880580936739866" office:value-type="float"/>
          <table:table-cell office:value="0.6155901823299343" office:value-type="float"/>
        </table:table-row>
        <table:table-row>
          <table:table-cell office:value-type="string">
            <text:p>phpseclib__phpseclib</text:p>
          </table:table-cell>
          <table:table-cell office:value="0.6697550898902518" office:value-type="float"/>
          <table:table-cell office:value="0.7153476162461335" office:value-type="float"/>
          <table:table-cell office:value="0.7802127499948875" office:value-type="float"/>
          <table:table-cell office:value="0.8048346102467235" office:value-type="float"/>
          <table:table-cell office:value="0.8577369977811969" office:value-type="float"/>
          <table:table-cell office:value="0.5342149942149302" office:value-type="float"/>
          <table:table-cell office:value="0.5823045833625621" office:value-type="float"/>
          <table:table-cell office:value="0.5971922146067395" office:value-type="float"/>
          <table:table-cell office:value="0.610421596275369" office:value-type="float"/>
          <table:table-cell office:value="0.6840793291036757" office:value-type="float"/>
          <table:table-cell office:value="0.3984093780563569" office:value-type="float"/>
          <table:table-cell office:value="0.4521117797197714" office:value-type="float"/>
          <table:table-cell office:value="0.4793305689811035" office:value-type="float"/>
          <table:table-cell office:value="0.5125433572517555" office:value-type="float"/>
          <table:table-cell office:value="0.5320173493655513" office:value-type="float"/>
          <table:table-cell office:value="0.5616484104969228" office:value-type="float"/>
          <table:table-cell office:value="0.6167813181580895" office:value-type="float"/>
          <table:table-cell office:value="0.6486100172456963" office:value-type="float"/>
          <table:table-cell office:value="0.698182640490179" office:value-type="float"/>
          <table:table-cell office:value="0.7321427739665671" office:value-type="float"/>
          <table:table-cell office:value="0.3508107338797881" office:value-type="float"/>
          <table:table-cell office:value="0.4547897502970809" office:value-type="float"/>
          <table:table-cell office:value="0.49222985272137254" office:value-type="float"/>
          <table:table-cell office:value="0.5115202507832916" office:value-type="float"/>
          <table:table-cell office:value="0.5968565887720485" office:value-type="float"/>
        </table:table-row>
        <table:table-row>
          <table:table-cell office:value-type="string">
            <text:p>josevalim__inherited_resources</text:p>
          </table:table-cell>
          <table:table-cell office:value="0.7685599158556032" office:value-type="float"/>
          <table:table-cell office:value="0.7972241086838515" office:value-type="float"/>
          <table:table-cell office:value="0.8079956244232889" office:value-type="float"/>
          <table:table-cell office:value="0.8132271573458864" office:value-type="float"/>
          <table:table-cell office:value="0.8376682681381054" office:value-type="float"/>
          <table:table-cell office:value="0.5642400315002135" office:value-type="float"/>
          <table:table-cell office:value="0.5908529757960974" office:value-type="float"/>
          <table:table-cell office:value="0.6112061838363363" office:value-type="float"/>
          <table:table-cell office:value="0.6315914059392369" office:value-type="float"/>
          <table:table-cell office:value="0.672242077376459" office:value-type="float"/>
          <table:table-cell office:value="0.46358882515616445" office:value-type="float"/>
          <table:table-cell office:value="0.4798217575121228" office:value-type="float"/>
          <table:table-cell office:value="0.5025222179391229" office:value-type="float"/>
          <table:table-cell office:value="0.5119709336088426" office:value-type="float"/>
          <table:table-cell office:value="0.548823375399507" office:value-type="float"/>
          <table:table-cell office:value="0.6178367111830908" office:value-type="float"/>
          <table:table-cell office:value="0.658072355445696" office:value-type="float"/>
          <table:table-cell office:value="0.662492149540683" office:value-type="float"/>
          <table:table-cell office:value="0.6860562495452465" office:value-type="float"/>
          <table:table-cell office:value="0.7277622712676695" office:value-type="float"/>
          <table:table-cell office:value="0.47015491279049976" office:value-type="float"/>
          <table:table-cell office:value="0.4967773449346575" office:value-type="float"/>
          <table:table-cell office:value="0.5073541752605066" office:value-type="float"/>
          <table:table-cell office:value="0.5390435587932998" office:value-type="float"/>
          <table:table-cell office:value="0.557196001153577" office:value-type="float"/>
        </table:table-row>
        <table:table-row>
          <table:table-cell office:value-type="string">
            <text:p>grpc__grpc-go</text:p>
          </table:table-cell>
          <table:table-cell office:value="0.6720545136783314" office:value-type="float"/>
          <table:table-cell office:value="0.7590058423510095" office:value-type="float"/>
          <table:table-cell office:value="0.7918656832758832" office:value-type="float"/>
          <table:table-cell office:value="0.810953735502693" office:value-type="float"/>
          <table:table-cell office:value="0.8658458222533605" office:value-type="float"/>
          <table:table-cell office:value="0.5339946363676097" office:value-type="float"/>
          <table:table-cell office:value="0.5812377955386012" office:value-type="float"/>
          <table:table-cell office:value="0.6018564852214522" office:value-type="float"/>
          <table:table-cell office:value="0.6217624318835863" office:value-type="float"/>
          <table:table-cell office:value="0.7016421133634999" office:value-type="float"/>
          <table:table-cell office:value="0.38987004283642235" office:value-type="float"/>
          <table:table-cell office:value="0.46030423074577415" office:value-type="float"/>
          <table:table-cell office:value="0.48024239764365423" office:value-type="float"/>
          <table:table-cell office:value="0.5031685499017304" office:value-type="float"/>
          <table:table-cell office:value="0.583589363479969" office:value-type="float"/>
          <table:table-cell office:value="0.5763367035364912" office:value-type="float"/>
          <table:table-cell office:value="0.6201026384620831" office:value-type="float"/>
          <table:table-cell office:value="0.6379037656219311" office:value-type="float"/>
          <table:table-cell office:value="0.6573851898870207" office:value-type="float"/>
          <table:table-cell office:value="0.7508026465246862" office:value-type="float"/>
          <table:table-cell office:value="0.3743598341188804" office:value-type="float"/>
          <table:table-cell office:value="0.47920174473667304" office:value-type="float"/>
          <table:table-cell office:value="0.5019841154629185" office:value-type="float"/>
          <table:table-cell office:value="0.5207887430896061" office:value-type="float"/>
          <table:table-cell office:value="0.6144730939371946" office:value-type="float"/>
        </table:table-row>
        <table:table-row>
          <table:table-cell office:value-type="string">
            <text:p>CoderMJLee__MJRefresh</text:p>
          </table:table-cell>
          <table:table-cell office:value="0.6913188678624306" office:value-type="float"/>
          <table:table-cell office:value="0.7321790899555249" office:value-type="float"/>
          <table:table-cell office:value="0.7444546429018" office:value-type="float"/>
          <table:table-cell office:value="0.749631004280991" office:value-type="float"/>
          <table:table-cell office:value="0.7591189278974351" office:value-type="float"/>
          <table:table-cell office:value="0.5530576570933472" office:value-type="float"/>
          <table:table-cell office:value="0.5660808159796823" office:value-type="float"/>
          <table:table-cell office:value="0.5673643139502874" office:value-type="float"/>
          <table:table-cell office:value="0.5755697798282817" office:value-type="float"/>
          <table:table-cell office:value="0.6023030566227304" office:value-type="float"/>
          <table:table-cell office:value="0.47537588688611426" office:value-type="float"/>
          <table:table-cell office:value="0.4894800844219164" office:value-type="float"/>
          <table:table-cell office:value="0.49820888616001313" office:value-type="float"/>
          <table:table-cell office:value="0.5035577087424673" office:value-type="float"/>
          <table:table-cell office:value="0.5371140428201517" office:value-type="float"/>
          <table:table-cell office:value="0.6617729172261849" office:value-type="float"/>
          <table:table-cell office:value="0.6858362698520372" office:value-type="float"/>
          <table:table-cell office:value="0.6961994635729594" office:value-type="float"/>
          <table:table-cell office:value="0.6999552630682122" office:value-type="float"/>
          <table:table-cell office:value="0.709191182553532" office:value-type="float"/>
          <table:table-cell office:value="0.31195972434496255" office:value-type="float"/>
          <table:table-cell office:value="0.3261643081751178" office:value-type="float"/>
          <table:table-cell office:value="0.33585685047000363" office:value-type="float"/>
          <table:table-cell office:value="0.3520874200279478" office:value-type="float"/>
          <table:table-cell office:value="0.40984155018500573" office:value-type="float"/>
        </table:table-row>
        <table:table-row>
          <table:table-cell office:value-type="string">
            <text:p>node-js-libs__node.io</text:p>
          </table:table-cell>
          <table:table-cell office:value="0.7287286731403276" office:value-type="float"/>
          <table:table-cell office:value="0.7442998861867267" office:value-type="float"/>
          <table:table-cell office:value="0.769255342349067" office:value-type="float"/>
          <table:table-cell office:value="0.7774510259006331" office:value-type="float"/>
          <table:table-cell office:value="0.7917369881858703" office:value-type="float"/>
          <table:table-cell office:value="0.5696809473755163" office:value-type="float"/>
          <table:table-cell office:value="0.5719355738520903" office:value-type="float"/>
          <table:table-cell office:value="0.5905644942364585" office:value-type="float"/>
          <table:table-cell office:value="0.6097714033926374" office:value-type="float"/>
          <table:table-cell office:value="0.6401139694657793" office:value-type="float"/>
          <table:table-cell office:value="0.43500903679330827" office:value-type="float"/>
          <table:table-cell office:value="0.4611799196006482" office:value-type="float"/>
          <table:table-cell office:value="0.47526763384377674" office:value-type="float"/>
          <table:table-cell office:value="0.48973086380115366" office:value-type="float"/>
          <table:table-cell office:value="0.5414901976045831" office:value-type="float"/>
          <table:table-cell office:value="0.6200772542399005" office:value-type="float"/>
          <table:table-cell office:value="0.651337721467347" office:value-type="float"/>
          <table:table-cell office:value="0.6695483342470252" office:value-type="float"/>
          <table:table-cell office:value="0.6719688478652464" office:value-type="float"/>
          <table:table-cell office:value="0.6837279624203373" office:value-type="float"/>
          <table:table-cell office:value="0.3738826378110858" office:value-type="float"/>
          <table:table-cell office:value="0.4314947774673972" office:value-type="float"/>
          <table:table-cell office:value="0.46930839109851097" office:value-type="float"/>
          <table:table-cell office:value="0.5209495176879055" office:value-type="float"/>
          <table:table-cell office:value="0.568333747348684" office:value-type="float"/>
        </table:table-row>
        <table:table-row>
          <table:table-cell office:value-type="string">
            <text:p>graphql-dotnet__graphql-dotnet</text:p>
          </table:table-cell>
          <table:table-cell office:value="0.7229258584546229" office:value-type="float"/>
          <table:table-cell office:value="0.7982371639117265" office:value-type="float"/>
          <table:table-cell office:value="0.8153632768795507" office:value-type="float"/>
          <table:table-cell office:value="0.8305975722238474" office:value-type="float"/>
          <table:table-cell office:value="0.8781607645006251" office:value-type="float"/>
          <table:table-cell office:value="0.5152533960927118" office:value-type="float"/>
          <table:table-cell office:value="0.567082533468051" office:value-type="float"/>
          <table:table-cell office:value="0.5876244190572202" office:value-type="float"/>
          <table:table-cell office:value="0.6051576954877719" office:value-type="float"/>
          <table:table-cell office:value="0.6544352855237265" office:value-type="float"/>
          <table:table-cell office:value="0.4207529169577343" office:value-type="float"/>
          <table:table-cell office:value="0.4801745686013488" office:value-type="float"/>
          <table:table-cell office:value="0.4992195136855376" office:value-type="float"/>
          <table:table-cell office:value="0.5176608121248238" office:value-type="float"/>
          <table:table-cell office:value="0.5813251870349481" office:value-type="float"/>
          <table:table-cell office:value="0.5689492483647035" office:value-type="float"/>
          <table:table-cell office:value="0.6256078209123419" office:value-type="float"/>
          <table:table-cell office:value="0.6439578784571574" office:value-type="float"/>
          <table:table-cell office:value="0.6622326791153968" office:value-type="float"/>
          <table:table-cell office:value="0.7219492213443566" office:value-type="float"/>
          <table:table-cell office:value="0.3452874743760649" office:value-type="float"/>
          <table:table-cell office:value="0.46731693223491544" office:value-type="float"/>
          <table:table-cell office:value="0.4902206290654757" office:value-type="float"/>
          <table:table-cell office:value="0.5087624314709391" office:value-type="float"/>
          <table:table-cell office:value="0.5768093156034474" office:value-type="float"/>
        </table:table-row>
        <table:table-row>
          <table:table-cell office:value-type="string">
            <text:p>scala__scala</text:p>
          </table:table-cell>
          <table:table-cell office:value="0.7193919401756471" office:value-type="float"/>
          <table:table-cell office:value="0.798893188039113" office:value-type="float"/>
          <table:table-cell office:value="0.8118063843175528" office:value-type="float"/>
          <table:table-cell office:value="0.8226571251235433" office:value-type="float"/>
          <table:table-cell office:value="0.8563985131961448" office:value-type="float"/>
          <table:table-cell office:value="0.5214768856827408" office:value-type="float"/>
          <table:table-cell office:value="0.5793593759419334" office:value-type="float"/>
          <table:table-cell office:value="0.5955671797988823" office:value-type="float"/>
          <table:table-cell office:value="0.6110376070846821" office:value-type="float"/>
          <table:table-cell office:value="0.687747163258003" office:value-type="float"/>
          <table:table-cell office:value="0.3845633791982839" office:value-type="float"/>
          <table:table-cell office:value="0.46622922987468446" office:value-type="float"/>
          <table:table-cell office:value="0.48067183291092713" office:value-type="float"/>
          <table:table-cell office:value="0.4962703726761584" office:value-type="float"/>
          <table:table-cell office:value="0.5942171213425116" office:value-type="float"/>
          <table:table-cell office:value="0.5533063595678769" office:value-type="float"/>
          <table:table-cell office:value="0.6214762012961972" office:value-type="float"/>
          <table:table-cell office:value="0.6434741012379261" office:value-type="float"/>
          <table:table-cell office:value="0.6638511966652179" office:value-type="float"/>
          <table:table-cell office:value="0.7512320098300447" office:value-type="float"/>
          <table:table-cell office:value="0.37097913103473" office:value-type="float"/>
          <table:table-cell office:value="0.4666936435747361" office:value-type="float"/>
          <table:table-cell office:value="0.48410930710157274" office:value-type="float"/>
          <table:table-cell office:value="0.5024005671572853" office:value-type="float"/>
          <table:table-cell office:value="0.5595726794245027" office:value-type="float"/>
        </table:table-row>
        <table:table-row>
          <table:table-cell office:value-type="string">
            <text:p>Quick__Nimble</text:p>
          </table:table-cell>
          <table:table-cell office:value="0.7226909169650511" office:value-type="float"/>
          <table:table-cell office:value="0.7868515219248047" office:value-type="float"/>
          <table:table-cell office:value="0.7995865184828173" office:value-type="float"/>
          <table:table-cell office:value="0.8151802393896014" office:value-type="float"/>
          <table:table-cell office:value="0.8541730370580048" office:value-type="float"/>
          <table:table-cell office:value="0.5249645722219245" office:value-type="float"/>
          <table:table-cell office:value="0.5692861890048344" office:value-type="float"/>
          <table:table-cell office:value="0.5842311020349135" office:value-type="float"/>
          <table:table-cell office:value="0.5968759915108184" office:value-type="float"/>
          <table:table-cell office:value="0.6270884422946269" office:value-type="float"/>
          <table:table-cell office:value="0.36909340539604163" office:value-type="float"/>
          <table:table-cell office:value="0.4362945987689275" office:value-type="float"/>
          <table:table-cell office:value="0.46553296594105353" office:value-type="float"/>
          <table:table-cell office:value="0.48297740363623426" office:value-type="float"/>
          <table:table-cell office:value="0.5461655702942186" office:value-type="float"/>
          <table:table-cell office:value="0.5560623705266787" office:value-type="float"/>
          <table:table-cell office:value="0.6131860357561768" office:value-type="float"/>
          <table:table-cell office:value="0.6360301060430174" office:value-type="float"/>
          <table:table-cell office:value="0.6629338977233441" office:value-type="float"/>
          <table:table-cell office:value="0.7171322351014662" office:value-type="float"/>
          <table:table-cell office:value="0.4288849251169571" office:value-type="float"/>
          <table:table-cell office:value="0.45842934798906865" office:value-type="float"/>
          <table:table-cell office:value="0.47434359291848927" office:value-type="float"/>
          <table:table-cell office:value="0.4858967839645788" office:value-type="float"/>
          <table:table-cell office:value="0.5396374975776029" office:value-type="float"/>
        </table:table-row>
        <table:table-row>
          <table:table-cell office:value-type="string">
            <text:p>PHPMailer__PHPMailer</text:p>
          </table:table-cell>
          <table:table-cell office:value="0.6922355452510955" office:value-type="float"/>
          <table:table-cell office:value="0.743725002200016" office:value-type="float"/>
          <table:table-cell office:value="0.7684520299059842" office:value-type="float"/>
          <table:table-cell office:value="0.8025005285944301" office:value-type="float"/>
          <table:table-cell office:value="0.8665789330894584" office:value-type="float"/>
          <table:table-cell office:value="0.5403698171268072" office:value-type="float"/>
          <table:table-cell office:value="0.5972649973037625" office:value-type="float"/>
          <table:table-cell office:value="0.6074140233193287" office:value-type="float"/>
          <table:table-cell office:value="0.6212017864886812" office:value-type="float"/>
          <table:table-cell office:value="0.6804128755027815" office:value-type="float"/>
          <table:table-cell office:value="0.40338585804378013" office:value-type="float"/>
          <table:table-cell office:value="0.4836515132297795" office:value-type="float"/>
          <table:table-cell office:value="0.5093632927823685" office:value-type="float"/>
          <table:table-cell office:value="0.5309586595206355" office:value-type="float"/>
          <table:table-cell office:value="0.6191868528309884" office:value-type="float"/>
          <table:table-cell office:value="0.5483424189036272" office:value-type="float"/>
          <table:table-cell office:value="0.6442440902652843" office:value-type="float"/>
          <table:table-cell office:value="0.6758818271367378" office:value-type="float"/>
          <table:table-cell office:value="0.6943706168290277" office:value-type="float"/>
          <table:table-cell office:value="0.7618213248211456" office:value-type="float"/>
          <table:table-cell office:value="0.3808329205764758" office:value-type="float"/>
          <table:table-cell office:value="0.4807270182055678" office:value-type="float"/>
          <table:table-cell office:value="0.5123467989884066" office:value-type="float"/>
          <table:table-cell office:value="0.541167956990646" office:value-type="float"/>
          <table:table-cell office:value="0.6273617618262323" office:value-type="float"/>
        </table:table-row>
        <table:table-row>
          <table:table-cell office:value-type="string">
            <text:p>searchkit__searchkit</text:p>
          </table:table-cell>
          <table:table-cell office:value="0.7073923379040685" office:value-type="float"/>
          <table:table-cell office:value="0.7942389404709528" office:value-type="float"/>
          <table:table-cell office:value="0.809004225417329" office:value-type="float"/>
          <table:table-cell office:value="0.8193399988582535" office:value-type="float"/>
          <table:table-cell office:value="0.8479153142206501" office:value-type="float"/>
          <table:table-cell office:value="0.5383156353175235" office:value-type="float"/>
          <table:table-cell office:value="0.5757997276242318" office:value-type="float"/>
          <table:table-cell office:value="0.5950575806055067" office:value-type="float"/>
          <table:table-cell office:value="0.6093463620503908" office:value-type="float"/>
          <table:table-cell office:value="0.7368817912521678" office:value-type="float"/>
          <table:table-cell office:value="0.4424929600925823" office:value-type="float"/>
          <table:table-cell office:value="0.46948594874791244" office:value-type="float"/>
          <table:table-cell office:value="0.4898448192158371" office:value-type="float"/>
          <table:table-cell office:value="0.5059415831203938" office:value-type="float"/>
          <table:table-cell office:value="0.5582767237810475" office:value-type="float"/>
          <table:table-cell office:value="0.55815890019157" office:value-type="float"/>
          <table:table-cell office:value="0.610155321726609" office:value-type="float"/>
          <table:table-cell office:value="0.6335570991939445" office:value-type="float"/>
          <table:table-cell office:value="0.6684926412760974" office:value-type="float"/>
          <table:table-cell office:value="0.7207315792272868" office:value-type="float"/>
          <table:table-cell office:value="0.37799429525880013" office:value-type="float"/>
          <table:table-cell office:value="0.46602651533270045" office:value-type="float"/>
          <table:table-cell office:value="0.5058497219485947" office:value-type="float"/>
          <table:table-cell office:value="0.5225955661281679" office:value-type="float"/>
          <table:table-cell office:value="0.6075535638915512" office:value-type="float"/>
        </table:table-row>
        <table:table-row>
          <table:table-cell office:value-type="string">
            <text:p>julienXX__terminal-notifier</text:p>
          </table:table-cell>
          <table:table-cell office:value="0.7135613017604154" office:value-type="float"/>
          <table:table-cell office:value="0.7742878817858236" office:value-type="float"/>
          <table:table-cell office:value="0.7973496979618864" office:value-type="float"/>
          <table:table-cell office:value="0.8039850202652252" office:value-type="float"/>
          <table:table-cell office:value="0.8132272030784766" office:value-type="float"/>
          <table:table-cell office:value="0.5553611531985313" office:value-type="float"/>
          <table:table-cell office:value="0.5720680928550926" office:value-type="float"/>
          <table:table-cell office:value="0.5782558114153689" office:value-type="float"/>
          <table:table-cell office:value="0.6137957542786584" office:value-type="float"/>
          <table:table-cell office:value="0.6466673906587218" office:value-type="float"/>
          <table:table-cell office:value="0.4527332855150922" office:value-type="float"/>
          <table:table-cell office:value="0.46880079069140124" office:value-type="float"/>
          <table:table-cell office:value="0.4844911529462641" office:value-type="float"/>
          <table:table-cell office:value="0.4897930711023286" office:value-type="float"/>
          <table:table-cell office:value="0.5362933114691489" office:value-type="float"/>
          <table:table-cell office:value="0.5914282320528536" office:value-type="float"/>
          <table:table-cell office:value="0.6379747355543166" office:value-type="float"/>
          <table:table-cell office:value="0.6603982031200162" office:value-type="float"/>
          <table:table-cell office:value="0.6719664769694149" office:value-type="float"/>
          <table:table-cell office:value="0.7018440944287178" office:value-type="float"/>
          <table:table-cell office:value="0.4209989487722607" office:value-type="float"/>
          <table:table-cell office:value="0.4415606802779616" office:value-type="float"/>
          <table:table-cell office:value="0.463318900527433" office:value-type="float"/>
          <table:table-cell office:value="0.5223230884134821" office:value-type="float"/>
          <table:table-cell office:value="0.5558100384270555" office:value-type="float"/>
        </table:table-row>
        <table:table-row>
          <table:table-cell office:value-type="string">
            <text:p>nikic__PHP-Parser</text:p>
          </table:table-cell>
          <table:table-cell office:value="0.755965090700287" office:value-type="float"/>
          <table:table-cell office:value="0.7986937457530021" office:value-type="float"/>
          <table:table-cell office:value="0.8147575040574047" office:value-type="float"/>
          <table:table-cell office:value="0.830028041967308" office:value-type="float"/>
          <table:table-cell office:value="0.853056825330768" office:value-type="float"/>
          <table:table-cell office:value="0.5019493157968601" office:value-type="float"/>
          <table:table-cell office:value="0.576754428117209" office:value-type="float"/>
          <table:table-cell office:value="0.5847801946888769" office:value-type="float"/>
          <table:table-cell office:value="0.6143075563010872" office:value-type="float"/>
          <table:table-cell office:value="0.6533475596666962" office:value-type="float"/>
          <table:table-cell office:value="0.41301292891295477" office:value-type="float"/>
          <table:table-cell office:value="0.473800955676813" office:value-type="float"/>
          <table:table-cell office:value="0.4837472885503885" office:value-type="float"/>
          <table:table-cell office:value="0.496272193553565" office:value-type="float"/>
          <table:table-cell office:value="0.5585899241062559" office:value-type="float"/>
          <table:table-cell office:value="0.5888697135586884" office:value-type="float"/>
          <table:table-cell office:value="0.6247056867381641" office:value-type="float"/>
          <table:table-cell office:value="0.6432464882097936" office:value-type="float"/>
          <table:table-cell office:value="0.6666605684240638" office:value-type="float"/>
          <table:table-cell office:value="0.701602573901671" office:value-type="float"/>
          <table:table-cell office:value="0.3838733274344674" office:value-type="float"/>
          <table:table-cell office:value="0.48194384360483006" office:value-type="float"/>
          <table:table-cell office:value="0.5000861315517157" office:value-type="float"/>
          <table:table-cell office:value="0.5142064589991202" office:value-type="float"/>
          <table:table-cell office:value="0.5648328331178769" office:value-type="float"/>
        </table:table-row>
        <table:table-row>
          <table:table-cell office:value-type="string">
            <text:p>fgnass__spin.js</text:p>
          </table:table-cell>
          <table:table-cell office:value="0.7716892222257967" office:value-type="float"/>
          <table:table-cell office:value="0.8016825936525984" office:value-type="float"/>
          <table:table-cell office:value="0.8156950017591205" office:value-type="float"/>
          <table:table-cell office:value="0.8262166817935462" office:value-type="float"/>
          <table:table-cell office:value="0.8558433125243037" office:value-type="float"/>
          <table:table-cell office:value="0.5383070110748452" office:value-type="float"/>
          <table:table-cell office:value="0.5733298279575851" office:value-type="float"/>
          <table:table-cell office:value="0.5852196233299591" office:value-type="float"/>
          <table:table-cell office:value="0.5995587054465416" office:value-type="float"/>
          <table:table-cell office:value="0.6294610763521775" office:value-type="float"/>
          <table:table-cell office:value="0.4583527601498618" office:value-type="float"/>
          <table:table-cell office:value="0.4726616066856789" office:value-type="float"/>
          <table:table-cell office:value="0.47758774517883384" office:value-type="float"/>
          <table:table-cell office:value="0.48812159139913086" office:value-type="float"/>
          <table:table-cell office:value="0.506588494983426" office:value-type="float"/>
          <table:table-cell office:value="0.5446140759838576" office:value-type="float"/>
          <table:table-cell office:value="0.5862660438051563" office:value-type="float"/>
          <table:table-cell office:value="0.6043470554562426" office:value-type="float"/>
          <table:table-cell office:value="0.6162922596386141" office:value-type="float"/>
          <table:table-cell office:value="0.6752706153861326" office:value-type="float"/>
          <table:table-cell office:value="0.4456389974807306" office:value-type="float"/>
          <table:table-cell office:value="0.51158686411028" office:value-type="float"/>
          <table:table-cell office:value="0.5240252454100035" office:value-type="float"/>
          <table:table-cell office:value="0.5344013671424678" office:value-type="float"/>
          <table:table-cell office:value="0.543571651154112" office:value-type="float"/>
        </table:table-row>
        <table:table-row>
          <table:table-cell office:value-type="string">
            <text:p>kubernetes__dashboard</text:p>
          </table:table-cell>
          <table:table-cell office:value="0.6777735464694498" office:value-type="float"/>
          <table:table-cell office:value="0.7390514151371486" office:value-type="float"/>
          <table:table-cell office:value="0.7785368142611486" office:value-type="float"/>
          <table:table-cell office:value="0.8067510632402564" office:value-type="float"/>
          <table:table-cell office:value="0.844832417954775" office:value-type="float"/>
          <table:table-cell office:value="0.4909468013860905" office:value-type="float"/>
          <table:table-cell office:value="0.5910502001057492" office:value-type="float"/>
          <table:table-cell office:value="0.6056971685756037" office:value-type="float"/>
          <table:table-cell office:value="0.6198144537623966" office:value-type="float"/>
          <table:table-cell office:value="0.7067259626922618" office:value-type="float"/>
          <table:table-cell office:value="0.375568866657428" office:value-type="float"/>
          <table:table-cell office:value="0.4658943730693015" office:value-type="float"/>
          <table:table-cell office:value="0.4839841778318834" office:value-type="float"/>
          <table:table-cell office:value="0.5035630584024497" office:value-type="float"/>
          <table:table-cell office:value="0.5753888507185992" office:value-type="float"/>
          <table:table-cell office:value="0.5683745870687714" office:value-type="float"/>
          <table:table-cell office:value="0.6179648744341268" office:value-type="float"/>
          <table:table-cell office:value="0.6379163475292715" office:value-type="float"/>
          <table:table-cell office:value="0.6576049554496222" office:value-type="float"/>
          <table:table-cell office:value="0.7730342785963316" office:value-type="float"/>
          <table:table-cell office:value="0.3843292816378935" office:value-type="float"/>
          <table:table-cell office:value="0.4681820810905617" office:value-type="float"/>
          <table:table-cell office:value="0.497797098023903" office:value-type="float"/>
          <table:table-cell office:value="0.5158947359663892" office:value-type="float"/>
          <table:table-cell office:value="0.6192427663281843" office:value-type="float"/>
        </table:table-row>
        <table:table-row>
          <table:table-cell office:value-type="string">
            <text:p>verlok__lazyload</text:p>
          </table:table-cell>
          <table:table-cell office:value="0.706572261344679" office:value-type="float"/>
          <table:table-cell office:value="0.7888291550026725" office:value-type="float"/>
          <table:table-cell office:value="0.8054568696897304" office:value-type="float"/>
          <table:table-cell office:value="0.8228228837091064" office:value-type="float"/>
          <table:table-cell office:value="0.8448438134116318" office:value-type="float"/>
          <table:table-cell office:value="0.5568780933431297" office:value-type="float"/>
          <table:table-cell office:value="0.5895698524769312" office:value-type="float"/>
          <table:table-cell office:value="0.5986354070167835" office:value-type="float"/>
          <table:table-cell office:value="0.6222417087093627" office:value-type="float"/>
          <table:table-cell office:value="0.6607587917285852" office:value-type="float"/>
          <table:table-cell office:value="0.41879938585583365" office:value-type="float"/>
          <table:table-cell office:value="0.460431223408424" office:value-type="float"/>
          <table:table-cell office:value="0.47977001737655334" office:value-type="float"/>
          <table:table-cell office:value="0.5063440680821336" office:value-type="float"/>
          <table:table-cell office:value="0.5480328549463565" office:value-type="float"/>
          <table:table-cell office:value="0.5922254425584474" office:value-type="float"/>
          <table:table-cell office:value="0.6243386021541708" office:value-type="float"/>
          <table:table-cell office:value="0.641298307155427" office:value-type="float"/>
          <table:table-cell office:value="0.6674103819941939" office:value-type="float"/>
          <table:table-cell office:value="0.7288972551440984" office:value-type="float"/>
          <table:table-cell office:value="0.39946846810941605" office:value-type="float"/>
          <table:table-cell office:value="0.49147579480989206" office:value-type="float"/>
          <table:table-cell office:value="0.5073980500603723" office:value-type="float"/>
          <table:table-cell office:value="0.5307159576020217" office:value-type="float"/>
          <table:table-cell office:value="0.5750815429355212" office:value-type="float"/>
        </table:table-row>
        <table:table-row>
          <table:table-cell office:value-type="string">
            <text:p>gratipay__gratipay.com</text:p>
          </table:table-cell>
          <table:table-cell office:value="0.756276865333513" office:value-type="float"/>
          <table:table-cell office:value="0.7949723444211401" office:value-type="float"/>
          <table:table-cell office:value="0.8048825680393207" office:value-type="float"/>
          <table:table-cell office:value="0.8183757148000788" office:value-type="float"/>
          <table:table-cell office:value="0.8624792760509582" office:value-type="float"/>
          <table:table-cell office:value="0.5296295658350176" office:value-type="float"/>
          <table:table-cell office:value="0.590189919844624" office:value-type="float"/>
          <table:table-cell office:value="0.6086630325752457" office:value-type="float"/>
          <table:table-cell office:value="0.6272118713078098" office:value-type="float"/>
          <table:table-cell office:value="0.6859670572447173" office:value-type="float"/>
          <table:table-cell office:value="0.4230473165843519" office:value-type="float"/>
          <table:table-cell office:value="0.4905527303475133" office:value-type="float"/>
          <table:table-cell office:value="0.5148623021438018" office:value-type="float"/>
          <table:table-cell office:value="0.5393213058378643" office:value-type="float"/>
          <table:table-cell office:value="0.6008324980434175" office:value-type="float"/>
          <table:table-cell office:value="0.5691892294084014" office:value-type="float"/>
          <table:table-cell office:value="0.653732727565877" office:value-type="float"/>
          <table:table-cell office:value="0.6713173958035101" office:value-type="float"/>
          <table:table-cell office:value="0.6898362340992343" office:value-type="float"/>
          <table:table-cell office:value="0.7482423098403896" office:value-type="float"/>
          <table:table-cell office:value="0.4330681296630975" office:value-type="float"/>
          <table:table-cell office:value="0.4920134324761356" office:value-type="float"/>
          <table:table-cell office:value="0.5095543576485582" office:value-type="float"/>
          <table:table-cell office:value="0.5250592757099761" office:value-type="float"/>
          <table:table-cell office:value="0.6215160003688003" office:value-type="float"/>
        </table:table-row>
        <table:table-row>
          <table:table-cell office:value-type="string">
            <text:p>sheerun__vim-polyglot</text:p>
          </table:table-cell>
          <table:table-cell office:value="0.7533926455479529" office:value-type="float"/>
          <table:table-cell office:value="0.7812524730333918" office:value-type="float"/>
          <table:table-cell office:value="0.7904890972128952" office:value-type="float"/>
          <table:table-cell office:value="0.8079390191515322" office:value-type="float"/>
          <table:table-cell office:value="0.8644998412823421" office:value-type="float"/>
          <table:table-cell office:value="0.5234725785816612" office:value-type="float"/>
          <table:table-cell office:value="0.5606454293687436" office:value-type="float"/>
          <table:table-cell office:value="0.5695437715867776" office:value-type="float"/>
          <table:table-cell office:value="0.5804560532694538" office:value-type="float"/>
          <table:table-cell office:value="0.6462424544965915" office:value-type="float"/>
          <table:table-cell office:value="0.41733332682844926" office:value-type="float"/>
          <table:table-cell office:value="0.4438271295432357" office:value-type="float"/>
          <table:table-cell office:value="0.45696247264169687" office:value-type="float"/>
          <table:table-cell office:value="0.4684751173840025" office:value-type="float"/>
          <table:table-cell office:value="0.4827303566897675" office:value-type="float"/>
          <table:table-cell office:value="0.5824491207910947" office:value-type="float"/>
          <table:table-cell office:value="0.6003534969468631" office:value-type="float"/>
          <table:table-cell office:value="0.6144856135057444" office:value-type="float"/>
          <table:table-cell office:value="0.6310732136896037" office:value-type="float"/>
          <table:table-cell office:value="0.7232355864995763" office:value-type="float"/>
          <table:table-cell office:value="0.42505907060990855" office:value-type="float"/>
          <table:table-cell office:value="0.45378391340610524" office:value-type="float"/>
          <table:table-cell office:value="0.4821319700383641" office:value-type="float"/>
          <table:table-cell office:value="0.49441045991445454" office:value-type="float"/>
          <table:table-cell office:value="0.5555227101457427" office:value-type="float"/>
        </table:table-row>
        <table:table-row>
          <table:table-cell office:value-type="string">
            <text:p>Simbul__baker</text:p>
          </table:table-cell>
          <table:table-cell office:value="0.7033876965434323" office:value-type="float"/>
          <table:table-cell office:value="0.7982332585690727" office:value-type="float"/>
          <table:table-cell office:value="0.8169394689554749" office:value-type="float"/>
          <table:table-cell office:value="0.8324172664106436" office:value-type="float"/>
          <table:table-cell office:value="0.8741411708981104" office:value-type="float"/>
          <table:table-cell office:value="0.5376960590211846" office:value-type="float"/>
          <table:table-cell office:value="0.5998902101331708" office:value-type="float"/>
          <table:table-cell office:value="0.6209935050602885" office:value-type="float"/>
          <table:table-cell office:value="0.6394725692261563" office:value-type="float"/>
          <table:table-cell office:value="0.71287523516346" office:value-type="float"/>
          <table:table-cell office:value="0.41370877157844715" office:value-type="float"/>
          <table:table-cell office:value="0.46441761367657075" office:value-type="float"/>
          <table:table-cell office:value="0.4811275357680459" office:value-type="float"/>
          <table:table-cell office:value="0.5039544778182211" office:value-type="float"/>
          <table:table-cell office:value="0.5528420207989077" office:value-type="float"/>
          <table:table-cell office:value="0.568113647243969" office:value-type="float"/>
          <table:table-cell office:value="0.633108947580183" office:value-type="float"/>
          <table:table-cell office:value="0.6497224325861408" office:value-type="float"/>
          <table:table-cell office:value="0.6778041666394642" office:value-type="float"/>
          <table:table-cell office:value="0.7697759398628743" office:value-type="float"/>
          <table:table-cell office:value="0.4123522298030555" office:value-type="float"/>
          <table:table-cell office:value="0.5075708656165628" office:value-type="float"/>
          <table:table-cell office:value="0.5273353884812174" office:value-type="float"/>
          <table:table-cell office:value="0.5461664240566353" office:value-type="float"/>
          <table:table-cell office:value="0.6013893252646045" office:value-type="float"/>
        </table:table-row>
        <table:table-row>
          <table:table-cell office:value-type="string">
            <text:p>dataarts__dat.gui</text:p>
          </table:table-cell>
          <table:table-cell office:value="0.7790989611608354" office:value-type="float"/>
          <table:table-cell office:value="0.7963564808096533" office:value-type="float"/>
          <table:table-cell office:value="0.8027474574642437" office:value-type="float"/>
          <table:table-cell office:value="0.8251628071591832" office:value-type="float"/>
          <table:table-cell office:value="0.8392289610191304" office:value-type="float"/>
          <table:table-cell office:value="0.5188902324246358" office:value-type="float"/>
          <table:table-cell office:value="0.5725846879081886" office:value-type="float"/>
          <table:table-cell office:value="0.5929285090368313" office:value-type="float"/>
          <table:table-cell office:value="0.6115553544969303" office:value-type="float"/>
          <table:table-cell office:value="0.6306735346799582" office:value-type="float"/>
          <table:table-cell office:value="0.4090888197109046" office:value-type="float"/>
          <table:table-cell office:value="0.4278221165736037" office:value-type="float"/>
          <table:table-cell office:value="0.4768267235623111" office:value-type="float"/>
          <table:table-cell office:value="0.489642627804011" office:value-type="float"/>
          <table:table-cell office:value="0.5039476144339242" office:value-type="float"/>
          <table:table-cell office:value="0.589428986601568" office:value-type="float"/>
          <table:table-cell office:value="0.6250023675556584" office:value-type="float"/>
          <table:table-cell office:value="0.6455285496966221" office:value-type="float"/>
          <table:table-cell office:value="0.6776019963042363" office:value-type="float"/>
          <table:table-cell office:value="0.6867768166957097" office:value-type="float"/>
          <table:table-cell office:value="0.4364480100584467" office:value-type="float"/>
          <table:table-cell office:value="0.47352082985044075" office:value-type="float"/>
          <table:table-cell office:value="0.49488475109415964" office:value-type="float"/>
          <table:table-cell office:value="0.5320446065946532" office:value-type="float"/>
          <table:table-cell office:value="0.5419057251652348" office:value-type="float"/>
        </table:table-row>
        <table:table-row>
          <table:table-cell office:value-type="string">
            <text:p>top-think__think</text:p>
          </table:table-cell>
          <table:table-cell office:value="0.7399666675115701" office:value-type="float"/>
          <table:table-cell office:value="0.7462334661909452" office:value-type="float"/>
          <table:table-cell office:value="0.7652893411171793" office:value-type="float"/>
          <table:table-cell office:value="0.7726409344500489" office:value-type="float"/>
          <table:table-cell office:value="0.8261460604513173" office:value-type="float"/>
          <table:table-cell office:value="0.5823885257921728" office:value-type="float"/>
          <table:table-cell office:value="0.5884158441513989" office:value-type="float"/>
          <table:table-cell office:value="0.5888089662575844" office:value-type="float"/>
          <table:table-cell office:value="0.5953165585106096" office:value-type="float"/>
          <table:table-cell office:value="0.6318189918630139" office:value-type="float"/>
          <table:table-cell office:value="0.4727435959776133" office:value-type="float"/>
          <table:table-cell office:value="0.5074206428268693" office:value-type="float"/>
          <table:table-cell office:value="0.5178076872547124" office:value-type="float"/>
          <table:table-cell office:value="0.535110740416522" office:value-type="float"/>
          <table:table-cell office:value="0.5767011624361161" office:value-type="float"/>
          <table:table-cell office:value="0.6559597701484895" office:value-type="float"/>
          <table:table-cell office:value="0.6791798253880583" office:value-type="float"/>
          <table:table-cell office:value="0.684285030279711" office:value-type="float"/>
          <table:table-cell office:value="0.693405126812007" office:value-type="float"/>
          <table:table-cell office:value="0.7203719301985011" office:value-type="float"/>
          <table:table-cell office:value="0.446993149036363" office:value-type="float"/>
          <table:table-cell office:value="0.4760604132323646" office:value-type="float"/>
          <table:table-cell office:value="0.48788826560923737" office:value-type="float"/>
          <table:table-cell office:value="0.5167798611934494" office:value-type="float"/>
          <table:table-cell office:value="0.5827161102198919" office:value-type="float"/>
        </table:table-row>
        <table:table-row>
          <table:table-cell office:value-type="string">
            <text:p>formly-js__angular-formly</text:p>
          </table:table-cell>
          <table:table-cell office:value="0.7160469697265316" office:value-type="float"/>
          <table:table-cell office:value="0.7925230750558692" office:value-type="float"/>
          <table:table-cell office:value="0.8101487560603219" office:value-type="float"/>
          <table:table-cell office:value="0.8227080601112629" office:value-type="float"/>
          <table:table-cell office:value="0.8582402494958901" office:value-type="float"/>
          <table:table-cell office:value="0.520753697815739" office:value-type="float"/>
          <table:table-cell office:value="0.5721648768198955" office:value-type="float"/>
          <table:table-cell office:value="0.5947792406517443" office:value-type="float"/>
          <table:table-cell office:value="0.613825683935644" office:value-type="float"/>
          <table:table-cell office:value="0.6897912340743645" office:value-type="float"/>
          <table:table-cell office:value="0.3902327201389759" office:value-type="float"/>
          <table:table-cell office:value="0.46435348904630713" office:value-type="float"/>
          <table:table-cell office:value="0.4909358425358493" office:value-type="float"/>
          <table:table-cell office:value="0.5192345762519652" office:value-type="float"/>
          <table:table-cell office:value="0.6008663116659771" office:value-type="float"/>
          <table:table-cell office:value="0.5497468037345324" office:value-type="float"/>
          <table:table-cell office:value="0.6260620390725378" office:value-type="float"/>
          <table:table-cell office:value="0.646355928542174" office:value-type="float"/>
          <table:table-cell office:value="0.6692673109117744" office:value-type="float"/>
          <table:table-cell office:value="0.7511577470683104" office:value-type="float"/>
          <table:table-cell office:value="0.38432523481904246" office:value-type="float"/>
          <table:table-cell office:value="0.47347081109673617" office:value-type="float"/>
          <table:table-cell office:value="0.503348865375059" office:value-type="float"/>
          <table:table-cell office:value="0.5217458912137736" office:value-type="float"/>
          <table:table-cell office:value="0.5928942192388672" office:value-type="float"/>
        </table:table-row>
        <table:table-row>
          <table:table-cell office:value-type="string">
            <text:p>flightjs__flight</text:p>
          </table:table-cell>
          <table:table-cell office:value="0.7720820720149726" office:value-type="float"/>
          <table:table-cell office:value="0.8083319341887265" office:value-type="float"/>
          <table:table-cell office:value="0.8201155438705405" office:value-type="float"/>
          <table:table-cell office:value="0.8287224515422494" office:value-type="float"/>
          <table:table-cell office:value="0.8625546967726931" office:value-type="float"/>
          <table:table-cell office:value="0.554840947522128" office:value-type="float"/>
          <table:table-cell office:value="0.5766346184549387" office:value-type="float"/>
          <table:table-cell office:value="0.5917442025146737" office:value-type="float"/>
          <table:table-cell office:value="0.6085140794125797" office:value-type="float"/>
          <table:table-cell office:value="0.6359623835003311" office:value-type="float"/>
          <table:table-cell office:value="0.43006085819230144" office:value-type="float"/>
          <table:table-cell office:value="0.46741337984930864" office:value-type="float"/>
          <table:table-cell office:value="0.481682105338335" office:value-type="float"/>
          <table:table-cell office:value="0.5037932189623601" office:value-type="float"/>
          <table:table-cell office:value="0.5506240453838899" office:value-type="float"/>
          <table:table-cell office:value="0.5458367292975386" office:value-type="float"/>
          <table:table-cell office:value="0.6322196955461277" office:value-type="float"/>
          <table:table-cell office:value="0.6498828671378081" office:value-type="float"/>
          <table:table-cell office:value="0.6605501318308205" office:value-type="float"/>
          <table:table-cell office:value="0.6948657481350742" office:value-type="float"/>
          <table:table-cell office:value="0.4438568437021376" office:value-type="float"/>
          <table:table-cell office:value="0.4882766581507503" office:value-type="float"/>
          <table:table-cell office:value="0.5047434488819973" office:value-type="float"/>
          <table:table-cell office:value="0.514165467889484" office:value-type="float"/>
          <table:table-cell office:value="0.5587226717034732" office:value-type="float"/>
        </table:table-row>
        <table:table-row>
          <table:table-cell office:value-type="string">
            <text:p>prometheus__prometheus</text:p>
          </table:table-cell>
          <table:table-cell office:value="0.6964783821830474" office:value-type="float"/>
          <table:table-cell office:value="0.7691809308740222" office:value-type="float"/>
          <table:table-cell office:value="0.7987961448191289" office:value-type="float"/>
          <table:table-cell office:value="0.8159786126133491" office:value-type="float"/>
          <table:table-cell office:value="0.8758066006274047" office:value-type="float"/>
          <table:table-cell office:value="0.5200257561101549" office:value-type="float"/>
          <table:table-cell office:value="0.5864524794451057" office:value-type="float"/>
          <table:table-cell office:value="0.6023349261920934" office:value-type="float"/>
          <table:table-cell office:value="0.6186062155551725" office:value-type="float"/>
          <table:table-cell office:value="0.6827107688182258" office:value-type="float"/>
          <table:table-cell office:value="0.3956784880701851" office:value-type="float"/>
          <table:table-cell office:value="0.46514950737393035" office:value-type="float"/>
          <table:table-cell office:value="0.4871848773826622" office:value-type="float"/>
          <table:table-cell office:value="0.5093322731241632" office:value-type="float"/>
          <table:table-cell office:value="0.5868849102034126" office:value-type="float"/>
          <table:table-cell office:value="0.5386553660958449" office:value-type="float"/>
          <table:table-cell office:value="0.6210961500114685" office:value-type="float"/>
          <table:table-cell office:value="0.638705974715218" office:value-type="float"/>
          <table:table-cell office:value="0.661214684635347" office:value-type="float"/>
          <table:table-cell office:value="0.7431866132213947" office:value-type="float"/>
          <table:table-cell office:value="0.32366951641167946" office:value-type="float"/>
          <table:table-cell office:value="0.4751018663497993" office:value-type="float"/>
          <table:table-cell office:value="0.4984114148916046" office:value-type="float"/>
          <table:table-cell office:value="0.5193111415577818" office:value-type="float"/>
          <table:table-cell office:value="0.5860580319774921" office:value-type="float"/>
        </table:table-row>
        <table:table-row>
          <table:table-cell office:value-type="string">
            <text:p>nicolaskruchten__pivottable</text:p>
          </table:table-cell>
          <table:table-cell office:value="0.6976777249143641" office:value-type="float"/>
          <table:table-cell office:value="0.7724949633343233" office:value-type="float"/>
          <table:table-cell office:value="0.7950582644004637" office:value-type="float"/>
          <table:table-cell office:value="0.8129653435882286" office:value-type="float"/>
          <table:table-cell office:value="0.8393018381685952" office:value-type="float"/>
          <table:table-cell office:value="0.5313500711509916" office:value-type="float"/>
          <table:table-cell office:value="0.5726611361458157" office:value-type="float"/>
          <table:table-cell office:value="0.5978707331884292" office:value-type="float"/>
          <table:table-cell office:value="0.6116651511365396" office:value-type="float"/>
          <table:table-cell office:value="0.6977885743982312" office:value-type="float"/>
          <table:table-cell office:value="0.42520727401849934" office:value-type="float"/>
          <table:table-cell office:value="0.4754916014143449" office:value-type="float"/>
          <table:table-cell office:value="0.49694815503644263" office:value-type="float"/>
          <table:table-cell office:value="0.5206425645786359" office:value-type="float"/>
          <table:table-cell office:value="0.6092045107827797" office:value-type="float"/>
          <table:table-cell office:value="0.5810582713348094" office:value-type="float"/>
          <table:table-cell office:value="0.6244275853092568" office:value-type="float"/>
          <table:table-cell office:value="0.6448135039467053" office:value-type="float"/>
          <table:table-cell office:value="0.6661318889017404" office:value-type="float"/>
          <table:table-cell office:value="0.7530262330686526" office:value-type="float"/>
          <table:table-cell office:value="0.3901232153752798" office:value-type="float"/>
          <table:table-cell office:value="0.46851345867681804" office:value-type="float"/>
          <table:table-cell office:value="0.4976711082854832" office:value-type="float"/>
          <table:table-cell office:value="0.5233412130185948" office:value-type="float"/>
          <table:table-cell office:value="0.5926331135634937" office:value-type="float"/>
        </table:table-row>
        <table:table-row>
          <table:table-cell office:value-type="string">
            <text:p>soimort__you-get</text:p>
          </table:table-cell>
          <table:table-cell office:value="0.6943694665679182" office:value-type="float"/>
          <table:table-cell office:value="0.7370133079036163" office:value-type="float"/>
          <table:table-cell office:value="0.7501919777026548" office:value-type="float"/>
          <table:table-cell office:value="0.7635969872258548" office:value-type="float"/>
          <table:table-cell office:value="0.8344882736022402" office:value-type="float"/>
          <table:table-cell office:value="0.5476803404662584" office:value-type="float"/>
          <table:table-cell office:value="0.5951217822848388" office:value-type="float"/>
          <table:table-cell office:value="0.604691478281728" office:value-type="float"/>
          <table:table-cell office:value="0.6113778541851203" office:value-type="float"/>
          <table:table-cell office:value="0.7151446541080426" office:value-type="float"/>
          <table:table-cell office:value="0.37944560647157155" office:value-type="float"/>
          <table:table-cell office:value="0.4439483999577742" office:value-type="float"/>
          <table:table-cell office:value="0.4791211371982633" office:value-type="float"/>
          <table:table-cell office:value="0.4944474026823464" office:value-type="float"/>
          <table:table-cell office:value="0.506571673033732" office:value-type="float"/>
          <table:table-cell office:value="0.5768949151779651" office:value-type="float"/>
          <table:table-cell office:value="0.6471830746237096" office:value-type="float"/>
          <table:table-cell office:value="0.670511358885439" office:value-type="float"/>
          <table:table-cell office:value="0.6788560190700004" office:value-type="float"/>
          <table:table-cell office:value="0.7879873836934779" office:value-type="float"/>
          <table:table-cell office:value="0.4027242023388648" office:value-type="float"/>
          <table:table-cell office:value="0.5015724444596377" office:value-type="float"/>
          <table:table-cell office:value="0.5249026587535525" office:value-type="float"/>
          <table:table-cell office:value="0.5435205384129348" office:value-type="float"/>
          <table:table-cell office:value="0.5770476142220937" office:value-type="float"/>
        </table:table-row>
        <table:table-row>
          <table:table-cell office:value-type="string">
            <text:p>benjaminoakes__maid</text:p>
          </table:table-cell>
          <table:table-cell office:value="0.7506062740573155" office:value-type="float"/>
          <table:table-cell office:value="0.7724695792137465" office:value-type="float"/>
          <table:table-cell office:value="0.7985097637565692" office:value-type="float"/>
          <table:table-cell office:value="0.8098962521780007" office:value-type="float"/>
          <table:table-cell office:value="0.8188257739816496" office:value-type="float"/>
          <table:table-cell office:value="0.5832526224591975" office:value-type="float"/>
          <table:table-cell office:value="0.6097787993047155" office:value-type="float"/>
          <table:table-cell office:value="0.6148409904181603" office:value-type="float"/>
          <table:table-cell office:value="0.6193260753086948" office:value-type="float"/>
          <table:table-cell office:value="0.6387037072281624" office:value-type="float"/>
          <table:table-cell office:value="0.4054852704610049" office:value-type="float"/>
          <table:table-cell office:value="0.44253324191724464" office:value-type="float"/>
          <table:table-cell office:value="0.4622708882640647" office:value-type="float"/>
          <table:table-cell office:value="0.4716028517261683" office:value-type="float"/>
          <table:table-cell office:value="0.539786339451924" office:value-type="float"/>
          <table:table-cell office:value="0.5976665523516236" office:value-type="float"/>
          <table:table-cell office:value="0.6328562757743974" office:value-type="float"/>
          <table:table-cell office:value="0.6458587715124349" office:value-type="float"/>
          <table:table-cell office:value="0.6698000693632051" office:value-type="float"/>
          <table:table-cell office:value="0.7492011773868059" office:value-type="float"/>
          <table:table-cell office:value="0.4187804507100463" office:value-type="float"/>
          <table:table-cell office:value="0.5043226048310626" office:value-type="float"/>
          <table:table-cell office:value="0.5245107724486646" office:value-type="float"/>
          <table:table-cell office:value="0.544048250722747" office:value-type="float"/>
          <table:table-cell office:value="0.5936020131582518" office:value-type="float"/>
        </table:table-row>
        <table:table-row>
          <table:table-cell office:value-type="string">
            <text:p>mattgallagher__AudioStreamer</text:p>
          </table:table-cell>
          <table:table-cell office:value="0.751594293232796" office:value-type="float"/>
          <table:table-cell office:value="0.7757828547041513" office:value-type="float"/>
          <table:table-cell office:value="0.7899878345511139" office:value-type="float"/>
          <table:table-cell office:value="0.8186364836659045" office:value-type="float"/>
          <table:table-cell office:value="0.8186364836659045" office:value-type="float"/>
          <table:table-cell office:value="0.5540701039102031" office:value-type="float"/>
          <table:table-cell office:value="0.5558030022718857" office:value-type="float"/>
          <table:table-cell office:value="0.5693443635770996" office:value-type="float"/>
          <table:table-cell office:value="0.6111210908350947" office:value-type="float"/>
          <table:table-cell office:value="0.6111210908350947" office:value-type="float"/>
          <table:table-cell office:value="0.4247262863719912" office:value-type="float"/>
          <table:table-cell office:value="0.45028708962627734" office:value-type="float"/>
          <table:table-cell office:value="0.4726648882470917" office:value-type="float"/>
          <table:table-cell office:value="0.48726461869900384" office:value-type="float"/>
          <table:table-cell office:value="0.48726461869900384" office:value-type="float"/>
          <table:table-cell office:value="0.5956175114257245" office:value-type="float"/>
          <table:table-cell office:value="0.5969412015668593" office:value-type="float"/>
          <table:table-cell office:value="0.6172817645659234" office:value-type="float"/>
          <table:table-cell office:value="0.6351252127986821" office:value-type="float"/>
          <table:table-cell office:value="0.6351252127986821" office:value-type="float"/>
          <table:table-cell office:value="0.44273457753785694" office:value-type="float"/>
          <table:table-cell office:value="0.46011084348910447" office:value-type="float"/>
          <table:table-cell office:value="0.5036604802406379" office:value-type="float"/>
          <table:table-cell office:value="0.5200938947328269" office:value-type="float"/>
          <table:table-cell office:value="0.5200938947328269" office:value-type="float"/>
        </table:table-row>
        <table:table-row>
          <table:table-cell office:value-type="string">
            <text:p>micropython__micropython</text:p>
          </table:table-cell>
          <table:table-cell office:value="0.699542515109494" office:value-type="float"/>
          <table:table-cell office:value="0.7764846586908485" office:value-type="float"/>
          <table:table-cell office:value="0.7986809169947806" office:value-type="float"/>
          <table:table-cell office:value="0.8133215142981948" office:value-type="float"/>
          <table:table-cell office:value="0.8718725657286143" office:value-type="float"/>
          <table:table-cell office:value="0.5142888174311563" office:value-type="float"/>
          <table:table-cell office:value="0.5852904387088445" office:value-type="float"/>
          <table:table-cell office:value="0.5999013831140217" office:value-type="float"/>
          <table:table-cell office:value="0.6138989073665405" office:value-type="float"/>
          <table:table-cell office:value="0.6898895479399074" office:value-type="float"/>
          <table:table-cell office:value="0.3808794394284885" office:value-type="float"/>
          <table:table-cell office:value="0.4552967455348921" office:value-type="float"/>
          <table:table-cell office:value="0.47130227449225903" office:value-type="float"/>
          <table:table-cell office:value="0.4916282868612551" office:value-type="float"/>
          <table:table-cell office:value="0.5528875891457454" office:value-type="float"/>
          <table:table-cell office:value="0.5527677618137501" office:value-type="float"/>
          <table:table-cell office:value="0.6098005102932944" office:value-type="float"/>
          <table:table-cell office:value="0.6285552858607619" office:value-type="float"/>
          <table:table-cell office:value="0.6543450755801339" office:value-type="float"/>
          <table:table-cell office:value="0.7204336470053414" office:value-type="float"/>
          <table:table-cell office:value="0.39438718833588937" office:value-type="float"/>
          <table:table-cell office:value="0.4831887095112809" office:value-type="float"/>
          <table:table-cell office:value="0.5028398605500191" office:value-type="float"/>
          <table:table-cell office:value="0.5213698053908951" office:value-type="float"/>
          <table:table-cell office:value="0.5994774332434127" office:value-type="float"/>
        </table:table-row>
        <table:table-row>
          <table:table-cell office:value-type="string">
            <text:p>tobie__ua-parser</text:p>
          </table:table-cell>
          <table:table-cell office:value="0.7114417080384475" office:value-type="float"/>
          <table:table-cell office:value="0.7751334296090293" office:value-type="float"/>
          <table:table-cell office:value="0.7970150911356668" office:value-type="float"/>
          <table:table-cell office:value="0.8083903197017558" office:value-type="float"/>
          <table:table-cell office:value="0.8345119611349321" office:value-type="float"/>
          <table:table-cell office:value="0.5561926432474834" office:value-type="float"/>
          <table:table-cell office:value="0.589338490528294" office:value-type="float"/>
          <table:table-cell office:value="0.6067575661444622" office:value-type="float"/>
          <table:table-cell office:value="0.6210186397309824" office:value-type="float"/>
          <table:table-cell office:value="0.6838818487639087" office:value-type="float"/>
          <table:table-cell office:value="0.39930303321917393" office:value-type="float"/>
          <table:table-cell office:value="0.43946205568762103" office:value-type="float"/>
          <table:table-cell office:value="0.45867468059648175" office:value-type="float"/>
          <table:table-cell office:value="0.4787606813499453" office:value-type="float"/>
          <table:table-cell office:value="0.5123220012710128" office:value-type="float"/>
          <table:table-cell office:value="0.5797828143261395" office:value-type="float"/>
          <table:table-cell office:value="0.6082097780695033" office:value-type="float"/>
          <table:table-cell office:value="0.6330645380043352" office:value-type="float"/>
          <table:table-cell office:value="0.6539885731717794" office:value-type="float"/>
          <table:table-cell office:value="0.7109017806659189" office:value-type="float"/>
          <table:table-cell office:value="0.46569667744377796" office:value-type="float"/>
          <table:table-cell office:value="0.4883163486447366" office:value-type="float"/>
          <table:table-cell office:value="0.5142506998894483" office:value-type="float"/>
          <table:table-cell office:value="0.5326339490835156" office:value-type="float"/>
          <table:table-cell office:value="0.5850697555677787" office:value-type="float"/>
        </table:table-row>
        <table:table-row>
          <table:table-cell office:value-type="string">
            <text:p>getlantern__lantern</text:p>
          </table:table-cell>
          <table:table-cell office:value="0.7015924629998114" office:value-type="float"/>
          <table:table-cell office:value="0.7749198795401404" office:value-type="float"/>
          <table:table-cell office:value="0.7892848897937831" office:value-type="float"/>
          <table:table-cell office:value="0.7988146312829556" office:value-type="float"/>
          <table:table-cell office:value="0.816080149015794" office:value-type="float"/>
          <table:table-cell office:value="0.5866697610867543" office:value-type="float"/>
          <table:table-cell office:value="0.5951053190406984" office:value-type="float"/>
          <table:table-cell office:value="0.6028489960552187" office:value-type="float"/>
          <table:table-cell office:value="0.6115088970142133" office:value-type="float"/>
          <table:table-cell office:value="0.6342126739917903" office:value-type="float"/>
          <table:table-cell office:value="0.45253302333882095" office:value-type="float"/>
          <table:table-cell office:value="0.4611237801902518" office:value-type="float"/>
          <table:table-cell office:value="0.4730024547805681" office:value-type="float"/>
          <table:table-cell office:value="0.4771990552772447" office:value-type="float"/>
          <table:table-cell office:value="0.5153331418567375" office:value-type="float"/>
          <table:table-cell office:value="0.6139043297384352" office:value-type="float"/>
          <table:table-cell office:value="0.625395569978336" office:value-type="float"/>
          <table:table-cell office:value="0.6350037357030376" office:value-type="float"/>
          <table:table-cell office:value="0.6395618937432368" office:value-type="float"/>
          <table:table-cell office:value="0.7132659968641872" office:value-type="float"/>
          <table:table-cell office:value="0.46946475120406556" office:value-type="float"/>
          <table:table-cell office:value="0.5057373103618452" office:value-type="float"/>
          <table:table-cell office:value="0.5126999601470967" office:value-type="float"/>
          <table:table-cell office:value="0.5151898762629139" office:value-type="float"/>
          <table:table-cell office:value="0.5305438852301665" office:value-type="float"/>
        </table:table-row>
        <table:table-row>
          <table:table-cell office:value-type="string">
            <text:p>SlexAxton__yepnope.js</text:p>
          </table:table-cell>
          <table:table-cell office:value="0.7527416083927161" office:value-type="float"/>
          <table:table-cell office:value="0.7992726667653323" office:value-type="float"/>
          <table:table-cell office:value="0.8123816089027861" office:value-type="float"/>
          <table:table-cell office:value="0.8216378352586491" office:value-type="float"/>
          <table:table-cell office:value="0.8716708087615155" office:value-type="float"/>
          <table:table-cell office:value="0.5105461546643786" office:value-type="float"/>
          <table:table-cell office:value="0.5513742513856883" office:value-type="float"/>
          <table:table-cell office:value="0.5810652388719617" office:value-type="float"/>
          <table:table-cell office:value="0.602566004013386" office:value-type="float"/>
          <table:table-cell office:value="0.6470657846766869" office:value-type="float"/>
          <table:table-cell office:value="0.3629970710506979" office:value-type="float"/>
          <table:table-cell office:value="0.4248760159300099" office:value-type="float"/>
          <table:table-cell office:value="0.45066964547009825" office:value-type="float"/>
          <table:table-cell office:value="0.4715885068135063" office:value-type="float"/>
          <table:table-cell office:value="0.529112047800874" office:value-type="float"/>
          <table:table-cell office:value="0.5401216480620348" office:value-type="float"/>
          <table:table-cell office:value="0.591859535090746" office:value-type="float"/>
          <table:table-cell office:value="0.6120801952997407" office:value-type="float"/>
          <table:table-cell office:value="0.6261411478199013" office:value-type="float"/>
          <table:table-cell office:value="0.6652831375676591" office:value-type="float"/>
          <table:table-cell office:value="0.35997901970602053" office:value-type="float"/>
          <table:table-cell office:value="0.4635196831770221" office:value-type="float"/>
          <table:table-cell office:value="0.4898355060844093" office:value-type="float"/>
          <table:table-cell office:value="0.5146999582534855" office:value-type="float"/>
          <table:table-cell office:value="0.5734373524604707" office:value-type="float"/>
        </table:table-row>
        <table:table-row>
          <table:table-cell office:value-type="string">
            <text:p>kangax__html-minifier</text:p>
          </table:table-cell>
          <table:table-cell office:value="0.7122422913376523" office:value-type="float"/>
          <table:table-cell office:value="0.7940482714979454" office:value-type="float"/>
          <table:table-cell office:value="0.8095855437728219" office:value-type="float"/>
          <table:table-cell office:value="0.8255522257782655" office:value-type="float"/>
          <table:table-cell office:value="0.8482419532961596" office:value-type="float"/>
          <table:table-cell office:value="0.5178794182816459" office:value-type="float"/>
          <table:table-cell office:value="0.5678278108591297" office:value-type="float"/>
          <table:table-cell office:value="0.5887798868896008" office:value-type="float"/>
          <table:table-cell office:value="0.6032754903462293" office:value-type="float"/>
          <table:table-cell office:value="0.6297474603136465" office:value-type="float"/>
          <table:table-cell office:value="0.41546025444110024" office:value-type="float"/>
          <table:table-cell office:value="0.45958014718632934" office:value-type="float"/>
          <table:table-cell office:value="0.46621686206335344" office:value-type="float"/>
          <table:table-cell office:value="0.48490631105329784" office:value-type="float"/>
          <table:table-cell office:value="0.5545370616593853" office:value-type="float"/>
          <table:table-cell office:value="0.5753454431670737" office:value-type="float"/>
          <table:table-cell office:value="0.6169834363665447" office:value-type="float"/>
          <table:table-cell office:value="0.6350717050703092" office:value-type="float"/>
          <table:table-cell office:value="0.6500435013166557" office:value-type="float"/>
          <table:table-cell office:value="0.7025136128947803" office:value-type="float"/>
          <table:table-cell office:value="0.44165508083192384" office:value-type="float"/>
          <table:table-cell office:value="0.48892712629568424" office:value-type="float"/>
          <table:table-cell office:value="0.4987526025028034" office:value-type="float"/>
          <table:table-cell office:value="0.5146815226939905" office:value-type="float"/>
          <table:table-cell office:value="0.575007084840708" office:value-type="float"/>
        </table:table-row>
        <table:table-row>
          <table:table-cell office:value-type="string">
            <text:p>graphql-java__graphql-java</text:p>
          </table:table-cell>
          <table:table-cell office:value="0.7190198672522119" office:value-type="float"/>
          <table:table-cell office:value="0.804707785458818" office:value-type="float"/>
          <table:table-cell office:value="0.8192252726526001" office:value-type="float"/>
          <table:table-cell office:value="0.8355877546918705" office:value-type="float"/>
          <table:table-cell office:value="0.9045252356273813" office:value-type="float"/>
          <table:table-cell office:value="0.49784198897450915" office:value-type="float"/>
          <table:table-cell office:value="0.562256727089462" office:value-type="float"/>
          <table:table-cell office:value="0.5876810127670583" office:value-type="float"/>
          <table:table-cell office:value="0.6069003953130965" office:value-type="float"/>
          <table:table-cell office:value="0.6576971150293668" office:value-type="float"/>
          <table:table-cell office:value="0.4332042285752379" office:value-type="float"/>
          <table:table-cell office:value="0.4789763122794922" office:value-type="float"/>
          <table:table-cell office:value="0.4963291208021884" office:value-type="float"/>
          <table:table-cell office:value="0.5126554983114617" office:value-type="float"/>
          <table:table-cell office:value="0.5655868324180826" office:value-type="float"/>
          <table:table-cell office:value="0.5897164375298474" office:value-type="float"/>
          <table:table-cell office:value="0.6226815862795891" office:value-type="float"/>
          <table:table-cell office:value="0.6358165483210654" office:value-type="float"/>
          <table:table-cell office:value="0.656976060489125" office:value-type="float"/>
          <table:table-cell office:value="0.7390954678382434" office:value-type="float"/>
          <table:table-cell office:value="0.3541554413282555" office:value-type="float"/>
          <table:table-cell office:value="0.46848973578937597" office:value-type="float"/>
          <table:table-cell office:value="0.4913767209088401" office:value-type="float"/>
          <table:table-cell office:value="0.5088765100222691" office:value-type="float"/>
          <table:table-cell office:value="0.5652905953601117" office:value-type="float"/>
        </table:table-row>
        <table:table-row>
          <table:table-cell office:value-type="string">
            <text:p>jimbojsb__launchrocket</text:p>
          </table:table-cell>
          <table:table-cell office:value="0.7381262774777775" office:value-type="float"/>
          <table:table-cell office:value="0.7689347906346606" office:value-type="float"/>
          <table:table-cell office:value="0.7733601096007028" office:value-type="float"/>
          <table:table-cell office:value="0.780585350895001" office:value-type="float"/>
          <table:table-cell office:value="0.7941050645871789" office:value-type="float"/>
          <table:table-cell office:value="0.5308910127828784" office:value-type="float"/>
          <table:table-cell office:value="0.573288523540938" office:value-type="float"/>
          <table:table-cell office:value="0.5816554496945668" office:value-type="float"/>
          <table:table-cell office:value="0.5991656008948267" office:value-type="float"/>
          <table:table-cell office:value="0.6307378325044785" office:value-type="float"/>
          <table:table-cell office:value="0.4353979035532811" office:value-type="float"/>
          <table:table-cell office:value="0.46897493427649467" office:value-type="float"/>
          <table:table-cell office:value="0.4758478823546286" office:value-type="float"/>
          <table:table-cell office:value="0.49829244629557934" office:value-type="float"/>
          <table:table-cell office:value="0.5432637376144724" office:value-type="float"/>
          <table:table-cell office:value="0.5752954371541693" office:value-type="float"/>
          <table:table-cell office:value="0.6062297798090726" office:value-type="float"/>
          <table:table-cell office:value="0.6390236288403047" office:value-type="float"/>
          <table:table-cell office:value="0.6598023199706092" office:value-type="float"/>
          <table:table-cell office:value="0.7036164391009592" office:value-type="float"/>
          <table:table-cell office:value="0.4004094798390693" office:value-type="float"/>
          <table:table-cell office:value="0.40520122447478313" office:value-type="float"/>
          <table:table-cell office:value="0.4638699101319803" office:value-type="float"/>
          <table:table-cell office:value="0.4743884703677812" office:value-type="float"/>
          <table:table-cell office:value="0.5237508705046693" office:value-type="float"/>
        </table:table-row>
        <table:table-row>
          <table:table-cell office:value-type="string">
            <text:p>vitalets__angular-xeditable</text:p>
          </table:table-cell>
          <table:table-cell office:value="0.7025543026006655" office:value-type="float"/>
          <table:table-cell office:value="0.7749993368167293" office:value-type="float"/>
          <table:table-cell office:value="0.7953065781598634" office:value-type="float"/>
          <table:table-cell office:value="0.8071946858500259" office:value-type="float"/>
          <table:table-cell office:value="0.8463070828023376" office:value-type="float"/>
          <table:table-cell office:value="0.5462708477312085" office:value-type="float"/>
          <table:table-cell office:value="0.5883846524112567" office:value-type="float"/>
          <table:table-cell office:value="0.6075769645020805" office:value-type="float"/>
          <table:table-cell office:value="0.6231409554118822" office:value-type="float"/>
          <table:table-cell office:value="0.6722484602350864" office:value-type="float"/>
          <table:table-cell office:value="0.38462915346367055" office:value-type="float"/>
          <table:table-cell office:value="0.45794596046806024" office:value-type="float"/>
          <table:table-cell office:value="0.4757075590036044" office:value-type="float"/>
          <table:table-cell office:value="0.49384758906962667" office:value-type="float"/>
          <table:table-cell office:value="0.5662077060008094" office:value-type="float"/>
          <table:table-cell office:value="0.5645610936208769" office:value-type="float"/>
          <table:table-cell office:value="0.6301358102178004" office:value-type="float"/>
          <table:table-cell office:value="0.6473405625434864" office:value-type="float"/>
          <table:table-cell office:value="0.6650950265825358" office:value-type="float"/>
          <table:table-cell office:value="0.7715135985435264" office:value-type="float"/>
          <table:table-cell office:value="0.42522820628525015" office:value-type="float"/>
          <table:table-cell office:value="0.4725773590126665" office:value-type="float"/>
          <table:table-cell office:value="0.5022999607733989" office:value-type="float"/>
          <table:table-cell office:value="0.525411796072091" office:value-type="float"/>
          <table:table-cell office:value="0.5565122689870308" office:value-type="float"/>
        </table:table-row>
        <table:table-row>
          <table:table-cell office:value-type="string">
            <text:p>darknessomi__musicbox</text:p>
          </table:table-cell>
          <table:table-cell office:value="0.715063647999841" office:value-type="float"/>
          <table:table-cell office:value="0.7298074735690464" office:value-type="float"/>
          <table:table-cell office:value="0.7428087406328856" office:value-type="float"/>
          <table:table-cell office:value="0.7667307335823993" office:value-type="float"/>
          <table:table-cell office:value="0.7931157557618465" office:value-type="float"/>
          <table:table-cell office:value="0.5546956602656246" office:value-type="float"/>
          <table:table-cell office:value="0.58695065505312" office:value-type="float"/>
          <table:table-cell office:value="0.5964906533488997" office:value-type="float"/>
          <table:table-cell office:value="0.6014309484290503" office:value-type="float"/>
          <table:table-cell office:value="0.6220135294423508" office:value-type="float"/>
          <table:table-cell office:value="0.4581430083199158" office:value-type="float"/>
          <table:table-cell office:value="0.4783275669481503" office:value-type="float"/>
          <table:table-cell office:value="0.4835477835448111" office:value-type="float"/>
          <table:table-cell office:value="0.5011495941017512" office:value-type="float"/>
          <table:table-cell office:value="0.5308417746151619" office:value-type="float"/>
          <table:table-cell office:value="0.6290396712120827" office:value-type="float"/>
          <table:table-cell office:value="0.6455197945797044" office:value-type="float"/>
          <table:table-cell office:value="0.6539866066992805" office:value-type="float"/>
          <table:table-cell office:value="0.6704594395240685" office:value-type="float"/>
          <table:table-cell office:value="0.7172120699849345" office:value-type="float"/>
          <table:table-cell office:value="0.40248093292395276" office:value-type="float"/>
          <table:table-cell office:value="0.4543594264398113" office:value-type="float"/>
          <table:table-cell office:value="0.4703303292934785" office:value-type="float"/>
          <table:table-cell office:value="0.4934855540355939" office:value-type="float"/>
          <table:table-cell office:value="0.5158288274932743" office:value-type="float"/>
        </table:table-row>
        <table:table-row>
          <table:table-cell office:value-type="string">
            <text:p>pachyderm__pachyderm</text:p>
          </table:table-cell>
          <table:table-cell office:value="0.68871942296678" office:value-type="float"/>
          <table:table-cell office:value="0.7518145235417908" office:value-type="float"/>
          <table:table-cell office:value="0.790392306819182" office:value-type="float"/>
          <table:table-cell office:value="0.8121599466174969" office:value-type="float"/>
          <table:table-cell office:value="0.8385578458846537" office:value-type="float"/>
          <table:table-cell office:value="0.5537328980690693" office:value-type="float"/>
          <table:table-cell office:value="0.5901572190938438" office:value-type="float"/>
          <table:table-cell office:value="0.6089093298642415" office:value-type="float"/>
          <table:table-cell office:value="0.6186710858082365" office:value-type="float"/>
          <table:table-cell office:value="0.6703980266920108" office:value-type="float"/>
          <table:table-cell office:value="0.40466392443874544" office:value-type="float"/>
          <table:table-cell office:value="0.46036354534009205" office:value-type="float"/>
          <table:table-cell office:value="0.4756049626230554" office:value-type="float"/>
          <table:table-cell office:value="0.49096999244551026" office:value-type="float"/>
          <table:table-cell office:value="0.5661516477276225" office:value-type="float"/>
          <table:table-cell office:value="0.5868807501689352" office:value-type="float"/>
          <table:table-cell office:value="0.6204944405776123" office:value-type="float"/>
          <table:table-cell office:value="0.6381484758469806" office:value-type="float"/>
          <table:table-cell office:value="0.6595534823741573" office:value-type="float"/>
          <table:table-cell office:value="0.7133879399060654" office:value-type="float"/>
          <table:table-cell office:value="0.40975205699597916" office:value-type="float"/>
          <table:table-cell office:value="0.4894714637058557" office:value-type="float"/>
          <table:table-cell office:value="0.5091703841539268" office:value-type="float"/>
          <table:table-cell office:value="0.5223070931950702" office:value-type="float"/>
          <table:table-cell office:value="0.5674578096765636" office:value-type="float"/>
        </table:table-row>
        <table:table-row>
          <table:table-cell office:value-type="string">
            <text:p>harelba__q</text:p>
          </table:table-cell>
          <table:table-cell office:value="0.746729433860728" office:value-type="float"/>
          <table:table-cell office:value="0.8011323565213583" office:value-type="float"/>
          <table:table-cell office:value="0.8113294378120197" office:value-type="float"/>
          <table:table-cell office:value="0.8206029108703544" office:value-type="float"/>
          <table:table-cell office:value="0.8284331791319999" office:value-type="float"/>
          <table:table-cell office:value="0.5724932567320368" office:value-type="float"/>
          <table:table-cell office:value="0.5975082978696109" office:value-type="float"/>
          <table:table-cell office:value="0.6071482872606869" office:value-type="float"/>
          <table:table-cell office:value="0.6226500545135543" office:value-type="float"/>
          <table:table-cell office:value="0.6487322419931065" office:value-type="float"/>
          <table:table-cell office:value="0.40528330194450807" office:value-type="float"/>
          <table:table-cell office:value="0.46296013367217426" office:value-type="float"/>
          <table:table-cell office:value="0.4834300147384105" office:value-type="float"/>
          <table:table-cell office:value="0.49371242969203377" office:value-type="float"/>
          <table:table-cell office:value="0.525829108902565" office:value-type="float"/>
          <table:table-cell office:value="0.6172027851823698" office:value-type="float"/>
          <table:table-cell office:value="0.637852309370013" office:value-type="float"/>
          <table:table-cell office:value="0.6410752405946181" office:value-type="float"/>
          <table:table-cell office:value="0.6538200020918219" office:value-type="float"/>
          <table:table-cell office:value="0.6977563016222037" office:value-type="float"/>
          <table:table-cell office:value="0.46929577589715565" office:value-type="float"/>
          <table:table-cell office:value="0.4957397970869436" office:value-type="float"/>
          <table:table-cell office:value="0.511282803030589" office:value-type="float"/>
          <table:table-cell office:value="0.5344039709461142" office:value-type="float"/>
          <table:table-cell office:value="0.5712329031962524" office:value-type="float"/>
        </table:table-row>
        <table:table-row>
          <table:table-cell office:value-type="string">
            <text:p>google__google-api-php-client</text:p>
          </table:table-cell>
          <table:table-cell office:value="0.6916993324669766" office:value-type="float"/>
          <table:table-cell office:value="0.7622068206536641" office:value-type="float"/>
          <table:table-cell office:value="0.7894151887345969" office:value-type="float"/>
          <table:table-cell office:value="0.8079395382593636" office:value-type="float"/>
          <table:table-cell office:value="0.8413112960202285" office:value-type="float"/>
          <table:table-cell office:value="0.5514605467006004" office:value-type="float"/>
          <table:table-cell office:value="0.597181412252951" office:value-type="float"/>
          <table:table-cell office:value="0.6072657305662634" office:value-type="float"/>
          <table:table-cell office:value="0.6168759334276465" office:value-type="float"/>
          <table:table-cell office:value="0.6920613005775512" office:value-type="float"/>
          <table:table-cell office:value="0.41893602481651127" office:value-type="float"/>
          <table:table-cell office:value="0.4675150612609382" office:value-type="float"/>
          <table:table-cell office:value="0.49411292732653056" office:value-type="float"/>
          <table:table-cell office:value="0.5102300367036761" office:value-type="float"/>
          <table:table-cell office:value="0.575180248354891" office:value-type="float"/>
          <table:table-cell office:value="0.5574065052862318" office:value-type="float"/>
          <table:table-cell office:value="0.6270046657376016" office:value-type="float"/>
          <table:table-cell office:value="0.6449711338393991" office:value-type="float"/>
          <table:table-cell office:value="0.6745457838248593" office:value-type="float"/>
          <table:table-cell office:value="0.7415175750719623" office:value-type="float"/>
          <table:table-cell office:value="0.4316544500966335" office:value-type="float"/>
          <table:table-cell office:value="0.5047344167244243" office:value-type="float"/>
          <table:table-cell office:value="0.5325606945979082" office:value-type="float"/>
          <table:table-cell office:value="0.5564426088402212" office:value-type="float"/>
          <table:table-cell office:value="0.6175362668773768" office:value-type="float"/>
        </table:table-row>
        <table:table-row>
          <table:table-cell office:value-type="string">
            <text:p>json5__json5</text:p>
          </table:table-cell>
          <table:table-cell office:value="0.7194267743010767" office:value-type="float"/>
          <table:table-cell office:value="0.7992256308877728" office:value-type="float"/>
          <table:table-cell office:value="0.8149293962296061" office:value-type="float"/>
          <table:table-cell office:value="0.8310558767765339" office:value-type="float"/>
          <table:table-cell office:value="0.8672087809531115" office:value-type="float"/>
          <table:table-cell office:value="0.5245088761082196" office:value-type="float"/>
          <table:table-cell office:value="0.5676089879300773" office:value-type="float"/>
          <table:table-cell office:value="0.5807592148428302" office:value-type="float"/>
          <table:table-cell office:value="0.604529401031638" office:value-type="float"/>
          <table:table-cell office:value="0.6242550309633074" office:value-type="float"/>
          <table:table-cell office:value="0.4237620831839837" office:value-type="float"/>
          <table:table-cell office:value="0.4635992812549233" office:value-type="float"/>
          <table:table-cell office:value="0.4816601301142903" office:value-type="float"/>
          <table:table-cell office:value="0.5032528450113373" office:value-type="float"/>
          <table:table-cell office:value="0.5671565550502042" office:value-type="float"/>
          <table:table-cell office:value="0.5975278944357956" office:value-type="float"/>
          <table:table-cell office:value="0.6267999247058034" office:value-type="float"/>
          <table:table-cell office:value="0.6570224876457751" office:value-type="float"/>
          <table:table-cell office:value="0.6820714176611249" office:value-type="float"/>
          <table:table-cell office:value="0.7509000036299235" office:value-type="float"/>
          <table:table-cell office:value="0.4085065605455558" office:value-type="float"/>
          <table:table-cell office:value="0.4593709131651167" office:value-type="float"/>
          <table:table-cell office:value="0.48859591549367354" office:value-type="float"/>
          <table:table-cell office:value="0.5008962294950206" office:value-type="float"/>
          <table:table-cell office:value="0.5604085731274651" office:value-type="float"/>
        </table:table-row>
        <table:table-row>
          <table:table-cell office:value-type="string">
            <text:p>martinblech__xmltodict</text:p>
          </table:table-cell>
          <table:table-cell office:value="0.6690351346823251" office:value-type="float"/>
          <table:table-cell office:value="0.7841687768874355" office:value-type="float"/>
          <table:table-cell office:value="0.8132660732895522" office:value-type="float"/>
          <table:table-cell office:value="0.8196467474557035" office:value-type="float"/>
          <table:table-cell office:value="0.872086332509534" office:value-type="float"/>
          <table:table-cell office:value="0.5201052760613403" office:value-type="float"/>
          <table:table-cell office:value="0.5669671224062818" office:value-type="float"/>
          <table:table-cell office:value="0.5859753308480908" office:value-type="float"/>
          <table:table-cell office:value="0.6046226932085456" office:value-type="float"/>
          <table:table-cell office:value="0.6386247293593971" office:value-type="float"/>
          <table:table-cell office:value="0.39403538876425714" office:value-type="float"/>
          <table:table-cell office:value="0.4619250778453934" office:value-type="float"/>
          <table:table-cell office:value="0.4753706060477529" office:value-type="float"/>
          <table:table-cell office:value="0.4985099436919353" office:value-type="float"/>
          <table:table-cell office:value="0.5297101153453929" office:value-type="float"/>
          <table:table-cell office:value="0.5993635271353743" office:value-type="float"/>
          <table:table-cell office:value="0.6190504013233404" office:value-type="float"/>
          <table:table-cell office:value="0.6539490890293326" office:value-type="float"/>
          <table:table-cell office:value="0.668352007769298" office:value-type="float"/>
          <table:table-cell office:value="0.74760926582048" office:value-type="float"/>
          <table:table-cell office:value="0.37866890577227225" office:value-type="float"/>
          <table:table-cell office:value="0.43962936424162447" office:value-type="float"/>
          <table:table-cell office:value="0.4922862680593685" office:value-type="float"/>
          <table:table-cell office:value="0.5192367313111186" office:value-type="float"/>
          <table:table-cell office:value="0.5743818152856973" office:value-type="float"/>
        </table:table-row>
        <table:table-row>
          <table:table-cell office:value-type="string">
            <text:p>longitachi__ZLPhotoBrowser</text:p>
          </table:table-cell>
          <table:table-cell office:value="0.7159456256597814" office:value-type="float"/>
          <table:table-cell office:value="0.719047005972182" office:value-type="float"/>
          <table:table-cell office:value="0.7259155472267188" office:value-type="float"/>
          <table:table-cell office:value="0.7263689678367473" office:value-type="float"/>
          <table:table-cell office:value="0.7308978454205691" office:value-type="float"/>
          <table:table-cell office:value="0.573439367414701" office:value-type="float"/>
          <table:table-cell office:value="0.5781970871295764" office:value-type="float"/>
          <table:table-cell office:value="0.5833964289486004" office:value-type="float"/>
          <table:table-cell office:value="0.5855639251693441" office:value-type="float"/>
          <table:table-cell office:value="0.596306758729453" office:value-type="float"/>
          <table:table-cell office:value="0.45577231339224655" office:value-type="float"/>
          <table:table-cell office:value="0.46329537727358905" office:value-type="float"/>
          <table:table-cell office:value="0.47852452466212947" office:value-type="float"/>
          <table:table-cell office:value="0.48938955342636975" office:value-type="float"/>
          <table:table-cell office:value="0.5017916876741962" office:value-type="float"/>
          <table:table-cell office:value="0.6673104450991787" office:value-type="float"/>
          <table:table-cell office:value="0.6799435406715328" office:value-type="float"/>
          <table:table-cell office:value="0.6876635641555884" office:value-type="float"/>
          <table:table-cell office:value="0.6942403193645699" office:value-type="float"/>
          <table:table-cell office:value="0.6969537185242934" office:value-type="float"/>
          <table:table-cell office:value="0.33002967102655556" office:value-type="float"/>
          <table:table-cell office:value="0.35249592874040825" office:value-type="float"/>
          <table:table-cell office:value="0.3631159417955069" office:value-type="float"/>
          <table:table-cell office:value="0.3774652396562025" office:value-type="float"/>
          <table:table-cell office:value="0.3806101983362362" office:value-type="float"/>
        </table:table-row>
        <table:table-row>
          <table:table-cell office:value-type="string">
            <text:p>holman__spark</text:p>
          </table:table-cell>
          <table:table-cell office:value="0.7958752455068603" office:value-type="float"/>
          <table:table-cell office:value="0.8006558317072979" office:value-type="float"/>
          <table:table-cell office:value="0.811184766680051" office:value-type="float"/>
          <table:table-cell office:value="0.8157898820197375" office:value-type="float"/>
          <table:table-cell office:value="0.8380381727413014" office:value-type="float"/>
          <table:table-cell office:value="0.5773116193505724" office:value-type="float"/>
          <table:table-cell office:value="0.5807297221156654" office:value-type="float"/>
          <table:table-cell office:value="0.5812414463630962" office:value-type="float"/>
          <table:table-cell office:value="0.6118301447856591" office:value-type="float"/>
          <table:table-cell office:value="0.6344831247022623" office:value-type="float"/>
          <table:table-cell office:value="0.43204815628297244" office:value-type="float"/>
          <table:table-cell office:value="0.4404642092194002" office:value-type="float"/>
          <table:table-cell office:value="0.4541773528292029" office:value-type="float"/>
          <table:table-cell office:value="0.46900955540092415" office:value-type="float"/>
          <table:table-cell office:value="0.5197089617542303" office:value-type="float"/>
          <table:table-cell office:value="0.6001750903305414" office:value-type="float"/>
          <table:table-cell office:value="0.636965248276846" office:value-type="float"/>
          <table:table-cell office:value="0.6394159185468911" office:value-type="float"/>
          <table:table-cell office:value="0.6562503376307418" office:value-type="float"/>
          <table:table-cell office:value="0.7194618731840678" office:value-type="float"/>
          <table:table-cell office:value="0.45501462475643906" office:value-type="float"/>
          <table:table-cell office:value="0.4585149400205725" office:value-type="float"/>
          <table:table-cell office:value="0.4836004615768306" office:value-type="float"/>
          <table:table-cell office:value="0.5222784303036593" office:value-type="float"/>
          <table:table-cell office:value="0.5677457352769781" office:value-type="float"/>
        </table:table-row>
        <table:table-row>
          <table:table-cell office:value-type="string">
            <text:p>tumblr__TMCache</text:p>
          </table:table-cell>
          <table:table-cell office:value="0.7771667789271761" office:value-type="float"/>
          <table:table-cell office:value="0.8142134143978489" office:value-type="float"/>
          <table:table-cell office:value="0.8181234094860466" office:value-type="float"/>
          <table:table-cell office:value="0.8225930307101987" office:value-type="float"/>
          <table:table-cell office:value="0.8411236689274576" office:value-type="float"/>
          <table:table-cell office:value="0.5576586106580349" office:value-type="float"/>
          <table:table-cell office:value="0.5687429450108018" office:value-type="float"/>
          <table:table-cell office:value="0.5882932711428808" office:value-type="float"/>
          <table:table-cell office:value="0.6033746230826857" office:value-type="float"/>
          <table:table-cell office:value="0.6403430613206476" office:value-type="float"/>
          <table:table-cell office:value="0.47194587978329106" office:value-type="float"/>
          <table:table-cell office:value="0.47846362899708916" office:value-type="float"/>
          <table:table-cell office:value="0.4930615527025183" office:value-type="float"/>
          <table:table-cell office:value="0.49335849720898173" office:value-type="float"/>
          <table:table-cell office:value="0.525627908742082" office:value-type="float"/>
          <table:table-cell office:value="0.6388665923941309" office:value-type="float"/>
          <table:table-cell office:value="0.6522492790442836" office:value-type="float"/>
          <table:table-cell office:value="0.6706760802917137" office:value-type="float"/>
          <table:table-cell office:value="0.6743035075228572" office:value-type="float"/>
          <table:table-cell office:value="0.6800396610652519" office:value-type="float"/>
          <table:table-cell office:value="0.40309164924836705" office:value-type="float"/>
          <table:table-cell office:value="0.48164030595216817" office:value-type="float"/>
          <table:table-cell office:value="0.5061951836908785" office:value-type="float"/>
          <table:table-cell office:value="0.5099603189515465" office:value-type="float"/>
          <table:table-cell office:value="0.5763684028424317" office:value-type="float"/>
        </table:table-row>
        <table:table-row>
          <table:table-cell office:value-type="string">
            <text:p>stampit-org__stampit</text:p>
          </table:table-cell>
          <table:table-cell office:value="0.7468396689549206" office:value-type="float"/>
          <table:table-cell office:value="0.7976988458131409" office:value-type="float"/>
          <table:table-cell office:value="0.8073062199428517" office:value-type="float"/>
          <table:table-cell office:value="0.8207031590615655" office:value-type="float"/>
          <table:table-cell office:value="0.8631927213820835" office:value-type="float"/>
          <table:table-cell office:value="0.4703932178134902" office:value-type="float"/>
          <table:table-cell office:value="0.5530990963279644" office:value-type="float"/>
          <table:table-cell office:value="0.5785728606985211" office:value-type="float"/>
          <table:table-cell office:value="0.6020370845196699" office:value-type="float"/>
          <table:table-cell office:value="0.6393754576550347" office:value-type="float"/>
          <table:table-cell office:value="0.3967314371330358" office:value-type="float"/>
          <table:table-cell office:value="0.45000684955933534" office:value-type="float"/>
          <table:table-cell office:value="0.4744044627883768" office:value-type="float"/>
          <table:table-cell office:value="0.49010281866295136" office:value-type="float"/>
          <table:table-cell office:value="0.5299948923980584" office:value-type="float"/>
          <table:table-cell office:value="0.5763037701148759" office:value-type="float"/>
          <table:table-cell office:value="0.6229053708509826" office:value-type="float"/>
          <table:table-cell office:value="0.6357574431836553" office:value-type="float"/>
          <table:table-cell office:value="0.6520018068012423" office:value-type="float"/>
          <table:table-cell office:value="0.7127483342017535" office:value-type="float"/>
          <table:table-cell office:value="0.34965988982877777" office:value-type="float"/>
          <table:table-cell office:value="0.46133652508080525" office:value-type="float"/>
          <table:table-cell office:value="0.48877851570123754" office:value-type="float"/>
          <table:table-cell office:value="0.5054727517015951" office:value-type="float"/>
          <table:table-cell office:value="0.5645903319294415" office:value-type="float"/>
        </table:table-row>
        <table:table-row>
          <table:table-cell office:value-type="string">
            <text:p>hylang__hy</text:p>
          </table:table-cell>
          <table:table-cell office:value="0.715032112916883" office:value-type="float"/>
          <table:table-cell office:value="0.8027393989378611" office:value-type="float"/>
          <table:table-cell office:value="0.8141059714837612" office:value-type="float"/>
          <table:table-cell office:value="0.8222986496388547" office:value-type="float"/>
          <table:table-cell office:value="0.8547019402674154" office:value-type="float"/>
          <table:table-cell office:value="0.5248956183235842" office:value-type="float"/>
          <table:table-cell office:value="0.5730226731496106" office:value-type="float"/>
          <table:table-cell office:value="0.5885473498593602" office:value-type="float"/>
          <table:table-cell office:value="0.6041550384503074" office:value-type="float"/>
          <table:table-cell office:value="0.6509478399346591" office:value-type="float"/>
          <table:table-cell office:value="0.3764377818265702" office:value-type="float"/>
          <table:table-cell office:value="0.458404097466791" office:value-type="float"/>
          <table:table-cell office:value="0.4753941900424761" office:value-type="float"/>
          <table:table-cell office:value="0.49528611091508246" office:value-type="float"/>
          <table:table-cell office:value="0.5418616629757111" office:value-type="float"/>
          <table:table-cell office:value="0.5867068180496711" office:value-type="float"/>
          <table:table-cell office:value="0.6283259580997641" office:value-type="float"/>
          <table:table-cell office:value="0.6449555571753423" office:value-type="float"/>
          <table:table-cell office:value="0.6660174446734498" office:value-type="float"/>
          <table:table-cell office:value="0.7085099878681426" office:value-type="float"/>
          <table:table-cell office:value="0.434314724911906" office:value-type="float"/>
          <table:table-cell office:value="0.4744581787667249" office:value-type="float"/>
          <table:table-cell office:value="0.48902147735008944" office:value-type="float"/>
          <table:table-cell office:value="0.5046338039175728" office:value-type="float"/>
          <table:table-cell office:value="0.5614585579202314" office:value-type="float"/>
        </table:table-row>
        <table:table-row>
          <table:table-cell office:value-type="string">
            <text:p>evilsocket__bettercap</text:p>
          </table:table-cell>
          <table:table-cell office:value="0.7780748981743564" office:value-type="float"/>
          <table:table-cell office:value="0.7780748981743564" office:value-type="float"/>
          <table:table-cell office:value="0.7780748981743564" office:value-type="float"/>
          <table:table-cell office:value="0.7780748981743564" office:value-type="float"/>
          <table:table-cell office:value="0.8068847521917223" office:value-type="float"/>
          <table:table-cell office:value="0.606705688387917" office:value-type="float"/>
          <table:table-cell office:value="0.606705688387917" office:value-type="float"/>
          <table:table-cell office:value="0.606705688387917" office:value-type="float"/>
          <table:table-cell office:value="0.606705688387917" office:value-type="float"/>
          <table:table-cell office:value="0.6277183542203241" office:value-type="float"/>
          <table:table-cell office:value="0.4739040757132821" office:value-type="float"/>
          <table:table-cell office:value="0.4739040757132821" office:value-type="float"/>
          <table:table-cell office:value="0.4739040757132821" office:value-type="float"/>
          <table:table-cell office:value="0.4739040757132821" office:value-type="float"/>
          <table:table-cell office:value="0.5432380442738378" office:value-type="float"/>
          <table:table-cell office:value="0.6370633666592505" office:value-type="float"/>
          <table:table-cell office:value="0.6370633666592505" office:value-type="float"/>
          <table:table-cell office:value="0.6370633666592505" office:value-type="float"/>
          <table:table-cell office:value="0.6370633666592505" office:value-type="float"/>
          <table:table-cell office:value="0.6918232875304415" office:value-type="float"/>
          <table:table-cell office:value="0.5239944775344877" office:value-type="float"/>
          <table:table-cell office:value="0.5239944775344877" office:value-type="float"/>
          <table:table-cell office:value="0.5239944775344877" office:value-type="float"/>
          <table:table-cell office:value="0.5239944775344877" office:value-type="float"/>
          <table:table-cell office:value="0.5791743851527784" office:value-type="float"/>
        </table:table-row>
        <table:table-row>
          <table:table-cell office:value-type="string">
            <text:p>googlei18n__libphonenumber</text:p>
          </table:table-cell>
          <table:table-cell office:value="0.7449577574154275" office:value-type="float"/>
          <table:table-cell office:value="0.8030815485452343" office:value-type="float"/>
          <table:table-cell office:value="0.8140114224975764" office:value-type="float"/>
          <table:table-cell office:value="0.8184666869252609" office:value-type="float"/>
          <table:table-cell office:value="0.8407089429661097" office:value-type="float"/>
          <table:table-cell office:value="0.5367600446596791" office:value-type="float"/>
          <table:table-cell office:value="0.609683387531329" office:value-type="float"/>
          <table:table-cell office:value="0.6358172789251889" office:value-type="float"/>
          <table:table-cell office:value="0.6535798874266059" office:value-type="float"/>
          <table:table-cell office:value="0.7008066933126799" office:value-type="float"/>
          <table:table-cell office:value="0.4024572752728198" office:value-type="float"/>
          <table:table-cell office:value="0.4770466738240121" office:value-type="float"/>
          <table:table-cell office:value="0.49427731048559453" office:value-type="float"/>
          <table:table-cell office:value="0.5205669712045757" office:value-type="float"/>
          <table:table-cell office:value="0.56617289755722" office:value-type="float"/>
          <table:table-cell office:value="0.5843574715415408" office:value-type="float"/>
          <table:table-cell office:value="0.640708589373364" office:value-type="float"/>
          <table:table-cell office:value="0.6631496499870388" office:value-type="float"/>
          <table:table-cell office:value="0.7069973614420749" office:value-type="float"/>
          <table:table-cell office:value="0.7434480001715683" office:value-type="float"/>
          <table:table-cell office:value="0.37601567960524657" office:value-type="float"/>
          <table:table-cell office:value="0.5210648191965802" office:value-type="float"/>
          <table:table-cell office:value="0.53539513770332" office:value-type="float"/>
          <table:table-cell office:value="0.5450118304370889" office:value-type="float"/>
          <table:table-cell office:value="0.61583007151398" office:value-type="float"/>
        </table:table-row>
        <table:table-row>
          <table:table-cell office:value-type="string">
            <text:p>rahatarmanahmed__CircularProgressView</text:p>
          </table:table-cell>
          <table:table-cell office:value="0.8035738715117305" office:value-type="float"/>
          <table:table-cell office:value="0.8035738715117305" office:value-type="float"/>
          <table:table-cell office:value="0.8035738715117305" office:value-type="float"/>
          <table:table-cell office:value="0.8035738715117305" office:value-type="float"/>
          <table:table-cell office:value="0.8183731110520176" office:value-type="float"/>
          <table:table-cell office:value="0.5881872917721056" office:value-type="float"/>
          <table:table-cell office:value="0.5881872917721056" office:value-type="float"/>
          <table:table-cell office:value="0.5881872917721056" office:value-type="float"/>
          <table:table-cell office:value="0.5881872917721056" office:value-type="float"/>
          <table:table-cell office:value="0.620385832447555" office:value-type="float"/>
          <table:table-cell office:value="0.47938539718759676" office:value-type="float"/>
          <table:table-cell office:value="0.47938539718759676" office:value-type="float"/>
          <table:table-cell office:value="0.47938539718759676" office:value-type="float"/>
          <table:table-cell office:value="0.47938539718759676" office:value-type="float"/>
          <table:table-cell office:value="0.5062174682811176" office:value-type="float"/>
          <table:table-cell office:value="0.6235890341941386" office:value-type="float"/>
          <table:table-cell office:value="0.6235890341941386" office:value-type="float"/>
          <table:table-cell office:value="0.6235890341941386" office:value-type="float"/>
          <table:table-cell office:value="0.6235890341941386" office:value-type="float"/>
          <table:table-cell office:value="0.6558521497316067" office:value-type="float"/>
          <table:table-cell office:value="0.5202630963521976" office:value-type="float"/>
          <table:table-cell office:value="0.5202630963521976" office:value-type="float"/>
          <table:table-cell office:value="0.5202630963521976" office:value-type="float"/>
          <table:table-cell office:value="0.5202630963521976" office:value-type="float"/>
          <table:table-cell office:value="0.5474334733894032" office:value-type="float"/>
        </table:table-row>
        <table:table-row>
          <table:table-cell office:value-type="string">
            <text:p>hyperoslo__Hue</text:p>
          </table:table-cell>
          <table:table-cell office:value="0.7859634776325487" office:value-type="float"/>
          <table:table-cell office:value="0.797441654781162" office:value-type="float"/>
          <table:table-cell office:value="0.8054418244620921" office:value-type="float"/>
          <table:table-cell office:value="0.8306226083832156" office:value-type="float"/>
          <table:table-cell office:value="0.8306226083832156" office:value-type="float"/>
          <table:table-cell office:value="0.5976194777075645" office:value-type="float"/>
          <table:table-cell office:value="0.6004974477711973" office:value-type="float"/>
          <table:table-cell office:value="0.6339559757054678" office:value-type="float"/>
          <table:table-cell office:value="0.715404869425725" office:value-type="float"/>
          <table:table-cell office:value="0.715404869425725" office:value-type="float"/>
          <table:table-cell office:value="0.4340619358475899" office:value-type="float"/>
          <table:table-cell office:value="0.47860552032735937" office:value-type="float"/>
          <table:table-cell office:value="0.5162280390112773" office:value-type="float"/>
          <table:table-cell office:value="0.5609733056400237" office:value-type="float"/>
          <table:table-cell office:value="0.5609733056400237" office:value-type="float"/>
          <table:table-cell office:value="0.6397151896077722" office:value-type="float"/>
          <table:table-cell office:value="0.7200700922635123" office:value-type="float"/>
          <table:table-cell office:value="0.7401204312613107" office:value-type="float"/>
          <table:table-cell office:value="0.7634400560735003" office:value-type="float"/>
          <table:table-cell office:value="0.7634400560735003" office:value-type="float"/>
          <table:table-cell office:value="0.47237034662657207" office:value-type="float"/>
          <table:table-cell office:value="0.4948154035899251" office:value-type="float"/>
          <table:table-cell office:value="0.5042249892355812" office:value-type="float"/>
          <table:table-cell office:value="0.5760610986671303" office:value-type="float"/>
          <table:table-cell office:value="0.5760610986671303" office:value-type="float"/>
        </table:table-row>
        <table:table-row>
          <table:table-cell office:value-type="string">
            <text:p>meteoric__meteor-ionic</text:p>
          </table:table-cell>
          <table:table-cell office:value="0.735204675548712" office:value-type="float"/>
          <table:table-cell office:value="0.7913940160486728" office:value-type="float"/>
          <table:table-cell office:value="0.8024565207976021" office:value-type="float"/>
          <table:table-cell office:value="0.8074596100924862" office:value-type="float"/>
          <table:table-cell office:value="0.8651896546065205" office:value-type="float"/>
          <table:table-cell office:value="0.5591523670203359" office:value-type="float"/>
          <table:table-cell office:value="0.5857628746965341" office:value-type="float"/>
          <table:table-cell office:value="0.5979910004079411" office:value-type="float"/>
          <table:table-cell office:value="0.6054270607152088" office:value-type="float"/>
          <table:table-cell office:value="0.6434650940441142" office:value-type="float"/>
          <table:table-cell office:value="0.4456371102786937" office:value-type="float"/>
          <table:table-cell office:value="0.4719975817727129" office:value-type="float"/>
          <table:table-cell office:value="0.491066807985067" office:value-type="float"/>
          <table:table-cell office:value="0.5078295880515342" office:value-type="float"/>
          <table:table-cell office:value="0.5563447332867288" office:value-type="float"/>
          <table:table-cell office:value="0.560116613701317" office:value-type="float"/>
          <table:table-cell office:value="0.5996960312994155" office:value-type="float"/>
          <table:table-cell office:value="0.6213559067435132" office:value-type="float"/>
          <table:table-cell office:value="0.6397401847413948" office:value-type="float"/>
          <table:table-cell office:value="0.6958773816751624" office:value-type="float"/>
          <table:table-cell office:value="0.4319777078719928" office:value-type="float"/>
          <table:table-cell office:value="0.4885006967335721" office:value-type="float"/>
          <table:table-cell office:value="0.5084527894346879" office:value-type="float"/>
          <table:table-cell office:value="0.5255556014887413" office:value-type="float"/>
          <table:table-cell office:value="0.5710210845956236" office:value-type="float"/>
        </table:table-row>
        <table:table-row>
          <table:table-cell office:value-type="string">
            <text:p>jarun__Buku</text:p>
          </table:table-cell>
          <table:table-cell office:value="0.7568957503448865" office:value-type="float"/>
          <table:table-cell office:value="0.7969580249580019" office:value-type="float"/>
          <table:table-cell office:value="0.8078271736716744" office:value-type="float"/>
          <table:table-cell office:value="0.8211580693938776" office:value-type="float"/>
          <table:table-cell office:value="0.85264331875182" office:value-type="float"/>
          <table:table-cell office:value="0.5785424229312406" office:value-type="float"/>
          <table:table-cell office:value="0.6079517251036368" office:value-type="float"/>
          <table:table-cell office:value="0.6259743467752922" office:value-type="float"/>
          <table:table-cell office:value="0.6451901457554717" office:value-type="float"/>
          <table:table-cell office:value="0.668671678597581" office:value-type="float"/>
          <table:table-cell office:value="0.3984775808564664" office:value-type="float"/>
          <table:table-cell office:value="0.448530605319575" office:value-type="float"/>
          <table:table-cell office:value="0.46860595407379524" office:value-type="float"/>
          <table:table-cell office:value="0.4909052904679222" office:value-type="float"/>
          <table:table-cell office:value="0.5567516280775743" office:value-type="float"/>
          <table:table-cell office:value="0.5622650798258431" office:value-type="float"/>
          <table:table-cell office:value="0.6341983284691644" office:value-type="float"/>
          <table:table-cell office:value="0.6515821396990855" office:value-type="float"/>
          <table:table-cell office:value="0.6676254144140117" office:value-type="float"/>
          <table:table-cell office:value="0.730759346061091" office:value-type="float"/>
          <table:table-cell office:value="0.47544055805173024" office:value-type="float"/>
          <table:table-cell office:value="0.5023444621772919" office:value-type="float"/>
          <table:table-cell office:value="0.5291688099634158" office:value-type="float"/>
          <table:table-cell office:value="0.5482337687812748" office:value-type="float"/>
          <table:table-cell office:value="0.5737487247849613" office:value-type="float"/>
        </table:table-row>
        <table:table-row>
          <table:table-cell office:value-type="string">
            <text:p>rg3__youtube-dl</text:p>
          </table:table-cell>
          <table:table-cell office:value="0.674938271918533" office:value-type="float"/>
          <table:table-cell office:value="0.7261751657471619" office:value-type="float"/>
          <table:table-cell office:value="0.7442930090044134" office:value-type="float"/>
          <table:table-cell office:value="0.7707988729414696" office:value-type="float"/>
          <table:table-cell office:value="0.8506868946419712" office:value-type="float"/>
          <table:table-cell office:value="0.5172012924602202" office:value-type="float"/>
          <table:table-cell office:value="0.5891310042845606" office:value-type="float"/>
          <table:table-cell office:value="0.6020746771243549" office:value-type="float"/>
          <table:table-cell office:value="0.6123685782085361" office:value-type="float"/>
          <table:table-cell office:value="0.6993249130511621" office:value-type="float"/>
          <table:table-cell office:value="0.3424586095949044" office:value-type="float"/>
          <table:table-cell office:value="0.41980337996366973" office:value-type="float"/>
          <table:table-cell office:value="0.43944373761450545" office:value-type="float"/>
          <table:table-cell office:value="0.46006311115047605" office:value-type="float"/>
          <table:table-cell office:value="0.5472254689474172" office:value-type="float"/>
          <table:table-cell office:value="0.5449869404237259" office:value-type="float"/>
          <table:table-cell office:value="0.6236530530493669" office:value-type="float"/>
          <table:table-cell office:value="0.6476340067664259" office:value-type="float"/>
          <table:table-cell office:value="0.6714046765915161" office:value-type="float"/>
          <table:table-cell office:value="0.7839117316407136" office:value-type="float"/>
          <table:table-cell office:value="0.2958424778961743" office:value-type="float"/>
          <table:table-cell office:value="0.47387036502232827" office:value-type="float"/>
          <table:table-cell office:value="0.49633944704432115" office:value-type="float"/>
          <table:table-cell office:value="0.5191929366828446" office:value-type="float"/>
          <table:table-cell office:value="0.5984274325789234" office:value-type="float"/>
        </table:table-row>
        <table:table-row>
          <table:table-cell office:value-type="string">
            <text:p>MicrosoftEdge__static-code-scan</text:p>
          </table:table-cell>
          <table:table-cell office:value="0.7861702739342455" office:value-type="float"/>
          <table:table-cell office:value="0.8050796034872296" office:value-type="float"/>
          <table:table-cell office:value="0.8056518616302218" office:value-type="float"/>
          <table:table-cell office:value="0.815521133146689" office:value-type="float"/>
          <table:table-cell office:value="0.8323544914764142" office:value-type="float"/>
          <table:table-cell office:value="0.5980071260694863" office:value-type="float"/>
          <table:table-cell office:value="0.5985266230152565" office:value-type="float"/>
          <table:table-cell office:value="0.6140403737087445" office:value-type="float"/>
          <table:table-cell office:value="0.6189962414222402" office:value-type="float"/>
          <table:table-cell office:value="0.658854431836819" office:value-type="float"/>
          <table:table-cell office:value="0.45314960238502283" office:value-type="float"/>
          <table:table-cell office:value="0.46036155015110825" office:value-type="float"/>
          <table:table-cell office:value="0.4729623974006943" office:value-type="float"/>
          <table:table-cell office:value="0.47687867080001156" office:value-type="float"/>
          <table:table-cell office:value="0.529708499877309" office:value-type="float"/>
          <table:table-cell office:value="0.5959785434611031" office:value-type="float"/>
          <table:table-cell office:value="0.6251888467635485" office:value-type="float"/>
          <table:table-cell office:value="0.6464990084474654" office:value-type="float"/>
          <table:table-cell office:value="0.6507898948152113" office:value-type="float"/>
          <table:table-cell office:value="0.7166076972283522" office:value-type="float"/>
          <table:table-cell office:value="0.4671868657852442" office:value-type="float"/>
          <table:table-cell office:value="0.5120533019277561" office:value-type="float"/>
          <table:table-cell office:value="0.528948245807474" office:value-type="float"/>
          <table:table-cell office:value="0.5390986453248783" office:value-type="float"/>
          <table:table-cell office:value="0.568570085810203" office:value-type="float"/>
        </table:table-row>
        <table:table-row>
          <table:table-cell office:value-type="string">
            <text:p>hybridgroup__gobot</text:p>
          </table:table-cell>
          <table:table-cell office:value="0.6520917311257813" office:value-type="float"/>
          <table:table-cell office:value="0.7499292105908999" office:value-type="float"/>
          <table:table-cell office:value="0.7760270220371317" office:value-type="float"/>
          <table:table-cell office:value="0.8067801374824413" office:value-type="float"/>
          <table:table-cell office:value="0.8308110097697409" office:value-type="float"/>
          <table:table-cell office:value="0.5146565614953451" office:value-type="float"/>
          <table:table-cell office:value="0.5803009180261572" office:value-type="float"/>
          <table:table-cell office:value="0.5987845419214087" office:value-type="float"/>
          <table:table-cell office:value="0.6176937294059079" office:value-type="float"/>
          <table:table-cell office:value="0.6656217282876814" office:value-type="float"/>
          <table:table-cell office:value="0.3461134224711049" office:value-type="float"/>
          <table:table-cell office:value="0.4425835688718034" office:value-type="float"/>
          <table:table-cell office:value="0.47307421230597313" office:value-type="float"/>
          <table:table-cell office:value="0.4992862877395928" office:value-type="float"/>
          <table:table-cell office:value="0.5469624191998078" office:value-type="float"/>
          <table:table-cell office:value="0.547355182785721" office:value-type="float"/>
          <table:table-cell office:value="0.6195388019315693" office:value-type="float"/>
          <table:table-cell office:value="0.6470883288586058" office:value-type="float"/>
          <table:table-cell office:value="0.681354653590474" office:value-type="float"/>
          <table:table-cell office:value="0.7341066342188858" office:value-type="float"/>
          <table:table-cell office:value="0.3633270543788085" office:value-type="float"/>
          <table:table-cell office:value="0.44647590633658363" office:value-type="float"/>
          <table:table-cell office:value="0.48594603186634633" office:value-type="float"/>
          <table:table-cell office:value="0.5023617932203139" office:value-type="float"/>
          <table:table-cell office:value="0.5787641333001708" office:value-type="float"/>
        </table:table-row>
        <table:table-row>
          <table:table-cell office:value-type="string">
            <text:p>casesandberg__reactcss</text:p>
          </table:table-cell>
          <table:table-cell office:value="0.7509100706381209" office:value-type="float"/>
          <table:table-cell office:value="0.7886876142709861" office:value-type="float"/>
          <table:table-cell office:value="0.7977747124642443" office:value-type="float"/>
          <table:table-cell office:value="0.8303752104522228" office:value-type="float"/>
          <table:table-cell office:value="0.8368638674314558" office:value-type="float"/>
          <table:table-cell office:value="0.5669676466241045" office:value-type="float"/>
          <table:table-cell office:value="0.5820024991336662" office:value-type="float"/>
          <table:table-cell office:value="0.6061740853059002" office:value-type="float"/>
          <table:table-cell office:value="0.6287131618793927" office:value-type="float"/>
          <table:table-cell office:value="0.6558822498221284" office:value-type="float"/>
          <table:table-cell office:value="0.43541893606483656" office:value-type="float"/>
          <table:table-cell office:value="0.48925109832438807" office:value-type="float"/>
          <table:table-cell office:value="0.5048055725779887" office:value-type="float"/>
          <table:table-cell office:value="0.521501107864681" office:value-type="float"/>
          <table:table-cell office:value="0.5803617969641854" office:value-type="float"/>
          <table:table-cell office:value="0.5699959652324423" office:value-type="float"/>
          <table:table-cell office:value="0.5900189880323972" office:value-type="float"/>
          <table:table-cell office:value="0.65714850197749" office:value-type="float"/>
          <table:table-cell office:value="0.6860658288537909" office:value-type="float"/>
          <table:table-cell office:value="0.7048508487335972" office:value-type="float"/>
          <table:table-cell office:value="0.41915527638131034" office:value-type="float"/>
          <table:table-cell office:value="0.470776618400655" office:value-type="float"/>
          <table:table-cell office:value="0.48826001249025286" office:value-type="float"/>
          <table:table-cell office:value="0.5134191366886864" office:value-type="float"/>
          <table:table-cell office:value="0.5171219879436408" office:value-type="float"/>
        </table:table-row>
        <table:table-row>
          <table:table-cell office:value-type="string">
            <text:p>jaredsinclair__JTSImageViewController</text:p>
          </table:table-cell>
          <table:table-cell office:value="0.7580534806912085" office:value-type="float"/>
          <table:table-cell office:value="0.770166845346199" office:value-type="float"/>
          <table:table-cell office:value="0.8123003549303538" office:value-type="float"/>
          <table:table-cell office:value="0.822853176886739" office:value-type="float"/>
          <table:table-cell office:value="0.848740818019885" office:value-type="float"/>
          <table:table-cell office:value="0.5348152619195155" office:value-type="float"/>
          <table:table-cell office:value="0.5655622439055253" office:value-type="float"/>
          <table:table-cell office:value="0.5945435715865093" office:value-type="float"/>
          <table:table-cell office:value="0.6021157632688087" office:value-type="float"/>
          <table:table-cell office:value="0.6260619345801344" office:value-type="float"/>
          <table:table-cell office:value="0.4224376066687555" office:value-type="float"/>
          <table:table-cell office:value="0.43905454885952017" office:value-type="float"/>
          <table:table-cell office:value="0.48522898826406086" office:value-type="float"/>
          <table:table-cell office:value="0.49326463293405626" office:value-type="float"/>
          <table:table-cell office:value="0.5074817807687155" office:value-type="float"/>
          <table:table-cell office:value="0.621720142178656" office:value-type="float"/>
          <table:table-cell office:value="0.637501867180029" office:value-type="float"/>
          <table:table-cell office:value="0.6626779934268906" office:value-type="float"/>
          <table:table-cell office:value="0.6671312661122107" office:value-type="float"/>
          <table:table-cell office:value="0.6765041397613456" office:value-type="float"/>
          <table:table-cell office:value="0.361524883820455" office:value-type="float"/>
          <table:table-cell office:value="0.4317371436411186" office:value-type="float"/>
          <table:table-cell office:value="0.4919052439671588" office:value-type="float"/>
          <table:table-cell office:value="0.5242664360311332" office:value-type="float"/>
          <table:table-cell office:value="0.5680421219306728" office:value-type="float"/>
        </table:table-row>
        <table:table-row>
          <table:table-cell office:value-type="string">
            <text:p>PhilJay__MPAndroidChart</text:p>
          </table:table-cell>
          <table:table-cell office:value="0.6936878779714771" office:value-type="float"/>
          <table:table-cell office:value="0.7588051859997438" office:value-type="float"/>
          <table:table-cell office:value="0.7797800246559067" office:value-type="float"/>
          <table:table-cell office:value="0.8045678968047857" office:value-type="float"/>
          <table:table-cell office:value="0.8715303472948" office:value-type="float"/>
          <table:table-cell office:value="0.5301862993319961" office:value-type="float"/>
          <table:table-cell office:value="0.5800495130163315" office:value-type="float"/>
          <table:table-cell office:value="0.5931818269195085" office:value-type="float"/>
          <table:table-cell office:value="0.6099962569731336" office:value-type="float"/>
          <table:table-cell office:value="0.6855342169205806" office:value-type="float"/>
          <table:table-cell office:value="0.41172531565310544" office:value-type="float"/>
          <table:table-cell office:value="0.47781533213746097" office:value-type="float"/>
          <table:table-cell office:value="0.4951561913395138" office:value-type="float"/>
          <table:table-cell office:value="0.5103877964467671" office:value-type="float"/>
          <table:table-cell office:value="0.5656252542519565" office:value-type="float"/>
          <table:table-cell office:value="0.5590545021839385" office:value-type="float"/>
          <table:table-cell office:value="0.6357563071367727" office:value-type="float"/>
          <table:table-cell office:value="0.6574443582218129" office:value-type="float"/>
          <table:table-cell office:value="0.6818076847396286" office:value-type="float"/>
          <table:table-cell office:value="0.7435778097678069" office:value-type="float"/>
          <table:table-cell office:value="0.3122948824814873" office:value-type="float"/>
          <table:table-cell office:value="0.4140522118593382" office:value-type="float"/>
          <table:table-cell office:value="0.45836821960749274" office:value-type="float"/>
          <table:table-cell office:value="0.5028101938754114" office:value-type="float"/>
          <table:table-cell office:value="0.597213836961777" office:value-type="float"/>
        </table:table-row>
        <table:table-row>
          <table:table-cell office:value-type="string">
            <text:p>MediaBrowser__Emby</text:p>
          </table:table-cell>
          <table:table-cell office:value="0.696279131751272" office:value-type="float"/>
          <table:table-cell office:value="0.7611974266835199" office:value-type="float"/>
          <table:table-cell office:value="0.7943222424620991" office:value-type="float"/>
          <table:table-cell office:value="0.8057319099697956" office:value-type="float"/>
          <table:table-cell office:value="0.8693804014938123" office:value-type="float"/>
          <table:table-cell office:value="0.5020257638624548" office:value-type="float"/>
          <table:table-cell office:value="0.5832887079949173" office:value-type="float"/>
          <table:table-cell office:value="0.6043209910112515" office:value-type="float"/>
          <table:table-cell office:value="0.6178077491694263" office:value-type="float"/>
          <table:table-cell office:value="0.7283169199469322" office:value-type="float"/>
          <table:table-cell office:value="0.35988008894989987" office:value-type="float"/>
          <table:table-cell office:value="0.4350252478008648" office:value-type="float"/>
          <table:table-cell office:value="0.45754352599315073" office:value-type="float"/>
          <table:table-cell office:value="0.4770373276733445" office:value-type="float"/>
          <table:table-cell office:value="0.5617260921893931" office:value-type="float"/>
          <table:table-cell office:value="0.5460611600543327" office:value-type="float"/>
          <table:table-cell office:value="0.6082365302524226" office:value-type="float"/>
          <table:table-cell office:value="0.6268537907675066" office:value-type="float"/>
          <table:table-cell office:value="0.6572596170964234" office:value-type="float"/>
          <table:table-cell office:value="0.7386939415373099" office:value-type="float"/>
          <table:table-cell office:value="0.38997415697471116" office:value-type="float"/>
          <table:table-cell office:value="0.47028790593601383" office:value-type="float"/>
          <table:table-cell office:value="0.4958392356071595" office:value-type="float"/>
          <table:table-cell office:value="0.5237343954035741" office:value-type="float"/>
          <table:table-cell office:value="0.6289922065063263" office:value-type="float"/>
        </table:table-row>
        <table:table-row>
          <table:table-cell office:value-type="string">
            <text:p>x64dbg__x64dbg</text:p>
          </table:table-cell>
          <table:table-cell office:value="0.688972475028977" office:value-type="float"/>
          <table:table-cell office:value="0.7771277919874414" office:value-type="float"/>
          <table:table-cell office:value="0.7885662338731269" office:value-type="float"/>
          <table:table-cell office:value="0.8046155411168939" office:value-type="float"/>
          <table:table-cell office:value="0.8286683355972988" office:value-type="float"/>
          <table:table-cell office:value="0.5130014870049813" office:value-type="float"/>
          <table:table-cell office:value="0.5960361393494745" office:value-type="float"/>
          <table:table-cell office:value="0.6187205474022411" office:value-type="float"/>
          <table:table-cell office:value="0.6308203406507512" office:value-type="float"/>
          <table:table-cell office:value="0.6660281461359527" office:value-type="float"/>
          <table:table-cell office:value="0.40746483394535354" office:value-type="float"/>
          <table:table-cell office:value="0.4583145014157059" office:value-type="float"/>
          <table:table-cell office:value="0.5390466518320667" office:value-type="float"/>
          <table:table-cell office:value="0.6082041055518632" office:value-type="float"/>
          <table:table-cell office:value="0.6305273951158912" office:value-type="float"/>
          <table:table-cell office:value="0.5647041353223825" office:value-type="float"/>
          <table:table-cell office:value="0.635758501688751" office:value-type="float"/>
          <table:table-cell office:value="0.6816264117645829" office:value-type="float"/>
          <table:table-cell office:value="0.6906088840648664" office:value-type="float"/>
          <table:table-cell office:value="0.7178111904170764" office:value-type="float"/>
          <table:table-cell office:value="0.42618056515900954" office:value-type="float"/>
          <table:table-cell office:value="0.4864638999815615" office:value-type="float"/>
          <table:table-cell office:value="0.5096254092175625" office:value-type="float"/>
          <table:table-cell office:value="0.523004374965756" office:value-type="float"/>
          <table:table-cell office:value="0.5863913733240756" office:value-type="float"/>
        </table:table-row>
        <table:table-row>
          <table:table-cell office:value-type="string">
            <text:p>tjake__Solandra</text:p>
          </table:table-cell>
          <table:table-cell office:value="0.7081535018185379" office:value-type="float"/>
          <table:table-cell office:value="0.7349258344556425" office:value-type="float"/>
          <table:table-cell office:value="0.7813750873011425" office:value-type="float"/>
          <table:table-cell office:value="0.8108949699676199" office:value-type="float"/>
          <table:table-cell office:value="0.8217315247320636" office:value-type="float"/>
          <table:table-cell office:value="0.5414643404405743" office:value-type="float"/>
          <table:table-cell office:value="0.5662023647651613" office:value-type="float"/>
          <table:table-cell office:value="0.5861540461754445" office:value-type="float"/>
          <table:table-cell office:value="0.6099454720589955" office:value-type="float"/>
          <table:table-cell office:value="0.6462721343772095" office:value-type="float"/>
          <table:table-cell office:value="0.42812848947546306" office:value-type="float"/>
          <table:table-cell office:value="0.47242585560251915" office:value-type="float"/>
          <table:table-cell office:value="0.4801850183208669" office:value-type="float"/>
          <table:table-cell office:value="0.49360695538451227" office:value-type="float"/>
          <table:table-cell office:value="0.5260122670346524" office:value-type="float"/>
          <table:table-cell office:value="0.605398617951574" office:value-type="float"/>
          <table:table-cell office:value="0.6461633172383956" office:value-type="float"/>
          <table:table-cell office:value="0.6665183843312366" office:value-type="float"/>
          <table:table-cell office:value="0.6831620841388885" office:value-type="float"/>
          <table:table-cell office:value="0.7146307526221716" office:value-type="float"/>
          <table:table-cell office:value="0.37345776838234085" office:value-type="float"/>
          <table:table-cell office:value="0.43387826369817295" office:value-type="float"/>
          <table:table-cell office:value="0.4808966771194211" office:value-type="float"/>
          <table:table-cell office:value="0.5048425053874963" office:value-type="float"/>
          <table:table-cell office:value="0.5592906629528032" office:value-type="float"/>
        </table:table-row>
        <table:table-row>
          <table:table-cell office:value-type="string">
            <text:p>pre-commit__pre-commit</text:p>
          </table:table-cell>
          <table:table-cell office:value="0.7096514801192944" office:value-type="float"/>
          <table:table-cell office:value="0.771783241239985" office:value-type="float"/>
          <table:table-cell office:value="0.7967615121475237" office:value-type="float"/>
          <table:table-cell office:value="0.8084743838634241" office:value-type="float"/>
          <table:table-cell office:value="0.8402898132829781" office:value-type="float"/>
          <table:table-cell office:value="0.5358631234026519" office:value-type="float"/>
          <table:table-cell office:value="0.5906822597678908" office:value-type="float"/>
          <table:table-cell office:value="0.6072624413544667" office:value-type="float"/>
          <table:table-cell office:value="0.6250635514399104" office:value-type="float"/>
          <table:table-cell office:value="0.6514047784995073" office:value-type="float"/>
          <table:table-cell office:value="0.4120809830296505" office:value-type="float"/>
          <table:table-cell office:value="0.45773268915464893" office:value-type="float"/>
          <table:table-cell office:value="0.46939737180248453" office:value-type="float"/>
          <table:table-cell office:value="0.4905193775978601" office:value-type="float"/>
          <table:table-cell office:value="0.5228337012667852" office:value-type="float"/>
          <table:table-cell office:value="0.5966928581493032" office:value-type="float"/>
          <table:table-cell office:value="0.6251326413985289" office:value-type="float"/>
          <table:table-cell office:value="0.6379916453071615" office:value-type="float"/>
          <table:table-cell office:value="0.6626872634537347" office:value-type="float"/>
          <table:table-cell office:value="0.7049734076023068" office:value-type="float"/>
          <table:table-cell office:value="0.43703317284193893" office:value-type="float"/>
          <table:table-cell office:value="0.5047835415713133" office:value-type="float"/>
          <table:table-cell office:value="0.5244275632846955" office:value-type="float"/>
          <table:table-cell office:value="0.5512657166408528" office:value-type="float"/>
          <table:table-cell office:value="0.6069636041869158" office:value-type="float"/>
        </table:table-row>
        <table:table-row>
          <table:table-cell office:value-type="string">
            <text:p>grpc__grpc-java</text:p>
          </table:table-cell>
          <table:table-cell office:value="0.6888532126577422" office:value-type="float"/>
          <table:table-cell office:value="0.7586361309499006" office:value-type="float"/>
          <table:table-cell office:value="0.7941704279085179" office:value-type="float"/>
          <table:table-cell office:value="0.8122765390970277" office:value-type="float"/>
          <table:table-cell office:value="0.8688549740397679" office:value-type="float"/>
          <table:table-cell office:value="0.5100081256557648" office:value-type="float"/>
          <table:table-cell office:value="0.565232870505097" office:value-type="float"/>
          <table:table-cell office:value="0.5853872043465861" office:value-type="float"/>
          <table:table-cell office:value="0.6064427318461505" office:value-type="float"/>
          <table:table-cell office:value="0.7231279647646196" office:value-type="float"/>
          <table:table-cell office:value="0.3951426117043437" office:value-type="float"/>
          <table:table-cell office:value="0.46037380565933655" office:value-type="float"/>
          <table:table-cell office:value="0.4759450445231352" office:value-type="float"/>
          <table:table-cell office:value="0.4926824819958273" office:value-type="float"/>
          <table:table-cell office:value="0.5842573444992254" office:value-type="float"/>
          <table:table-cell office:value="0.5553704416812729" office:value-type="float"/>
          <table:table-cell office:value="0.6172853130443505" office:value-type="float"/>
          <table:table-cell office:value="0.6385087156539998" office:value-type="float"/>
          <table:table-cell office:value="0.657424003366025" office:value-type="float"/>
          <table:table-cell office:value="0.7521556179346387" office:value-type="float"/>
          <table:table-cell office:value="0.381241254074029" office:value-type="float"/>
          <table:table-cell office:value="0.45198883553284486" office:value-type="float"/>
          <table:table-cell office:value="0.4868926324729277" office:value-type="float"/>
          <table:table-cell office:value="0.5095044681302607" office:value-type="float"/>
          <table:table-cell office:value="0.6137184919322268" office:value-type="float"/>
        </table:table-row>
        <table:table-row>
          <table:table-cell office:value-type="string">
            <text:p>clientIO__joint</text:p>
          </table:table-cell>
          <table:table-cell office:value="0.7635963409230997" office:value-type="float"/>
          <table:table-cell office:value="0.7957258049122394" office:value-type="float"/>
          <table:table-cell office:value="0.8056873195998433" office:value-type="float"/>
          <table:table-cell office:value="0.8155528135874894" office:value-type="float"/>
          <table:table-cell office:value="0.8444284014793416" office:value-type="float"/>
          <table:table-cell office:value="0.5247222338636073" office:value-type="float"/>
          <table:table-cell office:value="0.5849431176875496" office:value-type="float"/>
          <table:table-cell office:value="0.5992978186193301" office:value-type="float"/>
          <table:table-cell office:value="0.6118697937248713" office:value-type="float"/>
          <table:table-cell office:value="0.6397695731900913" office:value-type="float"/>
          <table:table-cell office:value="0.4169444838566351" office:value-type="float"/>
          <table:table-cell office:value="0.4624392849937833" office:value-type="float"/>
          <table:table-cell office:value="0.48593449233895036" office:value-type="float"/>
          <table:table-cell office:value="0.5049675084471941" office:value-type="float"/>
          <table:table-cell office:value="0.5821696013525609" office:value-type="float"/>
          <table:table-cell office:value="0.5500488654799291" office:value-type="float"/>
          <table:table-cell office:value="0.6160611386209829" office:value-type="float"/>
          <table:table-cell office:value="0.6211479569257695" office:value-type="float"/>
          <table:table-cell office:value="0.6410828446053922" office:value-type="float"/>
          <table:table-cell office:value="0.683889945664596" office:value-type="float"/>
          <table:table-cell office:value="0.4021982950431993" office:value-type="float"/>
          <table:table-cell office:value="0.460572534438917" office:value-type="float"/>
          <table:table-cell office:value="0.48653355623332806" office:value-type="float"/>
          <table:table-cell office:value="0.5133100410107441" office:value-type="float"/>
          <table:table-cell office:value="0.5443467003557695" office:value-type="float"/>
        </table:table-row>
        <table:table-row>
          <table:table-cell office:value-type="string">
            <text:p>linkedin__pinot</text:p>
          </table:table-cell>
          <table:table-cell office:value="0.7056483896784845" office:value-type="float"/>
          <table:table-cell office:value="0.7931825620376671" office:value-type="float"/>
          <table:table-cell office:value="0.8106595361027121" office:value-type="float"/>
          <table:table-cell office:value="0.8186984124298899" office:value-type="float"/>
          <table:table-cell office:value="0.838152765097505" office:value-type="float"/>
          <table:table-cell office:value="0.5612630507587953" office:value-type="float"/>
          <table:table-cell office:value="0.6059373865457899" office:value-type="float"/>
          <table:table-cell office:value="0.6213979442730598" office:value-type="float"/>
          <table:table-cell office:value="0.6326195041299691" office:value-type="float"/>
          <table:table-cell office:value="0.6685069640517161" office:value-type="float"/>
          <table:table-cell office:value="0.43030202582997223" office:value-type="float"/>
          <table:table-cell office:value="0.4810062838880491" office:value-type="float"/>
          <table:table-cell office:value="0.4896476774784742" office:value-type="float"/>
          <table:table-cell office:value="0.5071425054627289" office:value-type="float"/>
          <table:table-cell office:value="0.5796803077580117" office:value-type="float"/>
          <table:table-cell office:value="0.600134204575224" office:value-type="float"/>
          <table:table-cell office:value="0.6220446514795778" office:value-type="float"/>
          <table:table-cell office:value="0.634476820828083" office:value-type="float"/>
          <table:table-cell office:value="0.655543690635304" office:value-type="float"/>
          <table:table-cell office:value="0.6975411847600237" office:value-type="float"/>
          <table:table-cell office:value="0.3570763873036929" office:value-type="float"/>
          <table:table-cell office:value="0.48607184527399055" office:value-type="float"/>
          <table:table-cell office:value="0.5108419388847265" office:value-type="float"/>
          <table:table-cell office:value="0.5302336839047525" office:value-type="float"/>
          <table:table-cell office:value="0.5607487030153867" office:value-type="float"/>
        </table:table-row>
        <table:table-row>
          <table:table-cell office:value-type="string">
            <text:p>JetBrains__kotlin</text:p>
          </table:table-cell>
          <table:table-cell office:value="0.7314113357100358" office:value-type="float"/>
          <table:table-cell office:value="0.7971457547031818" office:value-type="float"/>
          <table:table-cell office:value="0.8097749759880339" office:value-type="float"/>
          <table:table-cell office:value="0.8203100164782169" office:value-type="float"/>
          <table:table-cell office:value="0.8524485068737481" office:value-type="float"/>
          <table:table-cell office:value="0.543580091516191" office:value-type="float"/>
          <table:table-cell office:value="0.5902783903263692" office:value-type="float"/>
          <table:table-cell office:value="0.6120665554347858" office:value-type="float"/>
          <table:table-cell office:value="0.6297263771206009" office:value-type="float"/>
          <table:table-cell office:value="0.7301521344020773" office:value-type="float"/>
          <table:table-cell office:value="0.4036238961320219" office:value-type="float"/>
          <table:table-cell office:value="0.4572575827380534" office:value-type="float"/>
          <table:table-cell office:value="0.4752624431049828" office:value-type="float"/>
          <table:table-cell office:value="0.49480389366118344" office:value-type="float"/>
          <table:table-cell office:value="0.5730146291650662" office:value-type="float"/>
          <table:table-cell office:value="0.5938334015136442" office:value-type="float"/>
          <table:table-cell office:value="0.6374845166653074" office:value-type="float"/>
          <table:table-cell office:value="0.6517002956577322" office:value-type="float"/>
          <table:table-cell office:value="0.6794453331374541" office:value-type="float"/>
          <table:table-cell office:value="0.7876182616936833" office:value-type="float"/>
          <table:table-cell office:value="0.4180951777378239" office:value-type="float"/>
          <table:table-cell office:value="0.4739863301155217" office:value-type="float"/>
          <table:table-cell office:value="0.48959505201804254" office:value-type="float"/>
          <table:table-cell office:value="0.5124010993692785" office:value-type="float"/>
          <table:table-cell office:value="0.5837621721180057" office:value-type="float"/>
        </table:table-row>
        <table:table-row>
          <table:table-cell office:value-type="string">
            <text:p>eslint__eslint</text:p>
          </table:table-cell>
          <table:table-cell office:value="0.7032418986143151" office:value-type="float"/>
          <table:table-cell office:value="0.8032618226058944" office:value-type="float"/>
          <table:table-cell office:value="0.8200586931007019" office:value-type="float"/>
          <table:table-cell office:value="0.8326107985292635" office:value-type="float"/>
          <table:table-cell office:value="0.8768848676730113" office:value-type="float"/>
          <table:table-cell office:value="0.5052899966793888" office:value-type="float"/>
          <table:table-cell office:value="0.5731255763246672" office:value-type="float"/>
          <table:table-cell office:value="0.5920834025842532" office:value-type="float"/>
          <table:table-cell office:value="0.6120459025221572" office:value-type="float"/>
          <table:table-cell office:value="0.6934706510339786" office:value-type="float"/>
          <table:table-cell office:value="0.38786652692468426" office:value-type="float"/>
          <table:table-cell office:value="0.4538638322913568" office:value-type="float"/>
          <table:table-cell office:value="0.4736385980552182" office:value-type="float"/>
          <table:table-cell office:value="0.49510713812714524" office:value-type="float"/>
          <table:table-cell office:value="0.5701140295771103" office:value-type="float"/>
          <table:table-cell office:value="0.5460127462991929" office:value-type="float"/>
          <table:table-cell office:value="0.6186504989600532" office:value-type="float"/>
          <table:table-cell office:value="0.638815436924056" office:value-type="float"/>
          <table:table-cell office:value="0.6572940527441453" office:value-type="float"/>
          <table:table-cell office:value="0.7518692651996031" office:value-type="float"/>
          <table:table-cell office:value="0.3541021288826883" office:value-type="float"/>
          <table:table-cell office:value="0.4767356177734027" office:value-type="float"/>
          <table:table-cell office:value="0.49571237458077555" office:value-type="float"/>
          <table:table-cell office:value="0.5139084741363525" office:value-type="float"/>
          <table:table-cell office:value="0.6081557769166592" office:value-type="float"/>
        </table:table-row>
        <table:table-row>
          <table:table-cell office:value-type="string">
            <text:p>emberjs__data</text:p>
          </table:table-cell>
          <table:table-cell office:value="0.7382919649225638" office:value-type="float"/>
          <table:table-cell office:value="0.7975327691438836" office:value-type="float"/>
          <table:table-cell office:value="0.8103638664132936" office:value-type="float"/>
          <table:table-cell office:value="0.8211417167521433" office:value-type="float"/>
          <table:table-cell office:value="0.8640621884110485" office:value-type="float"/>
          <table:table-cell office:value="0.515517457628203" office:value-type="float"/>
          <table:table-cell office:value="0.5764431778710273" office:value-type="float"/>
          <table:table-cell office:value="0.5942658951716513" office:value-type="float"/>
          <table:table-cell office:value="0.6134619848917064" office:value-type="float"/>
          <table:table-cell office:value="0.6856032180027436" office:value-type="float"/>
          <table:table-cell office:value="0.3804827311665028" office:value-type="float"/>
          <table:table-cell office:value="0.4568040154104055" office:value-type="float"/>
          <table:table-cell office:value="0.4751483978641883" office:value-type="float"/>
          <table:table-cell office:value="0.4958470129624347" office:value-type="float"/>
          <table:table-cell office:value="0.5716717048598187" office:value-type="float"/>
          <table:table-cell office:value="0.5641355602835003" office:value-type="float"/>
          <table:table-cell office:value="0.6194793911393975" office:value-type="float"/>
          <table:table-cell office:value="0.6364494902303752" office:value-type="float"/>
          <table:table-cell office:value="0.6555619796478781" office:value-type="float"/>
          <table:table-cell office:value="0.7902479369618738" office:value-type="float"/>
          <table:table-cell office:value="0.36236909696774966" office:value-type="float"/>
          <table:table-cell office:value="0.4826332296018623" office:value-type="float"/>
          <table:table-cell office:value="0.5037397536388403" office:value-type="float"/>
          <table:table-cell office:value="0.5242730291089911" office:value-type="float"/>
          <table:table-cell office:value="0.6184071436287104" office:value-type="float"/>
        </table:table-row>
        <table:table-row>
          <table:table-cell office:value-type="string">
            <text:p>dropbox__dropbox-js</text:p>
          </table:table-cell>
          <table:table-cell office:value="0.7148165554893573" office:value-type="float"/>
          <table:table-cell office:value="0.7792565878213251" office:value-type="float"/>
          <table:table-cell office:value="0.7908241664611015" office:value-type="float"/>
          <table:table-cell office:value="0.8014037935608607" office:value-type="float"/>
          <table:table-cell office:value="0.8543199060369224" office:value-type="float"/>
          <table:table-cell office:value="0.5362285725223294" office:value-type="float"/>
          <table:table-cell office:value="0.5827025037243818" office:value-type="float"/>
          <table:table-cell office:value="0.6013438931718581" office:value-type="float"/>
          <table:table-cell office:value="0.6164296979357724" office:value-type="float"/>
          <table:table-cell office:value="0.6992098067733248" office:value-type="float"/>
          <table:table-cell office:value="0.41314789606476077" office:value-type="float"/>
          <table:table-cell office:value="0.4677733473995454" office:value-type="float"/>
          <table:table-cell office:value="0.4865456260184403" office:value-type="float"/>
          <table:table-cell office:value="0.5098875009412167" office:value-type="float"/>
          <table:table-cell office:value="0.5649457647440106" office:value-type="float"/>
          <table:table-cell office:value="0.5623963191286" office:value-type="float"/>
          <table:table-cell office:value="0.6203172758353689" office:value-type="float"/>
          <table:table-cell office:value="0.6362736816983945" office:value-type="float"/>
          <table:table-cell office:value="0.6620310171639197" office:value-type="float"/>
          <table:table-cell office:value="0.7869697617661913" office:value-type="float"/>
          <table:table-cell office:value="0.42418288362494116" office:value-type="float"/>
          <table:table-cell office:value="0.4952577152342299" office:value-type="float"/>
          <table:table-cell office:value="0.5270268330837682" office:value-type="float"/>
          <table:table-cell office:value="0.5633743814161731" office:value-type="float"/>
          <table:table-cell office:value="0.631200417326236" office:value-type="float"/>
        </table:table-row>
        <table:table-row>
          <table:table-cell office:value-type="string">
            <text:p>asciimoo__drawille</text:p>
          </table:table-cell>
          <table:table-cell office:value="0.8125393742547556" office:value-type="float"/>
          <table:table-cell office:value="0.8365451367859054" office:value-type="float"/>
          <table:table-cell office:value="0.8472748330078237" office:value-type="float"/>
          <table:table-cell office:value="0.859447783749346" office:value-type="float"/>
          <table:table-cell office:value="0.859447783749346" office:value-type="float"/>
          <table:table-cell office:value="0.5853011515835462" office:value-type="float"/>
          <table:table-cell office:value="0.5970076815966812" office:value-type="float"/>
          <table:table-cell office:value="0.6188389098322602" office:value-type="float"/>
          <table:table-cell office:value="0.6649344612614455" office:value-type="float"/>
          <table:table-cell office:value="0.6649344612614455" office:value-type="float"/>
          <table:table-cell office:value="0.47918534622126174" office:value-type="float"/>
          <table:table-cell office:value="0.4844277432191833" office:value-type="float"/>
          <table:table-cell office:value="0.5360755931782804" office:value-type="float"/>
          <table:table-cell office:value="0.544345842727882" office:value-type="float"/>
          <table:table-cell office:value="0.544345842727882" office:value-type="float"/>
          <table:table-cell office:value="0.6760111913178629" office:value-type="float"/>
          <table:table-cell office:value="0.6839519841001751" office:value-type="float"/>
          <table:table-cell office:value="0.7117295982783761" office:value-type="float"/>
          <table:table-cell office:value="0.7614005034155813" office:value-type="float"/>
          <table:table-cell office:value="0.7614005034155813" office:value-type="float"/>
          <table:table-cell office:value="0.460119320769281" office:value-type="float"/>
          <table:table-cell office:value="0.46895367051389525" office:value-type="float"/>
          <table:table-cell office:value="0.4965259526642546" office:value-type="float"/>
          <table:table-cell office:value="0.5627193219809137" office:value-type="float"/>
          <table:table-cell office:value="0.5627193219809137" office:value-type="float"/>
        </table:table-row>
        <table:table-row>
          <table:table-cell office:value-type="string">
            <text:p>artf__grapesjs</text:p>
          </table:table-cell>
          <table:table-cell office:value="0.7199393977648096" office:value-type="float"/>
          <table:table-cell office:value="0.7880779052015434" office:value-type="float"/>
          <table:table-cell office:value="0.8099646831751421" office:value-type="float"/>
          <table:table-cell office:value="0.8248754438924696" office:value-type="float"/>
          <table:table-cell office:value="0.8660269944728453" office:value-type="float"/>
          <table:table-cell office:value="0.5494362391037858" office:value-type="float"/>
          <table:table-cell office:value="0.5905626274227029" office:value-type="float"/>
          <table:table-cell office:value="0.6031186066892229" office:value-type="float"/>
          <table:table-cell office:value="0.6178896012183369" office:value-type="float"/>
          <table:table-cell office:value="0.6773635302083604" office:value-type="float"/>
          <table:table-cell office:value="0.4126329440279828" office:value-type="float"/>
          <table:table-cell office:value="0.48655100500035214" office:value-type="float"/>
          <table:table-cell office:value="0.5038304363182904" office:value-type="float"/>
          <table:table-cell office:value="0.5242515767797035" office:value-type="float"/>
          <table:table-cell office:value="0.591384601310796" office:value-type="float"/>
          <table:table-cell office:value="0.5870997313288377" office:value-type="float"/>
          <table:table-cell office:value="0.6234594112928685" office:value-type="float"/>
          <table:table-cell office:value="0.6435149268990261" office:value-type="float"/>
          <table:table-cell office:value="0.6666864341103733" office:value-type="float"/>
          <table:table-cell office:value="0.7273102732741951" office:value-type="float"/>
          <table:table-cell office:value="0.4266087125583652" office:value-type="float"/>
          <table:table-cell office:value="0.48894633860529957" office:value-type="float"/>
          <table:table-cell office:value="0.5128155317857916" office:value-type="float"/>
          <table:table-cell office:value="0.5317148960512851" office:value-type="float"/>
          <table:table-cell office:value="0.5834482051003675" office:value-type="float"/>
        </table:table-row>
        <table:table-row>
          <table:table-cell office:value-type="string">
            <text:p>videojs__video.js</text:p>
          </table:table-cell>
          <table:table-cell office:value="0.7217986589878066" office:value-type="float"/>
          <table:table-cell office:value="0.7832126328452815" office:value-type="float"/>
          <table:table-cell office:value="0.8026928762453027" office:value-type="float"/>
          <table:table-cell office:value="0.8152753934283755" office:value-type="float"/>
          <table:table-cell office:value="0.8531990160768689" office:value-type="float"/>
          <table:table-cell office:value="0.5142788201061397" office:value-type="float"/>
          <table:table-cell office:value="0.563798210619446" office:value-type="float"/>
          <table:table-cell office:value="0.5828252066058459" office:value-type="float"/>
          <table:table-cell office:value="0.6007311714097481" office:value-type="float"/>
          <table:table-cell office:value="0.7258580444114646" office:value-type="float"/>
          <table:table-cell office:value="0.38431436235001143" office:value-type="float"/>
          <table:table-cell office:value="0.44336034541057423" office:value-type="float"/>
          <table:table-cell office:value="0.4640462326980318" office:value-type="float"/>
          <table:table-cell office:value="0.48486119385697934" office:value-type="float"/>
          <table:table-cell office:value="0.5758007157633241" office:value-type="float"/>
          <table:table-cell office:value="0.5378441820495738" office:value-type="float"/>
          <table:table-cell office:value="0.5921183193044539" office:value-type="float"/>
          <table:table-cell office:value="0.6107587819489766" office:value-type="float"/>
          <table:table-cell office:value="0.6329258155557387" office:value-type="float"/>
          <table:table-cell office:value="0.76859794601223" office:value-type="float"/>
          <table:table-cell office:value="0.3406269724410455" office:value-type="float"/>
          <table:table-cell office:value="0.49434653942375956" office:value-type="float"/>
          <table:table-cell office:value="0.5155162202676002" office:value-type="float"/>
          <table:table-cell office:value="0.5334067846861845" office:value-type="float"/>
          <table:table-cell office:value="0.5870984733209047" office:value-type="float"/>
        </table:table-row>
        <table:table-row>
          <table:table-cell office:value-type="string">
            <text:p>Hearst-DD__ObjectMapper</text:p>
          </table:table-cell>
          <table:table-cell office:value="0.7185065341829543" office:value-type="float"/>
          <table:table-cell office:value="0.7838040305810785" office:value-type="float"/>
          <table:table-cell office:value="0.8011097289424165" office:value-type="float"/>
          <table:table-cell office:value="0.8175615919644393" office:value-type="float"/>
          <table:table-cell office:value="0.8677380254291076" office:value-type="float"/>
          <table:table-cell office:value="0.49878429755033465" office:value-type="float"/>
          <table:table-cell office:value="0.5650160712590904" office:value-type="float"/>
          <table:table-cell office:value="0.5785835197275564" office:value-type="float"/>
          <table:table-cell office:value="0.594607294163886" office:value-type="float"/>
          <table:table-cell office:value="0.6645928588866703" office:value-type="float"/>
          <table:table-cell office:value="0.4115829365446371" office:value-type="float"/>
          <table:table-cell office:value="0.46750903602495864" office:value-type="float"/>
          <table:table-cell office:value="0.4899551992672693" office:value-type="float"/>
          <table:table-cell office:value="0.5066420596082462" office:value-type="float"/>
          <table:table-cell office:value="0.5693787319847875" office:value-type="float"/>
          <table:table-cell office:value="0.599415686792506" office:value-type="float"/>
          <table:table-cell office:value="0.6336559949794033" office:value-type="float"/>
          <table:table-cell office:value="0.6475128263372517" office:value-type="float"/>
          <table:table-cell office:value="0.6765142512477054" office:value-type="float"/>
          <table:table-cell office:value="0.7142807078644062" office:value-type="float"/>
          <table:table-cell office:value="0.37234583723229275" office:value-type="float"/>
          <table:table-cell office:value="0.45560127857458976" office:value-type="float"/>
          <table:table-cell office:value="0.48505124821139634" office:value-type="float"/>
          <table:table-cell office:value="0.5047971750108445" office:value-type="float"/>
          <table:table-cell office:value="0.549185154798958" office:value-type="float"/>
        </table:table-row>
        <table:table-row>
          <table:table-cell office:value-type="string">
            <text:p>jMonkeyEngine__jmonkeyengine</text:p>
          </table:table-cell>
          <table:table-cell office:value="0.7585521423604304" office:value-type="float"/>
          <table:table-cell office:value="0.802993090022541" office:value-type="float"/>
          <table:table-cell office:value="0.8162436155939864" office:value-type="float"/>
          <table:table-cell office:value="0.8269707615538117" office:value-type="float"/>
          <table:table-cell office:value="0.8555536345813165" office:value-type="float"/>
          <table:table-cell office:value="0.5402200508138953" office:value-type="float"/>
          <table:table-cell office:value="0.5823580428371146" office:value-type="float"/>
          <table:table-cell office:value="0.5968620701888061" office:value-type="float"/>
          <table:table-cell office:value="0.6112637076155049" office:value-type="float"/>
          <table:table-cell office:value="0.6735474283370028" office:value-type="float"/>
          <table:table-cell office:value="0.40731393656954684" office:value-type="float"/>
          <table:table-cell office:value="0.46490508666432157" office:value-type="float"/>
          <table:table-cell office:value="0.47465494822539506" office:value-type="float"/>
          <table:table-cell office:value="0.49017418963702375" office:value-type="float"/>
          <table:table-cell office:value="0.5273783951991321" office:value-type="float"/>
          <table:table-cell office:value="0.5788812431354008" office:value-type="float"/>
          <table:table-cell office:value="0.60272203595811" office:value-type="float"/>
          <table:table-cell office:value="0.6185799540018597" office:value-type="float"/>
          <table:table-cell office:value="0.6421140138864594" office:value-type="float"/>
          <table:table-cell office:value="0.6708856227666635" office:value-type="float"/>
          <table:table-cell office:value="0.42742364597035803" office:value-type="float"/>
          <table:table-cell office:value="0.47560779312362267" office:value-type="float"/>
          <table:table-cell office:value="0.49147446116884497" office:value-type="float"/>
          <table:table-cell office:value="0.5143794389627008" office:value-type="float"/>
          <table:table-cell office:value="0.5477199775681408" office:value-type="float"/>
        </table:table-row>
        <table:table-row>
          <table:table-cell office:value-type="string">
            <text:p>coocood__freecache</text:p>
          </table:table-cell>
          <table:table-cell office:value="0.6906585092343952" office:value-type="float"/>
          <table:table-cell office:value="0.7097668595720571" office:value-type="float"/>
          <table:table-cell office:value="0.7724564297008131" office:value-type="float"/>
          <table:table-cell office:value="0.8001502401764965" office:value-type="float"/>
          <table:table-cell office:value="0.8001502401764965" office:value-type="float"/>
          <table:table-cell office:value="0.6056778174124607" office:value-type="float"/>
          <table:table-cell office:value="0.6107671904190826" office:value-type="float"/>
          <table:table-cell office:value="0.611943606365739" office:value-type="float"/>
          <table:table-cell office:value="0.6730749136787213" office:value-type="float"/>
          <table:table-cell office:value="0.6730749136787213" office:value-type="float"/>
          <table:table-cell office:value="0.4851349286299738" office:value-type="float"/>
          <table:table-cell office:value="0.4890397059823954" office:value-type="float"/>
          <table:table-cell office:value="0.49514576047931347" office:value-type="float"/>
          <table:table-cell office:value="0.5185031404720699" office:value-type="float"/>
          <table:table-cell office:value="0.5185031404720699" office:value-type="float"/>
          <table:table-cell office:value="0.6612543742371451" office:value-type="float"/>
          <table:table-cell office:value="0.6846141750166352" office:value-type="float"/>
          <table:table-cell office:value="0.6950306177981984" office:value-type="float"/>
          <table:table-cell office:value="0.7020832127852897" office:value-type="float"/>
          <table:table-cell office:value="0.7020832127852897" office:value-type="float"/>
          <table:table-cell office:value="0.46169737646446574" office:value-type="float"/>
          <table:table-cell office:value="0.4631843574040631" office:value-type="float"/>
          <table:table-cell office:value="0.47052284390204924" office:value-type="float"/>
          <table:table-cell office:value="0.5853886489066229" office:value-type="float"/>
          <table:table-cell office:value="0.5853886489066229" office:value-type="float"/>
        </table:table-row>
        <table:table-row>
          <table:table-cell office:value-type="string">
            <text:p>redfin__react-server</text:p>
          </table:table-cell>
          <table:table-cell office:value="0.7595780653085579" office:value-type="float"/>
          <table:table-cell office:value="0.7911591030690501" office:value-type="float"/>
          <table:table-cell office:value="0.8115159524561433" office:value-type="float"/>
          <table:table-cell office:value="0.8165539930942707" office:value-type="float"/>
          <table:table-cell office:value="0.8386368533547268" office:value-type="float"/>
          <table:table-cell office:value="0.544738568251396" office:value-type="float"/>
          <table:table-cell office:value="0.5713050133515132" office:value-type="float"/>
          <table:table-cell office:value="0.5952005865138241" office:value-type="float"/>
          <table:table-cell office:value="0.6161450509449129" office:value-type="float"/>
          <table:table-cell office:value="0.7211161257152016" office:value-type="float"/>
          <table:table-cell office:value="0.43934361494169316" office:value-type="float"/>
          <table:table-cell office:value="0.4598787402339809" office:value-type="float"/>
          <table:table-cell office:value="0.47187689308237224" office:value-type="float"/>
          <table:table-cell office:value="0.48733104531006677" office:value-type="float"/>
          <table:table-cell office:value="0.5629231910826983" office:value-type="float"/>
          <table:table-cell office:value="0.5760990704732324" office:value-type="float"/>
          <table:table-cell office:value="0.5951836107295987" office:value-type="float"/>
          <table:table-cell office:value="0.6158091471402154" office:value-type="float"/>
          <table:table-cell office:value="0.6489750176921307" office:value-type="float"/>
          <table:table-cell office:value="0.7279645463501894" office:value-type="float"/>
          <table:table-cell office:value="0.45536953566919114" office:value-type="float"/>
          <table:table-cell office:value="0.5019671986378708" office:value-type="float"/>
          <table:table-cell office:value="0.5133120400112617" office:value-type="float"/>
          <table:table-cell office:value="0.5321639476017862" office:value-type="float"/>
          <table:table-cell office:value="0.597006379191153" office:value-type="float"/>
        </table:table-row>
        <table:table-row>
          <table:table-cell office:value-type="string">
            <text:p>mishoo__UglifyJS</text:p>
          </table:table-cell>
          <table:table-cell office:value="0.7490108254723106" office:value-type="float"/>
          <table:table-cell office:value="0.8028726752104025" office:value-type="float"/>
          <table:table-cell office:value="0.8144636428447751" office:value-type="float"/>
          <table:table-cell office:value="0.8192129374866215" office:value-type="float"/>
          <table:table-cell office:value="0.8345920142866792" office:value-type="float"/>
          <table:table-cell office:value="0.553381200300126" office:value-type="float"/>
          <table:table-cell office:value="0.5747409832159474" office:value-type="float"/>
          <table:table-cell office:value="0.587502018479419" office:value-type="float"/>
          <table:table-cell office:value="0.6133331078596842" office:value-type="float"/>
          <table:table-cell office:value="0.6445764387268078" office:value-type="float"/>
          <table:table-cell office:value="0.42849429756558205" office:value-type="float"/>
          <table:table-cell office:value="0.4526524979418032" office:value-type="float"/>
          <table:table-cell office:value="0.47708451178131206" office:value-type="float"/>
          <table:table-cell office:value="0.5107994344694061" office:value-type="float"/>
          <table:table-cell office:value="0.553239280545252" office:value-type="float"/>
          <table:table-cell office:value="0.611738020723902" office:value-type="float"/>
          <table:table-cell office:value="0.6267723824803051" office:value-type="float"/>
          <table:table-cell office:value="0.6485830836493303" office:value-type="float"/>
          <table:table-cell office:value="0.6647679956254275" office:value-type="float"/>
          <table:table-cell office:value="0.7116242346274275" office:value-type="float"/>
          <table:table-cell office:value="0.4655117107929555" office:value-type="float"/>
          <table:table-cell office:value="0.48710091365620045" office:value-type="float"/>
          <table:table-cell office:value="0.5117143557911719" office:value-type="float"/>
          <table:table-cell office:value="0.5196736774456013" office:value-type="float"/>
          <table:table-cell office:value="0.5561185174262072" office:value-type="float"/>
        </table:table-row>
        <table:table-row>
          <table:table-cell office:value-type="string">
            <text:p>kivy__python-for-android</text:p>
          </table:table-cell>
          <table:table-cell office:value="0.680163884797248" office:value-type="float"/>
          <table:table-cell office:value="0.7391020991361692" office:value-type="float"/>
          <table:table-cell office:value="0.7729303517242997" office:value-type="float"/>
          <table:table-cell office:value="0.794919973801782" office:value-type="float"/>
          <table:table-cell office:value="0.8655807552149882" office:value-type="float"/>
          <table:table-cell office:value="0.5236205222469481" office:value-type="float"/>
          <table:table-cell office:value="0.5870152976013088" office:value-type="float"/>
          <table:table-cell office:value="0.5985542124944081" office:value-type="float"/>
          <table:table-cell office:value="0.6076516654848297" office:value-type="float"/>
          <table:table-cell office:value="0.7181075742210004" office:value-type="float"/>
          <table:table-cell office:value="0.4057588388325222" office:value-type="float"/>
          <table:table-cell office:value="0.43802909489023734" office:value-type="float"/>
          <table:table-cell office:value="0.4544322383403895" office:value-type="float"/>
          <table:table-cell office:value="0.4683914054073198" office:value-type="float"/>
          <table:table-cell office:value="0.5627503497292203" office:value-type="float"/>
          <table:table-cell office:value="0.5559462118660843" office:value-type="float"/>
          <table:table-cell office:value="0.6039392060622704" office:value-type="float"/>
          <table:table-cell office:value="0.6278426222381842" office:value-type="float"/>
          <table:table-cell office:value="0.6527254484874155" office:value-type="float"/>
          <table:table-cell office:value="0.7681231249716267" office:value-type="float"/>
          <table:table-cell office:value="0.4079136951472984" office:value-type="float"/>
          <table:table-cell office:value="0.4866773903573608" office:value-type="float"/>
          <table:table-cell office:value="0.5094302011054688" office:value-type="float"/>
          <table:table-cell office:value="0.529717922370095" office:value-type="float"/>
          <table:table-cell office:value="0.584208304776339" office:value-type="float"/>
        </table:table-row>
        <table:table-row>
          <table:table-cell office:value-type="string">
            <text:p>mootools__mootools-core</text:p>
          </table:table-cell>
          <table:table-cell office:value="0.7436766402536968" office:value-type="float"/>
          <table:table-cell office:value="0.8024001743216593" office:value-type="float"/>
          <table:table-cell office:value="0.8172508680587314" office:value-type="float"/>
          <table:table-cell office:value="0.8294821359067353" office:value-type="float"/>
          <table:table-cell office:value="0.8615062579037001" office:value-type="float"/>
          <table:table-cell office:value="0.5050848739006768" office:value-type="float"/>
          <table:table-cell office:value="0.574292825813646" office:value-type="float"/>
          <table:table-cell office:value="0.5959986566887125" office:value-type="float"/>
          <table:table-cell office:value="0.6075282319670243" office:value-type="float"/>
          <table:table-cell office:value="0.6482601654570866" office:value-type="float"/>
          <table:table-cell office:value="0.3853429029006528" office:value-type="float"/>
          <table:table-cell office:value="0.4483160023740245" office:value-type="float"/>
          <table:table-cell office:value="0.4692919601781542" office:value-type="float"/>
          <table:table-cell office:value="0.495700538364558" office:value-type="float"/>
          <table:table-cell office:value="0.531402074345055" office:value-type="float"/>
          <table:table-cell office:value="0.547005620518147" office:value-type="float"/>
          <table:table-cell office:value="0.6010798320903354" office:value-type="float"/>
          <table:table-cell office:value="0.6241995253509889" office:value-type="float"/>
          <table:table-cell office:value="0.6568881577485453" office:value-type="float"/>
          <table:table-cell office:value="0.7359957263197446" office:value-type="float"/>
          <table:table-cell office:value="0.3894010705201381" office:value-type="float"/>
          <table:table-cell office:value="0.4862022539871579" office:value-type="float"/>
          <table:table-cell office:value="0.5156968770265606" office:value-type="float"/>
          <table:table-cell office:value="0.5315214706744839" office:value-type="float"/>
          <table:table-cell office:value="0.5819105219806074" office:value-type="float"/>
        </table:table-row>
        <table:table-row>
          <table:table-cell office:value-type="string">
            <text:p>sosedoff__pgweb</text:p>
          </table:table-cell>
          <table:table-cell office:value="0.6822246239087998" office:value-type="float"/>
          <table:table-cell office:value="0.7820079445474999" office:value-type="float"/>
          <table:table-cell office:value="0.7967670673835983" office:value-type="float"/>
          <table:table-cell office:value="0.8006603512333176" office:value-type="float"/>
          <table:table-cell office:value="0.8353674789929145" office:value-type="float"/>
          <table:table-cell office:value="0.5541845229663238" office:value-type="float"/>
          <table:table-cell office:value="0.5795925407195487" office:value-type="float"/>
          <table:table-cell office:value="0.594940153029371" office:value-type="float"/>
          <table:table-cell office:value="0.6059027378976679" office:value-type="float"/>
          <table:table-cell office:value="0.6198322864880766" office:value-type="float"/>
          <table:table-cell office:value="0.4300930824439083" office:value-type="float"/>
          <table:table-cell office:value="0.4791041133032822" office:value-type="float"/>
          <table:table-cell office:value="0.49083747568607566" office:value-type="float"/>
          <table:table-cell office:value="0.5110932102531978" office:value-type="float"/>
          <table:table-cell office:value="0.547916532545128" office:value-type="float"/>
          <table:table-cell office:value="0.5812168179896688" office:value-type="float"/>
          <table:table-cell office:value="0.6234988449087957" office:value-type="float"/>
          <table:table-cell office:value="0.6392793167650075" office:value-type="float"/>
          <table:table-cell office:value="0.6665931303825345" office:value-type="float"/>
          <table:table-cell office:value="0.707662346232914" office:value-type="float"/>
          <table:table-cell office:value="0.41663697394255256" office:value-type="float"/>
          <table:table-cell office:value="0.47318647863426666" office:value-type="float"/>
          <table:table-cell office:value="0.50247981167184" office:value-type="float"/>
          <table:table-cell office:value="0.5307191681935746" office:value-type="float"/>
          <table:table-cell office:value="0.5621451605896723" office:value-type="float"/>
        </table:table-row>
        <table:table-row>
          <table:table-cell office:value-type="string">
            <text:p>markdalgleish__stellar.js</text:p>
          </table:table-cell>
          <table:table-cell office:value="0.7076989620777514" office:value-type="float"/>
          <table:table-cell office:value="0.7780633970246804" office:value-type="float"/>
          <table:table-cell office:value="0.807038852006219" office:value-type="float"/>
          <table:table-cell office:value="0.8171122202783667" office:value-type="float"/>
          <table:table-cell office:value="0.8357803239439541" office:value-type="float"/>
          <table:table-cell office:value="0.5247689442294374" office:value-type="float"/>
          <table:table-cell office:value="0.5563977765900692" office:value-type="float"/>
          <table:table-cell office:value="0.5802439649800359" office:value-type="float"/>
          <table:table-cell office:value="0.584140256085747" office:value-type="float"/>
          <table:table-cell office:value="0.6140112941403701" office:value-type="float"/>
          <table:table-cell office:value="0.44426239010109225" office:value-type="float"/>
          <table:table-cell office:value="0.4690137185406298" office:value-type="float"/>
          <table:table-cell office:value="0.47484576501321885" office:value-type="float"/>
          <table:table-cell office:value="0.48307390528291816" office:value-type="float"/>
          <table:table-cell office:value="0.5419858238085554" office:value-type="float"/>
          <table:table-cell office:value="0.5584758464438123" office:value-type="float"/>
          <table:table-cell office:value="0.6174245313821407" office:value-type="float"/>
          <table:table-cell office:value="0.6240387202862959" office:value-type="float"/>
          <table:table-cell office:value="0.6430476609869045" office:value-type="float"/>
          <table:table-cell office:value="0.6914535169195295" office:value-type="float"/>
          <table:table-cell office:value="0.42982407354023255" office:value-type="float"/>
          <table:table-cell office:value="0.46725895710702936" office:value-type="float"/>
          <table:table-cell office:value="0.5048795526799819" office:value-type="float"/>
          <table:table-cell office:value="0.5146562871023787" office:value-type="float"/>
          <table:table-cell office:value="0.5324859463126386" office:value-type="float"/>
        </table:table-row>
        <table:table-row>
          <table:table-cell office:value-type="string">
            <text:p>libretro__RetroArch</text:p>
          </table:table-cell>
          <table:table-cell office:value="0.6927994745334572" office:value-type="float"/>
          <table:table-cell office:value="0.7746537503440318" office:value-type="float"/>
          <table:table-cell office:value="0.7952065510235614" office:value-type="float"/>
          <table:table-cell office:value="0.8109294747307845" office:value-type="float"/>
          <table:table-cell office:value="0.8599550288768532" office:value-type="float"/>
          <table:table-cell office:value="0.48043632908415795" office:value-type="float"/>
          <table:table-cell office:value="0.5747576846866563" office:value-type="float"/>
          <table:table-cell office:value="0.5927531708501694" office:value-type="float"/>
          <table:table-cell office:value="0.6082468924522262" office:value-type="float"/>
          <table:table-cell office:value="0.7050944863610331" office:value-type="float"/>
          <table:table-cell office:value="0.3580651670651054" office:value-type="float"/>
          <table:table-cell office:value="0.434742521140403" office:value-type="float"/>
          <table:table-cell office:value="0.45576610044045646" office:value-type="float"/>
          <table:table-cell office:value="0.47910533064920496" office:value-type="float"/>
          <table:table-cell office:value="0.5818796713909017" office:value-type="float"/>
          <table:table-cell office:value="0.5303231437653566" office:value-type="float"/>
          <table:table-cell office:value="0.5935438512343277" office:value-type="float"/>
          <table:table-cell office:value="0.61503640799858" office:value-type="float"/>
          <table:table-cell office:value="0.637771818431702" office:value-type="float"/>
          <table:table-cell office:value="0.7183298957229665" office:value-type="float"/>
          <table:table-cell office:value="0.35703872241865486" office:value-type="float"/>
          <table:table-cell office:value="0.4812677379708559" office:value-type="float"/>
          <table:table-cell office:value="0.502447154928342" office:value-type="float"/>
          <table:table-cell office:value="0.5218667885983843" office:value-type="float"/>
          <table:table-cell office:value="0.6091026664759233" office:value-type="float"/>
        </table:table-row>
        <table:table-row>
          <table:table-cell office:value-type="string">
            <text:p>ag-grid__ag-grid</text:p>
          </table:table-cell>
          <table:table-cell office:value="0.7290303482794138" office:value-type="float"/>
          <table:table-cell office:value="0.7886998934401543" office:value-type="float"/>
          <table:table-cell office:value="0.8088647517092972" office:value-type="float"/>
          <table:table-cell office:value="0.822026746639602" office:value-type="float"/>
          <table:table-cell office:value="0.8576766016122813" office:value-type="float"/>
          <table:table-cell office:value="0.4948802304489084" office:value-type="float"/>
          <table:table-cell office:value="0.5733551879039966" office:value-type="float"/>
          <table:table-cell office:value="0.5953984083010333" office:value-type="float"/>
          <table:table-cell office:value="0.6150624293561192" office:value-type="float"/>
          <table:table-cell office:value="0.7381464492368159" office:value-type="float"/>
          <table:table-cell office:value="0.35764968233160754" office:value-type="float"/>
          <table:table-cell office:value="0.47749676836899013" office:value-type="float"/>
          <table:table-cell office:value="0.4992949526672218" office:value-type="float"/>
          <table:table-cell office:value="0.5193546722650371" office:value-type="float"/>
          <table:table-cell office:value="0.5744085766814929" office:value-type="float"/>
          <table:table-cell office:value="0.544116015129829" office:value-type="float"/>
          <table:table-cell office:value="0.6128428289624086" office:value-type="float"/>
          <table:table-cell office:value="0.6320127522740957" office:value-type="float"/>
          <table:table-cell office:value="0.6491871833053593" office:value-type="float"/>
          <table:table-cell office:value="0.7524927409361807" office:value-type="float"/>
          <table:table-cell office:value="0.360773103012763" office:value-type="float"/>
          <table:table-cell office:value="0.4719348167828007" office:value-type="float"/>
          <table:table-cell office:value="0.5039042550651992" office:value-type="float"/>
          <table:table-cell office:value="0.5267429092687133" office:value-type="float"/>
          <table:table-cell office:value="0.5986301069645878" office:value-type="float"/>
        </table:table-row>
        <table:table-row>
          <table:table-cell office:value-type="string">
            <text:p>coreos__etcd</text:p>
          </table:table-cell>
          <table:table-cell office:value="0.6575414250417893" office:value-type="float"/>
          <table:table-cell office:value="0.7397081847435328" office:value-type="float"/>
          <table:table-cell office:value="0.7678532149199532" office:value-type="float"/>
          <table:table-cell office:value="0.7991373589849651" office:value-type="float"/>
          <table:table-cell office:value="0.8605228893221518" office:value-type="float"/>
          <table:table-cell office:value="0.5343968251337683" office:value-type="float"/>
          <table:table-cell office:value="0.5883759677852053" office:value-type="float"/>
          <table:table-cell office:value="0.605905878956216" office:value-type="float"/>
          <table:table-cell office:value="0.6197067311823867" office:value-type="float"/>
          <table:table-cell office:value="0.6736108813127869" office:value-type="float"/>
          <table:table-cell office:value="0.35492103609738596" office:value-type="float"/>
          <table:table-cell office:value="0.45474216484010643" office:value-type="float"/>
          <table:table-cell office:value="0.4742536226979329" office:value-type="float"/>
          <table:table-cell office:value="0.49474329397343597" office:value-type="float"/>
          <table:table-cell office:value="0.5774413897832065" office:value-type="float"/>
          <table:table-cell office:value="0.5461760864605045" office:value-type="float"/>
          <table:table-cell office:value="0.6311793450048256" office:value-type="float"/>
          <table:table-cell office:value="0.6505122475883565" office:value-type="float"/>
          <table:table-cell office:value="0.672972073607019" office:value-type="float"/>
          <table:table-cell office:value="0.7282396784094829" office:value-type="float"/>
          <table:table-cell office:value="0.31323123806286296" office:value-type="float"/>
          <table:table-cell office:value="0.45669552126471935" office:value-type="float"/>
          <table:table-cell office:value="0.48685863186994194" office:value-type="float"/>
          <table:table-cell office:value="0.5079891674671944" office:value-type="float"/>
          <table:table-cell office:value="0.5918236389772968" office:value-type="float"/>
        </table:table-row>
        <table:table-row>
          <table:table-cell office:value-type="string">
            <text:p>minio__minio</text:p>
          </table:table-cell>
          <table:table-cell office:value="0.6661754612875368" office:value-type="float"/>
          <table:table-cell office:value="0.7435926140901664" office:value-type="float"/>
          <table:table-cell office:value="0.7729583871245211" office:value-type="float"/>
          <table:table-cell office:value="0.8025513942839984" office:value-type="float"/>
          <table:table-cell office:value="0.8516382470738723" office:value-type="float"/>
          <table:table-cell office:value="0.5048106146731207" office:value-type="float"/>
          <table:table-cell office:value="0.5899021698875706" office:value-type="float"/>
          <table:table-cell office:value="0.6071554567448465" office:value-type="float"/>
          <table:table-cell office:value="0.6205087536985129" office:value-type="float"/>
          <table:table-cell office:value="0.7114902195660076" office:value-type="float"/>
          <table:table-cell office:value="0.3824866766025893" office:value-type="float"/>
          <table:table-cell office:value="0.44800543123420333" office:value-type="float"/>
          <table:table-cell office:value="0.46743603477628903" office:value-type="float"/>
          <table:table-cell office:value="0.4891332935021784" office:value-type="float"/>
          <table:table-cell office:value="0.5705689396859741" office:value-type="float"/>
          <table:table-cell office:value="0.5491497772496647" office:value-type="float"/>
          <table:table-cell office:value="0.6158410164602298" office:value-type="float"/>
          <table:table-cell office:value="0.6352864281664662" office:value-type="float"/>
          <table:table-cell office:value="0.6616408274461286" office:value-type="float"/>
          <table:table-cell office:value="0.7514944080823082" office:value-type="float"/>
          <table:table-cell office:value="0.3370428903190445" office:value-type="float"/>
          <table:table-cell office:value="0.47766374817747603" office:value-type="float"/>
          <table:table-cell office:value="0.49831963858868544" office:value-type="float"/>
          <table:table-cell office:value="0.520508899736532" office:value-type="float"/>
          <table:table-cell office:value="0.5873207131254945" office:value-type="float"/>
        </table:table-row>
        <table:table-row>
          <table:table-cell office:value-type="string">
            <text:p>orientechnologies__orientdb</text:p>
          </table:table-cell>
          <table:table-cell office:value="0.6877074654739437" office:value-type="float"/>
          <table:table-cell office:value="0.7592898526104125" office:value-type="float"/>
          <table:table-cell office:value="0.7873599507314181" office:value-type="float"/>
          <table:table-cell office:value="0.8094133839558764" office:value-type="float"/>
          <table:table-cell office:value="0.8624064869656608" office:value-type="float"/>
          <table:table-cell office:value="0.5128763637049945" office:value-type="float"/>
          <table:table-cell office:value="0.5758864246970767" office:value-type="float"/>
          <table:table-cell office:value="0.5941829482643568" office:value-type="float"/>
          <table:table-cell office:value="0.6124341163162759" office:value-type="float"/>
          <table:table-cell office:value="0.7181653384588252" office:value-type="float"/>
          <table:table-cell office:value="0.38545738279004466" office:value-type="float"/>
          <table:table-cell office:value="0.46906240272074107" office:value-type="float"/>
          <table:table-cell office:value="0.48905815798536645" office:value-type="float"/>
          <table:table-cell office:value="0.5068454568910281" office:value-type="float"/>
          <table:table-cell office:value="0.589852717943501" office:value-type="float"/>
          <table:table-cell office:value="0.5534778417767012" office:value-type="float"/>
          <table:table-cell office:value="0.6164762265483947" office:value-type="float"/>
          <table:table-cell office:value="0.6373616691560303" office:value-type="float"/>
          <table:table-cell office:value="0.659462753953654" office:value-type="float"/>
          <table:table-cell office:value="0.7575564137122685" office:value-type="float"/>
          <table:table-cell office:value="0.32586907024801776" office:value-type="float"/>
          <table:table-cell office:value="0.4727412305165434" office:value-type="float"/>
          <table:table-cell office:value="0.5017580998469534" office:value-type="float"/>
          <table:table-cell office:value="0.5242857109988313" office:value-type="float"/>
          <table:table-cell office:value="0.5940379665745167" office:value-type="float"/>
        </table:table-row>
        <table:table-row>
          <table:table-cell office:value-type="string">
            <text:p>spotify__HubFramework</text:p>
          </table:table-cell>
          <table:table-cell office:value="0.7697402637765978" office:value-type="float"/>
          <table:table-cell office:value="0.7904697054480591" office:value-type="float"/>
          <table:table-cell office:value="0.8035593247094196" office:value-type="float"/>
          <table:table-cell office:value="0.8263152013026226" office:value-type="float"/>
          <table:table-cell office:value="0.8444824908899705" office:value-type="float"/>
          <table:table-cell office:value="0.5274945242581549" office:value-type="float"/>
          <table:table-cell office:value="0.562199983230663" office:value-type="float"/>
          <table:table-cell office:value="0.6189345160867555" office:value-type="float"/>
          <table:table-cell office:value="0.6407467538565433" office:value-type="float"/>
          <table:table-cell office:value="0.658546306867945" office:value-type="float"/>
          <table:table-cell office:value="0.3856353281469966" office:value-type="float"/>
          <table:table-cell office:value="0.4596145634119887" office:value-type="float"/>
          <table:table-cell office:value="0.46272540467988144" office:value-type="float"/>
          <table:table-cell office:value="0.4866391840731219" office:value-type="float"/>
          <table:table-cell office:value="0.5120372629177019" office:value-type="float"/>
          <table:table-cell office:value="0.5994452170172067" office:value-type="float"/>
          <table:table-cell office:value="0.6226949850030787" office:value-type="float"/>
          <table:table-cell office:value="0.6337022484242623" office:value-type="float"/>
          <table:table-cell office:value="0.702762180035524" office:value-type="float"/>
          <table:table-cell office:value="0.7145417467668214" office:value-type="float"/>
          <table:table-cell office:value="0.3372515863511759" office:value-type="float"/>
          <table:table-cell office:value="0.4821085439922753" office:value-type="float"/>
          <table:table-cell office:value="0.5142403767095458" office:value-type="float"/>
          <table:table-cell office:value="0.5251786340093205" office:value-type="float"/>
          <table:table-cell office:value="0.5962448924892987" office:value-type="float"/>
        </table:table-row>
        <table:table-row>
          <table:table-cell office:value-type="string">
            <text:p>axios__axios</text:p>
          </table:table-cell>
          <table:table-cell office:value="0.7165654283056655" office:value-type="float"/>
          <table:table-cell office:value="0.774406387855089" office:value-type="float"/>
          <table:table-cell office:value="0.795696396659469" office:value-type="float"/>
          <table:table-cell office:value="0.8107669234538553" office:value-type="float"/>
          <table:table-cell office:value="0.8533930719666775" office:value-type="float"/>
          <table:table-cell office:value="0.5186009747850475" office:value-type="float"/>
          <table:table-cell office:value="0.5800097164482575" office:value-type="float"/>
          <table:table-cell office:value="0.600158484723394" office:value-type="float"/>
          <table:table-cell office:value="0.6146051961653084" office:value-type="float"/>
          <table:table-cell office:value="0.6695557069430931" office:value-type="float"/>
          <table:table-cell office:value="0.39125570301434043" office:value-type="float"/>
          <table:table-cell office:value="0.4646620141056429" office:value-type="float"/>
          <table:table-cell office:value="0.4795788109618838" office:value-type="float"/>
          <table:table-cell office:value="0.502350915241588" office:value-type="float"/>
          <table:table-cell office:value="0.5714271015466844" office:value-type="float"/>
          <table:table-cell office:value="0.57800549675089" office:value-type="float"/>
          <table:table-cell office:value="0.6228719451431788" office:value-type="float"/>
          <table:table-cell office:value="0.6415764038871606" office:value-type="float"/>
          <table:table-cell office:value="0.6641064743971825" office:value-type="float"/>
          <table:table-cell office:value="0.7514763092740158" office:value-type="float"/>
          <table:table-cell office:value="0.374866616033863" office:value-type="float"/>
          <table:table-cell office:value="0.47390109714117645" office:value-type="float"/>
          <table:table-cell office:value="0.5082106714860108" office:value-type="float"/>
          <table:table-cell office:value="0.5381685188169756" office:value-type="float"/>
          <table:table-cell office:value="0.6351691557738048" office:value-type="float"/>
        </table:table-row>
        <table:table-row>
          <table:table-cell office:value-type="string">
            <text:p>weaveworks__weave</text:p>
          </table:table-cell>
          <table:table-cell office:value="0.6904945401578872" office:value-type="float"/>
          <table:table-cell office:value="0.7316840583468954" office:value-type="float"/>
          <table:table-cell office:value="0.7707158601631415" office:value-type="float"/>
          <table:table-cell office:value="0.7943690822948541" office:value-type="float"/>
          <table:table-cell office:value="0.8708595443911238" office:value-type="float"/>
          <table:table-cell office:value="0.5277150200569404" office:value-type="float"/>
          <table:table-cell office:value="0.5871773443375489" office:value-type="float"/>
          <table:table-cell office:value="0.6049016672830614" office:value-type="float"/>
          <table:table-cell office:value="0.6195060847041189" office:value-type="float"/>
          <table:table-cell office:value="0.6621022272420016" office:value-type="float"/>
          <table:table-cell office:value="0.39520834359567725" office:value-type="float"/>
          <table:table-cell office:value="0.47636390875668166" office:value-type="float"/>
          <table:table-cell office:value="0.4937557222964933" office:value-type="float"/>
          <table:table-cell office:value="0.513247567058078" office:value-type="float"/>
          <table:table-cell office:value="0.6176414076537484" office:value-type="float"/>
          <table:table-cell office:value="0.5183916561168923" office:value-type="float"/>
          <table:table-cell office:value="0.6247843270867632" office:value-type="float"/>
          <table:table-cell office:value="0.6489971344459843" office:value-type="float"/>
          <table:table-cell office:value="0.6785841254565108" office:value-type="float"/>
          <table:table-cell office:value="0.7352733059877752" office:value-type="float"/>
          <table:table-cell office:value="0.39191763262122936" office:value-type="float"/>
          <table:table-cell office:value="0.4717932575985401" office:value-type="float"/>
          <table:table-cell office:value="0.4999884319096728" office:value-type="float"/>
          <table:table-cell office:value="0.5177474390120134" office:value-type="float"/>
          <table:table-cell office:value="0.6146592814673586" office:value-type="float"/>
        </table:table-row>
        <table:table-row>
          <table:table-cell office:value-type="string">
            <text:p>yeoman__generator-webapp</text:p>
          </table:table-cell>
          <table:table-cell office:value="0.719573257922232" office:value-type="float"/>
          <table:table-cell office:value="0.7878829452831215" office:value-type="float"/>
          <table:table-cell office:value="0.8077351662549631" office:value-type="float"/>
          <table:table-cell office:value="0.8193542491352999" office:value-type="float"/>
          <table:table-cell office:value="0.8553363705974507" office:value-type="float"/>
          <table:table-cell office:value="0.5268731260603685" office:value-type="float"/>
          <table:table-cell office:value="0.5658821218278721" office:value-type="float"/>
          <table:table-cell office:value="0.5857690408422809" office:value-type="float"/>
          <table:table-cell office:value="0.6153052206561191" office:value-type="float"/>
          <table:table-cell office:value="0.6661254056492203" office:value-type="float"/>
          <table:table-cell office:value="0.34745207804799394" office:value-type="float"/>
          <table:table-cell office:value="0.4355421953935038" office:value-type="float"/>
          <table:table-cell office:value="0.4559776864117373" office:value-type="float"/>
          <table:table-cell office:value="0.4798893661721592" office:value-type="float"/>
          <table:table-cell office:value="0.5545492187631338" office:value-type="float"/>
          <table:table-cell office:value="0.5522509623080811" office:value-type="float"/>
          <table:table-cell office:value="0.5958752622557892" office:value-type="float"/>
          <table:table-cell office:value="0.6170150119906619" office:value-type="float"/>
          <table:table-cell office:value="0.6446361541444219" office:value-type="float"/>
          <table:table-cell office:value="0.7004068834994076" office:value-type="float"/>
          <table:table-cell office:value="0.38026017822651537" office:value-type="float"/>
          <table:table-cell office:value="0.4641031242950142" office:value-type="float"/>
          <table:table-cell office:value="0.5033264627382733" office:value-type="float"/>
          <table:table-cell office:value="0.5280439207429307" office:value-type="float"/>
          <table:table-cell office:value="0.5785273008623613" office:value-type="float"/>
        </table:table-row>
        <table:table-row>
          <table:table-cell office:value-type="string">
            <text:p>hakimel__reveal.js</text:p>
          </table:table-cell>
          <table:table-cell office:value="0.7278888632920052" office:value-type="float"/>
          <table:table-cell office:value="0.7954363371479487" office:value-type="float"/>
          <table:table-cell office:value="0.8119125065904857" office:value-type="float"/>
          <table:table-cell office:value="0.8221075988392426" office:value-type="float"/>
          <table:table-cell office:value="0.8556154793949358" office:value-type="float"/>
          <table:table-cell office:value="0.4974762372066125" office:value-type="float"/>
          <table:table-cell office:value="0.5896841760661177" office:value-type="float"/>
          <table:table-cell office:value="0.6059214445829623" office:value-type="float"/>
          <table:table-cell office:value="0.6259040859090235" office:value-type="float"/>
          <table:table-cell office:value="0.6665039236069379" office:value-type="float"/>
          <table:table-cell office:value="0.3924163292742483" office:value-type="float"/>
          <table:table-cell office:value="0.4668726462269641" office:value-type="float"/>
          <table:table-cell office:value="0.4841562027658631" office:value-type="float"/>
          <table:table-cell office:value="0.5086603236682163" office:value-type="float"/>
          <table:table-cell office:value="0.6033985958837298" office:value-type="float"/>
          <table:table-cell office:value="0.5366906358480251" office:value-type="float"/>
          <table:table-cell office:value="0.615695205770943" office:value-type="float"/>
          <table:table-cell office:value="0.6346393560833683" office:value-type="float"/>
          <table:table-cell office:value="0.6642161334955341" office:value-type="float"/>
          <table:table-cell office:value="0.7187816401480309" office:value-type="float"/>
          <table:table-cell office:value="0.42512741429173434" office:value-type="float"/>
          <table:table-cell office:value="0.48938593325601465" office:value-type="float"/>
          <table:table-cell office:value="0.5136440569990138" office:value-type="float"/>
          <table:table-cell office:value="0.536280452060071" office:value-type="float"/>
          <table:table-cell office:value="0.5913287342612134" office:value-type="float"/>
        </table:table-row>
        <table:table-row>
          <table:table-cell office:value-type="string">
            <text:p>webpack-contrib__sass-loader</text:p>
          </table:table-cell>
          <table:table-cell office:value="0.6992269665492744" office:value-type="float"/>
          <table:table-cell office:value="0.782735406923234" office:value-type="float"/>
          <table:table-cell office:value="0.8056577076892661" office:value-type="float"/>
          <table:table-cell office:value="0.8213239987752493" office:value-type="float"/>
          <table:table-cell office:value="0.8833003292776804" office:value-type="float"/>
          <table:table-cell office:value="0.5104169263687077" office:value-type="float"/>
          <table:table-cell office:value="0.5589594855917607" office:value-type="float"/>
          <table:table-cell office:value="0.578320096318725" office:value-type="float"/>
          <table:table-cell office:value="0.5909322383634564" office:value-type="float"/>
          <table:table-cell office:value="0.7188814385241887" office:value-type="float"/>
          <table:table-cell office:value="0.4017828548580767" office:value-type="float"/>
          <table:table-cell office:value="0.45688072722351863" office:value-type="float"/>
          <table:table-cell office:value="0.4760298534878834" office:value-type="float"/>
          <table:table-cell office:value="0.4892948194983797" office:value-type="float"/>
          <table:table-cell office:value="0.5584787616314763" office:value-type="float"/>
          <table:table-cell office:value="0.5566007583464613" office:value-type="float"/>
          <table:table-cell office:value="0.6004313002780735" office:value-type="float"/>
          <table:table-cell office:value="0.6155145292875028" office:value-type="float"/>
          <table:table-cell office:value="0.6411587122380844" office:value-type="float"/>
          <table:table-cell office:value="0.7504734094137193" office:value-type="float"/>
          <table:table-cell office:value="0.3385936759684611" office:value-type="float"/>
          <table:table-cell office:value="0.43890242265737306" office:value-type="float"/>
          <table:table-cell office:value="0.4642492052462052" office:value-type="float"/>
          <table:table-cell office:value="0.49287895977065843" office:value-type="float"/>
          <table:table-cell office:value="0.6271474976502379" office:value-type="float"/>
        </table:table-row>
        <table:table-row>
          <table:table-cell office:value-type="string">
            <text:p>hybridauth__hybridauth</text:p>
          </table:table-cell>
          <table:table-cell office:value="0.7175644721961855" office:value-type="float"/>
          <table:table-cell office:value="0.7692413996762333" office:value-type="float"/>
          <table:table-cell office:value="0.783388951464407" office:value-type="float"/>
          <table:table-cell office:value="0.808774889950828" office:value-type="float"/>
          <table:table-cell office:value="0.8267641867052296" office:value-type="float"/>
          <table:table-cell office:value="0.5699902468518698" office:value-type="float"/>
          <table:table-cell office:value="0.5985483775007281" office:value-type="float"/>
          <table:table-cell office:value="0.6086551171620316" office:value-type="float"/>
          <table:table-cell office:value="0.6215040593187157" office:value-type="float"/>
          <table:table-cell office:value="0.662141002755646" office:value-type="float"/>
          <table:table-cell office:value="0.4247184528504415" office:value-type="float"/>
          <table:table-cell office:value="0.4701063437556797" office:value-type="float"/>
          <table:table-cell office:value="0.4912032282622219" office:value-type="float"/>
          <table:table-cell office:value="0.513288152152453" office:value-type="float"/>
          <table:table-cell office:value="0.563632476423415" office:value-type="float"/>
          <table:table-cell office:value="0.5725824772135356" office:value-type="float"/>
          <table:table-cell office:value="0.62453078761231" office:value-type="float"/>
          <table:table-cell office:value="0.6501318980668552" office:value-type="float"/>
          <table:table-cell office:value="0.6733336523685678" office:value-type="float"/>
          <table:table-cell office:value="0.7093752773484809" office:value-type="float"/>
          <table:table-cell office:value="0.40504896630575404" office:value-type="float"/>
          <table:table-cell office:value="0.5013760505547842" office:value-type="float"/>
          <table:table-cell office:value="0.5241258161745483" office:value-type="float"/>
          <table:table-cell office:value="0.5438176240296311" office:value-type="float"/>
          <table:table-cell office:value="0.5688289044979709" office:value-type="float"/>
        </table:table-row>
        <table:table-row>
          <table:table-cell office:value-type="string">
            <text:p>pili-engineering__PLDroidPlayer</text:p>
          </table:table-cell>
          <table:table-cell office:value="0.6849936097473465" office:value-type="float"/>
          <table:table-cell office:value="0.709714889463084" office:value-type="float"/>
          <table:table-cell office:value="0.7189116091329396" office:value-type="float"/>
          <table:table-cell office:value="0.7392144244383267" office:value-type="float"/>
          <table:table-cell office:value="0.8308461483070235" office:value-type="float"/>
          <table:table-cell office:value="0.5575871651299332" office:value-type="float"/>
          <table:table-cell office:value="0.5804577608077414" office:value-type="float"/>
          <table:table-cell office:value="0.5943612674198546" office:value-type="float"/>
          <table:table-cell office:value="0.6038288283266824" office:value-type="float"/>
          <table:table-cell office:value="0.6295637389048193" office:value-type="float"/>
          <table:table-cell office:value="0.42011406176076005" office:value-type="float"/>
          <table:table-cell office:value="0.4583754549532911" office:value-type="float"/>
          <table:table-cell office:value="0.48415655361200566" office:value-type="float"/>
          <table:table-cell office:value="0.5081999670656407" office:value-type="float"/>
          <table:table-cell office:value="0.5644916271288579" office:value-type="float"/>
          <table:table-cell office:value="0.6086923809749406" office:value-type="float"/>
          <table:table-cell office:value="0.6717745234748207" office:value-type="float"/>
          <table:table-cell office:value="0.6908438249052853" office:value-type="float"/>
          <table:table-cell office:value="0.7001143468249499" office:value-type="float"/>
          <table:table-cell office:value="0.7276887752700658" office:value-type="float"/>
          <table:table-cell office:value="0.3359840396469832" office:value-type="float"/>
          <table:table-cell office:value="0.39050561157306596" office:value-type="float"/>
          <table:table-cell office:value="0.42293335036576074" office:value-type="float"/>
          <table:table-cell office:value="0.44919564115171784" office:value-type="float"/>
          <table:table-cell office:value="0.5107732607032018" office:value-type="float"/>
        </table:table-row>
        <table:table-row>
          <table:table-cell office:value-type="string">
            <text:p>google__shaka-player</text:p>
          </table:table-cell>
          <table:table-cell office:value="0.7077484626829652" office:value-type="float"/>
          <table:table-cell office:value="0.7776775522725268" office:value-type="float"/>
          <table:table-cell office:value="0.7978929815021963" office:value-type="float"/>
          <table:table-cell office:value="0.8125810882827325" office:value-type="float"/>
          <table:table-cell office:value="0.893014618071924" office:value-type="float"/>
          <table:table-cell office:value="0.47727356268556403" office:value-type="float"/>
          <table:table-cell office:value="0.5779358020184212" office:value-type="float"/>
          <table:table-cell office:value="0.5977521486510213" office:value-type="float"/>
          <table:table-cell office:value="0.6157780284238831" office:value-type="float"/>
          <table:table-cell office:value="0.6911310869597506" office:value-type="float"/>
          <table:table-cell office:value="0.3805248782901206" office:value-type="float"/>
          <table:table-cell office:value="0.45080993219257603" office:value-type="float"/>
          <table:table-cell office:value="0.4700387335470437" office:value-type="float"/>
          <table:table-cell office:value="0.49068052537864626" office:value-type="float"/>
          <table:table-cell office:value="0.5684489527055451" office:value-type="float"/>
          <table:table-cell office:value="0.5387891523528809" office:value-type="float"/>
          <table:table-cell office:value="0.6057777435058214" office:value-type="float"/>
          <table:table-cell office:value="0.6259606812187588" office:value-type="float"/>
          <table:table-cell office:value="0.649502697501599" office:value-type="float"/>
          <table:table-cell office:value="0.7357372720765825" office:value-type="float"/>
          <table:table-cell office:value="0.38812541231335096" office:value-type="float"/>
          <table:table-cell office:value="0.4914029846707769" office:value-type="float"/>
          <table:table-cell office:value="0.5143561714862468" office:value-type="float"/>
          <table:table-cell office:value="0.5379569571062941" office:value-type="float"/>
          <table:table-cell office:value="0.61653165920871" office:value-type="float"/>
        </table:table-row>
        <table:table-row>
          <table:table-cell office:value-type="string">
            <text:p>ionic-team__ionic</text:p>
          </table:table-cell>
          <table:table-cell office:value="0.7010496904585506" office:value-type="float"/>
          <table:table-cell office:value="0.7812673861592714" office:value-type="float"/>
          <table:table-cell office:value="0.801567147141862" office:value-type="float"/>
          <table:table-cell office:value="0.8145432333973943" office:value-type="float"/>
          <table:table-cell office:value="0.9024467352730697" office:value-type="float"/>
          <table:table-cell office:value="0.5112941955877943" office:value-type="float"/>
          <table:table-cell office:value="0.5730799311045008" office:value-type="float"/>
          <table:table-cell office:value="0.5899616953060856" office:value-type="float"/>
          <table:table-cell office:value="0.6073466254386384" office:value-type="float"/>
          <table:table-cell office:value="0.6849641558973139" office:value-type="float"/>
          <table:table-cell office:value="0.3393591582269112" office:value-type="float"/>
          <table:table-cell office:value="0.4476016296029677" office:value-type="float"/>
          <table:table-cell office:value="0.4710567603946689" office:value-type="float"/>
          <table:table-cell office:value="0.4954461840642248" office:value-type="float"/>
          <table:table-cell office:value="0.6005576095924644" office:value-type="float"/>
          <table:table-cell office:value="0.525177313958431" office:value-type="float"/>
          <table:table-cell office:value="0.6023612614972542" office:value-type="float"/>
          <table:table-cell office:value="0.6233409766435517" office:value-type="float"/>
          <table:table-cell office:value="0.646261538356653" office:value-type="float"/>
          <table:table-cell office:value="0.7351415642769048" office:value-type="float"/>
          <table:table-cell office:value="0.35252719149790274" office:value-type="float"/>
          <table:table-cell office:value="0.4815755290442295" office:value-type="float"/>
          <table:table-cell office:value="0.5055869303586732" office:value-type="float"/>
          <table:table-cell office:value="0.5271631278915335" office:value-type="float"/>
          <table:table-cell office:value="0.6192702378132509" office:value-type="float"/>
        </table:table-row>
        <table:table-row>
          <table:table-cell office:value-type="string">
            <text:p>HansPinckaers__GrowingTextView</text:p>
          </table:table-cell>
          <table:table-cell office:value="0.7708615310513096" office:value-type="float"/>
          <table:table-cell office:value="0.7708615310513096" office:value-type="float"/>
          <table:table-cell office:value="0.7708615310513096" office:value-type="float"/>
          <table:table-cell office:value="0.7708615310513096" office:value-type="float"/>
          <table:table-cell office:value="0.8174019976374337" office:value-type="float"/>
          <table:table-cell office:value="0.565801095287633" office:value-type="float"/>
          <table:table-cell office:value="0.565801095287633" office:value-type="float"/>
          <table:table-cell office:value="0.565801095287633" office:value-type="float"/>
          <table:table-cell office:value="0.565801095287633" office:value-type="float"/>
          <table:table-cell office:value="0.6316925085112616" office:value-type="float"/>
          <table:table-cell office:value="0.48825801805607727" office:value-type="float"/>
          <table:table-cell office:value="0.48825801805607727" office:value-type="float"/>
          <table:table-cell office:value="0.48825801805607727" office:value-type="float"/>
          <table:table-cell office:value="0.48825801805607727" office:value-type="float"/>
          <table:table-cell office:value="0.4947541436107993" office:value-type="float"/>
          <table:table-cell office:value="0.6429566315035814" office:value-type="float"/>
          <table:table-cell office:value="0.6429566315035814" office:value-type="float"/>
          <table:table-cell office:value="0.6429566315035814" office:value-type="float"/>
          <table:table-cell office:value="0.6429566315035814" office:value-type="float"/>
          <table:table-cell office:value="0.6873248131009522" office:value-type="float"/>
          <table:table-cell office:value="0.38288009509615667" office:value-type="float"/>
          <table:table-cell office:value="0.38288009509615667" office:value-type="float"/>
          <table:table-cell office:value="0.38288009509615667" office:value-type="float"/>
          <table:table-cell office:value="0.38288009509615667" office:value-type="float"/>
          <table:table-cell office:value="0.533154001769422" office:value-type="float"/>
        </table:table-row>
        <table:table-row>
          <table:table-cell office:value-type="string">
            <text:p>amoffat__bootstrap-application-wizard</text:p>
          </table:table-cell>
          <table:table-cell office:value="0.7549718407611463" office:value-type="float"/>
          <table:table-cell office:value="0.7669384263704759" office:value-type="float"/>
          <table:table-cell office:value="0.7742929735831777" office:value-type="float"/>
          <table:table-cell office:value="0.8082698189025923" office:value-type="float"/>
          <table:table-cell office:value="0.8399374807312274" office:value-type="float"/>
          <table:table-cell office:value="0.5622987055839973" office:value-type="float"/>
          <table:table-cell office:value="0.5772880216832565" office:value-type="float"/>
          <table:table-cell office:value="0.5879182741105964" office:value-type="float"/>
          <table:table-cell office:value="0.6335766919395587" office:value-type="float"/>
          <table:table-cell office:value="0.6563671398078883" office:value-type="float"/>
          <table:table-cell office:value="0.4336369448947864" office:value-type="float"/>
          <table:table-cell office:value="0.46864555054167856" office:value-type="float"/>
          <table:table-cell office:value="0.4720211120342951" office:value-type="float"/>
          <table:table-cell office:value="0.5109221646824006" office:value-type="float"/>
          <table:table-cell office:value="0.5196628019457379" office:value-type="float"/>
          <table:table-cell office:value="0.6037660338843492" office:value-type="float"/>
          <table:table-cell office:value="0.6220133191933443" office:value-type="float"/>
          <table:table-cell office:value="0.6342050118600121" office:value-type="float"/>
          <table:table-cell office:value="0.6769280293042566" office:value-type="float"/>
          <table:table-cell office:value="0.6960831091050561" office:value-type="float"/>
          <table:table-cell office:value="0.4400329796094856" office:value-type="float"/>
          <table:table-cell office:value="0.4508074572175096" office:value-type="float"/>
          <table:table-cell office:value="0.5274603840284017" office:value-type="float"/>
          <table:table-cell office:value="0.5484758620919037" office:value-type="float"/>
          <table:table-cell office:value="0.5898094064296252" office:value-type="float"/>
        </table:table-row>
        <table:table-row>
          <table:table-cell office:value-type="string">
            <text:p>wting__autojump</text:p>
          </table:table-cell>
          <table:table-cell office:value="0.684351482651495" office:value-type="float"/>
          <table:table-cell office:value="0.7775347181825416" office:value-type="float"/>
          <table:table-cell office:value="0.7929593514063628" office:value-type="float"/>
          <table:table-cell office:value="0.8124377357323118" office:value-type="float"/>
          <table:table-cell office:value="0.8768967186348997" office:value-type="float"/>
          <table:table-cell office:value="0.498254727770253" office:value-type="float"/>
          <table:table-cell office:value="0.563300516744814" office:value-type="float"/>
          <table:table-cell office:value="0.5818015881961216" office:value-type="float"/>
          <table:table-cell office:value="0.6010403578958811" office:value-type="float"/>
          <table:table-cell office:value="0.6510566024861053" office:value-type="float"/>
          <table:table-cell office:value="0.40269437436855193" office:value-type="float"/>
          <table:table-cell office:value="0.44081904590817816" office:value-type="float"/>
          <table:table-cell office:value="0.45970365434442717" office:value-type="float"/>
          <table:table-cell office:value="0.4853739185186615" office:value-type="float"/>
          <table:table-cell office:value="0.5257740800376319" office:value-type="float"/>
          <table:table-cell office:value="0.5821487748154595" office:value-type="float"/>
          <table:table-cell office:value="0.6178820257799771" office:value-type="float"/>
          <table:table-cell office:value="0.6393229211780824" office:value-type="float"/>
          <table:table-cell office:value="0.6656199266031715" office:value-type="float"/>
          <table:table-cell office:value="0.7117048179290828" office:value-type="float"/>
          <table:table-cell office:value="0.3929640377110789" office:value-type="float"/>
          <table:table-cell office:value="0.4808116401117897" office:value-type="float"/>
          <table:table-cell office:value="0.4962403505443074" office:value-type="float"/>
          <table:table-cell office:value="0.5193961733173518" office:value-type="float"/>
          <table:table-cell office:value="0.5730158026706021" office:value-type="float"/>
        </table:table-row>
        <table:table-row>
          <table:table-cell office:value-type="string">
            <text:p>mojombo__grit</text:p>
          </table:table-cell>
          <table:table-cell office:value="0.7621849985425277" office:value-type="float"/>
          <table:table-cell office:value="0.8000474583442514" office:value-type="float"/>
          <table:table-cell office:value="0.8165595772698909" office:value-type="float"/>
          <table:table-cell office:value="0.8308179672392889" office:value-type="float"/>
          <table:table-cell office:value="0.881171111461725" office:value-type="float"/>
          <table:table-cell office:value="0.5841280551571849" office:value-type="float"/>
          <table:table-cell office:value="0.5963320314057566" office:value-type="float"/>
          <table:table-cell office:value="0.5997943043892935" office:value-type="float"/>
          <table:table-cell office:value="0.6037163778666261" office:value-type="float"/>
          <table:table-cell office:value="0.6169480976299083" office:value-type="float"/>
          <table:table-cell office:value="0.4668133530153625" office:value-type="float"/>
          <table:table-cell office:value="0.472101544713116" office:value-type="float"/>
          <table:table-cell office:value="0.4826393075531073" office:value-type="float"/>
          <table:table-cell office:value="0.5063908943059456" office:value-type="float"/>
          <table:table-cell office:value="0.5731870251736726" office:value-type="float"/>
          <table:table-cell office:value="0.5953098833989863" office:value-type="float"/>
          <table:table-cell office:value="0.629394487630976" office:value-type="float"/>
          <table:table-cell office:value="0.6498709561241476" office:value-type="float"/>
          <table:table-cell office:value="0.6600038097288614" office:value-type="float"/>
          <table:table-cell office:value="0.7182953404371331" office:value-type="float"/>
          <table:table-cell office:value="0.44272982152644413" office:value-type="float"/>
          <table:table-cell office:value="0.4858781451758517" office:value-type="float"/>
          <table:table-cell office:value="0.5002857181487693" office:value-type="float"/>
          <table:table-cell office:value="0.526149633245847" office:value-type="float"/>
          <table:table-cell office:value="0.544715105091303" office:value-type="float"/>
        </table:table-row>
        <table:table-row>
          <table:table-cell office:value-type="string">
            <text:p>encode__django-rest-framework</text:p>
          </table:table-cell>
          <table:table-cell office:value="0.7293648696677825" office:value-type="float"/>
          <table:table-cell office:value="0.8006848706414403" office:value-type="float"/>
          <table:table-cell office:value="0.8171049743290305" office:value-type="float"/>
          <table:table-cell office:value="0.8288008867428442" office:value-type="float"/>
          <table:table-cell office:value="0.8691576565860386" office:value-type="float"/>
          <table:table-cell office:value="0.49885901398323684" office:value-type="float"/>
          <table:table-cell office:value="0.5773624745129786" office:value-type="float"/>
          <table:table-cell office:value="0.5945051989299591" office:value-type="float"/>
          <table:table-cell office:value="0.6094851173692533" office:value-type="float"/>
          <table:table-cell office:value="0.6641001422142437" office:value-type="float"/>
          <table:table-cell office:value="0.3875864698871421" office:value-type="float"/>
          <table:table-cell office:value="0.47134058672474444" office:value-type="float"/>
          <table:table-cell office:value="0.4903491659154143" office:value-type="float"/>
          <table:table-cell office:value="0.5106781001497903" office:value-type="float"/>
          <table:table-cell office:value="0.5914228808726028" office:value-type="float"/>
          <table:table-cell office:value="0.5620248052324112" office:value-type="float"/>
          <table:table-cell office:value="0.6242987357154355" office:value-type="float"/>
          <table:table-cell office:value="0.640784982847931" office:value-type="float"/>
          <table:table-cell office:value="0.6581990616642441" office:value-type="float"/>
          <table:table-cell office:value="0.7261984072030845" office:value-type="float"/>
          <table:table-cell office:value="0.36877162648520445" office:value-type="float"/>
          <table:table-cell office:value="0.4875258831881857" office:value-type="float"/>
          <table:table-cell office:value="0.5044311965700691" office:value-type="float"/>
          <table:table-cell office:value="0.5232329204867393" office:value-type="float"/>
          <table:table-cell office:value="0.6072080916686524" office:value-type="float"/>
        </table:table-row>
        <table:table-row>
          <table:table-cell office:value-type="string">
            <text:p>hacdias__filemanager</text:p>
          </table:table-cell>
          <table:table-cell office:value="0.7092847057668092" office:value-type="float"/>
          <table:table-cell office:value="0.7641091084286596" office:value-type="float"/>
          <table:table-cell office:value="0.7927829664462696" office:value-type="float"/>
          <table:table-cell office:value="0.8137056096100406" office:value-type="float"/>
          <table:table-cell office:value="0.8355681128083337" office:value-type="float"/>
          <table:table-cell office:value="0.5565517649794921" office:value-type="float"/>
          <table:table-cell office:value="0.5965452514915247" office:value-type="float"/>
          <table:table-cell office:value="0.6097742997538086" office:value-type="float"/>
          <table:table-cell office:value="0.6243107392431028" office:value-type="float"/>
          <table:table-cell office:value="0.638906668367202" office:value-type="float"/>
          <table:table-cell office:value="0.414040300230268" office:value-type="float"/>
          <table:table-cell office:value="0.46183475532907003" office:value-type="float"/>
          <table:table-cell office:value="0.4774898675967525" office:value-type="float"/>
          <table:table-cell office:value="0.5016249648446753" office:value-type="float"/>
          <table:table-cell office:value="0.5650742808662114" office:value-type="float"/>
          <table:table-cell office:value="0.5567313381462515" office:value-type="float"/>
          <table:table-cell office:value="0.6276206101438655" office:value-type="float"/>
          <table:table-cell office:value="0.6441474439140658" office:value-type="float"/>
          <table:table-cell office:value="0.659951312645352" office:value-type="float"/>
          <table:table-cell office:value="0.689129881716806" office:value-type="float"/>
          <table:table-cell office:value="0.4467963273550586" office:value-type="float"/>
          <table:table-cell office:value="0.5069535258764963" office:value-type="float"/>
          <table:table-cell office:value="0.5287747665710796" office:value-type="float"/>
          <table:table-cell office:value="0.54178426593488" office:value-type="float"/>
          <table:table-cell office:value="0.5595378026161727" office:value-type="float"/>
        </table:table-row>
        <table:table-row>
          <table:table-cell office:value-type="string">
            <text:p>doctrine__doctrine2</text:p>
          </table:table-cell>
          <table:table-cell office:value="0.7078664396289893" office:value-type="float"/>
          <table:table-cell office:value="0.803147072563415" office:value-type="float"/>
          <table:table-cell office:value="0.8201114015879477" office:value-type="float"/>
          <table:table-cell office:value="0.8327343537146553" office:value-type="float"/>
          <table:table-cell office:value="0.8775046622889009" office:value-type="float"/>
          <table:table-cell office:value="0.5231160324175232" office:value-type="float"/>
          <table:table-cell office:value="0.5745351910896405" office:value-type="float"/>
          <table:table-cell office:value="0.5894058387213036" office:value-type="float"/>
          <table:table-cell office:value="0.6063694187160135" office:value-type="float"/>
          <table:table-cell office:value="0.6868558016798307" office:value-type="float"/>
          <table:table-cell office:value="0.39277156047185136" office:value-type="float"/>
          <table:table-cell office:value="0.46598195622652555" office:value-type="float"/>
          <table:table-cell office:value="0.4849451032544142" office:value-type="float"/>
          <table:table-cell office:value="0.5064071477865594" office:value-type="float"/>
          <table:table-cell office:value="0.5862999169231554" office:value-type="float"/>
          <table:table-cell office:value="0.5723593677890604" office:value-type="float"/>
          <table:table-cell office:value="0.6200180706351396" office:value-type="float"/>
          <table:table-cell office:value="0.6386880741904709" office:value-type="float"/>
          <table:table-cell office:value="0.6563468422837477" office:value-type="float"/>
          <table:table-cell office:value="0.7328242329383421" office:value-type="float"/>
          <table:table-cell office:value="0.3754497942517987" office:value-type="float"/>
          <table:table-cell office:value="0.4697923393106009" office:value-type="float"/>
          <table:table-cell office:value="0.49133723011226726" office:value-type="float"/>
          <table:table-cell office:value="0.5141322700049558" office:value-type="float"/>
          <table:table-cell office:value="0.630493303592221" office:value-type="float"/>
        </table:table-row>
        <table:table-row>
          <table:table-cell office:value-type="string">
            <text:p>wekan__wekan</text:p>
          </table:table-cell>
          <table:table-cell office:value="0.698440230424352" office:value-type="float"/>
          <table:table-cell office:value="0.7816799164167779" office:value-type="float"/>
          <table:table-cell office:value="0.8050131105137541" office:value-type="float"/>
          <table:table-cell office:value="0.8197885587530158" office:value-type="float"/>
          <table:table-cell office:value="0.8864992107800553" office:value-type="float"/>
          <table:table-cell office:value="0.544466846776636" office:value-type="float"/>
          <table:table-cell office:value="0.5874211658045498" office:value-type="float"/>
          <table:table-cell office:value="0.6030303766848861" office:value-type="float"/>
          <table:table-cell office:value="0.6240472435996245" office:value-type="float"/>
          <table:table-cell office:value="0.7406310216335501" office:value-type="float"/>
          <table:table-cell office:value="0.4015970006063414" office:value-type="float"/>
          <table:table-cell office:value="0.4654235133762421" office:value-type="float"/>
          <table:table-cell office:value="0.4822090123990256" office:value-type="float"/>
          <table:table-cell office:value="0.503278165290882" office:value-type="float"/>
          <table:table-cell office:value="0.5797869261150052" office:value-type="float"/>
          <table:table-cell office:value="0.5532125308404742" office:value-type="float"/>
          <table:table-cell office:value="0.6127249809262583" office:value-type="float"/>
          <table:table-cell office:value="0.6326077996410385" office:value-type="float"/>
          <table:table-cell office:value="0.6580191341180569" office:value-type="float"/>
          <table:table-cell office:value="0.7386624619666244" office:value-type="float"/>
          <table:table-cell office:value="0.4100692981317234" office:value-type="float"/>
          <table:table-cell office:value="0.4926770970416459" office:value-type="float"/>
          <table:table-cell office:value="0.5164325785077697" office:value-type="float"/>
          <table:table-cell office:value="0.5400405431792914" office:value-type="float"/>
          <table:table-cell office:value="0.6219961033259289" office:value-type="float"/>
        </table:table-row>
        <table:table-row>
          <table:table-cell office:value-type="string">
            <text:p>chrippa__livestreamer</text:p>
          </table:table-cell>
          <table:table-cell office:value="0.6649667644866747" office:value-type="float"/>
          <table:table-cell office:value="0.7456524935898599" office:value-type="float"/>
          <table:table-cell office:value="0.7685507030143262" office:value-type="float"/>
          <table:table-cell office:value="0.7874890934648305" office:value-type="float"/>
          <table:table-cell office:value="0.8331263517172582" office:value-type="float"/>
          <table:table-cell office:value="0.4953452059447208" office:value-type="float"/>
          <table:table-cell office:value="0.5620112532449806" office:value-type="float"/>
          <table:table-cell office:value="0.5813648405452642" office:value-type="float"/>
          <table:table-cell office:value="0.6032900517686003" office:value-type="float"/>
          <table:table-cell office:value="0.6834777383653711" office:value-type="float"/>
          <table:table-cell office:value="0.361012006780311" office:value-type="float"/>
          <table:table-cell office:value="0.41958920754442763" office:value-type="float"/>
          <table:table-cell office:value="0.4392344845367381" office:value-type="float"/>
          <table:table-cell office:value="0.46391016681757435" office:value-type="float"/>
          <table:table-cell office:value="0.5346180193290162" office:value-type="float"/>
          <table:table-cell office:value="0.553170801369196" office:value-type="float"/>
          <table:table-cell office:value="0.6080951006011975" office:value-type="float"/>
          <table:table-cell office:value="0.6274863099730574" office:value-type="float"/>
          <table:table-cell office:value="0.6495771725838007" office:value-type="float"/>
          <table:table-cell office:value="0.7972252561372962" office:value-type="float"/>
          <table:table-cell office:value="0.3127495241033487" office:value-type="float"/>
          <table:table-cell office:value="0.46479677375697304" office:value-type="float"/>
          <table:table-cell office:value="0.49925641148058786" office:value-type="float"/>
          <table:table-cell office:value="0.5249926046038315" office:value-type="float"/>
          <table:table-cell office:value="0.5909784816854895" office:value-type="float"/>
        </table:table-row>
        <table:table-row>
          <table:table-cell office:value-type="string">
            <text:p>frappe__erpnext</text:p>
          </table:table-cell>
          <table:table-cell office:value="0.6983349704545683" office:value-type="float"/>
          <table:table-cell office:value="0.7799317218252116" office:value-type="float"/>
          <table:table-cell office:value="0.8023302705297825" office:value-type="float"/>
          <table:table-cell office:value="0.817167987460238" office:value-type="float"/>
          <table:table-cell office:value="0.8665623354511589" office:value-type="float"/>
          <table:table-cell office:value="0.5392080064287209" office:value-type="float"/>
          <table:table-cell office:value="0.617255107374978" office:value-type="float"/>
          <table:table-cell office:value="0.6353228358223316" office:value-type="float"/>
          <table:table-cell office:value="0.6579794788501416" office:value-type="float"/>
          <table:table-cell office:value="0.7129320813224851" office:value-type="float"/>
          <table:table-cell office:value="0.41660379831448435" office:value-type="float"/>
          <table:table-cell office:value="0.49231152633756486" office:value-type="float"/>
          <table:table-cell office:value="0.5129343512521125" office:value-type="float"/>
          <table:table-cell office:value="0.5337004541038175" office:value-type="float"/>
          <table:table-cell office:value="0.6079663423574917" office:value-type="float"/>
          <table:table-cell office:value="0.5765192778856835" office:value-type="float"/>
          <table:table-cell office:value="0.6374481389399835" office:value-type="float"/>
          <table:table-cell office:value="0.6556042273537176" office:value-type="float"/>
          <table:table-cell office:value="0.6725223939783461" office:value-type="float"/>
          <table:table-cell office:value="0.7413783999361208" office:value-type="float"/>
          <table:table-cell office:value="0.43794658880809473" office:value-type="float"/>
          <table:table-cell office:value="0.5222862786829428" office:value-type="float"/>
          <table:table-cell office:value="0.5444713763239415" office:value-type="float"/>
          <table:table-cell office:value="0.5620601867319464" office:value-type="float"/>
          <table:table-cell office:value="0.6216351370233227" office:value-type="float"/>
        </table:table-row>
        <table:table-row>
          <table:table-cell office:value-type="string">
            <text:p>RichardKnop__machinery</text:p>
          </table:table-cell>
          <table:table-cell office:value="0.7068201706707842" office:value-type="float"/>
          <table:table-cell office:value="0.7481330896283847" office:value-type="float"/>
          <table:table-cell office:value="0.7700908284962664" office:value-type="float"/>
          <table:table-cell office:value="0.7939887573178812" office:value-type="float"/>
          <table:table-cell office:value="0.8291239415769944" office:value-type="float"/>
          <table:table-cell office:value="0.5515752889624091" office:value-type="float"/>
          <table:table-cell office:value="0.5842082822023427" office:value-type="float"/>
          <table:table-cell office:value="0.6004416458494871" office:value-type="float"/>
          <table:table-cell office:value="0.6170091162916836" office:value-type="float"/>
          <table:table-cell office:value="0.6553200830119826" office:value-type="float"/>
          <table:table-cell office:value="0.4145403901304101" office:value-type="float"/>
          <table:table-cell office:value="0.44643733628938753" office:value-type="float"/>
          <table:table-cell office:value="0.47208344035609473" office:value-type="float"/>
          <table:table-cell office:value="0.48589544318994365" office:value-type="float"/>
          <table:table-cell office:value="0.5465147004791593" office:value-type="float"/>
          <table:table-cell office:value="0.6065921841019364" office:value-type="float"/>
          <table:table-cell office:value="0.619233316242966" office:value-type="float"/>
          <table:table-cell office:value="0.638165392953664" office:value-type="float"/>
          <table:table-cell office:value="0.658340307610566" office:value-type="float"/>
          <table:table-cell office:value="0.7333440436366497" office:value-type="float"/>
          <table:table-cell office:value="0.4293701659679984" office:value-type="float"/>
          <table:table-cell office:value="0.45675116882956457" office:value-type="float"/>
          <table:table-cell office:value="0.4875705418286962" office:value-type="float"/>
          <table:table-cell office:value="0.49589482833980825" office:value-type="float"/>
          <table:table-cell office:value="0.5649644074720364" office:value-type="float"/>
        </table:table-row>
        <table:table-row>
          <table:table-cell office:value-type="string">
            <text:p>gradle__gradle</text:p>
          </table:table-cell>
          <table:table-cell office:value="0.6884204681889154" office:value-type="float"/>
          <table:table-cell office:value="0.768700858508169" office:value-type="float"/>
          <table:table-cell office:value="0.8009197363559578" office:value-type="float"/>
          <table:table-cell office:value="0.8201152044320223" office:value-type="float"/>
          <table:table-cell office:value="0.854471632208414" office:value-type="float"/>
          <table:table-cell office:value="0.46994383492209807" office:value-type="float"/>
          <table:table-cell office:value="0.5741807193908214" office:value-type="float"/>
          <table:table-cell office:value="0.5924671104404513" office:value-type="float"/>
          <table:table-cell office:value="0.614266591308362" office:value-type="float"/>
          <table:table-cell office:value="0.6920989771785626" office:value-type="float"/>
          <table:table-cell office:value="0.38488487505573954" office:value-type="float"/>
          <table:table-cell office:value="0.44708697742530845" office:value-type="float"/>
          <table:table-cell office:value="0.46819389332801364" office:value-type="float"/>
          <table:table-cell office:value="0.48296368805121104" office:value-type="float"/>
          <table:table-cell office:value="0.5508718197002265" office:value-type="float"/>
          <table:table-cell office:value="0.5363864917166585" office:value-type="float"/>
          <table:table-cell office:value="0.5980598799953509" office:value-type="float"/>
          <table:table-cell office:value="0.6245813777242275" office:value-type="float"/>
          <table:table-cell office:value="0.650188324916807" office:value-type="float"/>
          <table:table-cell office:value="0.7350930277387134" office:value-type="float"/>
          <table:table-cell office:value="0.37502053121080436" office:value-type="float"/>
          <table:table-cell office:value="0.45984020345791715" office:value-type="float"/>
          <table:table-cell office:value="0.4915381669180073" office:value-type="float"/>
          <table:table-cell office:value="0.5117485901757569" office:value-type="float"/>
          <table:table-cell office:value="0.5957892391178337" office:value-type="float"/>
        </table:table-row>
        <table:table-row>
          <table:table-cell office:value-type="string">
            <text:p>VictorBjelkholm__ngProgress</text:p>
          </table:table-cell>
          <table:table-cell office:value="0.7469315454699904" office:value-type="float"/>
          <table:table-cell office:value="0.7963118449349617" office:value-type="float"/>
          <table:table-cell office:value="0.808471633042029" office:value-type="float"/>
          <table:table-cell office:value="0.8204729646221817" office:value-type="float"/>
          <table:table-cell office:value="0.8277447357376015" office:value-type="float"/>
          <table:table-cell office:value="0.5475508227860157" office:value-type="float"/>
          <table:table-cell office:value="0.5839374210953926" office:value-type="float"/>
          <table:table-cell office:value="0.6021923943188816" office:value-type="float"/>
          <table:table-cell office:value="0.6320048692072926" office:value-type="float"/>
          <table:table-cell office:value="0.6753814037232544" office:value-type="float"/>
          <table:table-cell office:value="0.436031311120613" office:value-type="float"/>
          <table:table-cell office:value="0.468629764320164" office:value-type="float"/>
          <table:table-cell office:value="0.4797545559869626" office:value-type="float"/>
          <table:table-cell office:value="0.4924642965967253" office:value-type="float"/>
          <table:table-cell office:value="0.5099109589540429" office:value-type="float"/>
          <table:table-cell office:value="0.5753412808627567" office:value-type="float"/>
          <table:table-cell office:value="0.6226165200023561" office:value-type="float"/>
          <table:table-cell office:value="0.6466465469223373" office:value-type="float"/>
          <table:table-cell office:value="0.6867700832031504" office:value-type="float"/>
          <table:table-cell office:value="0.6938919419444591" office:value-type="float"/>
          <table:table-cell office:value="0.4483935894270917" office:value-type="float"/>
          <table:table-cell office:value="0.4918209569511574" office:value-type="float"/>
          <table:table-cell office:value="0.5017183566735124" office:value-type="float"/>
          <table:table-cell office:value="0.5159784857470582" office:value-type="float"/>
          <table:table-cell office:value="0.5340412702757159" office:value-type="float"/>
        </table:table-row>
        <table:table-row>
          <table:table-cell office:value-type="string">
            <text:p>os-js__OS.js</text:p>
          </table:table-cell>
          <table:table-cell office:value="0.7364371589293542" office:value-type="float"/>
          <table:table-cell office:value="0.7647076626197984" office:value-type="float"/>
          <table:table-cell office:value="0.7876727277212068" office:value-type="float"/>
          <table:table-cell office:value="0.8104697063945193" office:value-type="float"/>
          <table:table-cell office:value="0.8345697948886575" office:value-type="float"/>
          <table:table-cell office:value="0.5366455324968652" office:value-type="float"/>
          <table:table-cell office:value="0.5812680951193306" office:value-type="float"/>
          <table:table-cell office:value="0.594483718574895" office:value-type="float"/>
          <table:table-cell office:value="0.6129062145476146" office:value-type="float"/>
          <table:table-cell office:value="0.653248003762608" office:value-type="float"/>
          <table:table-cell office:value="0.4108580383137945" office:value-type="float"/>
          <table:table-cell office:value="0.44297005240600074" office:value-type="float"/>
          <table:table-cell office:value="0.459713303259283" office:value-type="float"/>
          <table:table-cell office:value="0.48010461789841186" office:value-type="float"/>
          <table:table-cell office:value="0.5252627131986578" office:value-type="float"/>
          <table:table-cell office:value="0.5566208977556035" office:value-type="float"/>
          <table:table-cell office:value="0.5981359204300203" office:value-type="float"/>
          <table:table-cell office:value="0.6246726668225853" office:value-type="float"/>
          <table:table-cell office:value="0.6569680530896607" office:value-type="float"/>
          <table:table-cell office:value="0.7091906266006045" office:value-type="float"/>
          <table:table-cell office:value="0.36757696511997445" office:value-type="float"/>
          <table:table-cell office:value="0.4994762713970946" office:value-type="float"/>
          <table:table-cell office:value="0.5187970882742886" office:value-type="float"/>
          <table:table-cell office:value="0.5421607255955335" office:value-type="float"/>
          <table:table-cell office:value="0.5697323349849533" office:value-type="float"/>
        </table:table-row>
        <table:table-row>
          <table:table-cell office:value-type="string">
            <text:p>avajs__ava</text:p>
          </table:table-cell>
          <table:table-cell office:value="0.7106352589261068" office:value-type="float"/>
          <table:table-cell office:value="0.7865752984318953" office:value-type="float"/>
          <table:table-cell office:value="0.7992375731614447" office:value-type="float"/>
          <table:table-cell office:value="0.814997922070877" office:value-type="float"/>
          <table:table-cell office:value="0.8709236806843627" office:value-type="float"/>
          <table:table-cell office:value="0.46582470610111676" office:value-type="float"/>
          <table:table-cell office:value="0.582418721014706" office:value-type="float"/>
          <table:table-cell office:value="0.6030638425168307" office:value-type="float"/>
          <table:table-cell office:value="0.6214003238589101" office:value-type="float"/>
          <table:table-cell office:value="0.6787626665416109" office:value-type="float"/>
          <table:table-cell office:value="0.37158512149325035" office:value-type="float"/>
          <table:table-cell office:value="0.43209713755396784" office:value-type="float"/>
          <table:table-cell office:value="0.44756659067644355" office:value-type="float"/>
          <table:table-cell office:value="0.46627977614712235" office:value-type="float"/>
          <table:table-cell office:value="0.5618903375737925" office:value-type="float"/>
          <table:table-cell office:value="0.5515335400183161" office:value-type="float"/>
          <table:table-cell office:value="0.6111793614781174" office:value-type="float"/>
          <table:table-cell office:value="0.6290466388536704" office:value-type="float"/>
          <table:table-cell office:value="0.647810009302276" office:value-type="float"/>
          <table:table-cell office:value="0.7319777839685082" office:value-type="float"/>
          <table:table-cell office:value="0.3253532407785389" office:value-type="float"/>
          <table:table-cell office:value="0.4663174415405922" office:value-type="float"/>
          <table:table-cell office:value="0.4873666768487809" office:value-type="float"/>
          <table:table-cell office:value="0.5044088077396935" office:value-type="float"/>
          <table:table-cell office:value="0.5533015651950357" office:value-type="float"/>
        </table:table-row>
        <table:table-row>
          <table:table-cell office:value-type="string">
            <text:p>ReturnInfinity__BareMetal-OS-legacy</text:p>
          </table:table-cell>
          <table:table-cell office:value="0.7184897755249265" office:value-type="float"/>
          <table:table-cell office:value="0.800744507097954" office:value-type="float"/>
          <table:table-cell office:value="0.8104536576700749" office:value-type="float"/>
          <table:table-cell office:value="0.8242886336369263" office:value-type="float"/>
          <table:table-cell office:value="0.8329006471386144" office:value-type="float"/>
          <table:table-cell office:value="0.5608417653911406" office:value-type="float"/>
          <table:table-cell office:value="0.5995335273621769" office:value-type="float"/>
          <table:table-cell office:value="0.6062654596180357" office:value-type="float"/>
          <table:table-cell office:value="0.6223023894750965" office:value-type="float"/>
          <table:table-cell office:value="0.6427652954517323" office:value-type="float"/>
          <table:table-cell office:value="0.4168625917116642" office:value-type="float"/>
          <table:table-cell office:value="0.4432424797967448" office:value-type="float"/>
          <table:table-cell office:value="0.447471723109537" office:value-type="float"/>
          <table:table-cell office:value="0.4613070485609658" office:value-type="float"/>
          <table:table-cell office:value="0.5017031930524266" office:value-type="float"/>
          <table:table-cell office:value="0.584649065698901" office:value-type="float"/>
          <table:table-cell office:value="0.5948873708356913" office:value-type="float"/>
          <table:table-cell office:value="0.6295438739276695" office:value-type="float"/>
          <table:table-cell office:value="0.6316827715708125" office:value-type="float"/>
          <table:table-cell office:value="0.640508578436094" office:value-type="float"/>
          <table:table-cell office:value="0.4523371596448426" office:value-type="float"/>
          <table:table-cell office:value="0.5062044243898407" office:value-type="float"/>
          <table:table-cell office:value="0.5179623585017458" office:value-type="float"/>
          <table:table-cell office:value="0.540692570026064" office:value-type="float"/>
          <table:table-cell office:value="0.5547188530306641" office:value-type="float"/>
        </table:table-row>
        <table:table-row>
          <table:table-cell office:value-type="string">
            <text:p>Studio-42__elFinder</text:p>
          </table:table-cell>
          <table:table-cell office:value="0.7138929065591898" office:value-type="float"/>
          <table:table-cell office:value="0.7754514766229736" office:value-type="float"/>
          <table:table-cell office:value="0.7945522452449955" office:value-type="float"/>
          <table:table-cell office:value="0.8079766719263332" office:value-type="float"/>
          <table:table-cell office:value="0.8451055101979925" office:value-type="float"/>
          <table:table-cell office:value="0.5210546199954138" office:value-type="float"/>
          <table:table-cell office:value="0.5807745629234733" office:value-type="float"/>
          <table:table-cell office:value="0.5909143013435031" office:value-type="float"/>
          <table:table-cell office:value="0.604003990939748" office:value-type="float"/>
          <table:table-cell office:value="0.65431459431713" office:value-type="float"/>
          <table:table-cell office:value="0.3771075236040251" office:value-type="float"/>
          <table:table-cell office:value="0.45143144536202484" office:value-type="float"/>
          <table:table-cell office:value="0.4698736511303215" office:value-type="float"/>
          <table:table-cell office:value="0.4893422528256438" office:value-type="float"/>
          <table:table-cell office:value="0.5317522930997371" office:value-type="float"/>
          <table:table-cell office:value="0.5680789914057285" office:value-type="float"/>
          <table:table-cell office:value="0.615213234193831" office:value-type="float"/>
          <table:table-cell office:value="0.631943721449645" office:value-type="float"/>
          <table:table-cell office:value="0.6540756674093999" office:value-type="float"/>
          <table:table-cell office:value="0.7341251980697903" office:value-type="float"/>
          <table:table-cell office:value="0.32201915776665013" office:value-type="float"/>
          <table:table-cell office:value="0.49273942342248267" office:value-type="float"/>
          <table:table-cell office:value="0.5128771062890031" office:value-type="float"/>
          <table:table-cell office:value="0.5362255144756617" office:value-type="float"/>
          <table:table-cell office:value="0.5983280761180835" office:value-type="float"/>
        </table:table-row>
        <table:table-row>
          <table:table-cell office:value-type="string">
            <text:p>malcommac__SwiftDate</text:p>
          </table:table-cell>
          <table:table-cell office:value="0.6773792340907697" office:value-type="float"/>
          <table:table-cell office:value="0.75387570244147" office:value-type="float"/>
          <table:table-cell office:value="0.7628755180237321" office:value-type="float"/>
          <table:table-cell office:value="0.7817731115590701" office:value-type="float"/>
          <table:table-cell office:value="0.8021935883972613" office:value-type="float"/>
          <table:table-cell office:value="0.5545664651427031" office:value-type="float"/>
          <table:table-cell office:value="0.5822256091254251" office:value-type="float"/>
          <table:table-cell office:value="0.5873942112708787" office:value-type="float"/>
          <table:table-cell office:value="0.5953569413795198" office:value-type="float"/>
          <table:table-cell office:value="0.6367603012866802" office:value-type="float"/>
          <table:table-cell office:value="0.4133938683658778" office:value-type="float"/>
          <table:table-cell office:value="0.43673900882939254" office:value-type="float"/>
          <table:table-cell office:value="0.45883280787370323" office:value-type="float"/>
          <table:table-cell office:value="0.47361476713655093" office:value-type="float"/>
          <table:table-cell office:value="0.5458940588440929" office:value-type="float"/>
          <table:table-cell office:value="0.5947110410333142" office:value-type="float"/>
          <table:table-cell office:value="0.6016365896932175" office:value-type="float"/>
          <table:table-cell office:value="0.6415572322315142" office:value-type="float"/>
          <table:table-cell office:value="0.6582388999887004" office:value-type="float"/>
          <table:table-cell office:value="0.6787284428237572" office:value-type="float"/>
          <table:table-cell office:value="0.38626529999633835" office:value-type="float"/>
          <table:table-cell office:value="0.42305634703491535" office:value-type="float"/>
          <table:table-cell office:value="0.46716026898504576" office:value-type="float"/>
          <table:table-cell office:value="0.4812921228452517" office:value-type="float"/>
          <table:table-cell office:value="0.5033582470877489" office:value-type="float"/>
        </table:table-row>
        <table:table-row>
          <table:table-cell office:value-type="string">
            <text:p>containerd__containerd</text:p>
          </table:table-cell>
          <table:table-cell office:value="0.6751938727630249" office:value-type="float"/>
          <table:table-cell office:value="0.7477251534799126" office:value-type="float"/>
          <table:table-cell office:value="0.7858597645179499" office:value-type="float"/>
          <table:table-cell office:value="0.8086001256949616" office:value-type="float"/>
          <table:table-cell office:value="0.8507642690039465" office:value-type="float"/>
          <table:table-cell office:value="0.5431133369992761" office:value-type="float"/>
          <table:table-cell office:value="0.5935870544659092" office:value-type="float"/>
          <table:table-cell office:value="0.6102780651474947" office:value-type="float"/>
          <table:table-cell office:value="0.6230143816338782" office:value-type="float"/>
          <table:table-cell office:value="0.6635877765871838" office:value-type="float"/>
          <table:table-cell office:value="0.39284081574487195" office:value-type="float"/>
          <table:table-cell office:value="0.45112003085729235" office:value-type="float"/>
          <table:table-cell office:value="0.4678317422746038" office:value-type="float"/>
          <table:table-cell office:value="0.4874814695344258" office:value-type="float"/>
          <table:table-cell office:value="0.5831705663107473" office:value-type="float"/>
          <table:table-cell office:value="0.5682002189428093" office:value-type="float"/>
          <table:table-cell office:value="0.6227132925459496" office:value-type="float"/>
          <table:table-cell office:value="0.6411417488844563" office:value-type="float"/>
          <table:table-cell office:value="0.6642693499621701" office:value-type="float"/>
          <table:table-cell office:value="0.7357344261603366" office:value-type="float"/>
          <table:table-cell office:value="0.3604645885041895" office:value-type="float"/>
          <table:table-cell office:value="0.4665866627125248" office:value-type="float"/>
          <table:table-cell office:value="0.4930443372892502" office:value-type="float"/>
          <table:table-cell office:value="0.5101344028997232" office:value-type="float"/>
          <table:table-cell office:value="0.5559989424543711" office:value-type="float"/>
        </table:table-row>
        <table:table-row>
          <table:table-cell office:value-type="string">
            <text:p>grpc-ecosystem__grpc-gateway</text:p>
          </table:table-cell>
          <table:table-cell office:value="0.7090576547378316" office:value-type="float"/>
          <table:table-cell office:value="0.7845493315983143" office:value-type="float"/>
          <table:table-cell office:value="0.8048114224509768" office:value-type="float"/>
          <table:table-cell office:value="0.8189938309414796" office:value-type="float"/>
          <table:table-cell office:value="0.8495119991980251" office:value-type="float"/>
          <table:table-cell office:value="0.5141700770380414" office:value-type="float"/>
          <table:table-cell office:value="0.5819231364369145" office:value-type="float"/>
          <table:table-cell office:value="0.5933887204411739" office:value-type="float"/>
          <table:table-cell office:value="0.6207676323515298" office:value-type="float"/>
          <table:table-cell office:value="0.6991310207886916" office:value-type="float"/>
          <table:table-cell office:value="0.4052530218975727" office:value-type="float"/>
          <table:table-cell office:value="0.46411565223880524" office:value-type="float"/>
          <table:table-cell office:value="0.4820516040749667" office:value-type="float"/>
          <table:table-cell office:value="0.5050911852125051" office:value-type="float"/>
          <table:table-cell office:value="0.5677897381933551" office:value-type="float"/>
          <table:table-cell office:value="0.5975816678620665" office:value-type="float"/>
          <table:table-cell office:value="0.6286458904565554" office:value-type="float"/>
          <table:table-cell office:value="0.6439740558689308" office:value-type="float"/>
          <table:table-cell office:value="0.6604284797450248" office:value-type="float"/>
          <table:table-cell office:value="0.7274295485399419" office:value-type="float"/>
          <table:table-cell office:value="0.40804465842535803" office:value-type="float"/>
          <table:table-cell office:value="0.48596510208962207" office:value-type="float"/>
          <table:table-cell office:value="0.5045452835522847" office:value-type="float"/>
          <table:table-cell office:value="0.5220046624189193" office:value-type="float"/>
          <table:table-cell office:value="0.6095764470689784" office:value-type="float"/>
        </table:table-row>
        <table:table-row>
          <table:table-cell office:value-type="string">
            <text:p>popcorn-time__popcorn-app</text:p>
          </table:table-cell>
          <table:table-cell office:value="0.7196754146224585" office:value-type="float"/>
          <table:table-cell office:value="0.7458527531057668" office:value-type="float"/>
          <table:table-cell office:value="0.7924931461324838" office:value-type="float"/>
          <table:table-cell office:value="0.7997588049946271" office:value-type="float"/>
          <table:table-cell office:value="0.8276377656070261" office:value-type="float"/>
          <table:table-cell office:value="0.548797331498062" office:value-type="float"/>
          <table:table-cell office:value="0.605664732337109" office:value-type="float"/>
          <table:table-cell office:value="0.6408691619204112" office:value-type="float"/>
          <table:table-cell office:value="0.6436908264026692" office:value-type="float"/>
          <table:table-cell office:value="0.6917896336337248" office:value-type="float"/>
          <table:table-cell office:value="0.39629021048089647" office:value-type="float"/>
          <table:table-cell office:value="0.4493376431793907" office:value-type="float"/>
          <table:table-cell office:value="0.49451833012926516" office:value-type="float"/>
          <table:table-cell office:value="0.502998205716621" office:value-type="float"/>
          <table:table-cell office:value="0.551176687784682" office:value-type="float"/>
          <table:table-cell office:value="0.6310667497802583" office:value-type="float"/>
          <table:table-cell office:value="0.6557563719466255" office:value-type="float"/>
          <table:table-cell office:value="0.6670593057591825" office:value-type="float"/>
          <table:table-cell office:value="0.670482163720697" office:value-type="float"/>
          <table:table-cell office:value="0.7179429138468338" office:value-type="float"/>
          <table:table-cell office:value="0.47722016831427916" office:value-type="float"/>
          <table:table-cell office:value="0.5124720243963099" office:value-type="float"/>
          <table:table-cell office:value="0.5271789402652525" office:value-type="float"/>
          <table:table-cell office:value="0.5462417353176501" office:value-type="float"/>
          <table:table-cell office:value="0.571440835536383" office:value-type="float"/>
        </table:table-row>
        <table:table-row>
          <table:table-cell office:value-type="string">
            <text:p>aws__aws-sdk-ruby</text:p>
          </table:table-cell>
          <table:table-cell office:value="0.678722021096111" office:value-type="float"/>
          <table:table-cell office:value="0.7694835449777361" office:value-type="float"/>
          <table:table-cell office:value="0.7990361771590021" office:value-type="float"/>
          <table:table-cell office:value="0.8190035517952231" office:value-type="float"/>
          <table:table-cell office:value="0.8558874414168777" office:value-type="float"/>
          <table:table-cell office:value="0.5336149594441625" office:value-type="float"/>
          <table:table-cell office:value="0.5983446063783642" office:value-type="float"/>
          <table:table-cell office:value="0.6109035232302306" office:value-type="float"/>
          <table:table-cell office:value="0.6294230298367953" office:value-type="float"/>
          <table:table-cell office:value="0.6932478897385632" office:value-type="float"/>
          <table:table-cell office:value="0.425644944453821" office:value-type="float"/>
          <table:table-cell office:value="0.47636396356728" office:value-type="float"/>
          <table:table-cell office:value="0.4991033252327618" office:value-type="float"/>
          <table:table-cell office:value="0.5180223960072653" office:value-type="float"/>
          <table:table-cell office:value="0.5673037599270037" office:value-type="float"/>
          <table:table-cell office:value="0.5955464584278779" office:value-type="float"/>
          <table:table-cell office:value="0.6341510387189442" office:value-type="float"/>
          <table:table-cell office:value="0.665332028284783" office:value-type="float"/>
          <table:table-cell office:value="0.6904038419774381" office:value-type="float"/>
          <table:table-cell office:value="0.7173269795097265" office:value-type="float"/>
          <table:table-cell office:value="0.386532565452839" office:value-type="float"/>
          <table:table-cell office:value="0.49225937141514564" office:value-type="float"/>
          <table:table-cell office:value="0.5209675302543569" office:value-type="float"/>
          <table:table-cell office:value="0.540627740722653" office:value-type="float"/>
          <table:table-cell office:value="0.6166613580189961" office:value-type="float"/>
        </table:table-row>
        <table:table-row>
          <table:table-cell office:value-type="string">
            <text:p>grails__grails-core</text:p>
          </table:table-cell>
          <table:table-cell office:value="0.6907019159502306" office:value-type="float"/>
          <table:table-cell office:value="0.7522193910822448" office:value-type="float"/>
          <table:table-cell office:value="0.7967001964264936" office:value-type="float"/>
          <table:table-cell office:value="0.8122158035820687" office:value-type="float"/>
          <table:table-cell office:value="0.8801935807259593" office:value-type="float"/>
          <table:table-cell office:value="0.5210915054173758" office:value-type="float"/>
          <table:table-cell office:value="0.5671356685625917" office:value-type="float"/>
          <table:table-cell office:value="0.5852806867827614" office:value-type="float"/>
          <table:table-cell office:value="0.6064547285613837" office:value-type="float"/>
          <table:table-cell office:value="0.7181488758576934" office:value-type="float"/>
          <table:table-cell office:value="0.3990685990124423" office:value-type="float"/>
          <table:table-cell office:value="0.45960523454698393" office:value-type="float"/>
          <table:table-cell office:value="0.4757269972979634" office:value-type="float"/>
          <table:table-cell office:value="0.49275828402731175" office:value-type="float"/>
          <table:table-cell office:value="0.5797317264106044" office:value-type="float"/>
          <table:table-cell office:value="0.5520752038617579" office:value-type="float"/>
          <table:table-cell office:value="0.6012630925885489" office:value-type="float"/>
          <table:table-cell office:value="0.6278841073062394" office:value-type="float"/>
          <table:table-cell office:value="0.6508211268011629" office:value-type="float"/>
          <table:table-cell office:value="0.7137426626180348" office:value-type="float"/>
          <table:table-cell office:value="0.37232340791296137" office:value-type="float"/>
          <table:table-cell office:value="0.4522608126764194" office:value-type="float"/>
          <table:table-cell office:value="0.4914356843233393" office:value-type="float"/>
          <table:table-cell office:value="0.5155190716380624" office:value-type="float"/>
          <table:table-cell office:value="0.5863492461930466" office:value-type="float"/>
        </table:table-row>
        <table:table-row>
          <table:table-cell office:value-type="string">
            <text:p>zulip__zulip</text:p>
          </table:table-cell>
          <table:table-cell office:value="0.6909856217277898" office:value-type="float"/>
          <table:table-cell office:value="0.78787709504218" office:value-type="float"/>
          <table:table-cell office:value="0.8048700780441276" office:value-type="float"/>
          <table:table-cell office:value="0.8163780616988231" office:value-type="float"/>
          <table:table-cell office:value="0.8660847080178383" office:value-type="float"/>
          <table:table-cell office:value="0.5383169121838884" office:value-type="float"/>
          <table:table-cell office:value="0.5887966893048415" office:value-type="float"/>
          <table:table-cell office:value="0.6068591390216151" office:value-type="float"/>
          <table:table-cell office:value="0.62207850118953" office:value-type="float"/>
          <table:table-cell office:value="0.6948736926171828" office:value-type="float"/>
          <table:table-cell office:value="0.4016089205213774" office:value-type="float"/>
          <table:table-cell office:value="0.456098665810675" office:value-type="float"/>
          <table:table-cell office:value="0.4747794681710262" office:value-type="float"/>
          <table:table-cell office:value="0.4960773200207141" office:value-type="float"/>
          <table:table-cell office:value="0.5799135468566988" office:value-type="float"/>
          <table:table-cell office:value="0.5692219274819036" office:value-type="float"/>
          <table:table-cell office:value="0.6264927434329652" office:value-type="float"/>
          <table:table-cell office:value="0.6422125578486777" office:value-type="float"/>
          <table:table-cell office:value="0.6664892487070923" office:value-type="float"/>
          <table:table-cell office:value="0.7764645183112765" office:value-type="float"/>
          <table:table-cell office:value="0.4043276878403699" office:value-type="float"/>
          <table:table-cell office:value="0.4879878949924608" office:value-type="float"/>
          <table:table-cell office:value="0.5061077779320815" office:value-type="float"/>
          <table:table-cell office:value="0.5210907550407874" office:value-type="float"/>
          <table:table-cell office:value="0.5878298068066328" office:value-type="float"/>
        </table:table-row>
        <table:table-row>
          <table:table-cell office:value-type="string">
            <text:p>Tencent__GT</text:p>
          </table:table-cell>
          <table:table-cell office:value="0.7158799597097665" office:value-type="float"/>
          <table:table-cell office:value="0.7158799597097665" office:value-type="float"/>
          <table:table-cell office:value="0.7158799597097665" office:value-type="float"/>
          <table:table-cell office:value="0.7158799597097665" office:value-type="float"/>
          <table:table-cell office:value="0.7734615962075194" office:value-type="float"/>
          <table:table-cell office:value="0.5878800586357205" office:value-type="float"/>
          <table:table-cell office:value="0.5878800586357205" office:value-type="float"/>
          <table:table-cell office:value="0.5878800586357205" office:value-type="float"/>
          <table:table-cell office:value="0.5878800586357205" office:value-type="float"/>
          <table:table-cell office:value="0.5950201005071863" office:value-type="float"/>
          <table:table-cell office:value="0.47268085910734586" office:value-type="float"/>
          <table:table-cell office:value="0.47268085910734586" office:value-type="float"/>
          <table:table-cell office:value="0.47268085910734586" office:value-type="float"/>
          <table:table-cell office:value="0.47268085910734586" office:value-type="float"/>
          <table:table-cell office:value="0.50628838323412" office:value-type="float"/>
          <table:table-cell office:value="0.67757876910382" office:value-type="float"/>
          <table:table-cell office:value="0.67757876910382" office:value-type="float"/>
          <table:table-cell office:value="0.67757876910382" office:value-type="float"/>
          <table:table-cell office:value="0.67757876910382" office:value-type="float"/>
          <table:table-cell office:value="0.6887672674147486" office:value-type="float"/>
          <table:table-cell office:value="0.44760035162308287" office:value-type="float"/>
          <table:table-cell office:value="0.44760035162308287" office:value-type="float"/>
          <table:table-cell office:value="0.44760035162308287" office:value-type="float"/>
          <table:table-cell office:value="0.44760035162308287" office:value-type="float"/>
          <table:table-cell office:value="0.4786038205317601" office:value-type="float"/>
        </table:table-row>
        <table:table-row>
          <table:table-cell office:value-type="string">
            <text:p>johnpolacek__superscrollorama</text:p>
          </table:table-cell>
          <table:table-cell office:value="0.7261380223249411" office:value-type="float"/>
          <table:table-cell office:value="0.7830188751332269" office:value-type="float"/>
          <table:table-cell office:value="0.802362429392758" office:value-type="float"/>
          <table:table-cell office:value="0.8105058969686711" office:value-type="float"/>
          <table:table-cell office:value="0.8423975254305793" office:value-type="float"/>
          <table:table-cell office:value="0.5627793990663614" office:value-type="float"/>
          <table:table-cell office:value="0.5820468251169002" office:value-type="float"/>
          <table:table-cell office:value="0.6054306695164337" office:value-type="float"/>
          <table:table-cell office:value="0.6209085005236076" office:value-type="float"/>
          <table:table-cell office:value="0.6887343425087764" office:value-type="float"/>
          <table:table-cell office:value="0.4265686747696231" office:value-type="float"/>
          <table:table-cell office:value="0.46545223603589814" office:value-type="float"/>
          <table:table-cell office:value="0.4758648819317508" office:value-type="float"/>
          <table:table-cell office:value="0.5149425191114944" office:value-type="float"/>
          <table:table-cell office:value="0.6215336293420455" office:value-type="float"/>
          <table:table-cell office:value="0.5856204577598151" office:value-type="float"/>
          <table:table-cell office:value="0.6343060765104482" office:value-type="float"/>
          <table:table-cell office:value="0.6560629530675779" office:value-type="float"/>
          <table:table-cell office:value="0.672014154886024" office:value-type="float"/>
          <table:table-cell office:value="0.7315961322933306" office:value-type="float"/>
          <table:table-cell office:value="0.3904653028109293" office:value-type="float"/>
          <table:table-cell office:value="0.45870877645821495" office:value-type="float"/>
          <table:table-cell office:value="0.49638038658529327" office:value-type="float"/>
          <table:table-cell office:value="0.5143807835253932" office:value-type="float"/>
          <table:table-cell office:value="0.5667363308898992" office:value-type="float"/>
        </table:table-row>
        <table:table-row>
          <table:table-cell office:value-type="string">
            <text:p>componentjs__component</text:p>
          </table:table-cell>
          <table:table-cell office:value="0.7509001617383402" office:value-type="float"/>
          <table:table-cell office:value="0.8059646235139803" office:value-type="float"/>
          <table:table-cell office:value="0.8172062151535007" office:value-type="float"/>
          <table:table-cell office:value="0.8275672516732704" office:value-type="float"/>
          <table:table-cell office:value="0.8514057224222555" office:value-type="float"/>
          <table:table-cell office:value="0.5208853855782303" office:value-type="float"/>
          <table:table-cell office:value="0.563724032072991" office:value-type="float"/>
          <table:table-cell office:value="0.5778982326042539" office:value-type="float"/>
          <table:table-cell office:value="0.5897542841576767" office:value-type="float"/>
          <table:table-cell office:value="0.6355993218663369" office:value-type="float"/>
          <table:table-cell office:value="0.4181585509910303" office:value-type="float"/>
          <table:table-cell office:value="0.45690352867025813" office:value-type="float"/>
          <table:table-cell office:value="0.47582323929121895" office:value-type="float"/>
          <table:table-cell office:value="0.49615823810914106" office:value-type="float"/>
          <table:table-cell office:value="0.5462978582369156" office:value-type="float"/>
          <table:table-cell office:value="0.5596836981153266" office:value-type="float"/>
          <table:table-cell office:value="0.6047884382620126" office:value-type="float"/>
          <table:table-cell office:value="0.6220452119296436" office:value-type="float"/>
          <table:table-cell office:value="0.6369344445210032" office:value-type="float"/>
          <table:table-cell office:value="0.710060541459373" office:value-type="float"/>
          <table:table-cell office:value="0.4479514722110549" office:value-type="float"/>
          <table:table-cell office:value="0.48395710566054084" office:value-type="float"/>
          <table:table-cell office:value="0.5028644285861473" office:value-type="float"/>
          <table:table-cell office:value="0.5168483966078329" office:value-type="float"/>
          <table:table-cell office:value="0.583842123668852" office:value-type="float"/>
        </table:table-row>
        <table:table-row>
          <table:table-cell office:value-type="string">
            <text:p>golemfactory__golem</text:p>
          </table:table-cell>
          <table:table-cell office:value="0.7059526394817819" office:value-type="float"/>
          <table:table-cell office:value="0.75724350566005" office:value-type="float"/>
          <table:table-cell office:value="0.7946971068736881" office:value-type="float"/>
          <table:table-cell office:value="0.8101221954577346" office:value-type="float"/>
          <table:table-cell office:value="0.8463542759366981" office:value-type="float"/>
          <table:table-cell office:value="0.5468878478341849" office:value-type="float"/>
          <table:table-cell office:value="0.593336749823662" office:value-type="float"/>
          <table:table-cell office:value="0.6068148278774588" office:value-type="float"/>
          <table:table-cell office:value="0.626101780343358" office:value-type="float"/>
          <table:table-cell office:value="0.7073448026810056" office:value-type="float"/>
          <table:table-cell office:value="0.3899473416847747" office:value-type="float"/>
          <table:table-cell office:value="0.44737599915994897" office:value-type="float"/>
          <table:table-cell office:value="0.46259205718445595" office:value-type="float"/>
          <table:table-cell office:value="0.48216374276193524" office:value-type="float"/>
          <table:table-cell office:value="0.6216905227619901" office:value-type="float"/>
          <table:table-cell office:value="0.5557795307755289" office:value-type="float"/>
          <table:table-cell office:value="0.6166010116762515" office:value-type="float"/>
          <table:table-cell office:value="0.6396472777712314" office:value-type="float"/>
          <table:table-cell office:value="0.6619365427378756" office:value-type="float"/>
          <table:table-cell office:value="0.7240811730941732" office:value-type="float"/>
          <table:table-cell office:value="0.39590019722624586" office:value-type="float"/>
          <table:table-cell office:value="0.47082003950005286" office:value-type="float"/>
          <table:table-cell office:value="0.4896121498340686" office:value-type="float"/>
          <table:table-cell office:value="0.5052237830030819" office:value-type="float"/>
          <table:table-cell office:value="0.5786932605575373" office:value-type="float"/>
        </table:table-row>
        <table:table-row>
          <table:table-cell office:value-type="string">
            <text:p>Homebrew__homebrew-php</text:p>
          </table:table-cell>
          <table:table-cell office:value="0.6921434827440865" office:value-type="float"/>
          <table:table-cell office:value="0.7574508113325183" office:value-type="float"/>
          <table:table-cell office:value="0.7752487623685466" office:value-type="float"/>
          <table:table-cell office:value="0.7948675365134208" office:value-type="float"/>
          <table:table-cell office:value="0.8400437750649576" office:value-type="float"/>
          <table:table-cell office:value="0.5004434553862642" office:value-type="float"/>
          <table:table-cell office:value="0.5808159562119085" office:value-type="float"/>
          <table:table-cell office:value="0.6001104814912644" office:value-type="float"/>
          <table:table-cell office:value="0.6137893149864402" office:value-type="float"/>
          <table:table-cell office:value="0.7082660980979627" office:value-type="float"/>
          <table:table-cell office:value="0.3664330918038976" office:value-type="float"/>
          <table:table-cell office:value="0.4289588138150459" office:value-type="float"/>
          <table:table-cell office:value="0.4497682741454555" office:value-type="float"/>
          <table:table-cell office:value="0.473794374519778" office:value-type="float"/>
          <table:table-cell office:value="0.59309062882441" office:value-type="float"/>
          <table:table-cell office:value="0.5402834812945935" office:value-type="float"/>
          <table:table-cell office:value="0.6029442098292421" office:value-type="float"/>
          <table:table-cell office:value="0.6280919929216403" office:value-type="float"/>
          <table:table-cell office:value="0.6532869086012211" office:value-type="float"/>
          <table:table-cell office:value="0.7389880719411036" office:value-type="float"/>
          <table:table-cell office:value="0.38845563804001787" office:value-type="float"/>
          <table:table-cell office:value="0.47801912744818764" office:value-type="float"/>
          <table:table-cell office:value="0.5030366471670209" office:value-type="float"/>
          <table:table-cell office:value="0.5250070007328904" office:value-type="float"/>
          <table:table-cell office:value="0.6757018463183465" office:value-type="float"/>
        </table:table-row>
        <table:table-row>
          <table:table-cell office:value-type="string">
            <text:p>shazow__ssh-chat</text:p>
          </table:table-cell>
          <table:table-cell office:value="0.7007200469560705" office:value-type="float"/>
          <table:table-cell office:value="0.7409776407424536" office:value-type="float"/>
          <table:table-cell office:value="0.7903986032389507" office:value-type="float"/>
          <table:table-cell office:value="0.8125756346204006" office:value-type="float"/>
          <table:table-cell office:value="0.8460692560466617" office:value-type="float"/>
          <table:table-cell office:value="0.550606220936324" office:value-type="float"/>
          <table:table-cell office:value="0.5841160857192689" office:value-type="float"/>
          <table:table-cell office:value="0.5948284500752162" office:value-type="float"/>
          <table:table-cell office:value="0.6060315482572475" office:value-type="float"/>
          <table:table-cell office:value="0.6442889864262082" office:value-type="float"/>
          <table:table-cell office:value="0.43487971994930635" office:value-type="float"/>
          <table:table-cell office:value="0.46430375025132337" office:value-type="float"/>
          <table:table-cell office:value="0.47450968577058095" office:value-type="float"/>
          <table:table-cell office:value="0.5085428182555822" office:value-type="float"/>
          <table:table-cell office:value="0.5560881778703457" office:value-type="float"/>
          <table:table-cell office:value="0.583722201556417" office:value-type="float"/>
          <table:table-cell office:value="0.6352525056896279" office:value-type="float"/>
          <table:table-cell office:value="0.6433415922592225" office:value-type="float"/>
          <table:table-cell office:value="0.6656788304725396" office:value-type="float"/>
          <table:table-cell office:value="0.6956746784298752" office:value-type="float"/>
          <table:table-cell office:value="0.433989748799028" office:value-type="float"/>
          <table:table-cell office:value="0.47922440840052105" office:value-type="float"/>
          <table:table-cell office:value="0.5014638733076847" office:value-type="float"/>
          <table:table-cell office:value="0.515625868793852" office:value-type="float"/>
          <table:table-cell office:value="0.5492987034609409" office:value-type="float"/>
        </table:table-row>
        <table:table-row>
          <table:table-cell office:value-type="string">
            <text:p>trufflesuite__truffle</text:p>
          </table:table-cell>
          <table:table-cell office:value="0.6920990707117243" office:value-type="float"/>
          <table:table-cell office:value="0.7507308489797241" office:value-type="float"/>
          <table:table-cell office:value="0.7817763110813122" office:value-type="float"/>
          <table:table-cell office:value="0.805530629518425" office:value-type="float"/>
          <table:table-cell office:value="0.846125937133001" office:value-type="float"/>
          <table:table-cell office:value="0.4922754913561999" office:value-type="float"/>
          <table:table-cell office:value="0.583575385304036" office:value-type="float"/>
          <table:table-cell office:value="0.6031337639433291" office:value-type="float"/>
          <table:table-cell office:value="0.6237502608381887" office:value-type="float"/>
          <table:table-cell office:value="0.6782026385086769" office:value-type="float"/>
          <table:table-cell office:value="0.3972778091139748" office:value-type="float"/>
          <table:table-cell office:value="0.44890759191419105" office:value-type="float"/>
          <table:table-cell office:value="0.46690485681857546" office:value-type="float"/>
          <table:table-cell office:value="0.48410075292875165" office:value-type="float"/>
          <table:table-cell office:value="0.6042108510028769" office:value-type="float"/>
          <table:table-cell office:value="0.5448026150594042" office:value-type="float"/>
          <table:table-cell office:value="0.6075450545938641" office:value-type="float"/>
          <table:table-cell office:value="0.6360377018939601" office:value-type="float"/>
          <table:table-cell office:value="0.6593766767987862" office:value-type="float"/>
          <table:table-cell office:value="0.7656626196982529" office:value-type="float"/>
          <table:table-cell office:value="0.360097092108062" office:value-type="float"/>
          <table:table-cell office:value="0.4674073536102929" office:value-type="float"/>
          <table:table-cell office:value="0.4907271383926177" office:value-type="float"/>
          <table:table-cell office:value="0.5134274747972971" office:value-type="float"/>
          <table:table-cell office:value="0.5981632920514455" office:value-type="float"/>
        </table:table-row>
        <table:table-row>
          <table:table-cell office:value-type="string">
            <text:p>Valve__fingerprintjs</text:p>
          </table:table-cell>
          <table:table-cell office:value="0.8033954729760672" office:value-type="float"/>
          <table:table-cell office:value="0.8033954729760672" office:value-type="float"/>
          <table:table-cell office:value="0.8033954729760672" office:value-type="float"/>
          <table:table-cell office:value="0.8033954729760672" office:value-type="float"/>
          <table:table-cell office:value="0.8435497161465066" office:value-type="float"/>
          <table:table-cell office:value="0.5763464064134646" office:value-type="float"/>
          <table:table-cell office:value="0.5763464064134646" office:value-type="float"/>
          <table:table-cell office:value="0.5763464064134646" office:value-type="float"/>
          <table:table-cell office:value="0.5763464064134646" office:value-type="float"/>
          <table:table-cell office:value="0.61580207995283" office:value-type="float"/>
          <table:table-cell office:value="0.4743505572155752" office:value-type="float"/>
          <table:table-cell office:value="0.4743505572155752" office:value-type="float"/>
          <table:table-cell office:value="0.4743505572155752" office:value-type="float"/>
          <table:table-cell office:value="0.4743505572155752" office:value-type="float"/>
          <table:table-cell office:value="0.5082179827446105" office:value-type="float"/>
          <table:table-cell office:value="0.6135210515506342" office:value-type="float"/>
          <table:table-cell office:value="0.6135210515506342" office:value-type="float"/>
          <table:table-cell office:value="0.6135210515506342" office:value-type="float"/>
          <table:table-cell office:value="0.6135210515506342" office:value-type="float"/>
          <table:table-cell office:value="0.6499969949240448" office:value-type="float"/>
          <table:table-cell office:value="0.5169290046573047" office:value-type="float"/>
          <table:table-cell office:value="0.5169290046573047" office:value-type="float"/>
          <table:table-cell office:value="0.5169290046573047" office:value-type="float"/>
          <table:table-cell office:value="0.5169290046573047" office:value-type="float"/>
          <table:table-cell office:value="0.5424261950402461" office:value-type="float"/>
        </table:table-row>
        <table:table-row>
          <table:table-cell office:value-type="string">
            <text:p>quilljs__quill</text:p>
          </table:table-cell>
          <table:table-cell office:value="0.7163987704109316" office:value-type="float"/>
          <table:table-cell office:value="0.7953755478581827" office:value-type="float"/>
          <table:table-cell office:value="0.8131689965198396" office:value-type="float"/>
          <table:table-cell office:value="0.8292856828973191" office:value-type="float"/>
          <table:table-cell office:value="0.8636846944294131" office:value-type="float"/>
          <table:table-cell office:value="0.5175890041109203" office:value-type="float"/>
          <table:table-cell office:value="0.575414279329788" office:value-type="float"/>
          <table:table-cell office:value="0.593336157732866" office:value-type="float"/>
          <table:table-cell office:value="0.6111111510169762" office:value-type="float"/>
          <table:table-cell office:value="0.6716158915622598" office:value-type="float"/>
          <table:table-cell office:value="0.3787816278832873" office:value-type="float"/>
          <table:table-cell office:value="0.465075248085471" office:value-type="float"/>
          <table:table-cell office:value="0.4831034880479028" office:value-type="float"/>
          <table:table-cell office:value="0.5030475382068003" office:value-type="float"/>
          <table:table-cell office:value="0.5778843255052671" office:value-type="float"/>
          <table:table-cell office:value="0.5719727059248794" office:value-type="float"/>
          <table:table-cell office:value="0.6126980904772263" office:value-type="float"/>
          <table:table-cell office:value="0.6343838963186386" office:value-type="float"/>
          <table:table-cell office:value="0.6578794568849154" office:value-type="float"/>
          <table:table-cell office:value="0.7596518647403928" office:value-type="float"/>
          <table:table-cell office:value="0.31830667511451205" office:value-type="float"/>
          <table:table-cell office:value="0.46618629857429433" office:value-type="float"/>
          <table:table-cell office:value="0.4963003670926926" office:value-type="float"/>
          <table:table-cell office:value="0.5191799333300983" office:value-type="float"/>
          <table:table-cell office:value="0.589880896519491" office:value-type="float"/>
        </table:table-row>
        <table:table-row>
          <table:table-cell office:value-type="string">
            <text:p>acdlite__flux-standard-action</text:p>
          </table:table-cell>
          <table:table-cell office:value="0.7160468733582308" office:value-type="float"/>
          <table:table-cell office:value="0.8227852075151183" office:value-type="float"/>
          <table:table-cell office:value="0.8368860004169781" office:value-type="float"/>
          <table:table-cell office:value="0.84586174165316" office:value-type="float"/>
          <table:table-cell office:value="0.872316934299775" office:value-type="float"/>
          <table:table-cell office:value="0.5524358401211494" office:value-type="float"/>
          <table:table-cell office:value="0.5878067639641161" office:value-type="float"/>
          <table:table-cell office:value="0.5996099338128471" office:value-type="float"/>
          <table:table-cell office:value="0.6048917872674506" office:value-type="float"/>
          <table:table-cell office:value="0.6691890817821018" office:value-type="float"/>
          <table:table-cell office:value="0.3711210104727056" office:value-type="float"/>
          <table:table-cell office:value="0.48219222941744017" office:value-type="float"/>
          <table:table-cell office:value="0.4899836723202371" office:value-type="float"/>
          <table:table-cell office:value="0.49795572207601824" office:value-type="float"/>
          <table:table-cell office:value="0.5410112773704361" office:value-type="float"/>
          <table:table-cell office:value="0.5983407570310668" office:value-type="float"/>
          <table:table-cell office:value="0.6188083253512212" office:value-type="float"/>
          <table:table-cell office:value="0.6375317503882176" office:value-type="float"/>
          <table:table-cell office:value="0.6529515544766499" office:value-type="float"/>
          <table:table-cell office:value="0.7321173572565834" office:value-type="float"/>
          <table:table-cell office:value="0.47919920853084086" office:value-type="float"/>
          <table:table-cell office:value="0.4836312253355568" office:value-type="float"/>
          <table:table-cell office:value="0.4939847442300135" office:value-type="float"/>
          <table:table-cell office:value="0.5064722074806558" office:value-type="float"/>
          <table:table-cell office:value="0.5412649959353621" office:value-type="float"/>
        </table:table-row>
        <table:table-row>
          <table:table-cell office:value-type="string">
            <text:p>heroku__react-refetch</text:p>
          </table:table-cell>
          <table:table-cell office:value="0.7527651724868434" office:value-type="float"/>
          <table:table-cell office:value="0.7985342914093989" office:value-type="float"/>
          <table:table-cell office:value="0.8037451894984041" office:value-type="float"/>
          <table:table-cell office:value="0.8177174577986804" office:value-type="float"/>
          <table:table-cell office:value="0.8452908574547141" office:value-type="float"/>
          <table:table-cell office:value="0.5353260123778469" office:value-type="float"/>
          <table:table-cell office:value="0.5584123604201447" office:value-type="float"/>
          <table:table-cell office:value="0.5762270175276001" office:value-type="float"/>
          <table:table-cell office:value="0.5855572344485096" office:value-type="float"/>
          <table:table-cell office:value="0.6222681580267101" office:value-type="float"/>
          <table:table-cell office:value="0.3779341834050711" office:value-type="float"/>
          <table:table-cell office:value="0.4415323543890538" office:value-type="float"/>
          <table:table-cell office:value="0.47308647306620366" office:value-type="float"/>
          <table:table-cell office:value="0.4805804308363786" office:value-type="float"/>
          <table:table-cell office:value="0.5313296074964409" office:value-type="float"/>
          <table:table-cell office:value="0.6033207742702508" office:value-type="float"/>
          <table:table-cell office:value="0.6156200839773642" office:value-type="float"/>
          <table:table-cell office:value="0.6367149208562184" office:value-type="float"/>
          <table:table-cell office:value="0.6424071724601972" office:value-type="float"/>
          <table:table-cell office:value="0.6901583785221559" office:value-type="float"/>
          <table:table-cell office:value="0.4292615783163569" office:value-type="float"/>
          <table:table-cell office:value="0.47674836957120875" office:value-type="float"/>
          <table:table-cell office:value="0.4862664338368463" office:value-type="float"/>
          <table:table-cell office:value="0.4987243927311562" office:value-type="float"/>
          <table:table-cell office:value="0.553176276630188" office:value-type="float"/>
        </table:table-row>
        <table:table-row>
          <table:table-cell office:value-type="string">
            <text:p>banchichen__TZImagePickerController</text:p>
          </table:table-cell>
          <table:table-cell office:value="0.695807930118699" office:value-type="float"/>
          <table:table-cell office:value="0.7055500328719283" office:value-type="float"/>
          <table:table-cell office:value="0.7243015199816472" office:value-type="float"/>
          <table:table-cell office:value="0.7413285736386608" office:value-type="float"/>
          <table:table-cell office:value="0.7455341948983949" office:value-type="float"/>
          <table:table-cell office:value="0.5608272155555312" office:value-type="float"/>
          <table:table-cell office:value="0.5741630554260643" office:value-type="float"/>
          <table:table-cell office:value="0.5905602788465564" office:value-type="float"/>
          <table:table-cell office:value="0.6059486887284482" office:value-type="float"/>
          <table:table-cell office:value="0.6094517054797999" office:value-type="float"/>
          <table:table-cell office:value="0.44804606581162065" office:value-type="float"/>
          <table:table-cell office:value="0.47976430181530483" office:value-type="float"/>
          <table:table-cell office:value="0.4927409513541672" office:value-type="float"/>
          <table:table-cell office:value="0.503607369168374" office:value-type="float"/>
          <table:table-cell office:value="0.545646964286512" office:value-type="float"/>
          <table:table-cell office:value="0.6614609563291615" office:value-type="float"/>
          <table:table-cell office:value="0.6784209559156344" office:value-type="float"/>
          <table:table-cell office:value="0.6894759050277938" office:value-type="float"/>
          <table:table-cell office:value="0.6952432902102634" office:value-type="float"/>
          <table:table-cell office:value="0.7028489813699088" office:value-type="float"/>
          <table:table-cell office:value="0.29404653372209777" office:value-type="float"/>
          <table:table-cell office:value="0.328695010237414" office:value-type="float"/>
          <table:table-cell office:value="0.36452847474571587" office:value-type="float"/>
          <table:table-cell office:value="0.38237141335424724" office:value-type="float"/>
          <table:table-cell office:value="0.3863199386925792" office:value-type="float"/>
        </table:table-row>
        <table:table-row>
          <table:table-cell office:value-type="string">
            <text:p>Polidea__RxAndroidBle</text:p>
          </table:table-cell>
          <table:table-cell office:value="0.6945297872215745" office:value-type="float"/>
          <table:table-cell office:value="0.7312350844230026" office:value-type="float"/>
          <table:table-cell office:value="0.749282991200477" office:value-type="float"/>
          <table:table-cell office:value="0.7897484145811722" office:value-type="float"/>
          <table:table-cell office:value="0.835407308773662" office:value-type="float"/>
          <table:table-cell office:value="0.5224064644397031" office:value-type="float"/>
          <table:table-cell office:value="0.5634056885578271" office:value-type="float"/>
          <table:table-cell office:value="0.580677306400659" office:value-type="float"/>
          <table:table-cell office:value="0.5969739477273407" office:value-type="float"/>
          <table:table-cell office:value="0.6567901376703958" office:value-type="float"/>
          <table:table-cell office:value="0.37468903654845714" office:value-type="float"/>
          <table:table-cell office:value="0.4493329590163748" office:value-type="float"/>
          <table:table-cell office:value="0.4683380468916839" office:value-type="float"/>
          <table:table-cell office:value="0.4849009273712929" office:value-type="float"/>
          <table:table-cell office:value="0.5208166682477046" office:value-type="float"/>
          <table:table-cell office:value="0.5945778725135216" office:value-type="float"/>
          <table:table-cell office:value="0.6338919408197201" office:value-type="float"/>
          <table:table-cell office:value="0.6559633287192561" office:value-type="float"/>
          <table:table-cell office:value="0.6753162686236797" office:value-type="float"/>
          <table:table-cell office:value="0.7418829716558711" office:value-type="float"/>
          <table:table-cell office:value="0.3506625383430813" office:value-type="float"/>
          <table:table-cell office:value="0.40485201286535266" office:value-type="float"/>
          <table:table-cell office:value="0.4285844062888289" office:value-type="float"/>
          <table:table-cell office:value="0.4802770208938367" office:value-type="float"/>
          <table:table-cell office:value="0.571620955953361" office:value-type="float"/>
        </table:table-row>
        <table:table-row>
          <table:table-cell office:value-type="string">
            <text:p>zaproxy__zaproxy</text:p>
          </table:table-cell>
          <table:table-cell office:value="0.7137949702246311" office:value-type="float"/>
          <table:table-cell office:value="0.762910155680622" office:value-type="float"/>
          <table:table-cell office:value="0.8053174403354825" office:value-type="float"/>
          <table:table-cell office:value="0.818518732780761" office:value-type="float"/>
          <table:table-cell office:value="0.8569126505156456" office:value-type="float"/>
          <table:table-cell office:value="0.5293396460677711" office:value-type="float"/>
          <table:table-cell office:value="0.5822414245800562" office:value-type="float"/>
          <table:table-cell office:value="0.6017772852618" office:value-type="float"/>
          <table:table-cell office:value="0.6238328641179055" office:value-type="float"/>
          <table:table-cell office:value="0.7009401360240303" office:value-type="float"/>
          <table:table-cell office:value="0.4169592715533007" office:value-type="float"/>
          <table:table-cell office:value="0.47485980417346196" office:value-type="float"/>
          <table:table-cell office:value="0.49067778482875746" office:value-type="float"/>
          <table:table-cell office:value="0.5038245018419751" office:value-type="float"/>
          <table:table-cell office:value="0.5788875671932417" office:value-type="float"/>
          <table:table-cell office:value="0.5748880600833371" office:value-type="float"/>
          <table:table-cell office:value="0.6222441756060613" office:value-type="float"/>
          <table:table-cell office:value="0.639231988250845" office:value-type="float"/>
          <table:table-cell office:value="0.662614185270226" office:value-type="float"/>
          <table:table-cell office:value="0.72952570989741" office:value-type="float"/>
          <table:table-cell office:value="0.38801603705925714" office:value-type="float"/>
          <table:table-cell office:value="0.48734457379270407" office:value-type="float"/>
          <table:table-cell office:value="0.5067696915791612" office:value-type="float"/>
          <table:table-cell office:value="0.5348602608414017" office:value-type="float"/>
          <table:table-cell office:value="0.5840460374591969" office:value-type="float"/>
        </table:table-row>
        <table:table-row>
          <table:table-cell office:value-type="string">
            <text:p>ericdrowell__KineticJS</text:p>
          </table:table-cell>
          <table:table-cell office:value="0.7195268229205619" office:value-type="float"/>
          <table:table-cell office:value="0.797484600509583" office:value-type="float"/>
          <table:table-cell office:value="0.8162333432129467" office:value-type="float"/>
          <table:table-cell office:value="0.8333729261053665" office:value-type="float"/>
          <table:table-cell office:value="0.8627921991867723" office:value-type="float"/>
          <table:table-cell office:value="0.5032389364599762" office:value-type="float"/>
          <table:table-cell office:value="0.5722299529435388" office:value-type="float"/>
          <table:table-cell office:value="0.5913224820226329" office:value-type="float"/>
          <table:table-cell office:value="0.6133906756287237" office:value-type="float"/>
          <table:table-cell office:value="0.6882444625650604" office:value-type="float"/>
          <table:table-cell office:value="0.3821508943613041" office:value-type="float"/>
          <table:table-cell office:value="0.4554928144033684" office:value-type="float"/>
          <table:table-cell office:value="0.4755454646586278" office:value-type="float"/>
          <table:table-cell office:value="0.5050690821089405" office:value-type="float"/>
          <table:table-cell office:value="0.5775076597638856" office:value-type="float"/>
          <table:table-cell office:value="0.5338739203542116" office:value-type="float"/>
          <table:table-cell office:value="0.6100612194849868" office:value-type="float"/>
          <table:table-cell office:value="0.6326681645484651" office:value-type="float"/>
          <table:table-cell office:value="0.6589934067774867" office:value-type="float"/>
          <table:table-cell office:value="0.744537632573933" office:value-type="float"/>
          <table:table-cell office:value="0.34060642835995886" office:value-type="float"/>
          <table:table-cell office:value="0.4714022184189667" office:value-type="float"/>
          <table:table-cell office:value="0.49588326443025144" office:value-type="float"/>
          <table:table-cell office:value="0.5212331811848184" office:value-type="float"/>
          <table:table-cell office:value="0.5905131984886037" office:value-type="float"/>
        </table:table-row>
        <table:table-row>
          <table:table-cell office:value-type="string">
            <text:p>XLabs__Xamarin-Forms-Labs</text:p>
          </table:table-cell>
          <table:table-cell office:value="0.7497246671979275" office:value-type="float"/>
          <table:table-cell office:value="0.7974955154941369" office:value-type="float"/>
          <table:table-cell office:value="0.8096750752173223" office:value-type="float"/>
          <table:table-cell office:value="0.8225450987326556" office:value-type="float"/>
          <table:table-cell office:value="0.8432485525640477" office:value-type="float"/>
          <table:table-cell office:value="0.5809961259315265" office:value-type="float"/>
          <table:table-cell office:value="0.6034359259581034" office:value-type="float"/>
          <table:table-cell office:value="0.6274244448073332" office:value-type="float"/>
          <table:table-cell office:value="0.6326703748404487" office:value-type="float"/>
          <table:table-cell office:value="0.6794386735657184" office:value-type="float"/>
          <table:table-cell office:value="0.4493364802140004" office:value-type="float"/>
          <table:table-cell office:value="0.48891212789733585" office:value-type="float"/>
          <table:table-cell office:value="0.49460303975252184" office:value-type="float"/>
          <table:table-cell office:value="0.5257369012880058" office:value-type="float"/>
          <table:table-cell office:value="0.5540214617242971" office:value-type="float"/>
          <table:table-cell office:value="0.6036873492848476" office:value-type="float"/>
          <table:table-cell office:value="0.621641276383589" office:value-type="float"/>
          <table:table-cell office:value="0.6356932847802661" office:value-type="float"/>
          <table:table-cell office:value="0.6543735091018921" office:value-type="float"/>
          <table:table-cell office:value="0.6863243922347189" office:value-type="float"/>
          <table:table-cell office:value="0.44068224086262364" office:value-type="float"/>
          <table:table-cell office:value="0.49529557348117986" office:value-type="float"/>
          <table:table-cell office:value="0.5265231999654408" office:value-type="float"/>
          <table:table-cell office:value="0.5376883129775767" office:value-type="float"/>
          <table:table-cell office:value="0.5623315115411243" office:value-type="float"/>
        </table:table-row>
        <table:table-row>
          <table:table-cell office:value-type="string">
            <text:p>pornel__pngquant</text:p>
          </table:table-cell>
          <table:table-cell office:value="0.7122597504723518" office:value-type="float"/>
          <table:table-cell office:value="0.770044215587172" office:value-type="float"/>
          <table:table-cell office:value="0.7956093346277924" office:value-type="float"/>
          <table:table-cell office:value="0.8115863550548722" office:value-type="float"/>
          <table:table-cell office:value="0.8553624585290988" office:value-type="float"/>
          <table:table-cell office:value="0.5311552158474532" office:value-type="float"/>
          <table:table-cell office:value="0.5749248183453424" office:value-type="float"/>
          <table:table-cell office:value="0.5940725530318152" office:value-type="float"/>
          <table:table-cell office:value="0.6023801856932902" office:value-type="float"/>
          <table:table-cell office:value="0.6699838659372565" office:value-type="float"/>
          <table:table-cell office:value="0.41080456103993684" office:value-type="float"/>
          <table:table-cell office:value="0.4494818071493613" office:value-type="float"/>
          <table:table-cell office:value="0.46335084092604123" office:value-type="float"/>
          <table:table-cell office:value="0.47590749626588047" office:value-type="float"/>
          <table:table-cell office:value="0.5382459864695994" office:value-type="float"/>
          <table:table-cell office:value="0.5719712947648028" office:value-type="float"/>
          <table:table-cell office:value="0.6191143605261686" office:value-type="float"/>
          <table:table-cell office:value="0.6347701198370568" office:value-type="float"/>
          <table:table-cell office:value="0.6638481382496464" office:value-type="float"/>
          <table:table-cell office:value="0.7162840545615392" office:value-type="float"/>
          <table:table-cell office:value="0.4190342085786296" office:value-type="float"/>
          <table:table-cell office:value="0.43790964757106365" office:value-type="float"/>
          <table:table-cell office:value="0.46139604449191485" office:value-type="float"/>
          <table:table-cell office:value="0.49718428663584263" office:value-type="float"/>
          <table:table-cell office:value="0.611858101574303" office:value-type="float"/>
        </table:table-row>
        <table:table-row>
          <table:table-cell office:value-type="string">
            <text:p>bramp__js-sequence-diagrams</text:p>
          </table:table-cell>
          <table:table-cell office:value="0.70670473904702" office:value-type="float"/>
          <table:table-cell office:value="0.7928877865361857" office:value-type="float"/>
          <table:table-cell office:value="0.8052493894767813" office:value-type="float"/>
          <table:table-cell office:value="0.8238496502571444" office:value-type="float"/>
          <table:table-cell office:value="0.8532252668638842" office:value-type="float"/>
          <table:table-cell office:value="0.5310334539785037" office:value-type="float"/>
          <table:table-cell office:value="0.5760100916870738" office:value-type="float"/>
          <table:table-cell office:value="0.5895864306194677" office:value-type="float"/>
          <table:table-cell office:value="0.6083388843900566" office:value-type="float"/>
          <table:table-cell office:value="0.6360657108670599" office:value-type="float"/>
          <table:table-cell office:value="0.3960771789781314" office:value-type="float"/>
          <table:table-cell office:value="0.46215333938962844" office:value-type="float"/>
          <table:table-cell office:value="0.46883812583489654" office:value-type="float"/>
          <table:table-cell office:value="0.48728940748274885" office:value-type="float"/>
          <table:table-cell office:value="0.5028958198048907" office:value-type="float"/>
          <table:table-cell office:value="0.569568098149026" office:value-type="float"/>
          <table:table-cell office:value="0.6259288913204301" office:value-type="float"/>
          <table:table-cell office:value="0.6425618310016343" office:value-type="float"/>
          <table:table-cell office:value="0.665547661505568" office:value-type="float"/>
          <table:table-cell office:value="0.7121612362692853" office:value-type="float"/>
          <table:table-cell office:value="0.41260050441008134" office:value-type="float"/>
          <table:table-cell office:value="0.4667811744444651" office:value-type="float"/>
          <table:table-cell office:value="0.5121804930744618" office:value-type="float"/>
          <table:table-cell office:value="0.5162642787749623" office:value-type="float"/>
          <table:table-cell office:value="0.5527655532798481" office:value-type="float"/>
        </table:table-row>
        <table:table-row>
          <table:table-cell office:value-type="string">
            <text:p>stephanenicolas__robospice</text:p>
          </table:table-cell>
          <table:table-cell office:value="0.7215561897008713" office:value-type="float"/>
          <table:table-cell office:value="0.7744961829853076" office:value-type="float"/>
          <table:table-cell office:value="0.7957438636514971" office:value-type="float"/>
          <table:table-cell office:value="0.8093234310371893" office:value-type="float"/>
          <table:table-cell office:value="0.8360842055316835" office:value-type="float"/>
          <table:table-cell office:value="0.5479208984541555" office:value-type="float"/>
          <table:table-cell office:value="0.5785983103786297" office:value-type="float"/>
          <table:table-cell office:value="0.5932063927545669" office:value-type="float"/>
          <table:table-cell office:value="0.6137903702456305" office:value-type="float"/>
          <table:table-cell office:value="0.6715771771245606" office:value-type="float"/>
          <table:table-cell office:value="0.39799978917584455" office:value-type="float"/>
          <table:table-cell office:value="0.4543891024769446" office:value-type="float"/>
          <table:table-cell office:value="0.4747234729727283" office:value-type="float"/>
          <table:table-cell office:value="0.49696110766569446" office:value-type="float"/>
          <table:table-cell office:value="0.5290638089448537" office:value-type="float"/>
          <table:table-cell office:value="0.5871978085284817" office:value-type="float"/>
          <table:table-cell office:value="0.6212608063069915" office:value-type="float"/>
          <table:table-cell office:value="0.6431953146362814" office:value-type="float"/>
          <table:table-cell office:value="0.6685020070444901" office:value-type="float"/>
          <table:table-cell office:value="0.721502730055649" office:value-type="float"/>
          <table:table-cell office:value="0.42153184192580384" office:value-type="float"/>
          <table:table-cell office:value="0.46373256672902946" office:value-type="float"/>
          <table:table-cell office:value="0.4936211637063304" office:value-type="float"/>
          <table:table-cell office:value="0.5198474695473694" office:value-type="float"/>
          <table:table-cell office:value="0.589483016434784" office:value-type="float"/>
        </table:table-row>
        <table:table-row>
          <table:table-cell office:value-type="string">
            <text:p>sindresorhus__got</text:p>
          </table:table-cell>
          <table:table-cell office:value="0.7613337557339014" office:value-type="float"/>
          <table:table-cell office:value="0.7956174717625605" office:value-type="float"/>
          <table:table-cell office:value="0.8089581484703221" office:value-type="float"/>
          <table:table-cell office:value="0.8227266408757078" office:value-type="float"/>
          <table:table-cell office:value="0.8525874333874712" office:value-type="float"/>
          <table:table-cell office:value="0.5446649421975114" office:value-type="float"/>
          <table:table-cell office:value="0.5831625118985029" office:value-type="float"/>
          <table:table-cell office:value="0.5985380278020147" office:value-type="float"/>
          <table:table-cell office:value="0.6148446978815179" office:value-type="float"/>
          <table:table-cell office:value="0.6727552648626138" office:value-type="float"/>
          <table:table-cell office:value="0.4234449486857683" office:value-type="float"/>
          <table:table-cell office:value="0.46096337977209195" office:value-type="float"/>
          <table:table-cell office:value="0.47255933862630106" office:value-type="float"/>
          <table:table-cell office:value="0.49645970726213956" office:value-type="float"/>
          <table:table-cell office:value="0.5332098932297095" office:value-type="float"/>
          <table:table-cell office:value="0.5840802089578832" office:value-type="float"/>
          <table:table-cell office:value="0.6274937472083064" office:value-type="float"/>
          <table:table-cell office:value="0.6443586958890388" office:value-type="float"/>
          <table:table-cell office:value="0.6596169240269938" office:value-type="float"/>
          <table:table-cell office:value="0.7134891000715378" office:value-type="float"/>
          <table:table-cell office:value="0.4489721097829701" office:value-type="float"/>
          <table:table-cell office:value="0.4915003608878136" office:value-type="float"/>
          <table:table-cell office:value="0.5111199146683404" office:value-type="float"/>
          <table:table-cell office:value="0.5264676387208274" office:value-type="float"/>
          <table:table-cell office:value="0.6014958936999706" office:value-type="float"/>
        </table:table-row>
        <table:table-row>
          <table:table-cell office:value-type="string">
            <text:p>ReactiveCocoa__ReactiveSwift</text:p>
          </table:table-cell>
          <table:table-cell office:value="0.7191720223853116" office:value-type="float"/>
          <table:table-cell office:value="0.8022404177200888" office:value-type="float"/>
          <table:table-cell office:value="0.8167908254449395" office:value-type="float"/>
          <table:table-cell office:value="0.8295740067695171" office:value-type="float"/>
          <table:table-cell office:value="0.8617414729757258" office:value-type="float"/>
          <table:table-cell office:value="0.5094913650989638" office:value-type="float"/>
          <table:table-cell office:value="0.5664247566054954" office:value-type="float"/>
          <table:table-cell office:value="0.5778293332870988" office:value-type="float"/>
          <table:table-cell office:value="0.5951313509407218" office:value-type="float"/>
          <table:table-cell office:value="0.6326624966149039" office:value-type="float"/>
          <table:table-cell office:value="0.42572016439907423" office:value-type="float"/>
          <table:table-cell office:value="0.4672936608125773" office:value-type="float"/>
          <table:table-cell office:value="0.48828551406246334" office:value-type="float"/>
          <table:table-cell office:value="0.5020260216913843" office:value-type="float"/>
          <table:table-cell office:value="0.5567315073639181" office:value-type="float"/>
          <table:table-cell office:value="0.5920928626157387" office:value-type="float"/>
          <table:table-cell office:value="0.6330315789786525" office:value-type="float"/>
          <table:table-cell office:value="0.6475717429733373" office:value-type="float"/>
          <table:table-cell office:value="0.664197717751309" office:value-type="float"/>
          <table:table-cell office:value="0.6979181067993976" office:value-type="float"/>
          <table:table-cell office:value="0.4175180796244327" office:value-type="float"/>
          <table:table-cell office:value="0.4640124059942713" office:value-type="float"/>
          <table:table-cell office:value="0.4776837763793723" office:value-type="float"/>
          <table:table-cell office:value="0.49172176359824077" office:value-type="float"/>
          <table:table-cell office:value="0.5327523635639893" office:value-type="float"/>
        </table:table-row>
        <table:table-row>
          <table:table-cell office:value-type="string">
            <text:p>SwiftBond__Bond</text:p>
          </table:table-cell>
          <table:table-cell office:value="0.6987456735164094" office:value-type="float"/>
          <table:table-cell office:value="0.7812505404038718" office:value-type="float"/>
          <table:table-cell office:value="0.8012206677736842" office:value-type="float"/>
          <table:table-cell office:value="0.8162644500948282" office:value-type="float"/>
          <table:table-cell office:value="0.8804410083219067" office:value-type="float"/>
          <table:table-cell office:value="0.5069584315381133" office:value-type="float"/>
          <table:table-cell office:value="0.5580903838045032" office:value-type="float"/>
          <table:table-cell office:value="0.5796218460084238" office:value-type="float"/>
          <table:table-cell office:value="0.5977103592281314" office:value-type="float"/>
          <table:table-cell office:value="0.638862263730063" office:value-type="float"/>
          <table:table-cell office:value="0.4241333458594215" office:value-type="float"/>
          <table:table-cell office:value="0.46539783085645303" office:value-type="float"/>
          <table:table-cell office:value="0.4909219127358474" office:value-type="float"/>
          <table:table-cell office:value="0.5059769352182921" office:value-type="float"/>
          <table:table-cell office:value="0.5348770169918013" office:value-type="float"/>
          <table:table-cell office:value="0.6039544011687707" office:value-type="float"/>
          <table:table-cell office:value="0.6451246609865195" office:value-type="float"/>
          <table:table-cell office:value="0.6664542730653225" office:value-type="float"/>
          <table:table-cell office:value="0.6810946637508684" office:value-type="float"/>
          <table:table-cell office:value="0.7147908824982312" office:value-type="float"/>
          <table:table-cell office:value="0.3658284531584772" office:value-type="float"/>
          <table:table-cell office:value="0.4367550493734228" office:value-type="float"/>
          <table:table-cell office:value="0.4579864160171296" office:value-type="float"/>
          <table:table-cell office:value="0.4804519887119694" office:value-type="float"/>
          <table:table-cell office:value="0.528895949297562" office:value-type="float"/>
        </table:table-row>
        <table:table-row>
          <table:table-cell office:value-type="string">
            <text:p>video-dev__hls.js</text:p>
          </table:table-cell>
          <table:table-cell office:value="0.6975804859405863" office:value-type="float"/>
          <table:table-cell office:value="0.7630544289161694" office:value-type="float"/>
          <table:table-cell office:value="0.7872864485173116" office:value-type="float"/>
          <table:table-cell office:value="0.8036842287720455" office:value-type="float"/>
          <table:table-cell office:value="0.8334166473970709" office:value-type="float"/>
          <table:table-cell office:value="0.5149593899670191" office:value-type="float"/>
          <table:table-cell office:value="0.5658880868648152" office:value-type="float"/>
          <table:table-cell office:value="0.5800003653404548" office:value-type="float"/>
          <table:table-cell office:value="0.5996837614962435" office:value-type="float"/>
          <table:table-cell office:value="0.6757696114543548" office:value-type="float"/>
          <table:table-cell office:value="0.37524339735200385" office:value-type="float"/>
          <table:table-cell office:value="0.4316211668990253" office:value-type="float"/>
          <table:table-cell office:value="0.4483960943663343" office:value-type="float"/>
          <table:table-cell office:value="0.4686552522715842" office:value-type="float"/>
          <table:table-cell office:value="0.5593353429024335" office:value-type="float"/>
          <table:table-cell office:value="0.548022678833636" office:value-type="float"/>
          <table:table-cell office:value="0.5988508491305757" office:value-type="float"/>
          <table:table-cell office:value="0.6231175890485516" office:value-type="float"/>
          <table:table-cell office:value="0.6544051782644447" office:value-type="float"/>
          <table:table-cell office:value="0.7286890844424566" office:value-type="float"/>
          <table:table-cell office:value="0.29792376752845207" office:value-type="float"/>
          <table:table-cell office:value="0.4585449149914006" office:value-type="float"/>
          <table:table-cell office:value="0.48252788415095627" office:value-type="float"/>
          <table:table-cell office:value="0.5108876442768895" office:value-type="float"/>
          <table:table-cell office:value="0.5707721739684772" office:value-type="float"/>
        </table:table-row>
        <table:table-row>
          <table:table-cell office:value-type="string">
            <text:p>cmderdev__cmder</text:p>
          </table:table-cell>
          <table:table-cell office:value="0.7028794961591806" office:value-type="float"/>
          <table:table-cell office:value="0.7774902809013772" office:value-type="float"/>
          <table:table-cell office:value="0.7961341905000562" office:value-type="float"/>
          <table:table-cell office:value="0.8107704283170205" office:value-type="float"/>
          <table:table-cell office:value="0.8572907505106379" office:value-type="float"/>
          <table:table-cell office:value="0.5358912589301827" office:value-type="float"/>
          <table:table-cell office:value="0.5820374022801543" office:value-type="float"/>
          <table:table-cell office:value="0.5956548294950572" office:value-type="float"/>
          <table:table-cell office:value="0.6143385672157176" office:value-type="float"/>
          <table:table-cell office:value="0.6520580576052831" office:value-type="float"/>
          <table:table-cell office:value="0.3822982627877652" office:value-type="float"/>
          <table:table-cell office:value="0.43564466069623353" office:value-type="float"/>
          <table:table-cell office:value="0.45893707410523066" office:value-type="float"/>
          <table:table-cell office:value="0.4748651681329862" office:value-type="float"/>
          <table:table-cell office:value="0.5599846597380139" office:value-type="float"/>
          <table:table-cell office:value="0.5495291476608817" office:value-type="float"/>
          <table:table-cell office:value="0.5979860872456597" office:value-type="float"/>
          <table:table-cell office:value="0.6159285604090766" office:value-type="float"/>
          <table:table-cell office:value="0.6379511768146221" office:value-type="float"/>
          <table:table-cell office:value="0.7020102923692976" office:value-type="float"/>
          <table:table-cell office:value="0.4232466508825209" office:value-type="float"/>
          <table:table-cell office:value="0.4918897574274335" office:value-type="float"/>
          <table:table-cell office:value="0.5118793978658949" office:value-type="float"/>
          <table:table-cell office:value="0.529944909414871" office:value-type="float"/>
          <table:table-cell office:value="0.5879892114324377" office:value-type="float"/>
        </table:table-row>
        <table:table-row>
          <table:table-cell office:value-type="string">
            <text:p>BorisMoore__jsrender</text:p>
          </table:table-cell>
          <table:table-cell office:value="0.7117262780580038" office:value-type="float"/>
          <table:table-cell office:value="0.7847214914022634" office:value-type="float"/>
          <table:table-cell office:value="0.8164967588324192" office:value-type="float"/>
          <table:table-cell office:value="0.8327839601991907" office:value-type="float"/>
          <table:table-cell office:value="0.8476574516624024" office:value-type="float"/>
          <table:table-cell office:value="0.5459323796656966" office:value-type="float"/>
          <table:table-cell office:value="0.5886507768527857" office:value-type="float"/>
          <table:table-cell office:value="0.6009871536371014" office:value-type="float"/>
          <table:table-cell office:value="0.6212407722765344" office:value-type="float"/>
          <table:table-cell office:value="0.6703569668358128" office:value-type="float"/>
          <table:table-cell office:value="0.43587197778308157" office:value-type="float"/>
          <table:table-cell office:value="0.4803517190611717" office:value-type="float"/>
          <table:table-cell office:value="0.4919219412211887" office:value-type="float"/>
          <table:table-cell office:value="0.5053204913213104" office:value-type="float"/>
          <table:table-cell office:value="0.5886313164817099" office:value-type="float"/>
          <table:table-cell office:value="0.5879903536620956" office:value-type="float"/>
          <table:table-cell office:value="0.6343724990572455" office:value-type="float"/>
          <table:table-cell office:value="0.643354245528099" office:value-type="float"/>
          <table:table-cell office:value="0.6634518458301082" office:value-type="float"/>
          <table:table-cell office:value="0.7003590909706536" office:value-type="float"/>
          <table:table-cell office:value="0.3701000901363679" office:value-type="float"/>
          <table:table-cell office:value="0.49850132437424693" office:value-type="float"/>
          <table:table-cell office:value="0.5186105829267882" office:value-type="float"/>
          <table:table-cell office:value="0.545594751254491" office:value-type="float"/>
          <table:table-cell office:value="0.5926349042291632" office:value-type="float"/>
        </table:table-row>
        <table:table-row>
          <table:table-cell office:value-type="string">
            <text:p>mcamara__laravel-localization</text:p>
          </table:table-cell>
          <table:table-cell office:value="0.7344726906826133" office:value-type="float"/>
          <table:table-cell office:value="0.7745182084411767" office:value-type="float"/>
          <table:table-cell office:value="0.7924734432205619" office:value-type="float"/>
          <table:table-cell office:value="0.8139974988379194" office:value-type="float"/>
          <table:table-cell office:value="0.8453961651512722" office:value-type="float"/>
          <table:table-cell office:value="0.5125645861962198" office:value-type="float"/>
          <table:table-cell office:value="0.5761692060108703" office:value-type="float"/>
          <table:table-cell office:value="0.5917906460523621" office:value-type="float"/>
          <table:table-cell office:value="0.6059133234821336" office:value-type="float"/>
          <table:table-cell office:value="0.6757846664209916" office:value-type="float"/>
          <table:table-cell office:value="0.42314422845111604" office:value-type="float"/>
          <table:table-cell office:value="0.4650047985992459" office:value-type="float"/>
          <table:table-cell office:value="0.4798023307639284" office:value-type="float"/>
          <table:table-cell office:value="0.4985468971116672" office:value-type="float"/>
          <table:table-cell office:value="0.5621812253327019" office:value-type="float"/>
          <table:table-cell office:value="0.5813796785369694" office:value-type="float"/>
          <table:table-cell office:value="0.6078048463183725" office:value-type="float"/>
          <table:table-cell office:value="0.6229623021391274" office:value-type="float"/>
          <table:table-cell office:value="0.6434236057503788" office:value-type="float"/>
          <table:table-cell office:value="0.7123534250956809" office:value-type="float"/>
          <table:table-cell office:value="0.39316635579948994" office:value-type="float"/>
          <table:table-cell office:value="0.4620087368658089" office:value-type="float"/>
          <table:table-cell office:value="0.4880292968453196" office:value-type="float"/>
          <table:table-cell office:value="0.5141204482676369" office:value-type="float"/>
          <table:table-cell office:value="0.5605652898211316" office:value-type="float"/>
        </table:table-row>
        <table:table-row>
          <table:table-cell office:value-type="string">
            <text:p>BoostIO__Boostnote</text:p>
          </table:table-cell>
          <table:table-cell office:value="0.7035984007278888" office:value-type="float"/>
          <table:table-cell office:value="0.7912819264316108" office:value-type="float"/>
          <table:table-cell office:value="0.806368681305804" office:value-type="float"/>
          <table:table-cell office:value="0.8222607694510526" office:value-type="float"/>
          <table:table-cell office:value="0.8575145123463108" office:value-type="float"/>
          <table:table-cell office:value="0.5275030651518658" office:value-type="float"/>
          <table:table-cell office:value="0.591006042944438" office:value-type="float"/>
          <table:table-cell office:value="0.6102871632776385" office:value-type="float"/>
          <table:table-cell office:value="0.6287438562516283" office:value-type="float"/>
          <table:table-cell office:value="0.7252617961361469" office:value-type="float"/>
          <table:table-cell office:value="0.3826750030884024" office:value-type="float"/>
          <table:table-cell office:value="0.4495052462996467" office:value-type="float"/>
          <table:table-cell office:value="0.47646660531971236" office:value-type="float"/>
          <table:table-cell office:value="0.49763821423474675" office:value-type="float"/>
          <table:table-cell office:value="0.5827332113519511" office:value-type="float"/>
          <table:table-cell office:value="0.5467515279138079" office:value-type="float"/>
          <table:table-cell office:value="0.6257475675248979" office:value-type="float"/>
          <table:table-cell office:value="0.6467475546797925" office:value-type="float"/>
          <table:table-cell office:value="0.664422840741234" office:value-type="float"/>
          <table:table-cell office:value="0.8068572506321408" office:value-type="float"/>
          <table:table-cell office:value="0.25093521131806845" office:value-type="float"/>
          <table:table-cell office:value="0.48344111298719183" office:value-type="float"/>
          <table:table-cell office:value="0.5111126607106458" office:value-type="float"/>
          <table:table-cell office:value="0.5310207384265968" office:value-type="float"/>
          <table:table-cell office:value="0.5927268182066577" office:value-type="float"/>
        </table:table-row>
        <table:table-row>
          <table:table-cell office:value-type="string">
            <text:p>medcl__elasticsearch-analysis-ik</text:p>
          </table:table-cell>
          <table:table-cell office:value="0.6910186404493787" office:value-type="float"/>
          <table:table-cell office:value="0.733847304118467" office:value-type="float"/>
          <table:table-cell office:value="0.770228670374567" office:value-type="float"/>
          <table:table-cell office:value="0.7900703406562991" office:value-type="float"/>
          <table:table-cell office:value="0.8401201610414584" office:value-type="float"/>
          <table:table-cell office:value="0.562951609683719" office:value-type="float"/>
          <table:table-cell office:value="0.5840755024114113" office:value-type="float"/>
          <table:table-cell office:value="0.5952853211840695" office:value-type="float"/>
          <table:table-cell office:value="0.6000719293836406" office:value-type="float"/>
          <table:table-cell office:value="0.633256328624542" office:value-type="float"/>
          <table:table-cell office:value="0.4783063426189392" office:value-type="float"/>
          <table:table-cell office:value="0.4862983604105427" office:value-type="float"/>
          <table:table-cell office:value="0.5162409626022" office:value-type="float"/>
          <table:table-cell office:value="0.527952719000751" office:value-type="float"/>
          <table:table-cell office:value="0.5540412791378391" office:value-type="float"/>
          <table:table-cell office:value="0.6524700820140297" office:value-type="float"/>
          <table:table-cell office:value="0.678648484769448" office:value-type="float"/>
          <table:table-cell office:value="0.688862464563448" office:value-type="float"/>
          <table:table-cell office:value="0.7036156439428216" office:value-type="float"/>
          <table:table-cell office:value="0.7266353527741698" office:value-type="float"/>
          <table:table-cell office:value="0.3930511036337436" office:value-type="float"/>
          <table:table-cell office:value="0.43765205132519275" office:value-type="float"/>
          <table:table-cell office:value="0.4716105391784253" office:value-type="float"/>
          <table:table-cell office:value="0.4846961404423732" office:value-type="float"/>
          <table:table-cell office:value="0.5293152084643445" office:value-type="float"/>
        </table:table-row>
        <table:table-row>
          <table:table-cell office:value-type="string">
            <text:p>stutrek__scrollMonitor</text:p>
          </table:table-cell>
          <table:table-cell office:value="0.7714972431070151" office:value-type="float"/>
          <table:table-cell office:value="0.7986830809175374" office:value-type="float"/>
          <table:table-cell office:value="0.8156419132275287" office:value-type="float"/>
          <table:table-cell office:value="0.8161704792516566" office:value-type="float"/>
          <table:table-cell office:value="0.8438585795401636" office:value-type="float"/>
          <table:table-cell office:value="0.531735453443761" office:value-type="float"/>
          <table:table-cell office:value="0.5405128023122648" office:value-type="float"/>
          <table:table-cell office:value="0.5529352247863466" office:value-type="float"/>
          <table:table-cell office:value="0.5852629522019879" office:value-type="float"/>
          <table:table-cell office:value="0.6501092856599515" office:value-type="float"/>
          <table:table-cell office:value="0.4357766259925874" office:value-type="float"/>
          <table:table-cell office:value="0.4415880658195627" office:value-type="float"/>
          <table:table-cell office:value="0.46405963393186767" office:value-type="float"/>
          <table:table-cell office:value="0.4741284199329445" office:value-type="float"/>
          <table:table-cell office:value="0.5048206653208431" office:value-type="float"/>
          <table:table-cell office:value="0.5746898689919233" office:value-type="float"/>
          <table:table-cell office:value="0.5928981684744348" office:value-type="float"/>
          <table:table-cell office:value="0.6083508809613558" office:value-type="float"/>
          <table:table-cell office:value="0.6357224343297604" office:value-type="float"/>
          <table:table-cell office:value="0.700665342691253" office:value-type="float"/>
          <table:table-cell office:value="0.4041797211937206" office:value-type="float"/>
          <table:table-cell office:value="0.46801234706626205" office:value-type="float"/>
          <table:table-cell office:value="0.4687700645991222" office:value-type="float"/>
          <table:table-cell office:value="0.4740373923303062" office:value-type="float"/>
          <table:table-cell office:value="0.5629019587053534" office:value-type="float"/>
        </table:table-row>
        <table:table-row>
          <table:table-cell office:value-type="string">
            <text:p>vavr-io__vavr</text:p>
          </table:table-cell>
          <table:table-cell office:value="0.7160792493983305" office:value-type="float"/>
          <table:table-cell office:value="0.7931487664507444" office:value-type="float"/>
          <table:table-cell office:value="0.8126058328538681" office:value-type="float"/>
          <table:table-cell office:value="0.827110984313975" office:value-type="float"/>
          <table:table-cell office:value="0.8758235477920385" office:value-type="float"/>
          <table:table-cell office:value="0.5401754417151547" office:value-type="float"/>
          <table:table-cell office:value="0.5800154912979064" office:value-type="float"/>
          <table:table-cell office:value="0.5942281208006097" office:value-type="float"/>
          <table:table-cell office:value="0.6106463829486453" office:value-type="float"/>
          <table:table-cell office:value="0.6724332452632127" office:value-type="float"/>
          <table:table-cell office:value="0.4229684223674348" office:value-type="float"/>
          <table:table-cell office:value="0.4565826303269518" office:value-type="float"/>
          <table:table-cell office:value="0.475269268004646" office:value-type="float"/>
          <table:table-cell office:value="0.4953945642412676" office:value-type="float"/>
          <table:table-cell office:value="0.5468195799269737" office:value-type="float"/>
          <table:table-cell office:value="0.5743470033991177" office:value-type="float"/>
          <table:table-cell office:value="0.6226984711582477" office:value-type="float"/>
          <table:table-cell office:value="0.6424377288542275" office:value-type="float"/>
          <table:table-cell office:value="0.6574672521104081" office:value-type="float"/>
          <table:table-cell office:value="0.7364387087554154" office:value-type="float"/>
          <table:table-cell office:value="0.38719938863551856" office:value-type="float"/>
          <table:table-cell office:value="0.473725739447395" office:value-type="float"/>
          <table:table-cell office:value="0.4919455285796242" office:value-type="float"/>
          <table:table-cell office:value="0.5101363203028306" office:value-type="float"/>
          <table:table-cell office:value="0.5852342548935172" office:value-type="float"/>
        </table:table-row>
        <table:table-row>
          <table:table-cell office:value-type="string">
            <text:p>YorickPeterse__ruby-lint</text:p>
          </table:table-cell>
          <table:table-cell office:value="0.7982172143851705" office:value-type="float"/>
          <table:table-cell office:value="0.7982172143851705" office:value-type="float"/>
          <table:table-cell office:value="0.7982172143851705" office:value-type="float"/>
          <table:table-cell office:value="0.7982172143851705" office:value-type="float"/>
          <table:table-cell office:value="0.826776363917893" office:value-type="float"/>
          <table:table-cell office:value="0.5776821301181425" office:value-type="float"/>
          <table:table-cell office:value="0.5776821301181425" office:value-type="float"/>
          <table:table-cell office:value="0.5776821301181425" office:value-type="float"/>
          <table:table-cell office:value="0.5776821301181425" office:value-type="float"/>
          <table:table-cell office:value="0.6191690060017224" office:value-type="float"/>
          <table:table-cell office:value="0.4626564299296738" office:value-type="float"/>
          <table:table-cell office:value="0.4626564299296738" office:value-type="float"/>
          <table:table-cell office:value="0.4626564299296738" office:value-type="float"/>
          <table:table-cell office:value="0.4626564299296738" office:value-type="float"/>
          <table:table-cell office:value="0.4891595797586198" office:value-type="float"/>
          <table:table-cell office:value="0.6476653134344827" office:value-type="float"/>
          <table:table-cell office:value="0.6476653134344827" office:value-type="float"/>
          <table:table-cell office:value="0.6476653134344827" office:value-type="float"/>
          <table:table-cell office:value="0.6476653134344827" office:value-type="float"/>
          <table:table-cell office:value="0.6662114478883242" office:value-type="float"/>
          <table:table-cell office:value="0.4997965149411875" office:value-type="float"/>
          <table:table-cell office:value="0.4997965149411875" office:value-type="float"/>
          <table:table-cell office:value="0.4997965149411875" office:value-type="float"/>
          <table:table-cell office:value="0.4997965149411875" office:value-type="float"/>
          <table:table-cell office:value="0.5223374724221328" office:value-type="float"/>
        </table:table-row>
        <table:table-row>
          <table:table-cell office:value-type="string">
            <text:p>docker__kitematic</text:p>
          </table:table-cell>
          <table:table-cell office:value="0.6414506592727647" office:value-type="float"/>
          <table:table-cell office:value="0.7495853184903101" office:value-type="float"/>
          <table:table-cell office:value="0.7787468706866905" office:value-type="float"/>
          <table:table-cell office:value="0.8022266235646365" office:value-type="float"/>
          <table:table-cell office:value="0.852356137536542" office:value-type="float"/>
          <table:table-cell office:value="0.5322245857592013" office:value-type="float"/>
          <table:table-cell office:value="0.5785145870204507" office:value-type="float"/>
          <table:table-cell office:value="0.5939982371038581" office:value-type="float"/>
          <table:table-cell office:value="0.6164573590523309" office:value-type="float"/>
          <table:table-cell office:value="0.6735761461104726" office:value-type="float"/>
          <table:table-cell office:value="0.3363382034777188" office:value-type="float"/>
          <table:table-cell office:value="0.45263685313732277" office:value-type="float"/>
          <table:table-cell office:value="0.473854113908591" office:value-type="float"/>
          <table:table-cell office:value="0.49661027664892743" office:value-type="float"/>
          <table:table-cell office:value="0.620257150439874" office:value-type="float"/>
          <table:table-cell office:value="0.5476093406514464" office:value-type="float"/>
          <table:table-cell office:value="0.5937524421874668" office:value-type="float"/>
          <table:table-cell office:value="0.6254437659471082" office:value-type="float"/>
          <table:table-cell office:value="0.6616414448190308" office:value-type="float"/>
          <table:table-cell office:value="0.7493847092657258" office:value-type="float"/>
          <table:table-cell office:value="0.3772699466577032" office:value-type="float"/>
          <table:table-cell office:value="0.47992167438638395" office:value-type="float"/>
          <table:table-cell office:value="0.5034424206259349" office:value-type="float"/>
          <table:table-cell office:value="0.5290044064719972" office:value-type="float"/>
          <table:table-cell office:value="0.6127044716278408" office:value-type="float"/>
        </table:table-row>
        <table:table-row>
          <table:table-cell office:value-type="string">
            <text:p>rgrove__lazyload</text:p>
          </table:table-cell>
          <table:table-cell office:value="0.7984910345807223" office:value-type="float"/>
          <table:table-cell office:value="0.7984910345807223" office:value-type="float"/>
          <table:table-cell office:value="0.7984910345807223" office:value-type="float"/>
          <table:table-cell office:value="0.7984910345807223" office:value-type="float"/>
          <table:table-cell office:value="0.8154679246421166" office:value-type="float"/>
          <table:table-cell office:value="0.5720137545894657" office:value-type="float"/>
          <table:table-cell office:value="0.5720137545894657" office:value-type="float"/>
          <table:table-cell office:value="0.5720137545894657" office:value-type="float"/>
          <table:table-cell office:value="0.5720137545894657" office:value-type="float"/>
          <table:table-cell office:value="0.590651497856861" office:value-type="float"/>
          <table:table-cell office:value="0.4286664820896189" office:value-type="float"/>
          <table:table-cell office:value="0.4286664820896189" office:value-type="float"/>
          <table:table-cell office:value="0.4286664820896189" office:value-type="float"/>
          <table:table-cell office:value="0.4286664820896189" office:value-type="float"/>
          <table:table-cell office:value="0.4632866361718304" office:value-type="float"/>
          <table:table-cell office:value="0.6800567752581643" office:value-type="float"/>
          <table:table-cell office:value="0.6800567752581643" office:value-type="float"/>
          <table:table-cell office:value="0.6800567752581643" office:value-type="float"/>
          <table:table-cell office:value="0.6800567752581643" office:value-type="float"/>
          <table:table-cell office:value="0.7012561771566244" office:value-type="float"/>
          <table:table-cell office:value="0.4612690604600689" office:value-type="float"/>
          <table:table-cell office:value="0.4612690604600689" office:value-type="float"/>
          <table:table-cell office:value="0.4612690604600689" office:value-type="float"/>
          <table:table-cell office:value="0.4612690604600689" office:value-type="float"/>
          <table:table-cell office:value="0.4713648859110515" office:value-type="float"/>
        </table:table-row>
        <table:table-row>
          <table:table-cell office:value-type="string">
            <text:p>primefaces__primeng</text:p>
          </table:table-cell>
          <table:table-cell office:value="0.6978696594245476" office:value-type="float"/>
          <table:table-cell office:value="0.7847869443937953" office:value-type="float"/>
          <table:table-cell office:value="0.8039679246530104" office:value-type="float"/>
          <table:table-cell office:value="0.8191435835050515" office:value-type="float"/>
          <table:table-cell office:value="0.8611851602640839" office:value-type="float"/>
          <table:table-cell office:value="0.529835361820929" office:value-type="float"/>
          <table:table-cell office:value="0.5822881828196458" office:value-type="float"/>
          <table:table-cell office:value="0.5986666655469305" office:value-type="float"/>
          <table:table-cell office:value="0.6158720756093882" office:value-type="float"/>
          <table:table-cell office:value="0.6713726371100646" office:value-type="float"/>
          <table:table-cell office:value="0.41407290379541384" office:value-type="float"/>
          <table:table-cell office:value="0.46721407424443473" office:value-type="float"/>
          <table:table-cell office:value="0.48726238812690537" office:value-type="float"/>
          <table:table-cell office:value="0.5090125090306017" office:value-type="float"/>
          <table:table-cell office:value="0.5791755008679698" office:value-type="float"/>
          <table:table-cell office:value="0.545539999134283" office:value-type="float"/>
          <table:table-cell office:value="0.6060353194425425" office:value-type="float"/>
          <table:table-cell office:value="0.6310889721799514" office:value-type="float"/>
          <table:table-cell office:value="0.6549921721916918" office:value-type="float"/>
          <table:table-cell office:value="0.7193539101702069" office:value-type="float"/>
          <table:table-cell office:value="0.3244880699752727" office:value-type="float"/>
          <table:table-cell office:value="0.4682456649078942" office:value-type="float"/>
          <table:table-cell office:value="0.495143389479504" office:value-type="float"/>
          <table:table-cell office:value="0.5143269895328901" office:value-type="float"/>
          <table:table-cell office:value="0.6024588651290356" office:value-type="float"/>
        </table:table-row>
        <table:table-row>
          <table:table-cell office:value-type="string">
            <text:p>layerhq__Atlas-iOS</text:p>
          </table:table-cell>
          <table:table-cell office:value="0.7774542009046937" office:value-type="float"/>
          <table:table-cell office:value="0.8052500192571079" office:value-type="float"/>
          <table:table-cell office:value="0.8144349262212544" office:value-type="float"/>
          <table:table-cell office:value="0.8221097979131736" office:value-type="float"/>
          <table:table-cell office:value="0.8409162203642125" office:value-type="float"/>
          <table:table-cell office:value="0.5809532761150824" office:value-type="float"/>
          <table:table-cell office:value="0.5973441331290106" office:value-type="float"/>
          <table:table-cell office:value="0.6095214045948275" office:value-type="float"/>
          <table:table-cell office:value="0.6320054071072797" office:value-type="float"/>
          <table:table-cell office:value="0.6507382711615444" office:value-type="float"/>
          <table:table-cell office:value="0.45598274610182754" office:value-type="float"/>
          <table:table-cell office:value="0.4934177190272061" office:value-type="float"/>
          <table:table-cell office:value="0.4942792541585181" office:value-type="float"/>
          <table:table-cell office:value="0.511004931301392" office:value-type="float"/>
          <table:table-cell office:value="0.5164427177967785" office:value-type="float"/>
          <table:table-cell office:value="0.6085553233770653" office:value-type="float"/>
          <table:table-cell office:value="0.6173377535487206" office:value-type="float"/>
          <table:table-cell office:value="0.6448558902568156" office:value-type="float"/>
          <table:table-cell office:value="0.674015469266081" office:value-type="float"/>
          <table:table-cell office:value="0.7140194340803823" office:value-type="float"/>
          <table:table-cell office:value="0.4842722084582725" office:value-type="float"/>
          <table:table-cell office:value="0.4968492166327275" office:value-type="float"/>
          <table:table-cell office:value="0.5093620935417134" office:value-type="float"/>
          <table:table-cell office:value="0.5172003337425729" office:value-type="float"/>
          <table:table-cell office:value="0.5396332168440517" office:value-type="float"/>
        </table:table-row>
        <table:table-row>
          <table:table-cell office:value-type="string">
            <text:p>shadowsocks__shadowsocks-qt5</text:p>
          </table:table-cell>
          <table:table-cell office:value="0.6705518857799602" office:value-type="float"/>
          <table:table-cell office:value="0.7124624979957187" office:value-type="float"/>
          <table:table-cell office:value="0.7406047480184937" office:value-type="float"/>
          <table:table-cell office:value="0.7524116038684233" office:value-type="float"/>
          <table:table-cell office:value="0.7837014363687506" office:value-type="float"/>
          <table:table-cell office:value="0.5531216269323501" office:value-type="float"/>
          <table:table-cell office:value="0.5845027269721386" office:value-type="float"/>
          <table:table-cell office:value="0.5951550492919618" office:value-type="float"/>
          <table:table-cell office:value="0.6086541459541508" office:value-type="float"/>
          <table:table-cell office:value="0.667364581894707" office:value-type="float"/>
          <table:table-cell office:value="0.4282086748952952" office:value-type="float"/>
          <table:table-cell office:value="0.4735947447591538" office:value-type="float"/>
          <table:table-cell office:value="0.5016899467852085" office:value-type="float"/>
          <table:table-cell office:value="0.5101556766850956" office:value-type="float"/>
          <table:table-cell office:value="0.5615532671503111" office:value-type="float"/>
          <table:table-cell office:value="0.5903254994864304" office:value-type="float"/>
          <table:table-cell office:value="0.6457021286847215" office:value-type="float"/>
          <table:table-cell office:value="0.6879474917663314" office:value-type="float"/>
          <table:table-cell office:value="0.7011303530599137" office:value-type="float"/>
          <table:table-cell office:value="0.7189186718993327" office:value-type="float"/>
          <table:table-cell office:value="0.3323925612363891" office:value-type="float"/>
          <table:table-cell office:value="0.4119131781888956" office:value-type="float"/>
          <table:table-cell office:value="0.43740979139068636" office:value-type="float"/>
          <table:table-cell office:value="0.45432252480900587" office:value-type="float"/>
          <table:table-cell office:value="0.5954071690279771" office:value-type="float"/>
        </table:table-row>
        <table:table-row>
          <table:table-cell office:value-type="string">
            <text:p>mesosphere__marathon</text:p>
          </table:table-cell>
          <table:table-cell office:value="0.6834560556614497" office:value-type="float"/>
          <table:table-cell office:value="0.7571643739032848" office:value-type="float"/>
          <table:table-cell office:value="0.7893981092241117" office:value-type="float"/>
          <table:table-cell office:value="0.8094987045268255" office:value-type="float"/>
          <table:table-cell office:value="0.8623959575399859" office:value-type="float"/>
          <table:table-cell office:value="0.5416512942678777" office:value-type="float"/>
          <table:table-cell office:value="0.6013931885290393" office:value-type="float"/>
          <table:table-cell office:value="0.6169239981142426" office:value-type="float"/>
          <table:table-cell office:value="0.6340748193086131" office:value-type="float"/>
          <table:table-cell office:value="0.6825078416467328" office:value-type="float"/>
          <table:table-cell office:value="0.3862907242125858" office:value-type="float"/>
          <table:table-cell office:value="0.4636032901577634" office:value-type="float"/>
          <table:table-cell office:value="0.47755297802853425" office:value-type="float"/>
          <table:table-cell office:value="0.5007355452752851" office:value-type="float"/>
          <table:table-cell office:value="0.5538142450772479" office:value-type="float"/>
          <table:table-cell office:value="0.5788297650639564" office:value-type="float"/>
          <table:table-cell office:value="0.6268495412922904" office:value-type="float"/>
          <table:table-cell office:value="0.6452409597209166" office:value-type="float"/>
          <table:table-cell office:value="0.6664263633260512" office:value-type="float"/>
          <table:table-cell office:value="0.7597167771967698" office:value-type="float"/>
          <table:table-cell office:value="0.3835660758920657" office:value-type="float"/>
          <table:table-cell office:value="0.4800456184695064" office:value-type="float"/>
          <table:table-cell office:value="0.5048642605159805" office:value-type="float"/>
          <table:table-cell office:value="0.5272203089187317" office:value-type="float"/>
          <table:table-cell office:value="0.6096799362582931" office:value-type="float"/>
        </table:table-row>
        <table:table-row>
          <table:table-cell office:value-type="string">
            <text:p>qmk__qmk_firmware</text:p>
          </table:table-cell>
          <table:table-cell office:value="0.6932972606898666" office:value-type="float"/>
          <table:table-cell office:value="0.7840673430208827" office:value-type="float"/>
          <table:table-cell office:value="0.7978803655372618" office:value-type="float"/>
          <table:table-cell office:value="0.8115854428766691" office:value-type="float"/>
          <table:table-cell office:value="0.8565742872086848" office:value-type="float"/>
          <table:table-cell office:value="0.5061354288673121" office:value-type="float"/>
          <table:table-cell office:value="0.5812117598000144" office:value-type="float"/>
          <table:table-cell office:value="0.6009872395156173" office:value-type="float"/>
          <table:table-cell office:value="0.61664473821598" office:value-type="float"/>
          <table:table-cell office:value="0.7069459522038113" office:value-type="float"/>
          <table:table-cell office:value="0.37859540069573816" office:value-type="float"/>
          <table:table-cell office:value="0.44421995098056943" office:value-type="float"/>
          <table:table-cell office:value="0.4665188558650404" office:value-type="float"/>
          <table:table-cell office:value="0.4882836762195183" office:value-type="float"/>
          <table:table-cell office:value="0.611739257235224" office:value-type="float"/>
          <table:table-cell office:value="0.5528984708810118" office:value-type="float"/>
          <table:table-cell office:value="0.6082734581384497" office:value-type="float"/>
          <table:table-cell office:value="0.6350943219110046" office:value-type="float"/>
          <table:table-cell office:value="0.6653081006457477" office:value-type="float"/>
          <table:table-cell office:value="0.8145692747922086" office:value-type="float"/>
          <table:table-cell office:value="0.3682624306725958" office:value-type="float"/>
          <table:table-cell office:value="0.47806252759954915" office:value-type="float"/>
          <table:table-cell office:value="0.5037454081038202" office:value-type="float"/>
          <table:table-cell office:value="0.5239041725840985" office:value-type="float"/>
          <table:table-cell office:value="0.5799728006079992" office:value-type="float"/>
        </table:table-row>
        <table:table-row>
          <table:table-cell office:value-type="string">
            <text:p>njdehoog__NHBalancedFlowLayout</text:p>
          </table:table-cell>
          <table:table-cell office:value="0.7459662189263404" office:value-type="float"/>
          <table:table-cell office:value="0.7769550831646498" office:value-type="float"/>
          <table:table-cell office:value="0.8195424027247609" office:value-type="float"/>
          <table:table-cell office:value="0.826797477549286" office:value-type="float"/>
          <table:table-cell office:value="0.8319530369250743" office:value-type="float"/>
          <table:table-cell office:value="0.5593792280336176" office:value-type="float"/>
          <table:table-cell office:value="0.6148757794364741" office:value-type="float"/>
          <table:table-cell office:value="0.6182842646180512" office:value-type="float"/>
          <table:table-cell office:value="0.6280387688746646" office:value-type="float"/>
          <table:table-cell office:value="0.6819027697610653" office:value-type="float"/>
          <table:table-cell office:value="0.4150566824706198" office:value-type="float"/>
          <table:table-cell office:value="0.442698182033443" office:value-type="float"/>
          <table:table-cell office:value="0.4636620324064301" office:value-type="float"/>
          <table:table-cell office:value="0.4835096665634683" office:value-type="float"/>
          <table:table-cell office:value="0.5151733654452738" office:value-type="float"/>
          <table:table-cell office:value="0.580883422750466" office:value-type="float"/>
          <table:table-cell office:value="0.6105054037137909" office:value-type="float"/>
          <table:table-cell office:value="0.6564704591557415" office:value-type="float"/>
          <table:table-cell office:value="0.6714984596194608" office:value-type="float"/>
          <table:table-cell office:value="0.7115560842839036" office:value-type="float"/>
          <table:table-cell office:value="0.3331566392164874" office:value-type="float"/>
          <table:table-cell office:value="0.49674207526418246" office:value-type="float"/>
          <table:table-cell office:value="0.5136415545685995" office:value-type="float"/>
          <table:table-cell office:value="0.5583707694935295" office:value-type="float"/>
          <table:table-cell office:value="0.5810289837806448" office:value-type="float"/>
        </table:table-row>
        <table:table-row>
          <table:table-cell office:value-type="string">
            <text:p>octokit__octokit.net</text:p>
          </table:table-cell>
          <table:table-cell office:value="0.7084614409037486" office:value-type="float"/>
          <table:table-cell office:value="0.7915078182146185" office:value-type="float"/>
          <table:table-cell office:value="0.8051222761308758" office:value-type="float"/>
          <table:table-cell office:value="0.8176901648843398" office:value-type="float"/>
          <table:table-cell office:value="0.8504414532558248" office:value-type="float"/>
          <table:table-cell office:value="0.5309185347014258" office:value-type="float"/>
          <table:table-cell office:value="0.5887240531161351" office:value-type="float"/>
          <table:table-cell office:value="0.6037930944611635" office:value-type="float"/>
          <table:table-cell office:value="0.6191773597354399" office:value-type="float"/>
          <table:table-cell office:value="0.6842895480007423" office:value-type="float"/>
          <table:table-cell office:value="0.40205183079636353" office:value-type="float"/>
          <table:table-cell office:value="0.45387480403212044" office:value-type="float"/>
          <table:table-cell office:value="0.4753327298078598" office:value-type="float"/>
          <table:table-cell office:value="0.49815307016256916" office:value-type="float"/>
          <table:table-cell office:value="0.5705843698252662" office:value-type="float"/>
          <table:table-cell office:value="0.5690906853274977" office:value-type="float"/>
          <table:table-cell office:value="0.6293401335476705" office:value-type="float"/>
          <table:table-cell office:value="0.646780044220219" office:value-type="float"/>
          <table:table-cell office:value="0.6664708983475174" office:value-type="float"/>
          <table:table-cell office:value="0.7515778971723872" office:value-type="float"/>
          <table:table-cell office:value="0.3768671426727392" office:value-type="float"/>
          <table:table-cell office:value="0.4821808408249043" office:value-type="float"/>
          <table:table-cell office:value="0.49993430656502846" office:value-type="float"/>
          <table:table-cell office:value="0.5177555827112202" office:value-type="float"/>
          <table:table-cell office:value="0.5864231463882603" office:value-type="float"/>
        </table:table-row>
        <table:table-row>
          <table:table-cell office:value-type="string">
            <text:p>BBC-News__wraith</text:p>
          </table:table-cell>
          <table:table-cell office:value="0.7413374017887956" office:value-type="float"/>
          <table:table-cell office:value="0.7904346292787121" office:value-type="float"/>
          <table:table-cell office:value="0.8016253570915539" office:value-type="float"/>
          <table:table-cell office:value="0.8149145228844203" office:value-type="float"/>
          <table:table-cell office:value="0.8382350270790155" office:value-type="float"/>
          <table:table-cell office:value="0.5500860171300317" office:value-type="float"/>
          <table:table-cell office:value="0.5968851185912488" office:value-type="float"/>
          <table:table-cell office:value="0.6065179383476914" office:value-type="float"/>
          <table:table-cell office:value="0.6205739320464418" office:value-type="float"/>
          <table:table-cell office:value="0.6415436480289036" office:value-type="float"/>
          <table:table-cell office:value="0.4270565827160574" office:value-type="float"/>
          <table:table-cell office:value="0.4644458323843129" office:value-type="float"/>
          <table:table-cell office:value="0.4901496334777522" office:value-type="float"/>
          <table:table-cell office:value="0.5111780358812703" office:value-type="float"/>
          <table:table-cell office:value="0.569824291015028" office:value-type="float"/>
          <table:table-cell office:value="0.5706001312254324" office:value-type="float"/>
          <table:table-cell office:value="0.620770854062695" office:value-type="float"/>
          <table:table-cell office:value="0.6343353963669709" office:value-type="float"/>
          <table:table-cell office:value="0.6619651531660762" office:value-type="float"/>
          <table:table-cell office:value="0.7209401228161554" office:value-type="float"/>
          <table:table-cell office:value="0.44274682542067795" office:value-type="float"/>
          <table:table-cell office:value="0.4824479542434509" office:value-type="float"/>
          <table:table-cell office:value="0.50830389258032" office:value-type="float"/>
          <table:table-cell office:value="0.5472053739366792" office:value-type="float"/>
          <table:table-cell office:value="0.5682298471454331" office:value-type="float"/>
        </table:table-row>
        <table:table-row>
          <table:table-cell office:value-type="string">
            <text:p>Lone-Coder__letsencrypt-win-simple</text:p>
          </table:table-cell>
          <table:table-cell office:value="0.6962939707018491" office:value-type="float"/>
          <table:table-cell office:value="0.7707505956678826" office:value-type="float"/>
          <table:table-cell office:value="0.7920537097983666" office:value-type="float"/>
          <table:table-cell office:value="0.808751910534509" office:value-type="float"/>
          <table:table-cell office:value="0.8441072920492078" office:value-type="float"/>
          <table:table-cell office:value="0.5535688730573369" office:value-type="float"/>
          <table:table-cell office:value="0.6047453354099508" office:value-type="float"/>
          <table:table-cell office:value="0.6160714471690929" office:value-type="float"/>
          <table:table-cell office:value="0.6299536787426981" office:value-type="float"/>
          <table:table-cell office:value="0.6722150359852734" office:value-type="float"/>
          <table:table-cell office:value="0.39049532175978896" office:value-type="float"/>
          <table:table-cell office:value="0.4439907673563757" office:value-type="float"/>
          <table:table-cell office:value="0.46091920743405834" office:value-type="float"/>
          <table:table-cell office:value="0.4838050967542705" office:value-type="float"/>
          <table:table-cell office:value="0.5502573966493345" office:value-type="float"/>
          <table:table-cell office:value="0.5730681749372648" office:value-type="float"/>
          <table:table-cell office:value="0.6156162591895089" office:value-type="float"/>
          <table:table-cell office:value="0.6332885924162879" office:value-type="float"/>
          <table:table-cell office:value="0.6506664593934786" office:value-type="float"/>
          <table:table-cell office:value="0.7315376346029423" office:value-type="float"/>
          <table:table-cell office:value="0.3450211403872563" office:value-type="float"/>
          <table:table-cell office:value="0.515820350271857" office:value-type="float"/>
          <table:table-cell office:value="0.5390109237393322" office:value-type="float"/>
          <table:table-cell office:value="0.5599790982339388" office:value-type="float"/>
          <table:table-cell office:value="0.6143222748724088" office:value-type="float"/>
        </table:table-row>
        <table:table-row>
          <table:table-cell office:value-type="string">
            <text:p>TwidereProject__Twidere-Android</text:p>
          </table:table-cell>
          <table:table-cell office:value="0.6869533512401316" office:value-type="float"/>
          <table:table-cell office:value="0.760417286158106" office:value-type="float"/>
          <table:table-cell office:value="0.783440155100855" office:value-type="float"/>
          <table:table-cell office:value="0.803214716454939" office:value-type="float"/>
          <table:table-cell office:value="0.843551035397107" office:value-type="float"/>
          <table:table-cell office:value="0.5011879637857981" office:value-type="float"/>
          <table:table-cell office:value="0.5748791539166782" office:value-type="float"/>
          <table:table-cell office:value="0.588111926235953" office:value-type="float"/>
          <table:table-cell office:value="0.5963643792100223" office:value-type="float"/>
          <table:table-cell office:value="0.6142295784546699" office:value-type="float"/>
          <table:table-cell office:value="0.34964633894955316" office:value-type="float"/>
          <table:table-cell office:value="0.439552524808838" office:value-type="float"/>
          <table:table-cell office:value="0.47224231249303755" office:value-type="float"/>
          <table:table-cell office:value="0.49381420655717384" office:value-type="float"/>
          <table:table-cell office:value="0.538630649685827" office:value-type="float"/>
          <table:table-cell office:value="0.5656468473414628" office:value-type="float"/>
          <table:table-cell office:value="0.6195133200888472" office:value-type="float"/>
          <table:table-cell office:value="0.644722444726453" office:value-type="float"/>
          <table:table-cell office:value="0.6670691793888387" office:value-type="float"/>
          <table:table-cell office:value="0.7121695614324333" office:value-type="float"/>
          <table:table-cell office:value="0.42172720551469095" office:value-type="float"/>
          <table:table-cell office:value="0.4661616586104657" office:value-type="float"/>
          <table:table-cell office:value="0.49425472549984106" office:value-type="float"/>
          <table:table-cell office:value="0.5040067837488355" office:value-type="float"/>
          <table:table-cell office:value="0.5536834486554514" office:value-type="float"/>
        </table:table-row>
        <table:table-row>
          <table:table-cell office:value-type="string">
            <text:p>serverless__serverless</text:p>
          </table:table-cell>
          <table:table-cell office:value="0.7006048399369086" office:value-type="float"/>
          <table:table-cell office:value="0.7750009476054202" office:value-type="float"/>
          <table:table-cell office:value="0.8002415609761484" office:value-type="float"/>
          <table:table-cell office:value="0.8149094303759405" office:value-type="float"/>
          <table:table-cell office:value="0.8637049570259125" office:value-type="float"/>
          <table:table-cell office:value="0.49762248673866644" office:value-type="float"/>
          <table:table-cell office:value="0.5714738100588216" office:value-type="float"/>
          <table:table-cell office:value="0.592625242068172" office:value-type="float"/>
          <table:table-cell office:value="0.6112529147812552" office:value-type="float"/>
          <table:table-cell office:value="0.6985515400268701" office:value-type="float"/>
          <table:table-cell office:value="0.3969552814004941" office:value-type="float"/>
          <table:table-cell office:value="0.46689687668732344" office:value-type="float"/>
          <table:table-cell office:value="0.48789505114326387" office:value-type="float"/>
          <table:table-cell office:value="0.5066073884496964" office:value-type="float"/>
          <table:table-cell office:value="0.584484459832622" office:value-type="float"/>
          <table:table-cell office:value="0.5337598883487881" office:value-type="float"/>
          <table:table-cell office:value="0.6191030988571766" office:value-type="float"/>
          <table:table-cell office:value="0.6366548469280783" office:value-type="float"/>
          <table:table-cell office:value="0.6554222078919332" office:value-type="float"/>
          <table:table-cell office:value="0.7446013794321522" office:value-type="float"/>
          <table:table-cell office:value="0.2847375445059477" office:value-type="float"/>
          <table:table-cell office:value="0.4571894469158459" office:value-type="float"/>
          <table:table-cell office:value="0.48890747787882527" office:value-type="float"/>
          <table:table-cell office:value="0.5153301990822384" office:value-type="float"/>
          <table:table-cell office:value="0.5841680095144577" office:value-type="float"/>
        </table:table-row>
        <table:table-row>
          <table:table-cell office:value-type="string">
            <text:p>kubernetes__heapster</text:p>
          </table:table-cell>
          <table:table-cell office:value="0.6843347043116015" office:value-type="float"/>
          <table:table-cell office:value="0.7375736463597855" office:value-type="float"/>
          <table:table-cell office:value="0.7765979373291539" office:value-type="float"/>
          <table:table-cell office:value="0.8015094549462954" office:value-type="float"/>
          <table:table-cell office:value="0.8557192298083116" office:value-type="float"/>
          <table:table-cell office:value="0.5188628036650265" office:value-type="float"/>
          <table:table-cell office:value="0.5856032024332445" office:value-type="float"/>
          <table:table-cell office:value="0.6053278442622306" office:value-type="float"/>
          <table:table-cell office:value="0.6220892868943245" office:value-type="float"/>
          <table:table-cell office:value="0.6953495735164218" office:value-type="float"/>
          <table:table-cell office:value="0.3772001170799756" office:value-type="float"/>
          <table:table-cell office:value="0.4493215423070238" office:value-type="float"/>
          <table:table-cell office:value="0.47474514675894364" office:value-type="float"/>
          <table:table-cell office:value="0.4930290989031275" office:value-type="float"/>
          <table:table-cell office:value="0.5706285381550056" office:value-type="float"/>
          <table:table-cell office:value="0.5547964766337231" office:value-type="float"/>
          <table:table-cell office:value="0.6169402993256803" office:value-type="float"/>
          <table:table-cell office:value="0.635727514611481" office:value-type="float"/>
          <table:table-cell office:value="0.664328221104039" office:value-type="float"/>
          <table:table-cell office:value="0.7380888069768377" office:value-type="float"/>
          <table:table-cell office:value="0.29731198219898874" office:value-type="float"/>
          <table:table-cell office:value="0.4617015384436771" office:value-type="float"/>
          <table:table-cell office:value="0.48844346560239643" office:value-type="float"/>
          <table:table-cell office:value="0.5056359077535341" office:value-type="float"/>
          <table:table-cell office:value="0.6158269975611723" office:value-type="float"/>
        </table:table-row>
        <table:table-row>
          <table:table-cell office:value-type="string">
            <text:p>frida__frida</text:p>
          </table:table-cell>
          <table:table-cell office:value="0.6951434565497513" office:value-type="float"/>
          <table:table-cell office:value="0.7329493856562385" office:value-type="float"/>
          <table:table-cell office:value="0.761183287835076" office:value-type="float"/>
          <table:table-cell office:value="0.7943185241525373" office:value-type="float"/>
          <table:table-cell office:value="0.8369412282569337" office:value-type="float"/>
          <table:table-cell office:value="0.5253025307085725" office:value-type="float"/>
          <table:table-cell office:value="0.583475471944669" office:value-type="float"/>
          <table:table-cell office:value="0.5994869863763838" office:value-type="float"/>
          <table:table-cell office:value="0.6133361079403837" office:value-type="float"/>
          <table:table-cell office:value="0.6847810422350975" office:value-type="float"/>
          <table:table-cell office:value="0.39923826928480843" office:value-type="float"/>
          <table:table-cell office:value="0.4542554597936971" office:value-type="float"/>
          <table:table-cell office:value="0.47162836442736855" office:value-type="float"/>
          <table:table-cell office:value="0.49323553687855676" office:value-type="float"/>
          <table:table-cell office:value="0.539745142112833" office:value-type="float"/>
          <table:table-cell office:value="0.564362571074341" office:value-type="float"/>
          <table:table-cell office:value="0.6179953854801767" office:value-type="float"/>
          <table:table-cell office:value="0.6387934118610987" office:value-type="float"/>
          <table:table-cell office:value="0.6706469949912753" office:value-type="float"/>
          <table:table-cell office:value="0.744713717815736" office:value-type="float"/>
          <table:table-cell office:value="0.39967948553476873" office:value-type="float"/>
          <table:table-cell office:value="0.4738103539461656" office:value-type="float"/>
          <table:table-cell office:value="0.4974253909931254" office:value-type="float"/>
          <table:table-cell office:value="0.5335399443956249" office:value-type="float"/>
          <table:table-cell office:value="0.597219624005344" office:value-type="float"/>
        </table:table-row>
        <table:table-row>
          <table:table-cell office:value-type="string">
            <text:p>tj__commander.js</text:p>
          </table:table-cell>
          <table:table-cell office:value="0.7645964355674246" office:value-type="float"/>
          <table:table-cell office:value="0.8032139400179815" office:value-type="float"/>
          <table:table-cell office:value="0.8162218372594783" office:value-type="float"/>
          <table:table-cell office:value="0.8295928556555916" office:value-type="float"/>
          <table:table-cell office:value="0.8586366744477231" office:value-type="float"/>
          <table:table-cell office:value="0.5317205826189548" office:value-type="float"/>
          <table:table-cell office:value="0.5862602416929104" office:value-type="float"/>
          <table:table-cell office:value="0.6116139286018636" office:value-type="float"/>
          <table:table-cell office:value="0.6350481065554727" office:value-type="float"/>
          <table:table-cell office:value="0.6831659737420233" office:value-type="float"/>
          <table:table-cell office:value="0.4157097911150853" office:value-type="float"/>
          <table:table-cell office:value="0.47456384019348363" office:value-type="float"/>
          <table:table-cell office:value="0.4845761099802086" office:value-type="float"/>
          <table:table-cell office:value="0.505915797302736" office:value-type="float"/>
          <table:table-cell office:value="0.5678311466628265" office:value-type="float"/>
          <table:table-cell office:value="0.595101742043615" office:value-type="float"/>
          <table:table-cell office:value="0.6256592305853477" office:value-type="float"/>
          <table:table-cell office:value="0.6438262176638504" office:value-type="float"/>
          <table:table-cell office:value="0.6723984283270235" office:value-type="float"/>
          <table:table-cell office:value="0.7475940602154924" office:value-type="float"/>
          <table:table-cell office:value="0.4482896232853233" office:value-type="float"/>
          <table:table-cell office:value="0.5017136977351075" office:value-type="float"/>
          <table:table-cell office:value="0.5230566265861935" office:value-type="float"/>
          <table:table-cell office:value="0.5395724435568484" office:value-type="float"/>
          <table:table-cell office:value="0.617859683611679" office:value-type="float"/>
        </table:table-row>
        <table:table-row>
          <table:table-cell office:value-type="string">
            <text:p>exif-js__exif-js</text:p>
          </table:table-cell>
          <table:table-cell office:value="0.7766214423942477" office:value-type="float"/>
          <table:table-cell office:value="0.7892527372947826" office:value-type="float"/>
          <table:table-cell office:value="0.8089999516082287" office:value-type="float"/>
          <table:table-cell office:value="0.8124222003621816" office:value-type="float"/>
          <table:table-cell office:value="0.8169991536745194" office:value-type="float"/>
          <table:table-cell office:value="0.5358959005439888" office:value-type="float"/>
          <table:table-cell office:value="0.5553554035753498" office:value-type="float"/>
          <table:table-cell office:value="0.602986424863873" office:value-type="float"/>
          <table:table-cell office:value="0.6219385080052859" office:value-type="float"/>
          <table:table-cell office:value="0.6284278938982965" office:value-type="float"/>
          <table:table-cell office:value="0.43199428254779665" office:value-type="float"/>
          <table:table-cell office:value="0.4493797138601857" office:value-type="float"/>
          <table:table-cell office:value="0.4658440535679495" office:value-type="float"/>
          <table:table-cell office:value="0.4972633241997234" office:value-type="float"/>
          <table:table-cell office:value="0.49810252675021327" office:value-type="float"/>
          <table:table-cell office:value="0.6123667039108079" office:value-type="float"/>
          <table:table-cell office:value="0.6181796846928006" office:value-type="float"/>
          <table:table-cell office:value="0.6427206897153444" office:value-type="float"/>
          <table:table-cell office:value="0.6565237682952592" office:value-type="float"/>
          <table:table-cell office:value="0.6943618083579077" office:value-type="float"/>
          <table:table-cell office:value="0.4261153510591849" office:value-type="float"/>
          <table:table-cell office:value="0.4524774764992958" office:value-type="float"/>
          <table:table-cell office:value="0.509768838612415" office:value-type="float"/>
          <table:table-cell office:value="0.5477809293679266" office:value-type="float"/>
          <table:table-cell office:value="0.5496130602526693" office:value-type="float"/>
        </table:table-row>
        <table:table-row>
          <table:table-cell office:value-type="string">
            <text:p>SixLabors__ImageSharp</text:p>
          </table:table-cell>
          <table:table-cell office:value="0.7424844217055239" office:value-type="float"/>
          <table:table-cell office:value="0.7895712502994656" office:value-type="float"/>
          <table:table-cell office:value="0.803101566061856" office:value-type="float"/>
          <table:table-cell office:value="0.8140776397039167" office:value-type="float"/>
          <table:table-cell office:value="0.840346846644294" office:value-type="float"/>
          <table:table-cell office:value="0.5203427183246442" office:value-type="float"/>
          <table:table-cell office:value="0.5747062917309079" office:value-type="float"/>
          <table:table-cell office:value="0.5927778261049875" office:value-type="float"/>
          <table:table-cell office:value="0.6111440396078204" office:value-type="float"/>
          <table:table-cell office:value="0.709509561943074" office:value-type="float"/>
          <table:table-cell office:value="0.39074310294885983" office:value-type="float"/>
          <table:table-cell office:value="0.44255709882302635" office:value-type="float"/>
          <table:table-cell office:value="0.46666418771769325" office:value-type="float"/>
          <table:table-cell office:value="0.4832613224041693" office:value-type="float"/>
          <table:table-cell office:value="0.5169642415032943" office:value-type="float"/>
          <table:table-cell office:value="0.5569202962916856" office:value-type="float"/>
          <table:table-cell office:value="0.613329086395296" office:value-type="float"/>
          <table:table-cell office:value="0.6307458089114407" office:value-type="float"/>
          <table:table-cell office:value="0.6521615140045738" office:value-type="float"/>
          <table:table-cell office:value="0.7134444486690473" office:value-type="float"/>
          <table:table-cell office:value="0.3862942711122821" office:value-type="float"/>
          <table:table-cell office:value="0.457518477374815" office:value-type="float"/>
          <table:table-cell office:value="0.485996993239432" office:value-type="float"/>
          <table:table-cell office:value="0.5094565947662631" office:value-type="float"/>
          <table:table-cell office:value="0.591582242161838" office:value-type="float"/>
        </table:table-row>
        <table:table-row>
          <table:table-cell office:value-type="string">
            <text:p>giakki__uncss</text:p>
          </table:table-cell>
          <table:table-cell office:value="0.7051630697335496" office:value-type="float"/>
          <table:table-cell office:value="0.7868482774236993" office:value-type="float"/>
          <table:table-cell office:value="0.8068600014073986" office:value-type="float"/>
          <table:table-cell office:value="0.8160497869850034" office:value-type="float"/>
          <table:table-cell office:value="0.8294284672547392" office:value-type="float"/>
          <table:table-cell office:value="0.5434125864504711" office:value-type="float"/>
          <table:table-cell office:value="0.5645525002222462" office:value-type="float"/>
          <table:table-cell office:value="0.5878394304616232" office:value-type="float"/>
          <table:table-cell office:value="0.6003015427971797" office:value-type="float"/>
          <table:table-cell office:value="0.632736911076787" office:value-type="float"/>
          <table:table-cell office:value="0.40481101569992317" office:value-type="float"/>
          <table:table-cell office:value="0.4388584516062469" office:value-type="float"/>
          <table:table-cell office:value="0.45900663376695083" office:value-type="float"/>
          <table:table-cell office:value="0.47200333431933056" office:value-type="float"/>
          <table:table-cell office:value="0.5089270018154228" office:value-type="float"/>
          <table:table-cell office:value="0.5580928519552855" office:value-type="float"/>
          <table:table-cell office:value="0.6001403199900628" office:value-type="float"/>
          <table:table-cell office:value="0.6127715055832781" office:value-type="float"/>
          <table:table-cell office:value="0.6303290546203623" office:value-type="float"/>
          <table:table-cell office:value="0.7068051975420832" office:value-type="float"/>
          <table:table-cell office:value="0.3810631373472463" office:value-type="float"/>
          <table:table-cell office:value="0.4810496949953992" office:value-type="float"/>
          <table:table-cell office:value="0.4958422405565126" office:value-type="float"/>
          <table:table-cell office:value="0.5221647940682945" office:value-type="float"/>
          <table:table-cell office:value="0.5393646471231218" office:value-type="float"/>
        </table:table-row>
        <table:table-row>
          <table:table-cell office:value-type="string">
            <text:p>snabbco__snabb</text:p>
          </table:table-cell>
          <table:table-cell office:value="0.6916837654958345" office:value-type="float"/>
          <table:table-cell office:value="0.765205209673905" office:value-type="float"/>
          <table:table-cell office:value="0.788855184489486" office:value-type="float"/>
          <table:table-cell office:value="0.8132226067255424" office:value-type="float"/>
          <table:table-cell office:value="0.8387990282031008" office:value-type="float"/>
          <table:table-cell office:value="0.5478305470397579" office:value-type="float"/>
          <table:table-cell office:value="0.5921590389185685" office:value-type="float"/>
          <table:table-cell office:value="0.597973426158089" office:value-type="float"/>
          <table:table-cell office:value="0.6189688184192959" office:value-type="float"/>
          <table:table-cell office:value="0.6401691460792552" office:value-type="float"/>
          <table:table-cell office:value="0.43676671313008725" office:value-type="float"/>
          <table:table-cell office:value="0.4600912823009069" office:value-type="float"/>
          <table:table-cell office:value="0.4721310877631705" office:value-type="float"/>
          <table:table-cell office:value="0.49108839805413496" office:value-type="float"/>
          <table:table-cell office:value="0.5611682100767683" office:value-type="float"/>
          <table:table-cell office:value="0.5831979103294651" office:value-type="float"/>
          <table:table-cell office:value="0.6086171843743569" office:value-type="float"/>
          <table:table-cell office:value="0.6211277828010876" office:value-type="float"/>
          <table:table-cell office:value="0.6387126568473721" office:value-type="float"/>
          <table:table-cell office:value="0.7311195480316217" office:value-type="float"/>
          <table:table-cell office:value="0.4315896371194113" office:value-type="float"/>
          <table:table-cell office:value="0.48755277089326193" office:value-type="float"/>
          <table:table-cell office:value="0.5001151849217176" office:value-type="float"/>
          <table:table-cell office:value="0.5094243377516279" office:value-type="float"/>
          <table:table-cell office:value="0.5440502102750419" office:value-type="float"/>
        </table:table-row>
        <table:table-row>
          <table:table-cell office:value-type="string">
            <text:p>carrot__share-button</text:p>
          </table:table-cell>
          <table:table-cell office:value="0.7319402397301978" office:value-type="float"/>
          <table:table-cell office:value="0.7945419492351466" office:value-type="float"/>
          <table:table-cell office:value="0.8090144426458399" office:value-type="float"/>
          <table:table-cell office:value="0.8220138996763948" office:value-type="float"/>
          <table:table-cell office:value="0.848034687489737" office:value-type="float"/>
          <table:table-cell office:value="0.5695920962684062" office:value-type="float"/>
          <table:table-cell office:value="0.5764883901931097" office:value-type="float"/>
          <table:table-cell office:value="0.6007650631525226" office:value-type="float"/>
          <table:table-cell office:value="0.6126145286731591" office:value-type="float"/>
          <table:table-cell office:value="0.6506593595436134" office:value-type="float"/>
          <table:table-cell office:value="0.4047023021247944" office:value-type="float"/>
          <table:table-cell office:value="0.4633071703139909" office:value-type="float"/>
          <table:table-cell office:value="0.483824750492966" office:value-type="float"/>
          <table:table-cell office:value="0.5130064724737489" office:value-type="float"/>
          <table:table-cell office:value="0.559749954693926" office:value-type="float"/>
          <table:table-cell office:value="0.5878922740009339" office:value-type="float"/>
          <table:table-cell office:value="0.6278639900545046" office:value-type="float"/>
          <table:table-cell office:value="0.6501171728376676" office:value-type="float"/>
          <table:table-cell office:value="0.6630771006908722" office:value-type="float"/>
          <table:table-cell office:value="0.7183687782371304" office:value-type="float"/>
          <table:table-cell office:value="0.3948469270506836" office:value-type="float"/>
          <table:table-cell office:value="0.5072135432186142" office:value-type="float"/>
          <table:table-cell office:value="0.5170592424822779" office:value-type="float"/>
          <table:table-cell office:value="0.5355428402346194" office:value-type="float"/>
          <table:table-cell office:value="0.5827189208710206" office:value-type="float"/>
        </table:table-row>
        <table:table-row>
          <table:table-cell office:value-type="string">
            <text:p>junit-team__junit5</text:p>
          </table:table-cell>
          <table:table-cell office:value="0.7084472963400815" office:value-type="float"/>
          <table:table-cell office:value="0.7834248497422528" office:value-type="float"/>
          <table:table-cell office:value="0.8071872141913179" office:value-type="float"/>
          <table:table-cell office:value="0.8205750762339621" office:value-type="float"/>
          <table:table-cell office:value="0.8643661115514343" office:value-type="float"/>
          <table:table-cell office:value="0.537954530333179" office:value-type="float"/>
          <table:table-cell office:value="0.5877308404107717" office:value-type="float"/>
          <table:table-cell office:value="0.6069826785926526" office:value-type="float"/>
          <table:table-cell office:value="0.6251245234608884" office:value-type="float"/>
          <table:table-cell office:value="0.7149455546483561" office:value-type="float"/>
          <table:table-cell office:value="0.38815766872649643" office:value-type="float"/>
          <table:table-cell office:value="0.4501654533648244" office:value-type="float"/>
          <table:table-cell office:value="0.4715830539571506" office:value-type="float"/>
          <table:table-cell office:value="0.4837826726690481" office:value-type="float"/>
          <table:table-cell office:value="0.5354291917472638" office:value-type="float"/>
          <table:table-cell office:value="0.5290049700605994" office:value-type="float"/>
          <table:table-cell office:value="0.6073433130604788" office:value-type="float"/>
          <table:table-cell office:value="0.6270455764080226" office:value-type="float"/>
          <table:table-cell office:value="0.6459333930911677" office:value-type="float"/>
          <table:table-cell office:value="0.7607845326098521" office:value-type="float"/>
          <table:table-cell office:value="0.3920746794330766" office:value-type="float"/>
          <table:table-cell office:value="0.47024628483943187" office:value-type="float"/>
          <table:table-cell office:value="0.49150567330259054" office:value-type="float"/>
          <table:table-cell office:value="0.5091912108777663" office:value-type="float"/>
          <table:table-cell office:value="0.564437863170022" office:value-type="float"/>
        </table:table-row>
        <table:table-row>
          <table:table-cell office:value-type="string">
            <text:p>lipis__flag-icon-css</text:p>
          </table:table-cell>
          <table:table-cell office:value="0.6882501434778673" office:value-type="float"/>
          <table:table-cell office:value="0.7981665096919455" office:value-type="float"/>
          <table:table-cell office:value="0.8180407803737079" office:value-type="float"/>
          <table:table-cell office:value="0.8318344543643791" office:value-type="float"/>
          <table:table-cell office:value="0.8431063884051964" office:value-type="float"/>
          <table:table-cell office:value="0.5695457063108512" office:value-type="float"/>
          <table:table-cell office:value="0.5878527009857322" office:value-type="float"/>
          <table:table-cell office:value="0.5985328212020792" office:value-type="float"/>
          <table:table-cell office:value="0.6110898754200684" office:value-type="float"/>
          <table:table-cell office:value="0.6429849368688808" office:value-type="float"/>
          <table:table-cell office:value="0.47482406864688065" office:value-type="float"/>
          <table:table-cell office:value="0.49344622225965257" office:value-type="float"/>
          <table:table-cell office:value="0.5160920518036362" office:value-type="float"/>
          <table:table-cell office:value="0.5171535885579597" office:value-type="float"/>
          <table:table-cell office:value="0.5933644019690516" office:value-type="float"/>
          <table:table-cell office:value="0.6257936427385918" office:value-type="float"/>
          <table:table-cell office:value="0.6546227658566219" office:value-type="float"/>
          <table:table-cell office:value="0.656922986723498" office:value-type="float"/>
          <table:table-cell office:value="0.669392107346706" office:value-type="float"/>
          <table:table-cell office:value="0.7132814548513918" office:value-type="float"/>
          <table:table-cell office:value="0.3920579354248037" office:value-type="float"/>
          <table:table-cell office:value="0.4954933521673746" office:value-type="float"/>
          <table:table-cell office:value="0.5027879727072321" office:value-type="float"/>
          <table:table-cell office:value="0.5160788487252431" office:value-type="float"/>
          <table:table-cell office:value="0.5550278906566448" office:value-type="float"/>
        </table:table-row>
        <table:table-row>
          <table:table-cell office:value-type="string">
            <text:p>snowplow__snowplow</text:p>
          </table:table-cell>
          <table:table-cell office:value="0.7153534071276383" office:value-type="float"/>
          <table:table-cell office:value="0.773925324774245" office:value-type="float"/>
          <table:table-cell office:value="0.7959689781955781" office:value-type="float"/>
          <table:table-cell office:value="0.8109390520438812" office:value-type="float"/>
          <table:table-cell office:value="0.8458368910886822" office:value-type="float"/>
          <table:table-cell office:value="0.564513310320804" office:value-type="float"/>
          <table:table-cell office:value="0.583860524335846" office:value-type="float"/>
          <table:table-cell office:value="0.5983204907466595" office:value-type="float"/>
          <table:table-cell office:value="0.6238892335158951" office:value-type="float"/>
          <table:table-cell office:value="0.676388337201802" office:value-type="float"/>
          <table:table-cell office:value="0.4146609045687843" office:value-type="float"/>
          <table:table-cell office:value="0.46563554609888513" office:value-type="float"/>
          <table:table-cell office:value="0.4815645537063542" office:value-type="float"/>
          <table:table-cell office:value="0.5095614428420346" office:value-type="float"/>
          <table:table-cell office:value="0.6056275080760695" office:value-type="float"/>
          <table:table-cell office:value="0.5949765353013585" office:value-type="float"/>
          <table:table-cell office:value="0.6290136414132108" office:value-type="float"/>
          <table:table-cell office:value="0.6423569882561384" office:value-type="float"/>
          <table:table-cell office:value="0.6611764843671101" office:value-type="float"/>
          <table:table-cell office:value="0.7521221751904221" office:value-type="float"/>
          <table:table-cell office:value="0.4160842434765316" office:value-type="float"/>
          <table:table-cell office:value="0.4746452273862058" office:value-type="float"/>
          <table:table-cell office:value="0.49751855537413336" office:value-type="float"/>
          <table:table-cell office:value="0.5162301490047618" office:value-type="float"/>
          <table:table-cell office:value="0.5792014868982532" office:value-type="float"/>
        </table:table-row>
        <table:table-row>
          <table:table-cell office:value-type="string">
            <text:p>elrumordelaluz__csshake</text:p>
          </table:table-cell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837917378088166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6477256175897559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533044600952024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7163889984191288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5269877571046186" office:value-type="float"/>
        </table:table-row>
        <table:table-row>
          <table:table-cell office:value-type="string">
            <text:p>maximebf__php-debugbar</text:p>
          </table:table-cell>
          <table:table-cell office:value="0.7451285020921131" office:value-type="float"/>
          <table:table-cell office:value="0.7954183800118889" office:value-type="float"/>
          <table:table-cell office:value="0.8097859857390575" office:value-type="float"/>
          <table:table-cell office:value="0.815469294810133" office:value-type="float"/>
          <table:table-cell office:value="0.8530730992209007" office:value-type="float"/>
          <table:table-cell office:value="0.5413841783516771" office:value-type="float"/>
          <table:table-cell office:value="0.5741381794447528" office:value-type="float"/>
          <table:table-cell office:value="0.5821438788078261" office:value-type="float"/>
          <table:table-cell office:value="0.5998731767899601" office:value-type="float"/>
          <table:table-cell office:value="0.6254781792449962" office:value-type="float"/>
          <table:table-cell office:value="0.4239219105077737" office:value-type="float"/>
          <table:table-cell office:value="0.46668758507061303" office:value-type="float"/>
          <table:table-cell office:value="0.47624182702199563" office:value-type="float"/>
          <table:table-cell office:value="0.4860719340021372" office:value-type="float"/>
          <table:table-cell office:value="0.5197589748353001" office:value-type="float"/>
          <table:table-cell office:value="0.6017062319576734" office:value-type="float"/>
          <table:table-cell office:value="0.632851015931827" office:value-type="float"/>
          <table:table-cell office:value="0.6455675506886829" office:value-type="float"/>
          <table:table-cell office:value="0.6528383185880771" office:value-type="float"/>
          <table:table-cell office:value="0.6798037138275183" office:value-type="float"/>
          <table:table-cell office:value="0.40732975596556087" office:value-type="float"/>
          <table:table-cell office:value="0.47109036410124216" office:value-type="float"/>
          <table:table-cell office:value="0.5019341480654758" office:value-type="float"/>
          <table:table-cell office:value="0.5168522190315854" office:value-type="float"/>
          <table:table-cell office:value="0.5505320556385002" office:value-type="float"/>
        </table:table-row>
        <table:table-row>
          <table:table-cell office:value-type="string">
            <text:p>addyosmani__critical</text:p>
          </table:table-cell>
          <table:table-cell office:value="0.7504855572145646" office:value-type="float"/>
          <table:table-cell office:value="0.7906923750193011" office:value-type="float"/>
          <table:table-cell office:value="0.8013766480486268" office:value-type="float"/>
          <table:table-cell office:value="0.8183536365335311" office:value-type="float"/>
          <table:table-cell office:value="0.8494499141998795" office:value-type="float"/>
          <table:table-cell office:value="0.5340516834960465" office:value-type="float"/>
          <table:table-cell office:value="0.5683401788169276" office:value-type="float"/>
          <table:table-cell office:value="0.5847649975935977" office:value-type="float"/>
          <table:table-cell office:value="0.5969608814712067" office:value-type="float"/>
          <table:table-cell office:value="0.6544636378315064" office:value-type="float"/>
          <table:table-cell office:value="0.3952084524791639" office:value-type="float"/>
          <table:table-cell office:value="0.4427279649104139" office:value-type="float"/>
          <table:table-cell office:value="0.46518710327029744" office:value-type="float"/>
          <table:table-cell office:value="0.4980802337247077" office:value-type="float"/>
          <table:table-cell office:value="0.5350732048717817" office:value-type="float"/>
          <table:table-cell office:value="0.5594521265407884" office:value-type="float"/>
          <table:table-cell office:value="0.6098123566606245" office:value-type="float"/>
          <table:table-cell office:value="0.629590477112772" office:value-type="float"/>
          <table:table-cell office:value="0.6473500112954067" office:value-type="float"/>
          <table:table-cell office:value="0.696089278221245" office:value-type="float"/>
          <table:table-cell office:value="0.408933523135988" office:value-type="float"/>
          <table:table-cell office:value="0.4752131882804681" office:value-type="float"/>
          <table:table-cell office:value="0.49583025463115526" office:value-type="float"/>
          <table:table-cell office:value="0.5125406140935312" office:value-type="float"/>
          <table:table-cell office:value="0.5348935372181359" office:value-type="float"/>
        </table:table-row>
        <table:table-row>
          <table:table-cell office:value-type="string">
            <text:p>defunkt__dotjs</text:p>
          </table:table-cell>
          <table:table-cell office:value="0.7765061586354788" office:value-type="float"/>
          <table:table-cell office:value="0.7867380260333237" office:value-type="float"/>
          <table:table-cell office:value="0.8118951472181566" office:value-type="float"/>
          <table:table-cell office:value="0.8278036225592902" office:value-type="float"/>
          <table:table-cell office:value="0.8416062009677094" office:value-type="float"/>
          <table:table-cell office:value="0.584414647026973" office:value-type="float"/>
          <table:table-cell office:value="0.597761300596515" office:value-type="float"/>
          <table:table-cell office:value="0.6047590870375056" office:value-type="float"/>
          <table:table-cell office:value="0.6148024644234124" office:value-type="float"/>
          <table:table-cell office:value="0.6382393679605483" office:value-type="float"/>
          <table:table-cell office:value="0.4137436471782621" office:value-type="float"/>
          <table:table-cell office:value="0.45462919281088854" office:value-type="float"/>
          <table:table-cell office:value="0.47121499758381025" office:value-type="float"/>
          <table:table-cell office:value="0.4854034710549553" office:value-type="float"/>
          <table:table-cell office:value="0.5217137022781434" office:value-type="float"/>
          <table:table-cell office:value="0.5849730719224739" office:value-type="float"/>
          <table:table-cell office:value="0.6132380530696713" office:value-type="float"/>
          <table:table-cell office:value="0.6321954579301454" office:value-type="float"/>
          <table:table-cell office:value="0.6534980033233463" office:value-type="float"/>
          <table:table-cell office:value="0.690415113292055" office:value-type="float"/>
          <table:table-cell office:value="0.4848863142140233" office:value-type="float"/>
          <table:table-cell office:value="0.5347610980657538" office:value-type="float"/>
          <table:table-cell office:value="0.5463309366952727" office:value-type="float"/>
          <table:table-cell office:value="0.5729503391830163" office:value-type="float"/>
          <table:table-cell office:value="0.6225269270567365" office:value-type="float"/>
        </table:table-row>
        <table:table-row>
          <table:table-cell office:value-type="string">
            <text:p>spatie__laravel-medialibrary</text:p>
          </table:table-cell>
          <table:table-cell office:value="0.6795447631094607" office:value-type="float"/>
          <table:table-cell office:value="0.7875834248517677" office:value-type="float"/>
          <table:table-cell office:value="0.8020502662765877" office:value-type="float"/>
          <table:table-cell office:value="0.8183247593649398" office:value-type="float"/>
          <table:table-cell office:value="0.8487142964281479" office:value-type="float"/>
          <table:table-cell office:value="0.5201702085988943" office:value-type="float"/>
          <table:table-cell office:value="0.5897425795799823" office:value-type="float"/>
          <table:table-cell office:value="0.6040738615494233" office:value-type="float"/>
          <table:table-cell office:value="0.6304465044396302" office:value-type="float"/>
          <table:table-cell office:value="0.6740700768573026" office:value-type="float"/>
          <table:table-cell office:value="0.4081938303816382" office:value-type="float"/>
          <table:table-cell office:value="0.4770752795324168" office:value-type="float"/>
          <table:table-cell office:value="0.5045913942144123" office:value-type="float"/>
          <table:table-cell office:value="0.5228862824553265" office:value-type="float"/>
          <table:table-cell office:value="0.5730877158843728" office:value-type="float"/>
          <table:table-cell office:value="0.5496034756140186" office:value-type="float"/>
          <table:table-cell office:value="0.6201745419515952" office:value-type="float"/>
          <table:table-cell office:value="0.6365705378523221" office:value-type="float"/>
          <table:table-cell office:value="0.6528084042554242" office:value-type="float"/>
          <table:table-cell office:value="0.7433132995027631" office:value-type="float"/>
          <table:table-cell office:value="0.36880541784794635" office:value-type="float"/>
          <table:table-cell office:value="0.49692249593350046" office:value-type="float"/>
          <table:table-cell office:value="0.5231455943633061" office:value-type="float"/>
          <table:table-cell office:value="0.5476448491975071" office:value-type="float"/>
          <table:table-cell office:value="0.5877944625721185" office:value-type="float"/>
        </table:table-row>
        <table:table-row>
          <table:table-cell office:value-type="string">
            <text:p>chmln__flatpickr</text:p>
          </table:table-cell>
          <table:table-cell office:value="0.6694798509143874" office:value-type="float"/>
          <table:table-cell office:value="0.7764296148747027" office:value-type="float"/>
          <table:table-cell office:value="0.7958833824341053" office:value-type="float"/>
          <table:table-cell office:value="0.8136052085578043" office:value-type="float"/>
          <table:table-cell office:value="0.842595424350244" office:value-type="float"/>
          <table:table-cell office:value="0.5207168475895407" office:value-type="float"/>
          <table:table-cell office:value="0.5786559523499779" office:value-type="float"/>
          <table:table-cell office:value="0.6004535467389749" office:value-type="float"/>
          <table:table-cell office:value="0.6199002205930897" office:value-type="float"/>
          <table:table-cell office:value="0.6586430082333252" office:value-type="float"/>
          <table:table-cell office:value="0.42740190547567447" office:value-type="float"/>
          <table:table-cell office:value="0.468563694550993" office:value-type="float"/>
          <table:table-cell office:value="0.4792468934696467" office:value-type="float"/>
          <table:table-cell office:value="0.502223305616977" office:value-type="float"/>
          <table:table-cell office:value="0.5761380176771321" office:value-type="float"/>
          <table:table-cell office:value="0.5629658586295315" office:value-type="float"/>
          <table:table-cell office:value="0.6205116277113003" office:value-type="float"/>
          <table:table-cell office:value="0.6386645892218402" office:value-type="float"/>
          <table:table-cell office:value="0.662551852779513" office:value-type="float"/>
          <table:table-cell office:value="0.7048175865797732" office:value-type="float"/>
          <table:table-cell office:value="0.3943242089071396" office:value-type="float"/>
          <table:table-cell office:value="0.4584253348077666" office:value-type="float"/>
          <table:table-cell office:value="0.49655359633983315" office:value-type="float"/>
          <table:table-cell office:value="0.5144538287797038" office:value-type="float"/>
          <table:table-cell office:value="0.5752809854267238" office:value-type="float"/>
        </table:table-row>
        <table:table-row>
          <table:table-cell office:value-type="string">
            <text:p>elastic__beats</text:p>
          </table:table-cell>
          <table:table-cell office:value="0.6687039432588554" office:value-type="float"/>
          <table:table-cell office:value="0.7670970779877376" office:value-type="float"/>
          <table:table-cell office:value="0.7989563082615322" office:value-type="float"/>
          <table:table-cell office:value="0.8165534565744671" office:value-type="float"/>
          <table:table-cell office:value="0.8642020064070454" office:value-type="float"/>
          <table:table-cell office:value="0.5007768728871643" office:value-type="float"/>
          <table:table-cell office:value="0.59440403644167" office:value-type="float"/>
          <table:table-cell office:value="0.6111274742247591" office:value-type="float"/>
          <table:table-cell office:value="0.624138898577795" office:value-type="float"/>
          <table:table-cell office:value="0.6817762753625637" office:value-type="float"/>
          <table:table-cell office:value="0.37331501470165757" office:value-type="float"/>
          <table:table-cell office:value="0.46441368384540244" office:value-type="float"/>
          <table:table-cell office:value="0.4808672685292418" office:value-type="float"/>
          <table:table-cell office:value="0.5049567154014497" office:value-type="float"/>
          <table:table-cell office:value="0.5831100434243928" office:value-type="float"/>
          <table:table-cell office:value="0.5541460934483501" office:value-type="float"/>
          <table:table-cell office:value="0.6212316448651487" office:value-type="float"/>
          <table:table-cell office:value="0.6426025387977785" office:value-type="float"/>
          <table:table-cell office:value="0.6641064738614537" office:value-type="float"/>
          <table:table-cell office:value="0.7780161427742643" office:value-type="float"/>
          <table:table-cell office:value="0.34781307755393487" office:value-type="float"/>
          <table:table-cell office:value="0.48054809901534545" office:value-type="float"/>
          <table:table-cell office:value="0.5002732441659882" office:value-type="float"/>
          <table:table-cell office:value="0.5202120468592613" office:value-type="float"/>
          <table:table-cell office:value="0.5920618123283967" office:value-type="float"/>
        </table:table-row>
        <table:table-row>
          <table:table-cell office:value-type="string">
            <text:p>facebook__rocksdb</text:p>
          </table:table-cell>
          <table:table-cell office:value="0.6916567850429047" office:value-type="float"/>
          <table:table-cell office:value="0.7600728152916642" office:value-type="float"/>
          <table:table-cell office:value="0.7935476285016382" office:value-type="float"/>
          <table:table-cell office:value="0.8132308768095904" office:value-type="float"/>
          <table:table-cell office:value="0.853676212367405" office:value-type="float"/>
          <table:table-cell office:value="0.533662489699381" office:value-type="float"/>
          <table:table-cell office:value="0.5984762542407159" office:value-type="float"/>
          <table:table-cell office:value="0.6129731305277878" office:value-type="float"/>
          <table:table-cell office:value="0.6315435518614055" office:value-type="float"/>
          <table:table-cell office:value="0.6895037792357898" office:value-type="float"/>
          <table:table-cell office:value="0.4062668184030527" office:value-type="float"/>
          <table:table-cell office:value="0.4624734683912766" office:value-type="float"/>
          <table:table-cell office:value="0.4776493853017281" office:value-type="float"/>
          <table:table-cell office:value="0.49731710017586783" office:value-type="float"/>
          <table:table-cell office:value="0.5968084359843745" office:value-type="float"/>
          <table:table-cell office:value="0.586356794281247" office:value-type="float"/>
          <table:table-cell office:value="0.6180568858218589" office:value-type="float"/>
          <table:table-cell office:value="0.6379080280271814" office:value-type="float"/>
          <table:table-cell office:value="0.6656527816250382" office:value-type="float"/>
          <table:table-cell office:value="0.7515981982459359" office:value-type="float"/>
          <table:table-cell office:value="0.34025218174405925" office:value-type="float"/>
          <table:table-cell office:value="0.4871732216195822" office:value-type="float"/>
          <table:table-cell office:value="0.5157523348812376" office:value-type="float"/>
          <table:table-cell office:value="0.5340114709984658" office:value-type="float"/>
          <table:table-cell office:value="0.5977463027629779" office:value-type="float"/>
        </table:table-row>
        <table:table-row>
          <table:table-cell office:value-type="string">
            <text:p>docker__compose</text:p>
          </table:table-cell>
          <table:table-cell office:value="0.675079867098314" office:value-type="float"/>
          <table:table-cell office:value="0.7587806737816298" office:value-type="float"/>
          <table:table-cell office:value="0.7895481363639629" office:value-type="float"/>
          <table:table-cell office:value="0.8119540884741173" office:value-type="float"/>
          <table:table-cell office:value="0.8795430534523585" office:value-type="float"/>
          <table:table-cell office:value="0.49098754376125475" office:value-type="float"/>
          <table:table-cell office:value="0.5735032700240572" office:value-type="float"/>
          <table:table-cell office:value="0.5911538129220342" office:value-type="float"/>
          <table:table-cell office:value="0.6095908446664889" office:value-type="float"/>
          <table:table-cell office:value="0.679750487537662" office:value-type="float"/>
          <table:table-cell office:value="0.37609857873643876" office:value-type="float"/>
          <table:table-cell office:value="0.46189605251891974" office:value-type="float"/>
          <table:table-cell office:value="0.4809235053040398" office:value-type="float"/>
          <table:table-cell office:value="0.5005856036958266" office:value-type="float"/>
          <table:table-cell office:value="0.5785162686753684" office:value-type="float"/>
          <table:table-cell office:value="0.535704162139479" office:value-type="float"/>
          <table:table-cell office:value="0.6034939026196053" office:value-type="float"/>
          <table:table-cell office:value="0.6253864234958635" office:value-type="float"/>
          <table:table-cell office:value="0.6502523132235705" office:value-type="float"/>
          <table:table-cell office:value="0.7367622307993964" office:value-type="float"/>
          <table:table-cell office:value="0.2806287466563642" office:value-type="float"/>
          <table:table-cell office:value="0.4725861264989468" office:value-type="float"/>
          <table:table-cell office:value="0.49420966560402324" office:value-type="float"/>
          <table:table-cell office:value="0.5142413073374614" office:value-type="float"/>
          <table:table-cell office:value="0.5843404701609008" office:value-type="float"/>
        </table:table-row>
        <table:table-row>
          <table:table-cell office:value-type="string">
            <text:p>nickoneill__PermissionScope</text:p>
          </table:table-cell>
          <table:table-cell office:value="0.7573023965725438" office:value-type="float"/>
          <table:table-cell office:value="0.785678079565882" office:value-type="float"/>
          <table:table-cell office:value="0.7995115241881987" office:value-type="float"/>
          <table:table-cell office:value="0.8084130315601364" office:value-type="float"/>
          <table:table-cell office:value="0.833007373593075" office:value-type="float"/>
          <table:table-cell office:value="0.5585306641947227" office:value-type="float"/>
          <table:table-cell office:value="0.5775491385015478" office:value-type="float"/>
          <table:table-cell office:value="0.5970344817066469" office:value-type="float"/>
          <table:table-cell office:value="0.6137194999247312" office:value-type="float"/>
          <table:table-cell office:value="0.6432461432892196" office:value-type="float"/>
          <table:table-cell office:value="0.41671713164418767" office:value-type="float"/>
          <table:table-cell office:value="0.45381339012913113" office:value-type="float"/>
          <table:table-cell office:value="0.46813914330562423" office:value-type="float"/>
          <table:table-cell office:value="0.48043090599555605" office:value-type="float"/>
          <table:table-cell office:value="0.5406275188132329" office:value-type="float"/>
          <table:table-cell office:value="0.581980101990637" office:value-type="float"/>
          <table:table-cell office:value="0.6138952515947275" office:value-type="float"/>
          <table:table-cell office:value="0.6336947283587814" office:value-type="float"/>
          <table:table-cell office:value="0.6499719972282896" office:value-type="float"/>
          <table:table-cell office:value="0.6936374102629999" office:value-type="float"/>
          <table:table-cell office:value="0.3831158569863457" office:value-type="float"/>
          <table:table-cell office:value="0.4939728680533113" office:value-type="float"/>
          <table:table-cell office:value="0.5087195563211127" office:value-type="float"/>
          <table:table-cell office:value="0.5146665613586041" office:value-type="float"/>
          <table:table-cell office:value="0.5445284044892101" office:value-type="float"/>
        </table:table-row>
        <table:table-row>
          <table:table-cell office:value-type="string">
            <text:p>aFarkas__webshim</text:p>
          </table:table-cell>
          <table:table-cell office:value="0.7345810565796165" office:value-type="float"/>
          <table:table-cell office:value="0.7899439284058226" office:value-type="float"/>
          <table:table-cell office:value="0.8054532563764598" office:value-type="float"/>
          <table:table-cell office:value="0.8164772776221791" office:value-type="float"/>
          <table:table-cell office:value="0.8636056985194681" office:value-type="float"/>
          <table:table-cell office:value="0.5170505878037736" office:value-type="float"/>
          <table:table-cell office:value="0.5759937375350966" office:value-type="float"/>
          <table:table-cell office:value="0.5987382574842258" office:value-type="float"/>
          <table:table-cell office:value="0.6201638352110452" office:value-type="float"/>
          <table:table-cell office:value="0.6856999907123327" office:value-type="float"/>
          <table:table-cell office:value="0.41024341259413516" office:value-type="float"/>
          <table:table-cell office:value="0.45877691981083" office:value-type="float"/>
          <table:table-cell office:value="0.4727880024339236" office:value-type="float"/>
          <table:table-cell office:value="0.4982287624363192" office:value-type="float"/>
          <table:table-cell office:value="0.5735659307870358" office:value-type="float"/>
          <table:table-cell office:value="0.5432989155149838" office:value-type="float"/>
          <table:table-cell office:value="0.6102248878334123" office:value-type="float"/>
          <table:table-cell office:value="0.6302394856112351" office:value-type="float"/>
          <table:table-cell office:value="0.6535305695906062" office:value-type="float"/>
          <table:table-cell office:value="0.7458006493341649" office:value-type="float"/>
          <table:table-cell office:value="0.41923100758129195" office:value-type="float"/>
          <table:table-cell office:value="0.4900069773075973" office:value-type="float"/>
          <table:table-cell office:value="0.5149299140311541" office:value-type="float"/>
          <table:table-cell office:value="0.5265886254002172" office:value-type="float"/>
          <table:table-cell office:value="0.5790488909618555" office:value-type="float"/>
        </table:table-row>
        <table:table-row>
          <table:table-cell office:value-type="string">
            <text:p>naver__pinpoint</text:p>
          </table:table-cell>
          <table:table-cell office:value="0.6885453249746513" office:value-type="float"/>
          <table:table-cell office:value="0.7212473780871695" office:value-type="float"/>
          <table:table-cell office:value="0.7424640255455558" office:value-type="float"/>
          <table:table-cell office:value="0.7793641863059185" office:value-type="float"/>
          <table:table-cell office:value="0.8326057981025315" office:value-type="float"/>
          <table:table-cell office:value="0.5490002786059405" office:value-type="float"/>
          <table:table-cell office:value="0.5807009596427797" office:value-type="float"/>
          <table:table-cell office:value="0.5945074923375839" office:value-type="float"/>
          <table:table-cell office:value="0.6137389993527689" office:value-type="float"/>
          <table:table-cell office:value="0.7572948919434743" office:value-type="float"/>
          <table:table-cell office:value="0.42987694112925956" office:value-type="float"/>
          <table:table-cell office:value="0.46205988105635365" office:value-type="float"/>
          <table:table-cell office:value="0.4772501463521497" office:value-type="float"/>
          <table:table-cell office:value="0.49624148838407833" office:value-type="float"/>
          <table:table-cell office:value="0.5487007657952702" office:value-type="float"/>
          <table:table-cell office:value="0.5880376357937378" office:value-type="float"/>
          <table:table-cell office:value="0.6423939456621526" office:value-type="float"/>
          <table:table-cell office:value="0.6666165831235337" office:value-type="float"/>
          <table:table-cell office:value="0.6842776917565644" office:value-type="float"/>
          <table:table-cell office:value="0.7519218835868173" office:value-type="float"/>
          <table:table-cell office:value="0.3311286913593303" office:value-type="float"/>
          <table:table-cell office:value="0.42433919036587886" office:value-type="float"/>
          <table:table-cell office:value="0.4557826166440012" office:value-type="float"/>
          <table:table-cell office:value="0.49810117554630307" office:value-type="float"/>
          <table:table-cell office:value="0.6374492696183347" office:value-type="float"/>
        </table:table-row>
        <table:table-row>
          <table:table-cell office:value-type="string">
            <text:p>Microsoft__ELL</text:p>
          </table:table-cell>
          <table:table-cell office:value="0.6984798163348117" office:value-type="float"/>
          <table:table-cell office:value="0.7460379883180603" office:value-type="float"/>
          <table:table-cell office:value="0.7729408304840882" office:value-type="float"/>
          <table:table-cell office:value="0.7901381918334119" office:value-type="float"/>
          <table:table-cell office:value="0.8294009293992104" office:value-type="float"/>
          <table:table-cell office:value="0.5475345875894024" office:value-type="float"/>
          <table:table-cell office:value="0.5851869504082318" office:value-type="float"/>
          <table:table-cell office:value="0.6061643500181298" office:value-type="float"/>
          <table:table-cell office:value="0.6190430563264692" office:value-type="float"/>
          <table:table-cell office:value="0.6637045541287953" office:value-type="float"/>
          <table:table-cell office:value="0.43008957836644424" office:value-type="float"/>
          <table:table-cell office:value="0.44808000663945446" office:value-type="float"/>
          <table:table-cell office:value="0.46620656240061853" office:value-type="float"/>
          <table:table-cell office:value="0.4812965507112913" office:value-type="float"/>
          <table:table-cell office:value="0.5559619679364929" office:value-type="float"/>
          <table:table-cell office:value="0.5699512218868168" office:value-type="float"/>
          <table:table-cell office:value="0.6170397343823912" office:value-type="float"/>
          <table:table-cell office:value="0.6329915367457851" office:value-type="float"/>
          <table:table-cell office:value="0.6667932869890765" office:value-type="float"/>
          <table:table-cell office:value="0.7209631005823746" office:value-type="float"/>
          <table:table-cell office:value="0.40046235468186064" office:value-type="float"/>
          <table:table-cell office:value="0.4535393752187838" office:value-type="float"/>
          <table:table-cell office:value="0.476680578995586" office:value-type="float"/>
          <table:table-cell office:value="0.5045424346286933" office:value-type="float"/>
          <table:table-cell office:value="0.5784998474285623" office:value-type="float"/>
        </table:table-row>
        <table:table-row>
          <table:table-cell office:value-type="string">
            <text:p>playframework__playframework</text:p>
          </table:table-cell>
          <table:table-cell office:value="0.6882795381236758" office:value-type="float"/>
          <table:table-cell office:value="0.7817211091877379" office:value-type="float"/>
          <table:table-cell office:value="0.8001279123005994" office:value-type="float"/>
          <table:table-cell office:value="0.8175627782183417" office:value-type="float"/>
          <table:table-cell office:value="0.8598367591672407" office:value-type="float"/>
          <table:table-cell office:value="0.5002727477358516" office:value-type="float"/>
          <table:table-cell office:value="0.5688643079779" office:value-type="float"/>
          <table:table-cell office:value="0.5864993105818713" office:value-type="float"/>
          <table:table-cell office:value="0.6052200137038837" office:value-type="float"/>
          <table:table-cell office:value="0.7426324996730542" office:value-type="float"/>
          <table:table-cell office:value="0.3528770166549371" office:value-type="float"/>
          <table:table-cell office:value="0.4618591004786018" office:value-type="float"/>
          <table:table-cell office:value="0.4784451075124049" office:value-type="float"/>
          <table:table-cell office:value="0.4945468942397845" office:value-type="float"/>
          <table:table-cell office:value="0.5731397914805111" office:value-type="float"/>
          <table:table-cell office:value="0.5221418160894941" office:value-type="float"/>
          <table:table-cell office:value="0.6085109151227548" office:value-type="float"/>
          <table:table-cell office:value="0.6308274190314884" office:value-type="float"/>
          <table:table-cell office:value="0.6535180328419483" office:value-type="float"/>
          <table:table-cell office:value="0.7859337102060476" office:value-type="float"/>
          <table:table-cell office:value="0.3400790841227732" office:value-type="float"/>
          <table:table-cell office:value="0.4784066921351765" office:value-type="float"/>
          <table:table-cell office:value="0.5036989066920133" office:value-type="float"/>
          <table:table-cell office:value="0.5255279198201139" office:value-type="float"/>
          <table:table-cell office:value="0.6425920208339406" office:value-type="float"/>
        </table:table-row>
        <table:table-row>
          <table:table-cell office:value-type="string">
            <text:p>jupyter__notebook</text:p>
          </table:table-cell>
          <table:table-cell office:value="0.7019521081300507" office:value-type="float"/>
          <table:table-cell office:value="0.7696940363904323" office:value-type="float"/>
          <table:table-cell office:value="0.7966112615147325" office:value-type="float"/>
          <table:table-cell office:value="0.8148553877183606" office:value-type="float"/>
          <table:table-cell office:value="0.8776935611989215" office:value-type="float"/>
          <table:table-cell office:value="0.5182993901509039" office:value-type="float"/>
          <table:table-cell office:value="0.5870271533050683" office:value-type="float"/>
          <table:table-cell office:value="0.6006178008978671" office:value-type="float"/>
          <table:table-cell office:value="0.615979861420015" office:value-type="float"/>
          <table:table-cell office:value="0.6933368186829475" office:value-type="float"/>
          <table:table-cell office:value="0.37352496797026036" office:value-type="float"/>
          <table:table-cell office:value="0.44613479733864375" office:value-type="float"/>
          <table:table-cell office:value="0.4692823368436293" office:value-type="float"/>
          <table:table-cell office:value="0.4906589614992006" office:value-type="float"/>
          <table:table-cell office:value="0.5723711005543969" office:value-type="float"/>
          <table:table-cell office:value="0.5367219739074544" office:value-type="float"/>
          <table:table-cell office:value="0.6073297345062039" office:value-type="float"/>
          <table:table-cell office:value="0.6280860623857072" office:value-type="float"/>
          <table:table-cell office:value="0.6532158222466666" office:value-type="float"/>
          <table:table-cell office:value="0.7613860426536243" office:value-type="float"/>
          <table:table-cell office:value="0.34678805614896846" office:value-type="float"/>
          <table:table-cell office:value="0.48309301319534376" office:value-type="float"/>
          <table:table-cell office:value="0.5106115950867729" office:value-type="float"/>
          <table:table-cell office:value="0.5269352372128315" office:value-type="float"/>
          <table:table-cell office:value="0.6130298539183372" office:value-type="float"/>
        </table:table-row>
        <table:table-row>
          <table:table-cell office:value-type="string">
            <text:p>RReverser__mpegts</text:p>
          </table:table-cell>
          <table:table-cell office:value="0.7790477157507328" office:value-type="float"/>
          <table:table-cell office:value="0.8060930101225209" office:value-type="float"/>
          <table:table-cell office:value="0.8069291847182359" office:value-type="float"/>
          <table:table-cell office:value="0.8120149997005485" office:value-type="float"/>
          <table:table-cell office:value="0.8318523330358647" office:value-type="float"/>
          <table:table-cell office:value="0.5495621490745102" office:value-type="float"/>
          <table:table-cell office:value="0.5643927509078782" office:value-type="float"/>
          <table:table-cell office:value="0.5677338235115228" office:value-type="float"/>
          <table:table-cell office:value="0.5882503735126716" office:value-type="float"/>
          <table:table-cell office:value="0.6282503899404872" office:value-type="float"/>
          <table:table-cell office:value="0.38927363967268874" office:value-type="float"/>
          <table:table-cell office:value="0.3969165831672376" office:value-type="float"/>
          <table:table-cell office:value="0.43965001462236253" office:value-type="float"/>
          <table:table-cell office:value="0.4512912887124674" office:value-type="float"/>
          <table:table-cell office:value="0.4576855123300334" office:value-type="float"/>
          <table:table-cell office:value="0.5298319053560105" office:value-type="float"/>
          <table:table-cell office:value="0.5769006268758994" office:value-type="float"/>
          <table:table-cell office:value="0.5837915696129938" office:value-type="float"/>
          <table:table-cell office:value="0.6223265393482535" office:value-type="float"/>
          <table:table-cell office:value="0.6377591287565822" office:value-type="float"/>
          <table:table-cell office:value="0.4502254503650597" office:value-type="float"/>
          <table:table-cell office:value="0.48157228947882336" office:value-type="float"/>
          <table:table-cell office:value="0.4962224205001493" office:value-type="float"/>
          <table:table-cell office:value="0.5223649919377421" office:value-type="float"/>
          <table:table-cell office:value="0.5242815791224201" office:value-type="float"/>
        </table:table-row>
        <table:table-row>
          <table:table-cell office:value-type="string">
            <text:p>go-swagger__go-swagger</text:p>
          </table:table-cell>
          <table:table-cell office:value="0.7023743689797319" office:value-type="float"/>
          <table:table-cell office:value="0.7869397825997005" office:value-type="float"/>
          <table:table-cell office:value="0.8129852126512781" office:value-type="float"/>
          <table:table-cell office:value="0.8342200413014335" office:value-type="float"/>
          <table:table-cell office:value="0.8849013747850896" office:value-type="float"/>
          <table:table-cell office:value="0.5322001469534219" office:value-type="float"/>
          <table:table-cell office:value="0.5758925936833343" office:value-type="float"/>
          <table:table-cell office:value="0.5918648867181384" office:value-type="float"/>
          <table:table-cell office:value="0.6083309786969346" office:value-type="float"/>
          <table:table-cell office:value="0.6616287071710399" office:value-type="float"/>
          <table:table-cell office:value="0.437263700019524" office:value-type="float"/>
          <table:table-cell office:value="0.48275005657574965" office:value-type="float"/>
          <table:table-cell office:value="0.503067505597581" office:value-type="float"/>
          <table:table-cell office:value="0.5274732863789389" office:value-type="float"/>
          <table:table-cell office:value="0.5922144456911738" office:value-type="float"/>
          <table:table-cell office:value="0.5908645964789676" office:value-type="float"/>
          <table:table-cell office:value="0.6213763969144822" office:value-type="float"/>
          <table:table-cell office:value="0.6359144481803387" office:value-type="float"/>
          <table:table-cell office:value="0.6545375892274705" office:value-type="float"/>
          <table:table-cell office:value="0.7420564632938507" office:value-type="float"/>
          <table:table-cell office:value="0.40738428767361523" office:value-type="float"/>
          <table:table-cell office:value="0.4862676762732038" office:value-type="float"/>
          <table:table-cell office:value="0.510383961230635" office:value-type="float"/>
          <table:table-cell office:value="0.527564969935329" office:value-type="float"/>
          <table:table-cell office:value="0.6010521792966063" office:value-type="float"/>
        </table:table-row>
        <table:table-row>
          <table:table-cell office:value-type="string">
            <text:p>gruntjs__grunt-contrib-uglify</text:p>
          </table:table-cell>
          <table:table-cell office:value="0.7240566987854395" office:value-type="float"/>
          <table:table-cell office:value="0.7939331295899591" office:value-type="float"/>
          <table:table-cell office:value="0.8125238542021698" office:value-type="float"/>
          <table:table-cell office:value="0.8243572465884988" office:value-type="float"/>
          <table:table-cell office:value="0.8408244387852217" office:value-type="float"/>
          <table:table-cell office:value="0.5346968994818104" office:value-type="float"/>
          <table:table-cell office:value="0.5681789535384224" office:value-type="float"/>
          <table:table-cell office:value="0.590286411158835" office:value-type="float"/>
          <table:table-cell office:value="0.6003310849988701" office:value-type="float"/>
          <table:table-cell office:value="0.6406936013295833" office:value-type="float"/>
          <table:table-cell office:value="0.41590585298988536" office:value-type="float"/>
          <table:table-cell office:value="0.4388143499646624" office:value-type="float"/>
          <table:table-cell office:value="0.4677597837516131" office:value-type="float"/>
          <table:table-cell office:value="0.4888076006631261" office:value-type="float"/>
          <table:table-cell office:value="0.5272374011939076" office:value-type="float"/>
          <table:table-cell office:value="0.5813552356986079" office:value-type="float"/>
          <table:table-cell office:value="0.6222230670651328" office:value-type="float"/>
          <table:table-cell office:value="0.6344020338128668" office:value-type="float"/>
          <table:table-cell office:value="0.6470555479770506" office:value-type="float"/>
          <table:table-cell office:value="0.6945444088201089" office:value-type="float"/>
          <table:table-cell office:value="0.37901418261866954" office:value-type="float"/>
          <table:table-cell office:value="0.4791451645892947" office:value-type="float"/>
          <table:table-cell office:value="0.4937778019845429" office:value-type="float"/>
          <table:table-cell office:value="0.514303868446332" office:value-type="float"/>
          <table:table-cell office:value="0.5391568568256239" office:value-type="float"/>
        </table:table-row>
        <table:table-row>
          <table:table-cell office:value-type="string">
            <text:p>mit-nlp__MITIE</text:p>
          </table:table-cell>
          <table:table-cell office:value="0.7154537766922471" office:value-type="float"/>
          <table:table-cell office:value="0.7563042295069441" office:value-type="float"/>
          <table:table-cell office:value="0.7822029414132045" office:value-type="float"/>
          <table:table-cell office:value="0.8070686474602792" office:value-type="float"/>
          <table:table-cell office:value="0.8427298021091215" office:value-type="float"/>
          <table:table-cell office:value="0.5519857491634332" office:value-type="float"/>
          <table:table-cell office:value="0.5762708455233372" office:value-type="float"/>
          <table:table-cell office:value="0.6143107716418513" office:value-type="float"/>
          <table:table-cell office:value="0.6354011040428018" office:value-type="float"/>
          <table:table-cell office:value="0.6565737572823339" office:value-type="float"/>
          <table:table-cell office:value="0.3907962445592103" office:value-type="float"/>
          <table:table-cell office:value="0.45195739759280384" office:value-type="float"/>
          <table:table-cell office:value="0.4913600769717953" office:value-type="float"/>
          <table:table-cell office:value="0.5063801470189185" office:value-type="float"/>
          <table:table-cell office:value="0.6034864394518165" office:value-type="float"/>
          <table:table-cell office:value="0.577236722819068" office:value-type="float"/>
          <table:table-cell office:value="0.6256458102513333" office:value-type="float"/>
          <table:table-cell office:value="0.6400514242981552" office:value-type="float"/>
          <table:table-cell office:value="0.6561269876713752" office:value-type="float"/>
          <table:table-cell office:value="0.7332278794241525" office:value-type="float"/>
          <table:table-cell office:value="0.417191232562495" office:value-type="float"/>
          <table:table-cell office:value="0.5028461591599809" office:value-type="float"/>
          <table:table-cell office:value="0.5361659878337407" office:value-type="float"/>
          <table:table-cell office:value="0.5440037607558089" office:value-type="float"/>
          <table:table-cell office:value="0.5866005757463562" office:value-type="float"/>
        </table:table-row>
        <table:table-row>
          <table:table-cell office:value-type="string">
            <text:p>jhnns__rewire</text:p>
          </table:table-cell>
          <table:table-cell office:value="0.7121559489313917" office:value-type="float"/>
          <table:table-cell office:value="0.7702396311308977" office:value-type="float"/>
          <table:table-cell office:value="0.7883865703241373" office:value-type="float"/>
          <table:table-cell office:value="0.8068587839538107" office:value-type="float"/>
          <table:table-cell office:value="0.8429246149198669" office:value-type="float"/>
          <table:table-cell office:value="0.5653810333773331" office:value-type="float"/>
          <table:table-cell office:value="0.5844680048308692" office:value-type="float"/>
          <table:table-cell office:value="0.5907795354338107" office:value-type="float"/>
          <table:table-cell office:value="0.6018143700238101" office:value-type="float"/>
          <table:table-cell office:value="0.6206569692155062" office:value-type="float"/>
          <table:table-cell office:value="0.40857492501583453" office:value-type="float"/>
          <table:table-cell office:value="0.44201610162336724" office:value-type="float"/>
          <table:table-cell office:value="0.4597033677515945" office:value-type="float"/>
          <table:table-cell office:value="0.46588575857387426" office:value-type="float"/>
          <table:table-cell office:value="0.5093305249759863" office:value-type="float"/>
          <table:table-cell office:value="0.5741420919059668" office:value-type="float"/>
          <table:table-cell office:value="0.5965402905654896" office:value-type="float"/>
          <table:table-cell office:value="0.6129830575557819" office:value-type="float"/>
          <table:table-cell office:value="0.6161447425482189" office:value-type="float"/>
          <table:table-cell office:value="0.7019743279606842" office:value-type="float"/>
          <table:table-cell office:value="0.39487159846702796" office:value-type="float"/>
          <table:table-cell office:value="0.4625903632671569" office:value-type="float"/>
          <table:table-cell office:value="0.4761290624595783" office:value-type="float"/>
          <table:table-cell office:value="0.5035604597196961" office:value-type="float"/>
          <table:table-cell office:value="0.5175904443692529" office:value-type="float"/>
        </table:table-row>
        <table:table-row>
          <table:table-cell office:value-type="string">
            <text:p>bobthecow__psysh</text:p>
          </table:table-cell>
          <table:table-cell office:value="0.6872523964374754" office:value-type="float"/>
          <table:table-cell office:value="0.7622242982253135" office:value-type="float"/>
          <table:table-cell office:value="0.796831870193509" office:value-type="float"/>
          <table:table-cell office:value="0.8161312334219045" office:value-type="float"/>
          <table:table-cell office:value="0.8599546008484679" office:value-type="float"/>
          <table:table-cell office:value="0.5056752355929339" office:value-type="float"/>
          <table:table-cell office:value="0.5831305232929163" office:value-type="float"/>
          <table:table-cell office:value="0.5935974832267066" office:value-type="float"/>
          <table:table-cell office:value="0.6106622238172597" office:value-type="float"/>
          <table:table-cell office:value="0.6331277446100303" office:value-type="float"/>
          <table:table-cell office:value="0.3753225347504763" office:value-type="float"/>
          <table:table-cell office:value="0.43654878286338483" office:value-type="float"/>
          <table:table-cell office:value="0.45413351866323703" office:value-type="float"/>
          <table:table-cell office:value="0.4705278894924778" office:value-type="float"/>
          <table:table-cell office:value="0.5258440566569605" office:value-type="float"/>
          <table:table-cell office:value="0.5711094868521658" office:value-type="float"/>
          <table:table-cell office:value="0.6230723275340275" office:value-type="float"/>
          <table:table-cell office:value="0.6359928490110109" office:value-type="float"/>
          <table:table-cell office:value="0.672206439827197" office:value-type="float"/>
          <table:table-cell office:value="0.7240259732890739" office:value-type="float"/>
          <table:table-cell office:value="0.3618948877782189" office:value-type="float"/>
          <table:table-cell office:value="0.4790690221256122" office:value-type="float"/>
          <table:table-cell office:value="0.4985315519307567" office:value-type="float"/>
          <table:table-cell office:value="0.5214904581455775" office:value-type="float"/>
          <table:table-cell office:value="0.5477923074899473" office:value-type="float"/>
        </table:table-row>
        <table:table-row>
          <table:table-cell office:value-type="string">
            <text:p>jejacks0n__teaspoon</text:p>
          </table:table-cell>
          <table:table-cell office:value="0.6980544127807857" office:value-type="float"/>
          <table:table-cell office:value="0.7892643476120526" office:value-type="float"/>
          <table:table-cell office:value="0.8072770269369538" office:value-type="float"/>
          <table:table-cell office:value="0.8235179772308654" office:value-type="float"/>
          <table:table-cell office:value="0.8547019850388451" office:value-type="float"/>
          <table:table-cell office:value="0.532477445711389" office:value-type="float"/>
          <table:table-cell office:value="0.5803605272486503" office:value-type="float"/>
          <table:table-cell office:value="0.6018935104252932" office:value-type="float"/>
          <table:table-cell office:value="0.6153457905155105" office:value-type="float"/>
          <table:table-cell office:value="0.6892634809997856" office:value-type="float"/>
          <table:table-cell office:value="0.33177898367161396" office:value-type="float"/>
          <table:table-cell office:value="0.4587470819066471" office:value-type="float"/>
          <table:table-cell office:value="0.4851045425783955" office:value-type="float"/>
          <table:table-cell office:value="0.5105501646905108" office:value-type="float"/>
          <table:table-cell office:value="0.6006700412607453" office:value-type="float"/>
          <table:table-cell office:value="0.5504853088088122" office:value-type="float"/>
          <table:table-cell office:value="0.6055336015170691" office:value-type="float"/>
          <table:table-cell office:value="0.6346255041760336" office:value-type="float"/>
          <table:table-cell office:value="0.6730668753723998" office:value-type="float"/>
          <table:table-cell office:value="0.7532927765458399" office:value-type="float"/>
          <table:table-cell office:value="0.41348414010991896" office:value-type="float"/>
          <table:table-cell office:value="0.4833169723705431" office:value-type="float"/>
          <table:table-cell office:value="0.5079529976395365" office:value-type="float"/>
          <table:table-cell office:value="0.5346150506577365" office:value-type="float"/>
          <table:table-cell office:value="0.5970519041960382" office:value-type="float"/>
        </table:table-row>
        <table:table-row>
          <table:table-cell office:value-type="string">
            <text:p>ashtuchkin__iconv-lite</text:p>
          </table:table-cell>
          <table:table-cell office:value="0.7270160107778154" office:value-type="float"/>
          <table:table-cell office:value="0.7698209117877556" office:value-type="float"/>
          <table:table-cell office:value="0.8052377718152524" office:value-type="float"/>
          <table:table-cell office:value="0.8178712252013804" office:value-type="float"/>
          <table:table-cell office:value="0.8570538869850093" office:value-type="float"/>
          <table:table-cell office:value="0.5215694845034019" office:value-type="float"/>
          <table:table-cell office:value="0.5692379123907222" office:value-type="float"/>
          <table:table-cell office:value="0.5888274157360788" office:value-type="float"/>
          <table:table-cell office:value="0.6104219650823349" office:value-type="float"/>
          <table:table-cell office:value="0.6361125516103205" office:value-type="float"/>
          <table:table-cell office:value="0.4398204001652444" office:value-type="float"/>
          <table:table-cell office:value="0.45806578889842664" office:value-type="float"/>
          <table:table-cell office:value="0.46351475274962844" office:value-type="float"/>
          <table:table-cell office:value="0.4744521400579677" office:value-type="float"/>
          <table:table-cell office:value="0.5351691827557745" office:value-type="float"/>
          <table:table-cell office:value="0.5859280215519225" office:value-type="float"/>
          <table:table-cell office:value="0.5968039319957579" office:value-type="float"/>
          <table:table-cell office:value="0.637786044955007" office:value-type="float"/>
          <table:table-cell office:value="0.6466454402825392" office:value-type="float"/>
          <table:table-cell office:value="0.6981198169960767" office:value-type="float"/>
          <table:table-cell office:value="0.4445617737036309" office:value-type="float"/>
          <table:table-cell office:value="0.4614458555357501" office:value-type="float"/>
          <table:table-cell office:value="0.48689779061093563" office:value-type="float"/>
          <table:table-cell office:value="0.5108994702466698" office:value-type="float"/>
          <table:table-cell office:value="0.5835365676268062" office:value-type="float"/>
        </table:table-row>
        <table:table-row>
          <table:table-cell office:value-type="string">
            <text:p>lawloretienne__QuickReturn</text:p>
          </table:table-cell>
          <table:table-cell office:value="0.7495339160234444" office:value-type="float"/>
          <table:table-cell office:value="0.7544049196247596" office:value-type="float"/>
          <table:table-cell office:value="0.7970694767465593" office:value-type="float"/>
          <table:table-cell office:value="0.8071218159241419" office:value-type="float"/>
          <table:table-cell office:value="0.8071218159241419" office:value-type="float"/>
          <table:table-cell office:value="0.5691472517530661" office:value-type="float"/>
          <table:table-cell office:value="0.5772283766975546" office:value-type="float"/>
          <table:table-cell office:value="0.627070902152878" office:value-type="float"/>
          <table:table-cell office:value="0.6508170747213526" office:value-type="float"/>
          <table:table-cell office:value="0.6508170747213526" office:value-type="float"/>
          <table:table-cell office:value="0.45250065403875267" office:value-type="float"/>
          <table:table-cell office:value="0.4665240108425889" office:value-type="float"/>
          <table:table-cell office:value="0.46917771800657415" office:value-type="float"/>
          <table:table-cell office:value="0.5191642411646814" office:value-type="float"/>
          <table:table-cell office:value="0.5191642411646814" office:value-type="float"/>
          <table:table-cell office:value="0.6434246157599588" office:value-type="float"/>
          <table:table-cell office:value="0.6465489306647179" office:value-type="float"/>
          <table:table-cell office:value="0.6478810049960154" office:value-type="float"/>
          <table:table-cell office:value="0.6505265750781211" office:value-type="float"/>
          <table:table-cell office:value="0.6505265750781211" office:value-type="float"/>
          <table:table-cell office:value="0.44230587875232563" office:value-type="float"/>
          <table:table-cell office:value="0.46292906495772923" office:value-type="float"/>
          <table:table-cell office:value="0.5439502658578361" office:value-type="float"/>
          <table:table-cell office:value="0.5694951103161716" office:value-type="float"/>
          <table:table-cell office:value="0.5694951103161716" office:value-type="float"/>
        </table:table-row>
        <table:table-row>
          <table:table-cell office:value-type="string">
            <text:p>spray__spray</text:p>
          </table:table-cell>
          <table:table-cell office:value="0.7476494442062583" office:value-type="float"/>
          <table:table-cell office:value="0.7912553560890023" office:value-type="float"/>
          <table:table-cell office:value="0.8066934120722896" office:value-type="float"/>
          <table:table-cell office:value="0.8260040711507163" office:value-type="float"/>
          <table:table-cell office:value="0.8623504930160583" office:value-type="float"/>
          <table:table-cell office:value="0.5414370203029653" office:value-type="float"/>
          <table:table-cell office:value="0.5848568009985149" office:value-type="float"/>
          <table:table-cell office:value="0.6105635285214907" office:value-type="float"/>
          <table:table-cell office:value="0.636805359525452" office:value-type="float"/>
          <table:table-cell office:value="0.7079740780815282" office:value-type="float"/>
          <table:table-cell office:value="0.3823374335238589" office:value-type="float"/>
          <table:table-cell office:value="0.47752323943834457" office:value-type="float"/>
          <table:table-cell office:value="0.495545808797713" office:value-type="float"/>
          <table:table-cell office:value="0.5139695011722065" office:value-type="float"/>
          <table:table-cell office:value="0.5916659833977211" office:value-type="float"/>
          <table:table-cell office:value="0.5661130671384895" office:value-type="float"/>
          <table:table-cell office:value="0.6294271174015136" office:value-type="float"/>
          <table:table-cell office:value="0.6483889129643453" office:value-type="float"/>
          <table:table-cell office:value="0.6685632185102119" office:value-type="float"/>
          <table:table-cell office:value="0.7908355663113836" office:value-type="float"/>
          <table:table-cell office:value="0.37419007709064245" office:value-type="float"/>
          <table:table-cell office:value="0.4860418304521493" office:value-type="float"/>
          <table:table-cell office:value="0.5050540042188483" office:value-type="float"/>
          <table:table-cell office:value="0.5227165729757539" office:value-type="float"/>
          <table:table-cell office:value="0.5790627365447365" office:value-type="float"/>
        </table:table-row>
        <table:table-row>
          <table:table-cell office:value-type="string">
            <text:p>javallone__regexper</text:p>
          </table:table-cell>
          <table:table-cell office:value="0.8138307858426375" office:value-type="float"/>
          <table:table-cell office:value="0.8138307858426375" office:value-type="float"/>
          <table:table-cell office:value="0.8138307858426375" office:value-type="float"/>
          <table:table-cell office:value="0.8138307858426375" office:value-type="float"/>
          <table:table-cell office:value="0.8425421316011713" office:value-type="float"/>
          <table:table-cell office:value="0.5790065158965328" office:value-type="float"/>
          <table:table-cell office:value="0.5790065158965328" office:value-type="float"/>
          <table:table-cell office:value="0.5790065158965328" office:value-type="float"/>
          <table:table-cell office:value="0.5790065158965328" office:value-type="float"/>
          <table:table-cell office:value="0.6352708676160043" office:value-type="float"/>
          <table:table-cell office:value="0.4606415729459955" office:value-type="float"/>
          <table:table-cell office:value="0.4606415729459955" office:value-type="float"/>
          <table:table-cell office:value="0.4606415729459955" office:value-type="float"/>
          <table:table-cell office:value="0.4606415729459955" office:value-type="float"/>
          <table:table-cell office:value="0.5018523691684283" office:value-type="float"/>
          <table:table-cell office:value="0.6189033894629259" office:value-type="float"/>
          <table:table-cell office:value="0.6189033894629259" office:value-type="float"/>
          <table:table-cell office:value="0.6189033894629259" office:value-type="float"/>
          <table:table-cell office:value="0.6189033894629259" office:value-type="float"/>
          <table:table-cell office:value="0.644995564853159" office:value-type="float"/>
          <table:table-cell office:value="0.49689308175794067" office:value-type="float"/>
          <table:table-cell office:value="0.49689308175794067" office:value-type="float"/>
          <table:table-cell office:value="0.49689308175794067" office:value-type="float"/>
          <table:table-cell office:value="0.49689308175794067" office:value-type="float"/>
          <table:table-cell office:value="0.5529757332027394" office:value-type="float"/>
        </table:table-row>
        <table:table-row>
          <table:table-cell office:value-type="string">
            <text:p>aspnet__KestrelHttpServer</text:p>
          </table:table-cell>
          <table:table-cell office:value="0.6469651457340918" office:value-type="float"/>
          <table:table-cell office:value="0.7609229038602864" office:value-type="float"/>
          <table:table-cell office:value="0.7872688749713618" office:value-type="float"/>
          <table:table-cell office:value="0.8064507555344265" office:value-type="float"/>
          <table:table-cell office:value="0.8747895899235504" office:value-type="float"/>
          <table:table-cell office:value="0.5208104164991445" office:value-type="float"/>
          <table:table-cell office:value="0.5729437720334841" office:value-type="float"/>
          <table:table-cell office:value="0.5938702418242777" office:value-type="float"/>
          <table:table-cell office:value="0.6135973040574498" office:value-type="float"/>
          <table:table-cell office:value="0.6959465117869539" office:value-type="float"/>
          <table:table-cell office:value="0.3796697713244331" office:value-type="float"/>
          <table:table-cell office:value="0.4487604528603576" office:value-type="float"/>
          <table:table-cell office:value="0.4655912799415042" office:value-type="float"/>
          <table:table-cell office:value="0.48873372878606947" office:value-type="float"/>
          <table:table-cell office:value="0.6067204525255884" office:value-type="float"/>
          <table:table-cell office:value="0.546695101199056" office:value-type="float"/>
          <table:table-cell office:value="0.6085399442150956" office:value-type="float"/>
          <table:table-cell office:value="0.6280685555514482" office:value-type="float"/>
          <table:table-cell office:value="0.6548427253286766" office:value-type="float"/>
          <table:table-cell office:value="0.7626549289314948" office:value-type="float"/>
          <table:table-cell office:value="0.2952375378806352" office:value-type="float"/>
          <table:table-cell office:value="0.46750755347876455" office:value-type="float"/>
          <table:table-cell office:value="0.49230566655194186" office:value-type="float"/>
          <table:table-cell office:value="0.5153854266038571" office:value-type="float"/>
          <table:table-cell office:value="0.5835677954423492" office:value-type="float"/>
        </table:table-row>
        <table:table-row>
          <table:table-cell office:value-type="string">
            <text:p>iron-io__functions</text:p>
          </table:table-cell>
          <table:table-cell office:value="0.7310213533577796" office:value-type="float"/>
          <table:table-cell office:value="0.7782876439358953" office:value-type="float"/>
          <table:table-cell office:value="0.7935390581299229" office:value-type="float"/>
          <table:table-cell office:value="0.8143895352123157" office:value-type="float"/>
          <table:table-cell office:value="0.8314430360929077" office:value-type="float"/>
          <table:table-cell office:value="0.5714958002904739" office:value-type="float"/>
          <table:table-cell office:value="0.5917377842702252" office:value-type="float"/>
          <table:table-cell office:value="0.6086648732291633" office:value-type="float"/>
          <table:table-cell office:value="0.6203178656258976" office:value-type="float"/>
          <table:table-cell office:value="0.7362021176058651" office:value-type="float"/>
          <table:table-cell office:value="0.41294676390990437" office:value-type="float"/>
          <table:table-cell office:value="0.46212582116299916" office:value-type="float"/>
          <table:table-cell office:value="0.4771544292162381" office:value-type="float"/>
          <table:table-cell office:value="0.49709122136131756" office:value-type="float"/>
          <table:table-cell office:value="0.5326204211747507" office:value-type="float"/>
          <table:table-cell office:value="0.6108567499994522" office:value-type="float"/>
          <table:table-cell office:value="0.6255852381783358" office:value-type="float"/>
          <table:table-cell office:value="0.6319979837547365" office:value-type="float"/>
          <table:table-cell office:value="0.6429290901511369" office:value-type="float"/>
          <table:table-cell office:value="0.7275345234202084" office:value-type="float"/>
          <table:table-cell office:value="0.4603299278151356" office:value-type="float"/>
          <table:table-cell office:value="0.497451692695103" office:value-type="float"/>
          <table:table-cell office:value="0.5152485596725841" office:value-type="float"/>
          <table:table-cell office:value="0.521280924714375" office:value-type="float"/>
          <table:table-cell office:value="0.612965588407493" office:value-type="float"/>
        </table:table-row>
        <table:table-row>
          <table:table-cell office:value-type="string">
            <text:p>astrada__google-drive-ocamlfuse</text:p>
          </table:table-cell>
          <table:table-cell office:value="0.7010207475791631" office:value-type="float"/>
          <table:table-cell office:value="0.7458399317396376" office:value-type="float"/>
          <table:table-cell office:value="0.7668067956471946" office:value-type="float"/>
          <table:table-cell office:value="0.7879694554549771" office:value-type="float"/>
          <table:table-cell office:value="0.825242062650047" office:value-type="float"/>
          <table:table-cell office:value="0.5368302432819216" office:value-type="float"/>
          <table:table-cell office:value="0.5781381659584008" office:value-type="float"/>
          <table:table-cell office:value="0.5949624190667263" office:value-type="float"/>
          <table:table-cell office:value="0.6109150604320008" office:value-type="float"/>
          <table:table-cell office:value="0.6664337213642673" office:value-type="float"/>
          <table:table-cell office:value="0.38279650534531573" office:value-type="float"/>
          <table:table-cell office:value="0.44337995374081857" office:value-type="float"/>
          <table:table-cell office:value="0.4552191711770261" office:value-type="float"/>
          <table:table-cell office:value="0.4810958835713657" office:value-type="float"/>
          <table:table-cell office:value="0.5829360634200205" office:value-type="float"/>
          <table:table-cell office:value="0.565941203486086" office:value-type="float"/>
          <table:table-cell office:value="0.6088235946242513" office:value-type="float"/>
          <table:table-cell office:value="0.627418776283508" office:value-type="float"/>
          <table:table-cell office:value="0.6575672750510435" office:value-type="float"/>
          <table:table-cell office:value="0.6860688235212671" office:value-type="float"/>
          <table:table-cell office:value="0.37442628279753576" office:value-type="float"/>
          <table:table-cell office:value="0.4712061182666504" office:value-type="float"/>
          <table:table-cell office:value="0.5183330372025544" office:value-type="float"/>
          <table:table-cell office:value="0.5476408634421572" office:value-type="float"/>
          <table:table-cell office:value="0.6138437128319734" office:value-type="float"/>
        </table:table-row>
        <table:table-row>
          <table:table-cell office:value-type="string">
            <text:p>lipangit__JiaoZiVideoPlayer</text:p>
          </table:table-cell>
          <table:table-cell office:value="0.6870469420423312" office:value-type="float"/>
          <table:table-cell office:value="0.7217132963054271" office:value-type="float"/>
          <table:table-cell office:value="0.7359482116547202" office:value-type="float"/>
          <table:table-cell office:value="0.7564508104490638" office:value-type="float"/>
          <table:table-cell office:value="0.8209545225261029" office:value-type="float"/>
          <table:table-cell office:value="0.5212843864140041" office:value-type="float"/>
          <table:table-cell office:value="0.5662760111219873" office:value-type="float"/>
          <table:table-cell office:value="0.58113006996212" office:value-type="float"/>
          <table:table-cell office:value="0.5897215431859628" office:value-type="float"/>
          <table:table-cell office:value="0.6239527958564385" office:value-type="float"/>
          <table:table-cell office:value="0.41545314126000876" office:value-type="float"/>
          <table:table-cell office:value="0.473244523137778" office:value-type="float"/>
          <table:table-cell office:value="0.48348034794226186" office:value-type="float"/>
          <table:table-cell office:value="0.4958762748252642" office:value-type="float"/>
          <table:table-cell office:value="0.5737634372166597" office:value-type="float"/>
          <table:table-cell office:value="0.5895291997985344" office:value-type="float"/>
          <table:table-cell office:value="0.6613198227959702" office:value-type="float"/>
          <table:table-cell office:value="0.6796210544803811" office:value-type="float"/>
          <table:table-cell office:value="0.6919115461649611" office:value-type="float"/>
          <table:table-cell office:value="0.7148941408127548" office:value-type="float"/>
          <table:table-cell office:value="0.32546468598846073" office:value-type="float"/>
          <table:table-cell office:value="0.39808230055803884" office:value-type="float"/>
          <table:table-cell office:value="0.43938693254742756" office:value-type="float"/>
          <table:table-cell office:value="0.46372897752406683" office:value-type="float"/>
          <table:table-cell office:value="0.5284611694855917" office:value-type="float"/>
        </table:table-row>
        <table:table-row>
          <table:table-cell office:value-type="string">
            <text:p>piwik__piwik</text:p>
          </table:table-cell>
          <table:table-cell office:value="0.6909270047356779" office:value-type="float"/>
          <table:table-cell office:value="0.7795963771021728" office:value-type="float"/>
          <table:table-cell office:value="0.8027392494594427" office:value-type="float"/>
          <table:table-cell office:value="0.8151258066690208" office:value-type="float"/>
          <table:table-cell office:value="0.8854188552005318" office:value-type="float"/>
          <table:table-cell office:value="0.5309786248754254" office:value-type="float"/>
          <table:table-cell office:value="0.5907718008199615" office:value-type="float"/>
          <table:table-cell office:value="0.6073815706436914" office:value-type="float"/>
          <table:table-cell office:value="0.6253098786300249" office:value-type="float"/>
          <table:table-cell office:value="0.6995120480164634" office:value-type="float"/>
          <table:table-cell office:value="0.39178660172662017" office:value-type="float"/>
          <table:table-cell office:value="0.45552719134983843" office:value-type="float"/>
          <table:table-cell office:value="0.4755591070624646" office:value-type="float"/>
          <table:table-cell office:value="0.4940042343350297" office:value-type="float"/>
          <table:table-cell office:value="0.5558689566390413" office:value-type="float"/>
          <table:table-cell office:value="0.5536923582351928" office:value-type="float"/>
          <table:table-cell office:value="0.6079662959657016" office:value-type="float"/>
          <table:table-cell office:value="0.6284597579518263" office:value-type="float"/>
          <table:table-cell office:value="0.6558299520282933" office:value-type="float"/>
          <table:table-cell office:value="0.730860289377017" office:value-type="float"/>
          <table:table-cell office:value="0.3924922652591343" office:value-type="float"/>
          <table:table-cell office:value="0.5020898227881843" office:value-type="float"/>
          <table:table-cell office:value="0.5213080270410315" office:value-type="float"/>
          <table:table-cell office:value="0.5420915174945187" office:value-type="float"/>
          <table:table-cell office:value="0.5996278508383678" office:value-type="float"/>
        </table:table-row>
        <table:table-row>
          <table:table-cell office:value-type="string">
            <text:p>aspnet__Home</text:p>
          </table:table-cell>
          <table:table-cell office:value="0.6756229815347581" office:value-type="float"/>
          <table:table-cell office:value="0.771881696677142" office:value-type="float"/>
          <table:table-cell office:value="0.7965204588228252" office:value-type="float"/>
          <table:table-cell office:value="0.8142539719135005" office:value-type="float"/>
          <table:table-cell office:value="0.8777466916382075" office:value-type="float"/>
          <table:table-cell office:value="0.4999875050375979" office:value-type="float"/>
          <table:table-cell office:value="0.5786391772630585" office:value-type="float"/>
          <table:table-cell office:value="0.5963223728684574" office:value-type="float"/>
          <table:table-cell office:value="0.613360320661633" office:value-type="float"/>
          <table:table-cell office:value="0.6991828559784209" office:value-type="float"/>
          <table:table-cell office:value="0.3452287699947991" office:value-type="float"/>
          <table:table-cell office:value="0.45245719703964504" office:value-type="float"/>
          <table:table-cell office:value="0.4777649711630855" office:value-type="float"/>
          <table:table-cell office:value="0.4985960043339298" office:value-type="float"/>
          <table:table-cell office:value="0.5971632750420278" office:value-type="float"/>
          <table:table-cell office:value="0.5112796269875455" office:value-type="float"/>
          <table:table-cell office:value="0.6031013845181936" office:value-type="float"/>
          <table:table-cell office:value="0.6245851020204582" office:value-type="float"/>
          <table:table-cell office:value="0.6487660535210932" office:value-type="float"/>
          <table:table-cell office:value="0.7491859889671681" office:value-type="float"/>
          <table:table-cell office:value="0.3449846727047844" office:value-type="float"/>
          <table:table-cell office:value="0.47718978131330403" office:value-type="float"/>
          <table:table-cell office:value="0.5020451351930222" office:value-type="float"/>
          <table:table-cell office:value="0.5266457967214395" office:value-type="float"/>
          <table:table-cell office:value="0.6251653702306055" office:value-type="float"/>
        </table:table-row>
        <table:table-row>
          <table:table-cell office:value-type="string">
            <text:p>aspnet__EntityFrameworkCore</text:p>
          </table:table-cell>
          <table:table-cell office:value="0.6842882097037917" office:value-type="float"/>
          <table:table-cell office:value="0.7699213148418876" office:value-type="float"/>
          <table:table-cell office:value="0.7960136331573304" office:value-type="float"/>
          <table:table-cell office:value="0.8149003593838957" office:value-type="float"/>
          <table:table-cell office:value="0.8820702964088877" office:value-type="float"/>
          <table:table-cell office:value="0.5212323503537697" office:value-type="float"/>
          <table:table-cell office:value="0.5772404674902687" office:value-type="float"/>
          <table:table-cell office:value="0.5942538522815193" office:value-type="float"/>
          <table:table-cell office:value="0.6107555921035277" office:value-type="float"/>
          <table:table-cell office:value="0.681906040738344" office:value-type="float"/>
          <table:table-cell office:value="0.36753889163870174" office:value-type="float"/>
          <table:table-cell office:value="0.4650605209559029" office:value-type="float"/>
          <table:table-cell office:value="0.4861773635751043" office:value-type="float"/>
          <table:table-cell office:value="0.5098563260941295" office:value-type="float"/>
          <table:table-cell office:value="0.6049392576374201" office:value-type="float"/>
          <table:table-cell office:value="0.5336822717344558" office:value-type="float"/>
          <table:table-cell office:value="0.6134438856900093" office:value-type="float"/>
          <table:table-cell office:value="0.6367680202474422" office:value-type="float"/>
          <table:table-cell office:value="0.6595283158594917" office:value-type="float"/>
          <table:table-cell office:value="0.7486090198950585" office:value-type="float"/>
          <table:table-cell office:value="0.29968067885181093" office:value-type="float"/>
          <table:table-cell office:value="0.46426664061793643" office:value-type="float"/>
          <table:table-cell office:value="0.4926701344568134" office:value-type="float"/>
          <table:table-cell office:value="0.5155748117275694" office:value-type="float"/>
          <table:table-cell office:value="0.60324635745393" office:value-type="float"/>
        </table:table-row>
        <table:table-row>
          <table:table-cell office:value-type="string">
            <text:p>jariz__vibrant.js</text:p>
          </table:table-cell>
          <table:table-cell office:value="0.8127666592162757" office:value-type="float"/>
          <table:table-cell office:value="0.8127666592162757" office:value-type="float"/>
          <table:table-cell office:value="0.8127666592162757" office:value-type="float"/>
          <table:table-cell office:value="0.8127666592162757" office:value-type="float"/>
          <table:table-cell office:value="0.8225306837424671" office:value-type="float"/>
          <table:table-cell office:value="0.6339498255665453" office:value-type="float"/>
          <table:table-cell office:value="0.6339498255665453" office:value-type="float"/>
          <table:table-cell office:value="0.6339498255665453" office:value-type="float"/>
          <table:table-cell office:value="0.6339498255665453" office:value-type="float"/>
          <table:table-cell office:value="0.6544869721635805" office:value-type="float"/>
          <table:table-cell office:value="0.5071713306194419" office:value-type="float"/>
          <table:table-cell office:value="0.5071713306194419" office:value-type="float"/>
          <table:table-cell office:value="0.5071713306194419" office:value-type="float"/>
          <table:table-cell office:value="0.5071713306194419" office:value-type="float"/>
          <table:table-cell office:value="0.5141787203653199" office:value-type="float"/>
          <table:table-cell office:value="0.6430997626375785" office:value-type="float"/>
          <table:table-cell office:value="0.6430997626375785" office:value-type="float"/>
          <table:table-cell office:value="0.6430997626375785" office:value-type="float"/>
          <table:table-cell office:value="0.6430997626375785" office:value-type="float"/>
          <table:table-cell office:value="0.7044904833355247" office:value-type="float"/>
          <table:table-cell office:value="0.512367267706859" office:value-type="float"/>
          <table:table-cell office:value="0.512367267706859" office:value-type="float"/>
          <table:table-cell office:value="0.512367267706859" office:value-type="float"/>
          <table:table-cell office:value="0.512367267706859" office:value-type="float"/>
          <table:table-cell office:value="0.5243058291466443" office:value-type="float"/>
        </table:table-row>
        <table:table-row>
          <table:table-cell office:value-type="string">
            <text:p>lucasr__smoothie</text:p>
          </table:table-cell>
          <table:table-cell office:value="0.7930197029536152" office:value-type="float"/>
          <table:table-cell office:value="0.7930197029536152" office:value-type="float"/>
          <table:table-cell office:value="0.7930197029536152" office:value-type="float"/>
          <table:table-cell office:value="0.7930197029536152" office:value-type="float"/>
          <table:table-cell office:value="0.8024050998187728" office:value-type="float"/>
          <table:table-cell office:value="0.5822302966252452" office:value-type="float"/>
          <table:table-cell office:value="0.5822302966252452" office:value-type="float"/>
          <table:table-cell office:value="0.5822302966252452" office:value-type="float"/>
          <table:table-cell office:value="0.5822302966252452" office:value-type="float"/>
          <table:table-cell office:value="0.6226709320280928" office:value-type="float"/>
          <table:table-cell office:value="0.4562152481316947" office:value-type="float"/>
          <table:table-cell office:value="0.4562152481316947" office:value-type="float"/>
          <table:table-cell office:value="0.4562152481316947" office:value-type="float"/>
          <table:table-cell office:value="0.4562152481316947" office:value-type="float"/>
          <table:table-cell office:value="0.46200453726963414" office:value-type="float"/>
          <table:table-cell office:value="0.6144525748608586" office:value-type="float"/>
          <table:table-cell office:value="0.6144525748608586" office:value-type="float"/>
          <table:table-cell office:value="0.6144525748608586" office:value-type="float"/>
          <table:table-cell office:value="0.6144525748608586" office:value-type="float"/>
          <table:table-cell office:value="0.638234475740894" office:value-type="float"/>
          <table:table-cell office:value="0.47149848795327065" office:value-type="float"/>
          <table:table-cell office:value="0.47149848795327065" office:value-type="float"/>
          <table:table-cell office:value="0.47149848795327065" office:value-type="float"/>
          <table:table-cell office:value="0.47149848795327065" office:value-type="float"/>
          <table:table-cell office:value="0.5248380733574579" office:value-type="float"/>
        </table:table-row>
        <table:table-row>
          <table:table-cell office:value-type="string">
            <text:p>pixelsign__html5-device-mockups</text:p>
          </table:table-cell>
          <table:table-cell office:value="0.8057401284924719" office:value-type="float"/>
          <table:table-cell office:value="0.8057401284924719" office:value-type="float"/>
          <table:table-cell office:value="0.8057401284924719" office:value-type="float"/>
          <table:table-cell office:value="0.8057401284924719" office:value-type="float"/>
          <table:table-cell office:value="0.8254566208108696" office:value-type="float"/>
          <table:table-cell office:value="0.6007994284791488" office:value-type="float"/>
          <table:table-cell office:value="0.6007994284791488" office:value-type="float"/>
          <table:table-cell office:value="0.6007994284791488" office:value-type="float"/>
          <table:table-cell office:value="0.6007994284791488" office:value-type="float"/>
          <table:table-cell office:value="0.624416908004553" office:value-type="float"/>
          <table:table-cell office:value="0.4642305704132369" office:value-type="float"/>
          <table:table-cell office:value="0.4642305704132369" office:value-type="float"/>
          <table:table-cell office:value="0.4642305704132369" office:value-type="float"/>
          <table:table-cell office:value="0.4642305704132369" office:value-type="float"/>
          <table:table-cell office:value="0.4722904353687156" office:value-type="float"/>
          <table:table-cell office:value="0.6380392813313474" office:value-type="float"/>
          <table:table-cell office:value="0.6380392813313474" office:value-type="float"/>
          <table:table-cell office:value="0.6380392813313474" office:value-type="float"/>
          <table:table-cell office:value="0.6380392813313474" office:value-type="float"/>
          <table:table-cell office:value="0.6385882543730348" office:value-type="float"/>
          <table:table-cell office:value="0.5161188039710951" office:value-type="float"/>
          <table:table-cell office:value="0.5161188039710951" office:value-type="float"/>
          <table:table-cell office:value="0.5161188039710951" office:value-type="float"/>
          <table:table-cell office:value="0.5161188039710951" office:value-type="float"/>
          <table:table-cell office:value="0.5403704819569806" office:value-type="float"/>
        </table:table-row>
        <table:table-row>
          <table:table-cell office:value-type="string">
            <text:p>angular-ui__ui-utils</text:p>
          </table:table-cell>
          <table:table-cell office:value="0.7538700466962928" office:value-type="float"/>
          <table:table-cell office:value="0.7942322544462659" office:value-type="float"/>
          <table:table-cell office:value="0.8101292997102302" office:value-type="float"/>
          <table:table-cell office:value="0.8336660762442394" office:value-type="float"/>
          <table:table-cell office:value="0.8619432456047137" office:value-type="float"/>
          <table:table-cell office:value="0.5283585272660392" office:value-type="float"/>
          <table:table-cell office:value="0.5773961466168152" office:value-type="float"/>
          <table:table-cell office:value="0.5935968407503247" office:value-type="float"/>
          <table:table-cell office:value="0.6124812070894843" office:value-type="float"/>
          <table:table-cell office:value="0.657165987659867" office:value-type="float"/>
          <table:table-cell office:value="0.389527883034635" office:value-type="float"/>
          <table:table-cell office:value="0.4551968377057436" office:value-type="float"/>
          <table:table-cell office:value="0.4820637968952587" office:value-type="float"/>
          <table:table-cell office:value="0.4994094785261045" office:value-type="float"/>
          <table:table-cell office:value="0.5836955460826324" office:value-type="float"/>
          <table:table-cell office:value="0.5833023018616738" office:value-type="float"/>
          <table:table-cell office:value="0.6119878022157421" office:value-type="float"/>
          <table:table-cell office:value="0.6357348501748036" office:value-type="float"/>
          <table:table-cell office:value="0.6566604805094263" office:value-type="float"/>
          <table:table-cell office:value="0.7201827710316118" office:value-type="float"/>
          <table:table-cell office:value="0.3819373305666741" office:value-type="float"/>
          <table:table-cell office:value="0.4713667809143201" office:value-type="float"/>
          <table:table-cell office:value="0.5048512150118415" office:value-type="float"/>
          <table:table-cell office:value="0.5270864919676763" office:value-type="float"/>
          <table:table-cell office:value="0.5996343605199456" office:value-type="float"/>
        </table:table-row>
        <table:table-row>
          <table:table-cell office:value-type="string">
            <text:p>Famous__famous</text:p>
          </table:table-cell>
          <table:table-cell office:value="0.7460778363847911" office:value-type="float"/>
          <table:table-cell office:value="0.8073172185983831" office:value-type="float"/>
          <table:table-cell office:value="0.8205983369109505" office:value-type="float"/>
          <table:table-cell office:value="0.8310376694732521" office:value-type="float"/>
          <table:table-cell office:value="0.8535552500981001" office:value-type="float"/>
          <table:table-cell office:value="0.5269682695308749" office:value-type="float"/>
          <table:table-cell office:value="0.5820758628899676" office:value-type="float"/>
          <table:table-cell office:value="0.5999354411026478" office:value-type="float"/>
          <table:table-cell office:value="0.6143460771852114" office:value-type="float"/>
          <table:table-cell office:value="0.6600377288920841" office:value-type="float"/>
          <table:table-cell office:value="0.4325387052508514" office:value-type="float"/>
          <table:table-cell office:value="0.4664470128866036" office:value-type="float"/>
          <table:table-cell office:value="0.47846532678642784" office:value-type="float"/>
          <table:table-cell office:value="0.5027704484890544" office:value-type="float"/>
          <table:table-cell office:value="0.5473126612752636" office:value-type="float"/>
          <table:table-cell office:value="0.5655159321342098" office:value-type="float"/>
          <table:table-cell office:value="0.6080775173781405" office:value-type="float"/>
          <table:table-cell office:value="0.6293990191210186" office:value-type="float"/>
          <table:table-cell office:value="0.6489507719847407" office:value-type="float"/>
          <table:table-cell office:value="0.6961828768362885" office:value-type="float"/>
          <table:table-cell office:value="0.42653657798593464" office:value-type="float"/>
          <table:table-cell office:value="0.4886425064559162" office:value-type="float"/>
          <table:table-cell office:value="0.5038513346240692" office:value-type="float"/>
          <table:table-cell office:value="0.5153507354391256" office:value-type="float"/>
          <table:table-cell office:value="0.5516442913852908" office:value-type="float"/>
        </table:table-row>
        <table:table-row>
          <table:table-cell office:value-type="string">
            <text:p>Varying-Vagrant-Vagrants__VVV</text:p>
          </table:table-cell>
          <table:table-cell office:value="0.7141862913012582" office:value-type="float"/>
          <table:table-cell office:value="0.7684225731186394" office:value-type="float"/>
          <table:table-cell office:value="0.7891835165677021" office:value-type="float"/>
          <table:table-cell office:value="0.804222460252885" office:value-type="float"/>
          <table:table-cell office:value="0.8762149049174921" office:value-type="float"/>
          <table:table-cell office:value="0.523444366370082" office:value-type="float"/>
          <table:table-cell office:value="0.5815835041750398" office:value-type="float"/>
          <table:table-cell office:value="0.5955975969848016" office:value-type="float"/>
          <table:table-cell office:value="0.6072214966832532" office:value-type="float"/>
          <table:table-cell office:value="0.6513383080666226" office:value-type="float"/>
          <table:table-cell office:value="0.3656212557729027" office:value-type="float"/>
          <table:table-cell office:value="0.4567843386103089" office:value-type="float"/>
          <table:table-cell office:value="0.4737756095980328" office:value-type="float"/>
          <table:table-cell office:value="0.49754783401334624" office:value-type="float"/>
          <table:table-cell office:value="0.5599766503674956" office:value-type="float"/>
          <table:table-cell office:value="0.5383817764027345" office:value-type="float"/>
          <table:table-cell office:value="0.5979140480439049" office:value-type="float"/>
          <table:table-cell office:value="0.6195094645140985" office:value-type="float"/>
          <table:table-cell office:value="0.642819853650326" office:value-type="float"/>
          <table:table-cell office:value="0.8053824376828275" office:value-type="float"/>
          <table:table-cell office:value="0.42743042954724786" office:value-type="float"/>
          <table:table-cell office:value="0.5029761878523129" office:value-type="float"/>
          <table:table-cell office:value="0.5222432521571492" office:value-type="float"/>
          <table:table-cell office:value="0.5415199080710151" office:value-type="float"/>
          <table:table-cell office:value="0.6312671772536574" office:value-type="float"/>
        </table:table-row>
        <table:table-row>
          <table:table-cell office:value-type="string">
            <text:p>nanoc__nanoc</text:p>
          </table:table-cell>
          <table:table-cell office:value="0.7591104291378032" office:value-type="float"/>
          <table:table-cell office:value="0.7970079564120778" office:value-type="float"/>
          <table:table-cell office:value="0.8146768259365178" office:value-type="float"/>
          <table:table-cell office:value="0.8259932265493113" office:value-type="float"/>
          <table:table-cell office:value="0.8532806270896584" office:value-type="float"/>
          <table:table-cell office:value="0.5458977276292802" office:value-type="float"/>
          <table:table-cell office:value="0.5864318687126754" office:value-type="float"/>
          <table:table-cell office:value="0.6044369740028177" office:value-type="float"/>
          <table:table-cell office:value="0.6172288179243596" office:value-type="float"/>
          <table:table-cell office:value="0.6631626035394635" office:value-type="float"/>
          <table:table-cell office:value="0.42435966351867427" office:value-type="float"/>
          <table:table-cell office:value="0.4599815676238057" office:value-type="float"/>
          <table:table-cell office:value="0.4887215039885555" office:value-type="float"/>
          <table:table-cell office:value="0.5033283672520265" office:value-type="float"/>
          <table:table-cell office:value="0.5703779515682046" office:value-type="float"/>
          <table:table-cell office:value="0.6011382594791415" office:value-type="float"/>
          <table:table-cell office:value="0.631625652463228" office:value-type="float"/>
          <table:table-cell office:value="0.643020189142109" office:value-type="float"/>
          <table:table-cell office:value="0.6498860363447436" office:value-type="float"/>
          <table:table-cell office:value="0.7617019270354534" office:value-type="float"/>
          <table:table-cell office:value="0.4256732110996808" office:value-type="float"/>
          <table:table-cell office:value="0.4910225661569432" office:value-type="float"/>
          <table:table-cell office:value="0.514414888747109" office:value-type="float"/>
          <table:table-cell office:value="0.5265800877495042" office:value-type="float"/>
          <table:table-cell office:value="0.56759776017522" office:value-type="float"/>
        </table:table-row>
        <table:table-row>
          <table:table-cell office:value-type="string">
            <text:p>wbotelhos__raty</text:p>
          </table:table-cell>
          <table:table-cell office:value="0.7590361688149603" office:value-type="float"/>
          <table:table-cell office:value="0.7868779857084942" office:value-type="float"/>
          <table:table-cell office:value="0.7951880153914415" office:value-type="float"/>
          <table:table-cell office:value="0.811637497579029" office:value-type="float"/>
          <table:table-cell office:value="0.8177113940203214" office:value-type="float"/>
          <table:table-cell office:value="0.567363967027449" office:value-type="float"/>
          <table:table-cell office:value="0.5843925647300184" office:value-type="float"/>
          <table:table-cell office:value="0.599655578018085" office:value-type="float"/>
          <table:table-cell office:value="0.6071098053537278" office:value-type="float"/>
          <table:table-cell office:value="0.6537653579715214" office:value-type="float"/>
          <table:table-cell office:value="0.4705637304395288" office:value-type="float"/>
          <table:table-cell office:value="0.47120677903631114" office:value-type="float"/>
          <table:table-cell office:value="0.47487499382401177" office:value-type="float"/>
          <table:table-cell office:value="0.49396972987999554" office:value-type="float"/>
          <table:table-cell office:value="0.5162663130211823" office:value-type="float"/>
          <table:table-cell office:value="0.5849971956529854" office:value-type="float"/>
          <table:table-cell office:value="0.6136827847157925" office:value-type="float"/>
          <table:table-cell office:value="0.6372566535483482" office:value-type="float"/>
          <table:table-cell office:value="0.6500451580993678" office:value-type="float"/>
          <table:table-cell office:value="0.6579895896617456" office:value-type="float"/>
          <table:table-cell office:value="0.46408028496693965" office:value-type="float"/>
          <table:table-cell office:value="0.5365318413260561" office:value-type="float"/>
          <table:table-cell office:value="0.5630296061979143" office:value-type="float"/>
          <table:table-cell office:value="0.5832969772284885" office:value-type="float"/>
          <table:table-cell office:value="0.5858655053742551" office:value-type="float"/>
        </table:table-row>
        <table:table-row>
          <table:table-cell office:value-type="string">
            <text:p>AudioKit__AudioKit</text:p>
          </table:table-cell>
          <table:table-cell office:value="0.7166444556820776" office:value-type="float"/>
          <table:table-cell office:value="0.7692807434538336" office:value-type="float"/>
          <table:table-cell office:value="0.7968325682397092" office:value-type="float"/>
          <table:table-cell office:value="0.8119774256812404" office:value-type="float"/>
          <table:table-cell office:value="0.864343602301253" office:value-type="float"/>
          <table:table-cell office:value="0.4920014998570533" office:value-type="float"/>
          <table:table-cell office:value="0.5551798845082684" office:value-type="float"/>
          <table:table-cell office:value="0.573368288320547" office:value-type="float"/>
          <table:table-cell office:value="0.5899430831595662" office:value-type="float"/>
          <table:table-cell office:value="0.6487791291772015" office:value-type="float"/>
          <table:table-cell office:value="0.3870847618355886" office:value-type="float"/>
          <table:table-cell office:value="0.44821581514816755" office:value-type="float"/>
          <table:table-cell office:value="0.46506540630849313" office:value-type="float"/>
          <table:table-cell office:value="0.4836197989732621" office:value-type="float"/>
          <table:table-cell office:value="0.5644779534763433" office:value-type="float"/>
          <table:table-cell office:value="0.5632092321301652" office:value-type="float"/>
          <table:table-cell office:value="0.6107399302989851" office:value-type="float"/>
          <table:table-cell office:value="0.6315181879962986" office:value-type="float"/>
          <table:table-cell office:value="0.6516213720430355" office:value-type="float"/>
          <table:table-cell office:value="0.7104997422192467" office:value-type="float"/>
          <table:table-cell office:value="0.37438233779857655" office:value-type="float"/>
          <table:table-cell office:value="0.4420622946346176" office:value-type="float"/>
          <table:table-cell office:value="0.4857066195829649" office:value-type="float"/>
          <table:table-cell office:value="0.5040575522783974" office:value-type="float"/>
          <table:table-cell office:value="0.5543795231535469" office:value-type="float"/>
        </table:table-row>
        <table:table-row>
          <table:table-cell office:value-type="string">
            <text:p>gitlabhq__gitlab-ci</text:p>
          </table:table-cell>
          <table:table-cell office:value="0.7197696014369217" office:value-type="float"/>
          <table:table-cell office:value="0.7797344038289773" office:value-type="float"/>
          <table:table-cell office:value="0.802821920522325" office:value-type="float"/>
          <table:table-cell office:value="0.8193056045027567" office:value-type="float"/>
          <table:table-cell office:value="0.8314067043577167" office:value-type="float"/>
          <table:table-cell office:value="0.594246569904156" office:value-type="float"/>
          <table:table-cell office:value="0.6195195954016521" office:value-type="float"/>
          <table:table-cell office:value="0.6335845671462997" office:value-type="float"/>
          <table:table-cell office:value="0.6704301857237266" office:value-type="float"/>
          <table:table-cell office:value="0.6832055646558959" office:value-type="float"/>
          <table:table-cell office:value="0.46605262855014196" office:value-type="float"/>
          <table:table-cell office:value="0.48600403758470856" office:value-type="float"/>
          <table:table-cell office:value="0.5096502274454766" office:value-type="float"/>
          <table:table-cell office:value="0.5196973953274153" office:value-type="float"/>
          <table:table-cell office:value="0.5509195016705352" office:value-type="float"/>
          <table:table-cell office:value="0.6503215777982869" office:value-type="float"/>
          <table:table-cell office:value="0.6736905788404095" office:value-type="float"/>
          <table:table-cell office:value="0.683701538499019" office:value-type="float"/>
          <table:table-cell office:value="0.7234975411878837" office:value-type="float"/>
          <table:table-cell office:value="0.7610104143840939" office:value-type="float"/>
          <table:table-cell office:value="0.4568719137040957" office:value-type="float"/>
          <table:table-cell office:value="0.48418294834061204" office:value-type="float"/>
          <table:table-cell office:value="0.5130173780526581" office:value-type="float"/>
          <table:table-cell office:value="0.5508939777890639" office:value-type="float"/>
          <table:table-cell office:value="0.5932727747266783" office:value-type="float"/>
        </table:table-row>
        <table:table-row>
          <table:table-cell office:value-type="string">
            <text:p>go-chi__chi</text:p>
          </table:table-cell>
          <table:table-cell office:value="0.7165808376930526" office:value-type="float"/>
          <table:table-cell office:value="0.7695675579469323" office:value-type="float"/>
          <table:table-cell office:value="0.7873916335907881" office:value-type="float"/>
          <table:table-cell office:value="0.817786462164764" office:value-type="float"/>
          <table:table-cell office:value="0.842157661358927" office:value-type="float"/>
          <table:table-cell office:value="0.5249437348096364" office:value-type="float"/>
          <table:table-cell office:value="0.5981915669112238" office:value-type="float"/>
          <table:table-cell office:value="0.6104892741710574" office:value-type="float"/>
          <table:table-cell office:value="0.633260717284019" office:value-type="float"/>
          <table:table-cell office:value="0.6745804110934359" office:value-type="float"/>
          <table:table-cell office:value="0.4262014034977444" office:value-type="float"/>
          <table:table-cell office:value="0.4802371999175037" office:value-type="float"/>
          <table:table-cell office:value="0.4958969661050484" office:value-type="float"/>
          <table:table-cell office:value="0.5193134483444213" office:value-type="float"/>
          <table:table-cell office:value="0.531065717394709" office:value-type="float"/>
          <table:table-cell office:value="0.5962930468561374" office:value-type="float"/>
          <table:table-cell office:value="0.6465280738550967" office:value-type="float"/>
          <table:table-cell office:value="0.6590812224137943" office:value-type="float"/>
          <table:table-cell office:value="0.6713796715031926" office:value-type="float"/>
          <table:table-cell office:value="0.6961180835411239" office:value-type="float"/>
          <table:table-cell office:value="0.45433812341155977" office:value-type="float"/>
          <table:table-cell office:value="0.4981191245198151" office:value-type="float"/>
          <table:table-cell office:value="0.511601319688996" office:value-type="float"/>
          <table:table-cell office:value="0.5327833334690065" office:value-type="float"/>
          <table:table-cell office:value="0.5805394063523324" office:value-type="float"/>
        </table:table-row>
        <table:table-row>
          <table:table-cell office:value-type="string">
            <text:p>igniterealtime__Openfire</text:p>
          </table:table-cell>
          <table:table-cell office:value="0.7150081667926681" office:value-type="float"/>
          <table:table-cell office:value="0.8021568077060199" office:value-type="float"/>
          <table:table-cell office:value="0.813719902636503" office:value-type="float"/>
          <table:table-cell office:value="0.8201239239706706" office:value-type="float"/>
          <table:table-cell office:value="0.9074342799120196" office:value-type="float"/>
          <table:table-cell office:value="0.5535028098003868" office:value-type="float"/>
          <table:table-cell office:value="0.5829394597966263" office:value-type="float"/>
          <table:table-cell office:value="0.6013370453175328" office:value-type="float"/>
          <table:table-cell office:value="0.6134535298836037" office:value-type="float"/>
          <table:table-cell office:value="0.676528627811489" office:value-type="float"/>
          <table:table-cell office:value="0.4327631166704616" office:value-type="float"/>
          <table:table-cell office:value="0.4697162629399432" office:value-type="float"/>
          <table:table-cell office:value="0.4892219257161976" office:value-type="float"/>
          <table:table-cell office:value="0.4988141602918251" office:value-type="float"/>
          <table:table-cell office:value="0.5850200152423098" office:value-type="float"/>
          <table:table-cell office:value="0.5960207300641077" office:value-type="float"/>
          <table:table-cell office:value="0.6153579615963716" office:value-type="float"/>
          <table:table-cell office:value="0.6434920106765575" office:value-type="float"/>
          <table:table-cell office:value="0.6630427394988767" office:value-type="float"/>
          <table:table-cell office:value="0.7509957723693066" office:value-type="float"/>
          <table:table-cell office:value="0.43046299790791553" office:value-type="float"/>
          <table:table-cell office:value="0.4996053544878064" office:value-type="float"/>
          <table:table-cell office:value="0.5169236391178359" office:value-type="float"/>
          <table:table-cell office:value="0.5288647385616425" office:value-type="float"/>
          <table:table-cell office:value="0.5771298952703203" office:value-type="float"/>
        </table:table-row>
        <table:table-row>
          <table:table-cell office:value-type="string">
            <text:p>hickford__MechanicalSoup</text:p>
          </table:table-cell>
          <table:table-cell office:value="0.7424164020091798" office:value-type="float"/>
          <table:table-cell office:value="0.7870373768882482" office:value-type="float"/>
          <table:table-cell office:value="0.8034311030679719" office:value-type="float"/>
          <table:table-cell office:value="0.8156396992568858" office:value-type="float"/>
          <table:table-cell office:value="0.8587145031192833" office:value-type="float"/>
          <table:table-cell office:value="0.5769639071044363" office:value-type="float"/>
          <table:table-cell office:value="0.6043176991030144" office:value-type="float"/>
          <table:table-cell office:value="0.6091904398634067" office:value-type="float"/>
          <table:table-cell office:value="0.6226483627746489" office:value-type="float"/>
          <table:table-cell office:value="0.6659196375739069" office:value-type="float"/>
          <table:table-cell office:value="0.40864544048139684" office:value-type="float"/>
          <table:table-cell office:value="0.45119911985353844" office:value-type="float"/>
          <table:table-cell office:value="0.47276964468323074" office:value-type="float"/>
          <table:table-cell office:value="0.4879848184557771" office:value-type="float"/>
          <table:table-cell office:value="0.5183483817855739" office:value-type="float"/>
          <table:table-cell office:value="0.6194169199982966" office:value-type="float"/>
          <table:table-cell office:value="0.6439372310630049" office:value-type="float"/>
          <table:table-cell office:value="0.647972444400488" office:value-type="float"/>
          <table:table-cell office:value="0.6624857512450402" office:value-type="float"/>
          <table:table-cell office:value="0.7341585381360887" office:value-type="float"/>
          <table:table-cell office:value="0.48599127565028444" office:value-type="float"/>
          <table:table-cell office:value="0.5030448910945584" office:value-type="float"/>
          <table:table-cell office:value="0.5112815611554403" office:value-type="float"/>
          <table:table-cell office:value="0.5247613501572237" office:value-type="float"/>
          <table:table-cell office:value="0.5736128145979562" office:value-type="float"/>
        </table:table-row>
        <table:table-row>
          <table:table-cell office:value-type="string">
            <text:p>lipis__bootstrap-social</text:p>
          </table:table-cell>
          <table:table-cell office:value="0.7687330510561421" office:value-type="float"/>
          <table:table-cell office:value="0.813084553077254" office:value-type="float"/>
          <table:table-cell office:value="0.8146678267428072" office:value-type="float"/>
          <table:table-cell office:value="0.8210512626942955" office:value-type="float"/>
          <table:table-cell office:value="0.8228416991775152" office:value-type="float"/>
          <table:table-cell office:value="0.5269461345977396" office:value-type="float"/>
          <table:table-cell office:value="0.5694469449731345" office:value-type="float"/>
          <table:table-cell office:value="0.6041993832189646" office:value-type="float"/>
          <table:table-cell office:value="0.6377391828129839" office:value-type="float"/>
          <table:table-cell office:value="0.6949217479169176" office:value-type="float"/>
          <table:table-cell office:value="0.4621525570561348" office:value-type="float"/>
          <table:table-cell office:value="0.49526835014219395" office:value-type="float"/>
          <table:table-cell office:value="0.5103284309397563" office:value-type="float"/>
          <table:table-cell office:value="0.5342476538106248" office:value-type="float"/>
          <table:table-cell office:value="0.5991714038779092" office:value-type="float"/>
          <table:table-cell office:value="0.6146527879081598" office:value-type="float"/>
          <table:table-cell office:value="0.6613518815852042" office:value-type="float"/>
          <table:table-cell office:value="0.6746302743559961" office:value-type="float"/>
          <table:table-cell office:value="0.6924612183588699" office:value-type="float"/>
          <table:table-cell office:value="0.7237698029894981" office:value-type="float"/>
          <table:table-cell office:value="0.4249015716215101" office:value-type="float"/>
          <table:table-cell office:value="0.47217777313840664" office:value-type="float"/>
          <table:table-cell office:value="0.5113467149714082" office:value-type="float"/>
          <table:table-cell office:value="0.5185710736992258" office:value-type="float"/>
          <table:table-cell office:value="0.5496576982793335" office:value-type="float"/>
        </table:table-row>
        <table:table-row>
          <table:table-cell office:value-type="string">
            <text:p>gorilla__mux</text:p>
          </table:table-cell>
          <table:table-cell office:value="0.6676172672073964" office:value-type="float"/>
          <table:table-cell office:value="0.7849228988798853" office:value-type="float"/>
          <table:table-cell office:value="0.8000633495626758" office:value-type="float"/>
          <table:table-cell office:value="0.822742294183886" office:value-type="float"/>
          <table:table-cell office:value="0.8564361004311902" office:value-type="float"/>
          <table:table-cell office:value="0.5627218869523942" office:value-type="float"/>
          <table:table-cell office:value="0.5959575966443434" office:value-type="float"/>
          <table:table-cell office:value="0.6041925693479246" office:value-type="float"/>
          <table:table-cell office:value="0.6134510217495579" office:value-type="float"/>
          <table:table-cell office:value="0.6612625575695539" office:value-type="float"/>
          <table:table-cell office:value="0.4189694780989532" office:value-type="float"/>
          <table:table-cell office:value="0.46218427270109674" office:value-type="float"/>
          <table:table-cell office:value="0.4790875000560193" office:value-type="float"/>
          <table:table-cell office:value="0.5004624083156163" office:value-type="float"/>
          <table:table-cell office:value="0.5328272078311908" office:value-type="float"/>
          <table:table-cell office:value="0.5945063177951158" office:value-type="float"/>
          <table:table-cell office:value="0.6226066987265038" office:value-type="float"/>
          <table:table-cell office:value="0.6449103987120564" office:value-type="float"/>
          <table:table-cell office:value="0.6641674819437063" office:value-type="float"/>
          <table:table-cell office:value="0.7089485902801215" office:value-type="float"/>
          <table:table-cell office:value="0.41078243112747914" office:value-type="float"/>
          <table:table-cell office:value="0.47665750376517735" office:value-type="float"/>
          <table:table-cell office:value="0.5012091741911665" office:value-type="float"/>
          <table:table-cell office:value="0.5254892327549423" office:value-type="float"/>
          <table:table-cell office:value="0.5714655848704301" office:value-type="float"/>
        </table:table-row>
        <table:table-row>
          <table:table-cell office:value-type="string">
            <text:p>matrix-org__synapse</text:p>
          </table:table-cell>
          <table:table-cell office:value="0.7298280670913108" office:value-type="float"/>
          <table:table-cell office:value="0.779516964318547" office:value-type="float"/>
          <table:table-cell office:value="0.7972295768652893" office:value-type="float"/>
          <table:table-cell office:value="0.8097019162307122" office:value-type="float"/>
          <table:table-cell office:value="0.8558218357215581" office:value-type="float"/>
          <table:table-cell office:value="0.5259732745740551" office:value-type="float"/>
          <table:table-cell office:value="0.5778299486528756" office:value-type="float"/>
          <table:table-cell office:value="0.5878226693881481" office:value-type="float"/>
          <table:table-cell office:value="0.6005644135321231" office:value-type="float"/>
          <table:table-cell office:value="0.6451395114573236" office:value-type="float"/>
          <table:table-cell office:value="0.4022227668007945" office:value-type="float"/>
          <table:table-cell office:value="0.4620728191934407" office:value-type="float"/>
          <table:table-cell office:value="0.4779626244396349" office:value-type="float"/>
          <table:table-cell office:value="0.49198386292358165" office:value-type="float"/>
          <table:table-cell office:value="0.5480578276924687" office:value-type="float"/>
          <table:table-cell office:value="0.5895514690968084" office:value-type="float"/>
          <table:table-cell office:value="0.6217726878563155" office:value-type="float"/>
          <table:table-cell office:value="0.6423931772765665" office:value-type="float"/>
          <table:table-cell office:value="0.6633535418234042" office:value-type="float"/>
          <table:table-cell office:value="0.7221314842963866" office:value-type="float"/>
          <table:table-cell office:value="0.4317551765658919" office:value-type="float"/>
          <table:table-cell office:value="0.48654213879796915" office:value-type="float"/>
          <table:table-cell office:value="0.4993814513960203" office:value-type="float"/>
          <table:table-cell office:value="0.5263159819680556" office:value-type="float"/>
          <table:table-cell office:value="0.5910443361900691" office:value-type="float"/>
        </table:table-row>
        <table:table-row>
          <table:table-cell office:value-type="string">
            <text:p>googlevr__gvr-android-sdk</text:p>
          </table:table-cell>
          <table:table-cell office:value="0.7064702129361218" office:value-type="float"/>
          <table:table-cell office:value="0.7539612560127937" office:value-type="float"/>
          <table:table-cell office:value="0.7890899938005946" office:value-type="float"/>
          <table:table-cell office:value="0.8063286434699973" office:value-type="float"/>
          <table:table-cell office:value="0.8373486689707504" office:value-type="float"/>
          <table:table-cell office:value="0.5394383078948094" office:value-type="float"/>
          <table:table-cell office:value="0.5775958599368496" office:value-type="float"/>
          <table:table-cell office:value="0.5922864582411491" office:value-type="float"/>
          <table:table-cell office:value="0.6103060046919235" office:value-type="float"/>
          <table:table-cell office:value="0.6913559235126541" office:value-type="float"/>
          <table:table-cell office:value="0.39392814083503136" office:value-type="float"/>
          <table:table-cell office:value="0.4530287392181198" office:value-type="float"/>
          <table:table-cell office:value="0.4798894105561937" office:value-type="float"/>
          <table:table-cell office:value="0.49135981425542113" office:value-type="float"/>
          <table:table-cell office:value="0.5582550522531501" office:value-type="float"/>
          <table:table-cell office:value="0.5656658147446513" office:value-type="float"/>
          <table:table-cell office:value="0.6049214925689064" office:value-type="float"/>
          <table:table-cell office:value="0.6371268941915181" office:value-type="float"/>
          <table:table-cell office:value="0.6605638131261207" office:value-type="float"/>
          <table:table-cell office:value="0.7445330726168821" office:value-type="float"/>
          <table:table-cell office:value="0.4293347113397604" office:value-type="float"/>
          <table:table-cell office:value="0.4714814042525488" office:value-type="float"/>
          <table:table-cell office:value="0.5000341777543046" office:value-type="float"/>
          <table:table-cell office:value="0.5207173021993033" office:value-type="float"/>
          <table:table-cell office:value="0.6172428493022462" office:value-type="float"/>
        </table:table-row>
        <table:table-row>
          <table:table-cell office:value-type="string">
            <text:p>vuejs-templates__webpack</text:p>
          </table:table-cell>
          <table:table-cell office:value="0.7114588861346448" office:value-type="float"/>
          <table:table-cell office:value="0.7638238346361731" office:value-type="float"/>
          <table:table-cell office:value="0.7916126013696769" office:value-type="float"/>
          <table:table-cell office:value="0.813054540869187" office:value-type="float"/>
          <table:table-cell office:value="0.8494151131997117" office:value-type="float"/>
          <table:table-cell office:value="0.5238039039620407" office:value-type="float"/>
          <table:table-cell office:value="0.5736992570290941" office:value-type="float"/>
          <table:table-cell office:value="0.5901683936705177" office:value-type="float"/>
          <table:table-cell office:value="0.6011921453962986" office:value-type="float"/>
          <table:table-cell office:value="0.6687995978412364" office:value-type="float"/>
          <table:table-cell office:value="0.42319232382751615" office:value-type="float"/>
          <table:table-cell office:value="0.4601772612248939" office:value-type="float"/>
          <table:table-cell office:value="0.4754075729864424" office:value-type="float"/>
          <table:table-cell office:value="0.492499668541218" office:value-type="float"/>
          <table:table-cell office:value="0.5590429972698465" office:value-type="float"/>
          <table:table-cell office:value="0.5714651789007936" office:value-type="float"/>
          <table:table-cell office:value="0.604215165589415" office:value-type="float"/>
          <table:table-cell office:value="0.6233673538941458" office:value-type="float"/>
          <table:table-cell office:value="0.6473114078699815" office:value-type="float"/>
          <table:table-cell office:value="0.7017090225696697" office:value-type="float"/>
          <table:table-cell office:value="0.37993987992048067" office:value-type="float"/>
          <table:table-cell office:value="0.46081836093589246" office:value-type="float"/>
          <table:table-cell office:value="0.4885731945674036" office:value-type="float"/>
          <table:table-cell office:value="0.5133230073296257" office:value-type="float"/>
          <table:table-cell office:value="0.5750999134020602" office:value-type="float"/>
        </table:table-row>
        <table:table-row>
          <table:table-cell office:value-type="string">
            <text:p>nodejs__node-convergence-archive</text:p>
          </table:table-cell>
          <table:table-cell office:value="0.74535388891002" office:value-type="float"/>
          <table:table-cell office:value="0.7812706450239385" office:value-type="float"/>
          <table:table-cell office:value="0.7934967590558143" office:value-type="float"/>
          <table:table-cell office:value="0.8006307365965819" office:value-type="float"/>
          <table:table-cell office:value="0.8405454061558087" office:value-type="float"/>
          <table:table-cell office:value="0.5410466486091559" office:value-type="float"/>
          <table:table-cell office:value="0.5752677855387469" office:value-type="float"/>
          <table:table-cell office:value="0.5866563868500412" office:value-type="float"/>
          <table:table-cell office:value="0.5992057628636072" office:value-type="float"/>
          <table:table-cell office:value="0.6643248878648799" office:value-type="float"/>
          <table:table-cell office:value="0.41226037468612" office:value-type="float"/>
          <table:table-cell office:value="0.439303763172473" office:value-type="float"/>
          <table:table-cell office:value="0.46204756486758974" office:value-type="float"/>
          <table:table-cell office:value="0.4697511662600158" office:value-type="float"/>
          <table:table-cell office:value="0.47730803501007424" office:value-type="float"/>
          <table:table-cell office:value="0.5863065587769076" office:value-type="float"/>
          <table:table-cell office:value="0.6309218287393692" office:value-type="float"/>
          <table:table-cell office:value="0.6340715796150012" office:value-type="float"/>
          <table:table-cell office:value="0.6422850400388118" office:value-type="float"/>
          <table:table-cell office:value="0.6660412086225691" office:value-type="float"/>
          <table:table-cell office:value="0.4296491405173456" office:value-type="float"/>
          <table:table-cell office:value="0.4598664305074176" office:value-type="float"/>
          <table:table-cell office:value="0.47628071510534853" office:value-type="float"/>
          <table:table-cell office:value="0.48399445450661266" office:value-type="float"/>
          <table:table-cell office:value="0.5383456091953991" office:value-type="float"/>
        </table:table-row>
        <table:table-row>
          <table:table-cell office:value-type="string">
            <text:p>Microsoft__ChakraCore</text:p>
          </table:table-cell>
          <table:table-cell office:value="0.7033455167816035" office:value-type="float"/>
          <table:table-cell office:value="0.7901756340085029" office:value-type="float"/>
          <table:table-cell office:value="0.8028302341328325" office:value-type="float"/>
          <table:table-cell office:value="0.8194967860516656" office:value-type="float"/>
          <table:table-cell office:value="0.8620519031298627" office:value-type="float"/>
          <table:table-cell office:value="0.5267725789056968" office:value-type="float"/>
          <table:table-cell office:value="0.5791776057016949" office:value-type="float"/>
          <table:table-cell office:value="0.5986195021692634" office:value-type="float"/>
          <table:table-cell office:value="0.6154924531467129" office:value-type="float"/>
          <table:table-cell office:value="0.66267349248972" office:value-type="float"/>
          <table:table-cell office:value="0.39200688504819114" office:value-type="float"/>
          <table:table-cell office:value="0.443673143330525" office:value-type="float"/>
          <table:table-cell office:value="0.4617968913179421" office:value-type="float"/>
          <table:table-cell office:value="0.4814238441590227" office:value-type="float"/>
          <table:table-cell office:value="0.5801325379955139" office:value-type="float"/>
          <table:table-cell office:value="0.5542975724642688" office:value-type="float"/>
          <table:table-cell office:value="0.6145073339664264" office:value-type="float"/>
          <table:table-cell office:value="0.6310781761083584" office:value-type="float"/>
          <table:table-cell office:value="0.6488823376748545" office:value-type="float"/>
          <table:table-cell office:value="0.7190701790253842" office:value-type="float"/>
          <table:table-cell office:value="0.3571055681893084" office:value-type="float"/>
          <table:table-cell office:value="0.4769064709885269" office:value-type="float"/>
          <table:table-cell office:value="0.4950028568854471" office:value-type="float"/>
          <table:table-cell office:value="0.512984598305333" office:value-type="float"/>
          <table:table-cell office:value="0.5902234010388885" office:value-type="float"/>
        </table:table-row>
        <table:table-row>
          <table:table-cell office:value-type="string">
            <text:p>igrigorik__ga-beacon</text:p>
          </table:table-cell>
          <table:table-cell office:value="0.7759105772326116" office:value-type="float"/>
          <table:table-cell office:value="0.7987370302616742" office:value-type="float"/>
          <table:table-cell office:value="0.816890051428307" office:value-type="float"/>
          <table:table-cell office:value="0.8308102555375328" office:value-type="float"/>
          <table:table-cell office:value="0.8433805990153934" office:value-type="float"/>
          <table:table-cell office:value="0.5822288804354776" office:value-type="float"/>
          <table:table-cell office:value="0.5952884698056341" office:value-type="float"/>
          <table:table-cell office:value="0.6422445751653285" office:value-type="float"/>
          <table:table-cell office:value="0.6624364726877441" office:value-type="float"/>
          <table:table-cell office:value="0.6664359875322929" office:value-type="float"/>
          <table:table-cell office:value="0.42989159509583624" office:value-type="float"/>
          <table:table-cell office:value="0.4749515688122395" office:value-type="float"/>
          <table:table-cell office:value="0.5133150079888871" office:value-type="float"/>
          <table:table-cell office:value="0.5283678888026008" office:value-type="float"/>
          <table:table-cell office:value="0.5438122369435054" office:value-type="float"/>
          <table:table-cell office:value="0.6102952344355768" office:value-type="float"/>
          <table:table-cell office:value="0.632963839035003" office:value-type="float"/>
          <table:table-cell office:value="0.6513037083986228" office:value-type="float"/>
          <table:table-cell office:value="0.6742460420800998" office:value-type="float"/>
          <table:table-cell office:value="0.6926342719512129" office:value-type="float"/>
          <table:table-cell office:value="0.5216599882491034" office:value-type="float"/>
          <table:table-cell office:value="0.5326051201662001" office:value-type="float"/>
          <table:table-cell office:value="0.557884130051127" office:value-type="float"/>
          <table:table-cell office:value="0.5825889108610561" office:value-type="float"/>
          <table:table-cell office:value="0.5989749821383799" office:value-type="float"/>
        </table:table-row>
        <table:table-row>
          <table:table-cell office:value-type="string">
            <text:p>fullcalendar__fullcalendar</text:p>
          </table:table-cell>
          <table:table-cell office:value="0.7177553143287031" office:value-type="float"/>
          <table:table-cell office:value="0.7689367420205079" office:value-type="float"/>
          <table:table-cell office:value="0.78943530818959" office:value-type="float"/>
          <table:table-cell office:value="0.8063024307836717" office:value-type="float"/>
          <table:table-cell office:value="0.8549664912072007" office:value-type="float"/>
          <table:table-cell office:value="0.4945386841707964" office:value-type="float"/>
          <table:table-cell office:value="0.5722166642311413" office:value-type="float"/>
          <table:table-cell office:value="0.5896047940211033" office:value-type="float"/>
          <table:table-cell office:value="0.6116897963449842" office:value-type="float"/>
          <table:table-cell office:value="0.6677326361950913" office:value-type="float"/>
          <table:table-cell office:value="0.37408471356301487" office:value-type="float"/>
          <table:table-cell office:value="0.44858830011218875" office:value-type="float"/>
          <table:table-cell office:value="0.467004423752143" office:value-type="float"/>
          <table:table-cell office:value="0.49103475408087416" office:value-type="float"/>
          <table:table-cell office:value="0.5888038801735898" office:value-type="float"/>
          <table:table-cell office:value="0.5641349739113821" office:value-type="float"/>
          <table:table-cell office:value="0.6113927290082088" office:value-type="float"/>
          <table:table-cell office:value="0.6331598768257132" office:value-type="float"/>
          <table:table-cell office:value="0.6609551084896554" office:value-type="float"/>
          <table:table-cell office:value="0.7577271922651647" office:value-type="float"/>
          <table:table-cell office:value="0.3515229928361786" office:value-type="float"/>
          <table:table-cell office:value="0.44749090608226505" office:value-type="float"/>
          <table:table-cell office:value="0.4796306310774001" office:value-type="float"/>
          <table:table-cell office:value="0.5026001427374527" office:value-type="float"/>
          <table:table-cell office:value="0.5663409292949229" office:value-type="float"/>
        </table:table-row>
        <table:table-row>
          <table:table-cell office:value-type="string">
            <text:p>sockeqwe__mosby</text:p>
          </table:table-cell>
          <table:table-cell office:value="0.6906887609860254" office:value-type="float"/>
          <table:table-cell office:value="0.7914553292600373" office:value-type="float"/>
          <table:table-cell office:value="0.810270278682355" office:value-type="float"/>
          <table:table-cell office:value="0.822188357644967" office:value-type="float"/>
          <table:table-cell office:value="0.8490545138857593" office:value-type="float"/>
          <table:table-cell office:value="0.4993474791469841" office:value-type="float"/>
          <table:table-cell office:value="0.5659491394116235" office:value-type="float"/>
          <table:table-cell office:value="0.5832112311415146" office:value-type="float"/>
          <table:table-cell office:value="0.6002879887320935" office:value-type="float"/>
          <table:table-cell office:value="0.6581941258925422" office:value-type="float"/>
          <table:table-cell office:value="0.40823395930875284" office:value-type="float"/>
          <table:table-cell office:value="0.46508533226615734" office:value-type="float"/>
          <table:table-cell office:value="0.4757603513651293" office:value-type="float"/>
          <table:table-cell office:value="0.5060631095235599" office:value-type="float"/>
          <table:table-cell office:value="0.5210862490475957" office:value-type="float"/>
          <table:table-cell office:value="0.5541423318705966" office:value-type="float"/>
          <table:table-cell office:value="0.6158074388716079" office:value-type="float"/>
          <table:table-cell office:value="0.6275466138094015" office:value-type="float"/>
          <table:table-cell office:value="0.6531998969222421" office:value-type="float"/>
          <table:table-cell office:value="0.7167452563433789" office:value-type="float"/>
          <table:table-cell office:value="0.38683196882692983" office:value-type="float"/>
          <table:table-cell office:value="0.4522655361355461" office:value-type="float"/>
          <table:table-cell office:value="0.4803458712113598" office:value-type="float"/>
          <table:table-cell office:value="0.5076561652763711" office:value-type="float"/>
          <table:table-cell office:value="0.5543695093339245" office:value-type="float"/>
        </table:table-row>
        <table:table-row>
          <table:table-cell office:value-type="string">
            <text:p>uber-archive__image-diff</text:p>
          </table:table-cell>
          <table:table-cell office:value="0.7728330768090212" office:value-type="float"/>
          <table:table-cell office:value="0.8015159699866063" office:value-type="float"/>
          <table:table-cell office:value="0.8034797762792342" office:value-type="float"/>
          <table:table-cell office:value="0.8099063235960291" office:value-type="float"/>
          <table:table-cell office:value="0.8169524472269512" office:value-type="float"/>
          <table:table-cell office:value="0.5650460863974591" office:value-type="float"/>
          <table:table-cell office:value="0.5905559749854568" office:value-type="float"/>
          <table:table-cell office:value="0.612363925481855" office:value-type="float"/>
          <table:table-cell office:value="0.63053423043377" office:value-type="float"/>
          <table:table-cell office:value="0.6454207159684052" office:value-type="float"/>
          <table:table-cell office:value="0.44750676478041884" office:value-type="float"/>
          <table:table-cell office:value="0.47893782146191166" office:value-type="float"/>
          <table:table-cell office:value="0.4813071645337446" office:value-type="float"/>
          <table:table-cell office:value="0.4977660891071498" office:value-type="float"/>
          <table:table-cell office:value="0.5509573637541405" office:value-type="float"/>
          <table:table-cell office:value="0.6239287196193661" office:value-type="float"/>
          <table:table-cell office:value="0.635797301679337" office:value-type="float"/>
          <table:table-cell office:value="0.6505939714800208" office:value-type="float"/>
          <table:table-cell office:value="0.6600289910811343" office:value-type="float"/>
          <table:table-cell office:value="0.7113136893167892" office:value-type="float"/>
          <table:table-cell office:value="0.46115190428753394" office:value-type="float"/>
          <table:table-cell office:value="0.4799826499577793" office:value-type="float"/>
          <table:table-cell office:value="0.49473184745526966" office:value-type="float"/>
          <table:table-cell office:value="0.5195091138654041" office:value-type="float"/>
          <table:table-cell office:value="0.5317380523254996" office:value-type="float"/>
        </table:table-row>
        <table:table-row>
          <table:table-cell office:value-type="string">
            <text:p>IdentityServer__IdentityServer3.Samples</text:p>
          </table:table-cell>
          <table:table-cell office:value="0.7159038331742019" office:value-type="float"/>
          <table:table-cell office:value="0.7777103721628932" office:value-type="float"/>
          <table:table-cell office:value="0.8041673901230626" office:value-type="float"/>
          <table:table-cell office:value="0.8167849928375895" office:value-type="float"/>
          <table:table-cell office:value="0.8481765264127907" office:value-type="float"/>
          <table:table-cell office:value="0.5390346134692182" office:value-type="float"/>
          <table:table-cell office:value="0.5674572595950836" office:value-type="float"/>
          <table:table-cell office:value="0.5907082246027823" office:value-type="float"/>
          <table:table-cell office:value="0.6094359083094862" office:value-type="float"/>
          <table:table-cell office:value="0.6836061509513258" office:value-type="float"/>
          <table:table-cell office:value="0.43250751730096876" office:value-type="float"/>
          <table:table-cell office:value="0.4634352429657275" office:value-type="float"/>
          <table:table-cell office:value="0.4864132330515979" office:value-type="float"/>
          <table:table-cell office:value="0.5140510802245204" office:value-type="float"/>
          <table:table-cell office:value="0.5832978211034798" office:value-type="float"/>
          <table:table-cell office:value="0.5525895483791989" office:value-type="float"/>
          <table:table-cell office:value="0.6127768597547042" office:value-type="float"/>
          <table:table-cell office:value="0.6349463340916184" office:value-type="float"/>
          <table:table-cell office:value="0.6516604492499456" office:value-type="float"/>
          <table:table-cell office:value="0.7516528921670578" office:value-type="float"/>
          <table:table-cell office:value="0.3675948952927895" office:value-type="float"/>
          <table:table-cell office:value="0.48958520468660405" office:value-type="float"/>
          <table:table-cell office:value="0.5117919471218813" office:value-type="float"/>
          <table:table-cell office:value="0.5387020178864311" office:value-type="float"/>
          <table:table-cell office:value="0.6135478575031702" office:value-type="float"/>
        </table:table-row>
        <table:table-row>
          <table:table-cell office:value-type="string">
            <text:p>aseprite__aseprite</text:p>
          </table:table-cell>
          <table:table-cell office:value="0.7001134345423651" office:value-type="float"/>
          <table:table-cell office:value="0.780385166603881" office:value-type="float"/>
          <table:table-cell office:value="0.8127575267002687" office:value-type="float"/>
          <table:table-cell office:value="0.8336099056112141" office:value-type="float"/>
          <table:table-cell office:value="0.874696969417108" office:value-type="float"/>
          <table:table-cell office:value="0.540634159351889" office:value-type="float"/>
          <table:table-cell office:value="0.5809127608277537" office:value-type="float"/>
          <table:table-cell office:value="0.5990659882628968" office:value-type="float"/>
          <table:table-cell office:value="0.6180736962590592" office:value-type="float"/>
          <table:table-cell office:value="0.6484984651186582" office:value-type="float"/>
          <table:table-cell office:value="0.3977290723969622" office:value-type="float"/>
          <table:table-cell office:value="0.4503417419250723" office:value-type="float"/>
          <table:table-cell office:value="0.468883911401532" office:value-type="float"/>
          <table:table-cell office:value="0.48015754648225384" office:value-type="float"/>
          <table:table-cell office:value="0.570314775757795" office:value-type="float"/>
          <table:table-cell office:value="0.5617177310292718" office:value-type="float"/>
          <table:table-cell office:value="0.6155395824043743" office:value-type="float"/>
          <table:table-cell office:value="0.6381450059922487" office:value-type="float"/>
          <table:table-cell office:value="0.6627796181029741" office:value-type="float"/>
          <table:table-cell office:value="0.7086180464484195" office:value-type="float"/>
          <table:table-cell office:value="0.40730613203017463" office:value-type="float"/>
          <table:table-cell office:value="0.45790511695713126" office:value-type="float"/>
          <table:table-cell office:value="0.4944767555719046" office:value-type="float"/>
          <table:table-cell office:value="0.5155958858912028" office:value-type="float"/>
          <table:table-cell office:value="0.5704039694257677" office:value-type="float"/>
        </table:table-row>
        <table:table-row>
          <table:table-cell office:value-type="string">
            <text:p>zensh__jsgen</text:p>
          </table:table-cell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35395193247619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6034236267136109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7744945938708433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7051831529263035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403318679226285" office:value-type="float"/>
        </table:table-row>
        <table:table-row>
          <table:table-cell office:value-type="string">
            <text:p>Zewo__Zewo</text:p>
          </table:table-cell>
          <table:table-cell office:value="0.7656295263884025" office:value-type="float"/>
          <table:table-cell office:value="0.7897254988922974" office:value-type="float"/>
          <table:table-cell office:value="0.7954399433441933" office:value-type="float"/>
          <table:table-cell office:value="0.7989546730966137" office:value-type="float"/>
          <table:table-cell office:value="0.8420809851849791" office:value-type="float"/>
          <table:table-cell office:value="0.5508529028300364" office:value-type="float"/>
          <table:table-cell office:value="0.5877140932177247" office:value-type="float"/>
          <table:table-cell office:value="0.5924583598516193" office:value-type="float"/>
          <table:table-cell office:value="0.6069035255493453" office:value-type="float"/>
          <table:table-cell office:value="0.6246995330454481" office:value-type="float"/>
          <table:table-cell office:value="0.43549833428613277" office:value-type="float"/>
          <table:table-cell office:value="0.4555252971960574" office:value-type="float"/>
          <table:table-cell office:value="0.4744274048120596" office:value-type="float"/>
          <table:table-cell office:value="0.4782852024419466" office:value-type="float"/>
          <table:table-cell office:value="0.5192317351411733" office:value-type="float"/>
          <table:table-cell office:value="0.5887054400645115" office:value-type="float"/>
          <table:table-cell office:value="0.6337450302410579" office:value-type="float"/>
          <table:table-cell office:value="0.6435554511674877" office:value-type="float"/>
          <table:table-cell office:value="0.6541545210009369" office:value-type="float"/>
          <table:table-cell office:value="0.7320937547399136" office:value-type="float"/>
          <table:table-cell office:value="0.4542199350735987" office:value-type="float"/>
          <table:table-cell office:value="0.47526408549353216" office:value-type="float"/>
          <table:table-cell office:value="0.4914542846678035" office:value-type="float"/>
          <table:table-cell office:value="0.5117642912338769" office:value-type="float"/>
          <table:table-cell office:value="0.5360850596564568" office:value-type="float"/>
        </table:table-row>
        <table:table-row>
          <table:table-cell office:value-type="string">
            <text:p>strapi__strapi</text:p>
          </table:table-cell>
          <table:table-cell office:value="0.7038146363912986" office:value-type="float"/>
          <table:table-cell office:value="0.7709190208708961" office:value-type="float"/>
          <table:table-cell office:value="0.7998059083560805" office:value-type="float"/>
          <table:table-cell office:value="0.8171322339787626" office:value-type="float"/>
          <table:table-cell office:value="0.8807851993452905" office:value-type="float"/>
          <table:table-cell office:value="0.5198750292890628" office:value-type="float"/>
          <table:table-cell office:value="0.5748144429851382" office:value-type="float"/>
          <table:table-cell office:value="0.5930289219289481" office:value-type="float"/>
          <table:table-cell office:value="0.6117441692387781" office:value-type="float"/>
          <table:table-cell office:value="0.6830247497436801" office:value-type="float"/>
          <table:table-cell office:value="0.41510442477146003" office:value-type="float"/>
          <table:table-cell office:value="0.4590179378511898" office:value-type="float"/>
          <table:table-cell office:value="0.4839292136228417" office:value-type="float"/>
          <table:table-cell office:value="0.5036950632249886" office:value-type="float"/>
          <table:table-cell office:value="0.5885541378423579" office:value-type="float"/>
          <table:table-cell office:value="0.5651784246990286" office:value-type="float"/>
          <table:table-cell office:value="0.613692259399602" office:value-type="float"/>
          <table:table-cell office:value="0.6326216192637625" office:value-type="float"/>
          <table:table-cell office:value="0.6546845105288904" office:value-type="float"/>
          <table:table-cell office:value="0.7365581414754693" office:value-type="float"/>
          <table:table-cell office:value="0.3570261061697641" office:value-type="float"/>
          <table:table-cell office:value="0.4710064569659246" office:value-type="float"/>
          <table:table-cell office:value="0.5030543369669067" office:value-type="float"/>
          <table:table-cell office:value="0.5253795738809747" office:value-type="float"/>
          <table:table-cell office:value="0.5727828487060151" office:value-type="float"/>
        </table:table-row>
        <table:table-row>
          <table:table-cell office:value-type="string">
            <text:p>drush-ops__drush</text:p>
          </table:table-cell>
          <table:table-cell office:value="0.7008199173160854" office:value-type="float"/>
          <table:table-cell office:value="0.7553319489625135" office:value-type="float"/>
          <table:table-cell office:value="0.7900254215648217" office:value-type="float"/>
          <table:table-cell office:value="0.8076047122391129" office:value-type="float"/>
          <table:table-cell office:value="0.8681874735329125" office:value-type="float"/>
          <table:table-cell office:value="0.5373174990220392" office:value-type="float"/>
          <table:table-cell office:value="0.5784328148188956" office:value-type="float"/>
          <table:table-cell office:value="0.5934574913244047" office:value-type="float"/>
          <table:table-cell office:value="0.6064757151592476" office:value-type="float"/>
          <table:table-cell office:value="0.6852150906129466" office:value-type="float"/>
          <table:table-cell office:value="0.39706698807676694" office:value-type="float"/>
          <table:table-cell office:value="0.4529246046446475" office:value-type="float"/>
          <table:table-cell office:value="0.47135102897764514" office:value-type="float"/>
          <table:table-cell office:value="0.48723573542020293" office:value-type="float"/>
          <table:table-cell office:value="0.5552953523211651" office:value-type="float"/>
          <table:table-cell office:value="0.554176770214965" office:value-type="float"/>
          <table:table-cell office:value="0.6002331708673782" office:value-type="float"/>
          <table:table-cell office:value="0.6185859311748392" office:value-type="float"/>
          <table:table-cell office:value="0.6451285720102305" office:value-type="float"/>
          <table:table-cell office:value="0.7181295658067333" office:value-type="float"/>
          <table:table-cell office:value="0.4056451070098075" office:value-type="float"/>
          <table:table-cell office:value="0.49205302508896076" office:value-type="float"/>
          <table:table-cell office:value="0.5146890387782855" office:value-type="float"/>
          <table:table-cell office:value="0.5319697275903228" office:value-type="float"/>
          <table:table-cell office:value="0.5970032163601865" office:value-type="float"/>
        </table:table-row>
        <table:table-row>
          <table:table-cell office:value-type="string">
            <text:p>RNCryptor__RNCryptor</text:p>
          </table:table-cell>
          <table:table-cell office:value="0.7463603572659318" office:value-type="float"/>
          <table:table-cell office:value="0.7576902222361908" office:value-type="float"/>
          <table:table-cell office:value="0.7885548969749034" office:value-type="float"/>
          <table:table-cell office:value="0.8041956829658792" office:value-type="float"/>
          <table:table-cell office:value="0.8385046688280503" office:value-type="float"/>
          <table:table-cell office:value="0.5141499608828495" office:value-type="float"/>
          <table:table-cell office:value="0.5675179976120097" office:value-type="float"/>
          <table:table-cell office:value="0.5821686025371314" office:value-type="float"/>
          <table:table-cell office:value="0.6063258906591934" office:value-type="float"/>
          <table:table-cell office:value="0.648217284496182" office:value-type="float"/>
          <table:table-cell office:value="0.41605288900658877" office:value-type="float"/>
          <table:table-cell office:value="0.43575061623492767" office:value-type="float"/>
          <table:table-cell office:value="0.4737284907814736" office:value-type="float"/>
          <table:table-cell office:value="0.48477527149871247" office:value-type="float"/>
          <table:table-cell office:value="0.5089608949783089" office:value-type="float"/>
          <table:table-cell office:value="0.580539497241536" office:value-type="float"/>
          <table:table-cell office:value="0.6142627933559538" office:value-type="float"/>
          <table:table-cell office:value="0.6248633979734481" office:value-type="float"/>
          <table:table-cell office:value="0.6595696821695564" office:value-type="float"/>
          <table:table-cell office:value="0.6952275208988479" office:value-type="float"/>
          <table:table-cell office:value="0.36685527283410013" office:value-type="float"/>
          <table:table-cell office:value="0.4371194565494458" office:value-type="float"/>
          <table:table-cell office:value="0.49557769773871607" office:value-type="float"/>
          <table:table-cell office:value="0.5266024697783145" office:value-type="float"/>
          <table:table-cell office:value="0.5869100453175276" office:value-type="float"/>
        </table:table-row>
        <table:table-row>
          <table:table-cell office:value-type="string">
            <text:p>rbgirshick__fast-rcnn</text:p>
          </table:table-cell>
          <table:table-cell office:value="0.6894144787689316" office:value-type="float"/>
          <table:table-cell office:value="0.7681176342360814" office:value-type="float"/>
          <table:table-cell office:value="0.794170468052123" office:value-type="float"/>
          <table:table-cell office:value="0.8112937059875527" office:value-type="float"/>
          <table:table-cell office:value="0.8596175259902407" office:value-type="float"/>
          <table:table-cell office:value="0.5464402977601748" office:value-type="float"/>
          <table:table-cell office:value="0.5877948199245604" office:value-type="float"/>
          <table:table-cell office:value="0.6040224737084873" office:value-type="float"/>
          <table:table-cell office:value="0.6274541362087817" office:value-type="float"/>
          <table:table-cell office:value="0.7046669433880847" office:value-type="float"/>
          <table:table-cell office:value="0.40559750616539747" office:value-type="float"/>
          <table:table-cell office:value="0.450230328380959" office:value-type="float"/>
          <table:table-cell office:value="0.47429185175297417" office:value-type="float"/>
          <table:table-cell office:value="0.49627555522958977" office:value-type="float"/>
          <table:table-cell office:value="0.565187015243521" office:value-type="float"/>
          <table:table-cell office:value="0.5856808777294074" office:value-type="float"/>
          <table:table-cell office:value="0.6076525230570391" office:value-type="float"/>
          <table:table-cell office:value="0.6306606612210399" office:value-type="float"/>
          <table:table-cell office:value="0.6591328362054569" office:value-type="float"/>
          <table:table-cell office:value="0.7175335916697401" office:value-type="float"/>
          <table:table-cell office:value="0.40298868378716124" office:value-type="float"/>
          <table:table-cell office:value="0.45612843111987034" office:value-type="float"/>
          <table:table-cell office:value="0.4865660010518041" office:value-type="float"/>
          <table:table-cell office:value="0.5079777145610388" office:value-type="float"/>
          <table:table-cell office:value="0.5706743644614644" office:value-type="float"/>
        </table:table-row>
        <table:table-row>
          <table:table-cell office:value-type="string">
            <text:p>mongodb__mongo-java-driver</text:p>
          </table:table-cell>
          <table:table-cell office:value="0.767592585690569" office:value-type="float"/>
          <table:table-cell office:value="0.7993604357004813" office:value-type="float"/>
          <table:table-cell office:value="0.8146148351310241" office:value-type="float"/>
          <table:table-cell office:value="0.8356039729958921" office:value-type="float"/>
          <table:table-cell office:value="0.8588644755047872" office:value-type="float"/>
          <table:table-cell office:value="0.5515160730162135" office:value-type="float"/>
          <table:table-cell office:value="0.5801148293529134" office:value-type="float"/>
          <table:table-cell office:value="0.6019335740037967" office:value-type="float"/>
          <table:table-cell office:value="0.6164119011436386" office:value-type="float"/>
          <table:table-cell office:value="0.6793711187507194" office:value-type="float"/>
          <table:table-cell office:value="0.42980214173863296" office:value-type="float"/>
          <table:table-cell office:value="0.4600776390817777" office:value-type="float"/>
          <table:table-cell office:value="0.4678431137368598" office:value-type="float"/>
          <table:table-cell office:value="0.4817710830696932" office:value-type="float"/>
          <table:table-cell office:value="0.497359692469876" office:value-type="float"/>
          <table:table-cell office:value="0.5839309364227796" office:value-type="float"/>
          <table:table-cell office:value="0.6253629253931254" office:value-type="float"/>
          <table:table-cell office:value="0.6340727778768276" office:value-type="float"/>
          <table:table-cell office:value="0.6473131203444049" office:value-type="float"/>
          <table:table-cell office:value="0.733875938989653" office:value-type="float"/>
          <table:table-cell office:value="0.42862747461104855" office:value-type="float"/>
          <table:table-cell office:value="0.48351956544746866" office:value-type="float"/>
          <table:table-cell office:value="0.5089116526836457" office:value-type="float"/>
          <table:table-cell office:value="0.5287473402695386" office:value-type="float"/>
          <table:table-cell office:value="0.5495606664496295" office:value-type="float"/>
        </table:table-row>
        <table:table-row>
          <table:table-cell office:value-type="string">
            <text:p>paritytech__parity</text:p>
          </table:table-cell>
          <table:table-cell office:value="0.6731401226127736" office:value-type="float"/>
          <table:table-cell office:value="0.7350892379217102" office:value-type="float"/>
          <table:table-cell office:value="0.7610842657179208" office:value-type="float"/>
          <table:table-cell office:value="0.7968886917078062" office:value-type="float"/>
          <table:table-cell office:value="0.856178825462753" office:value-type="float"/>
          <table:table-cell office:value="0.49758957974564716" office:value-type="float"/>
          <table:table-cell office:value="0.5893902627732747" office:value-type="float"/>
          <table:table-cell office:value="0.6061759945877027" office:value-type="float"/>
          <table:table-cell office:value="0.6196742534369782" office:value-type="float"/>
          <table:table-cell office:value="0.6972962277737387" office:value-type="float"/>
          <table:table-cell office:value="0.34508826286370764" office:value-type="float"/>
          <table:table-cell office:value="0.45973068929016864" office:value-type="float"/>
          <table:table-cell office:value="0.47790027426423937" office:value-type="float"/>
          <table:table-cell office:value="0.4986853527370162" office:value-type="float"/>
          <table:table-cell office:value="0.5563786837260886" office:value-type="float"/>
          <table:table-cell office:value="0.5471186975182438" office:value-type="float"/>
          <table:table-cell office:value="0.6237157908294738" office:value-type="float"/>
          <table:table-cell office:value="0.6477379398610186" office:value-type="float"/>
          <table:table-cell office:value="0.6819664999012808" office:value-type="float"/>
          <table:table-cell office:value="0.7579550329784303" office:value-type="float"/>
          <table:table-cell office:value="0.34311450006876376" office:value-type="float"/>
          <table:table-cell office:value="0.4629811517976239" office:value-type="float"/>
          <table:table-cell office:value="0.48712042995269444" office:value-type="float"/>
          <table:table-cell office:value="0.5117151164453537" office:value-type="float"/>
          <table:table-cell office:value="0.5929295312503491" office:value-type="float"/>
        </table:table-row>
        <table:table-row>
          <table:table-cell office:value-type="string">
            <text:p>puffnfresh__roy</text:p>
          </table:table-cell>
          <table:table-cell office:value="0.7595453672475692" office:value-type="float"/>
          <table:table-cell office:value="0.7957965459686658" office:value-type="float"/>
          <table:table-cell office:value="0.8055187571923662" office:value-type="float"/>
          <table:table-cell office:value="0.8185350543479153" office:value-type="float"/>
          <table:table-cell office:value="0.8236500715885823" office:value-type="float"/>
          <table:table-cell office:value="0.5323681884339955" office:value-type="float"/>
          <table:table-cell office:value="0.5680900544461885" office:value-type="float"/>
          <table:table-cell office:value="0.5879393323171439" office:value-type="float"/>
          <table:table-cell office:value="0.615209242605847" office:value-type="float"/>
          <table:table-cell office:value="0.6444492062512179" office:value-type="float"/>
          <table:table-cell office:value="0.4118094846141881" office:value-type="float"/>
          <table:table-cell office:value="0.4426908216894768" office:value-type="float"/>
          <table:table-cell office:value="0.4538104624185136" office:value-type="float"/>
          <table:table-cell office:value="0.4688123484002821" office:value-type="float"/>
          <table:table-cell office:value="0.49515092750873235" office:value-type="float"/>
          <table:table-cell office:value="0.6144344600448348" office:value-type="float"/>
          <table:table-cell office:value="0.6344525915881076" office:value-type="float"/>
          <table:table-cell office:value="0.6416113673726596" office:value-type="float"/>
          <table:table-cell office:value="0.6749271890041371" office:value-type="float"/>
          <table:table-cell office:value="0.6823425836749637" office:value-type="float"/>
          <table:table-cell office:value="0.43259900869680046" office:value-type="float"/>
          <table:table-cell office:value="0.48210390499283806" office:value-type="float"/>
          <table:table-cell office:value="0.5029950520695832" office:value-type="float"/>
          <table:table-cell office:value="0.5092462330634776" office:value-type="float"/>
          <table:table-cell office:value="0.5304247627100457" office:value-type="float"/>
        </table:table-row>
        <table:table-row>
          <table:table-cell office:value-type="string">
            <text:p>inversify__InversifyJS</text:p>
          </table:table-cell>
          <table:table-cell office:value="0.7137890844780449" office:value-type="float"/>
          <table:table-cell office:value="0.7884559567491192" office:value-type="float"/>
          <table:table-cell office:value="0.8056343139733069" office:value-type="float"/>
          <table:table-cell office:value="0.8229755419308649" office:value-type="float"/>
          <table:table-cell office:value="0.8471932620554795" office:value-type="float"/>
          <table:table-cell office:value="0.5160303165861794" office:value-type="float"/>
          <table:table-cell office:value="0.5771860995018104" office:value-type="float"/>
          <table:table-cell office:value="0.5964786636999888" office:value-type="float"/>
          <table:table-cell office:value="0.62002592192718" office:value-type="float"/>
          <table:table-cell office:value="0.6860880655929309" office:value-type="float"/>
          <table:table-cell office:value="0.3807504976782366" office:value-type="float"/>
          <table:table-cell office:value="0.46113218026740577" office:value-type="float"/>
          <table:table-cell office:value="0.4748351224369811" office:value-type="float"/>
          <table:table-cell office:value="0.49550380994428966" office:value-type="float"/>
          <table:table-cell office:value="0.5486678356003443" office:value-type="float"/>
          <table:table-cell office:value="0.5635569677443476" office:value-type="float"/>
          <table:table-cell office:value="0.6175237837933243" office:value-type="float"/>
          <table:table-cell office:value="0.633483778088996" office:value-type="float"/>
          <table:table-cell office:value="0.6579617837110243" office:value-type="float"/>
          <table:table-cell office:value="0.7399504700461319" office:value-type="float"/>
          <table:table-cell office:value="0.37449000292830575" office:value-type="float"/>
          <table:table-cell office:value="0.4669427842399568" office:value-type="float"/>
          <table:table-cell office:value="0.49313640730844" office:value-type="float"/>
          <table:table-cell office:value="0.5116969599397094" office:value-type="float"/>
          <table:table-cell office:value="0.5870532711985555" office:value-type="float"/>
        </table:table-row>
        <table:table-row>
          <table:table-cell office:value-type="string">
            <text:p>kimmobrunfeldt__concurrently</text:p>
          </table:table-cell>
          <table:table-cell office:value="0.7876502224491314" office:value-type="float"/>
          <table:table-cell office:value="0.7958170651197997" office:value-type="float"/>
          <table:table-cell office:value="0.8050145783259662" office:value-type="float"/>
          <table:table-cell office:value="0.8193467760236222" office:value-type="float"/>
          <table:table-cell office:value="0.843177199117507" office:value-type="float"/>
          <table:table-cell office:value="0.4913897006143092" office:value-type="float"/>
          <table:table-cell office:value="0.5719313405483588" office:value-type="float"/>
          <table:table-cell office:value="0.5957414414722418" office:value-type="float"/>
          <table:table-cell office:value="0.6360426023958419" office:value-type="float"/>
          <table:table-cell office:value="0.6443809818348143" office:value-type="float"/>
          <table:table-cell office:value="0.41077923407571737" office:value-type="float"/>
          <table:table-cell office:value="0.43698352153807263" office:value-type="float"/>
          <table:table-cell office:value="0.4543645359145087" office:value-type="float"/>
          <table:table-cell office:value="0.4793495146467578" office:value-type="float"/>
          <table:table-cell office:value="0.5316231642647976" office:value-type="float"/>
          <table:table-cell office:value="0.6034406418954761" office:value-type="float"/>
          <table:table-cell office:value="0.6226162496309231" office:value-type="float"/>
          <table:table-cell office:value="0.6498007502511469" office:value-type="float"/>
          <table:table-cell office:value="0.6864131763365713" office:value-type="float"/>
          <table:table-cell office:value="0.6975931719613824" office:value-type="float"/>
          <table:table-cell office:value="0.37608357016193583" office:value-type="float"/>
          <table:table-cell office:value="0.477323162603702" office:value-type="float"/>
          <table:table-cell office:value="0.4923360608261512" office:value-type="float"/>
          <table:table-cell office:value="0.5124076515600569" office:value-type="float"/>
          <table:table-cell office:value="0.5312834083778271" office:value-type="float"/>
        </table:table-row>
        <table:table-row>
          <table:table-cell office:value-type="string">
            <text:p>nutzam__nutz</text:p>
          </table:table-cell>
          <table:table-cell office:value="0.6835206056767853" office:value-type="float"/>
          <table:table-cell office:value="0.725538381151942" office:value-type="float"/>
          <table:table-cell office:value="0.7438755729709545" office:value-type="float"/>
          <table:table-cell office:value="0.7587285470637535" office:value-type="float"/>
          <table:table-cell office:value="0.7863921729997647" office:value-type="float"/>
          <table:table-cell office:value="0.562887980370757" office:value-type="float"/>
          <table:table-cell office:value="0.5803109777858079" office:value-type="float"/>
          <table:table-cell office:value="0.5908611804719105" office:value-type="float"/>
          <table:table-cell office:value="0.6030480570680723" office:value-type="float"/>
          <table:table-cell office:value="0.6173085967135508" office:value-type="float"/>
          <table:table-cell office:value="0.4630815562373995" office:value-type="float"/>
          <table:table-cell office:value="0.49427003660443425" office:value-type="float"/>
          <table:table-cell office:value="0.5044242420715958" office:value-type="float"/>
          <table:table-cell office:value="0.5140299212372752" office:value-type="float"/>
          <table:table-cell office:value="0.5529355212522657" office:value-type="float"/>
          <table:table-cell office:value="0.6451695754232742" office:value-type="float"/>
          <table:table-cell office:value="0.6685189550527206" office:value-type="float"/>
          <table:table-cell office:value="0.6801630762373209" office:value-type="float"/>
          <table:table-cell office:value="0.6850045793593891" office:value-type="float"/>
          <table:table-cell office:value="0.7000917626389471" office:value-type="float"/>
          <table:table-cell office:value="0.36678027563499815" office:value-type="float"/>
          <table:table-cell office:value="0.4228126058408616" office:value-type="float"/>
          <table:table-cell office:value="0.4419395628435191" office:value-type="float"/>
          <table:table-cell office:value="0.4609885890633021" office:value-type="float"/>
          <table:table-cell office:value="0.5086252870881358" office:value-type="float"/>
        </table:table-row>
        <table:table-row>
          <table:table-cell office:value-type="string">
            <text:p>chainer__chainer</text:p>
          </table:table-cell>
          <table:table-cell office:value="0.6959942418665248" office:value-type="float"/>
          <table:table-cell office:value="0.7572454780642746" office:value-type="float"/>
          <table:table-cell office:value="0.7881481838070357" office:value-type="float"/>
          <table:table-cell office:value="0.812235674776507" office:value-type="float"/>
          <table:table-cell office:value="0.8438065281981392" office:value-type="float"/>
          <table:table-cell office:value="0.5569785766434682" office:value-type="float"/>
          <table:table-cell office:value="0.5965137082124778" office:value-type="float"/>
          <table:table-cell office:value="0.6122943798284175" office:value-type="float"/>
          <table:table-cell office:value="0.6285466066025288" office:value-type="float"/>
          <table:table-cell office:value="0.7121348272362714" office:value-type="float"/>
          <table:table-cell office:value="0.37598701441400234" office:value-type="float"/>
          <table:table-cell office:value="0.44786453381990654" office:value-type="float"/>
          <table:table-cell office:value="0.46579368060480364" office:value-type="float"/>
          <table:table-cell office:value="0.4780057464412071" office:value-type="float"/>
          <table:table-cell office:value="0.5467772452677245" office:value-type="float"/>
          <table:table-cell office:value="0.5763395153319268" office:value-type="float"/>
          <table:table-cell office:value="0.6151334584222078" office:value-type="float"/>
          <table:table-cell office:value="0.6387981434700394" office:value-type="float"/>
          <table:table-cell office:value="0.6607560029723923" office:value-type="float"/>
          <table:table-cell office:value="0.7678916584378925" office:value-type="float"/>
          <table:table-cell office:value="0.37584217760099664" office:value-type="float"/>
          <table:table-cell office:value="0.4572125266764261" office:value-type="float"/>
          <table:table-cell office:value="0.4821815768589267" office:value-type="float"/>
          <table:table-cell office:value="0.5068740834465899" office:value-type="float"/>
          <table:table-cell office:value="0.5591284677013956" office:value-type="float"/>
        </table:table-row>
        <table:table-row>
          <table:table-cell office:value-type="string">
            <text:p>AutoMapper__AutoMapper</text:p>
          </table:table-cell>
          <table:table-cell office:value="0.6998164274951343" office:value-type="float"/>
          <table:table-cell office:value="0.7758254689960072" office:value-type="float"/>
          <table:table-cell office:value="0.7987145210779043" office:value-type="float"/>
          <table:table-cell office:value="0.8166315588172027" office:value-type="float"/>
          <table:table-cell office:value="0.8621143648900401" office:value-type="float"/>
          <table:table-cell office:value="0.48797294999400903" office:value-type="float"/>
          <table:table-cell office:value="0.5616746607043757" office:value-type="float"/>
          <table:table-cell office:value="0.5811365885468017" office:value-type="float"/>
          <table:table-cell office:value="0.6011989689438357" office:value-type="float"/>
          <table:table-cell office:value="0.6609394058756148" office:value-type="float"/>
          <table:table-cell office:value="0.391822456237947" office:value-type="float"/>
          <table:table-cell office:value="0.4657877527358635" office:value-type="float"/>
          <table:table-cell office:value="0.4855740140392802" office:value-type="float"/>
          <table:table-cell office:value="0.5110651861571809" office:value-type="float"/>
          <table:table-cell office:value="0.585779114521564" office:value-type="float"/>
          <table:table-cell office:value="0.5521224558524156" office:value-type="float"/>
          <table:table-cell office:value="0.6215226823866684" office:value-type="float"/>
          <table:table-cell office:value="0.643108555987786" office:value-type="float"/>
          <table:table-cell office:value="0.6696259308716428" office:value-type="float"/>
          <table:table-cell office:value="0.7336753405929074" office:value-type="float"/>
          <table:table-cell office:value="0.2755814455432341" office:value-type="float"/>
          <table:table-cell office:value="0.4366912866170324" office:value-type="float"/>
          <table:table-cell office:value="0.46790146795205156" office:value-type="float"/>
          <table:table-cell office:value="0.4969256800645175" office:value-type="float"/>
          <table:table-cell office:value="0.583525506562751" office:value-type="float"/>
        </table:table-row>
        <table:table-row>
          <table:table-cell office:value-type="string">
            <text:p>malarkey__320andup</text:p>
          </table:table-cell>
          <table:table-cell office:value="0.809914229106645" office:value-type="float"/>
          <table:table-cell office:value="0.809914229106645" office:value-type="float"/>
          <table:table-cell office:value="0.809914229106645" office:value-type="float"/>
          <table:table-cell office:value="0.809914229106645" office:value-type="float"/>
          <table:table-cell office:value="0.8131214422884404" office:value-type="float"/>
          <table:table-cell office:value="0.5917323106337671" office:value-type="float"/>
          <table:table-cell office:value="0.5917323106337671" office:value-type="float"/>
          <table:table-cell office:value="0.5917323106337671" office:value-type="float"/>
          <table:table-cell office:value="0.5917323106337671" office:value-type="float"/>
          <table:table-cell office:value="0.6097763322587139" office:value-type="float"/>
          <table:table-cell office:value="0.4293406031804212" office:value-type="float"/>
          <table:table-cell office:value="0.4293406031804212" office:value-type="float"/>
          <table:table-cell office:value="0.4293406031804212" office:value-type="float"/>
          <table:table-cell office:value="0.4293406031804212" office:value-type="float"/>
          <table:table-cell office:value="0.47907253536295435" office:value-type="float"/>
          <table:table-cell office:value="0.6930015918817565" office:value-type="float"/>
          <table:table-cell office:value="0.6930015918817565" office:value-type="float"/>
          <table:table-cell office:value="0.6930015918817565" office:value-type="float"/>
          <table:table-cell office:value="0.6930015918817565" office:value-type="float"/>
          <table:table-cell office:value="0.7057576757829774" office:value-type="float"/>
          <table:table-cell office:value="0.48027368898951506" office:value-type="float"/>
          <table:table-cell office:value="0.48027368898951506" office:value-type="float"/>
          <table:table-cell office:value="0.48027368898951506" office:value-type="float"/>
          <table:table-cell office:value="0.48027368898951506" office:value-type="float"/>
          <table:table-cell office:value="0.5188918232000348" office:value-type="float"/>
        </table:table-row>
        <table:table-row>
          <table:table-cell office:value-type="string">
            <text:p>rhysd__NyaoVim</text:p>
          </table:table-cell>
          <table:table-cell office:value="0.7065479208493103" office:value-type="float"/>
          <table:table-cell office:value="0.7520094459936888" office:value-type="float"/>
          <table:table-cell office:value="0.7904754162164441" office:value-type="float"/>
          <table:table-cell office:value="0.8076632249192629" office:value-type="float"/>
          <table:table-cell office:value="0.8308828334674556" office:value-type="float"/>
          <table:table-cell office:value="0.5306281787230347" office:value-type="float"/>
          <table:table-cell office:value="0.5764822481450547" office:value-type="float"/>
          <table:table-cell office:value="0.582452963852955" office:value-type="float"/>
          <table:table-cell office:value="0.596977404559312" office:value-type="float"/>
          <table:table-cell office:value="0.6196923720816289" office:value-type="float"/>
          <table:table-cell office:value="0.3958905220889679" office:value-type="float"/>
          <table:table-cell office:value="0.4351977968779774" office:value-type="float"/>
          <table:table-cell office:value="0.4638831318664406" office:value-type="float"/>
          <table:table-cell office:value="0.47291756383413724" office:value-type="float"/>
          <table:table-cell office:value="0.48023629657692357" office:value-type="float"/>
          <table:table-cell office:value="0.5954000198660094" office:value-type="float"/>
          <table:table-cell office:value="0.6273173349980692" office:value-type="float"/>
          <table:table-cell office:value="0.6304583811402686" office:value-type="float"/>
          <table:table-cell office:value="0.63946022146894" office:value-type="float"/>
          <table:table-cell office:value="0.6811655966295478" office:value-type="float"/>
          <table:table-cell office:value="0.38588556159970633" office:value-type="float"/>
          <table:table-cell office:value="0.4137141957650855" office:value-type="float"/>
          <table:table-cell office:value="0.47102892006562125" office:value-type="float"/>
          <table:table-cell office:value="0.5051216053556341" office:value-type="float"/>
          <table:table-cell office:value="0.5169260657233172" office:value-type="float"/>
        </table:table-row>
        <table:table-row>
          <table:table-cell office:value-type="string">
            <text:p>kubernetes__kops</text:p>
          </table:table-cell>
          <table:table-cell office:value="0.6697475282339125" office:value-type="float"/>
          <table:table-cell office:value="0.7521428123677614" office:value-type="float"/>
          <table:table-cell office:value="0.7837562365479899" office:value-type="float"/>
          <table:table-cell office:value="0.8038033391504961" office:value-type="float"/>
          <table:table-cell office:value="0.8519773525078097" office:value-type="float"/>
          <table:table-cell office:value="0.5254932180032802" office:value-type="float"/>
          <table:table-cell office:value="0.5892009350858772" office:value-type="float"/>
          <table:table-cell office:value="0.6060384905753484" office:value-type="float"/>
          <table:table-cell office:value="0.621623190188113" office:value-type="float"/>
          <table:table-cell office:value="0.7173138256603809" office:value-type="float"/>
          <table:table-cell office:value="0.3725723770984921" office:value-type="float"/>
          <table:table-cell office:value="0.45975575987593" office:value-type="float"/>
          <table:table-cell office:value="0.4786522879949382" office:value-type="float"/>
          <table:table-cell office:value="0.4991120747779772" office:value-type="float"/>
          <table:table-cell office:value="0.5787835624666875" office:value-type="float"/>
          <table:table-cell office:value="0.5340575702172432" office:value-type="float"/>
          <table:table-cell office:value="0.6136948870492132" office:value-type="float"/>
          <table:table-cell office:value="0.6350795247472669" office:value-type="float"/>
          <table:table-cell office:value="0.6600649903357769" office:value-type="float"/>
          <table:table-cell office:value="0.7600211900420689" office:value-type="float"/>
          <table:table-cell office:value="0.37976166073731726" office:value-type="float"/>
          <table:table-cell office:value="0.4755351407662922" office:value-type="float"/>
          <table:table-cell office:value="0.4953637956333875" office:value-type="float"/>
          <table:table-cell office:value="0.5164311318868259" office:value-type="float"/>
          <table:table-cell office:value="0.6182094261467468" office:value-type="float"/>
        </table:table-row>
        <table:table-row>
          <table:table-cell office:value-type="string">
            <text:p>PHPOffice__PHPExcel</text:p>
          </table:table-cell>
          <table:table-cell office:value="0.7067134686255276" office:value-type="float"/>
          <table:table-cell office:value="0.7811724070916565" office:value-type="float"/>
          <table:table-cell office:value="0.8016050546804897" office:value-type="float"/>
          <table:table-cell office:value="0.8239509592880244" office:value-type="float"/>
          <table:table-cell office:value="0.8630845212816805" office:value-type="float"/>
          <table:table-cell office:value="0.518486155924978" office:value-type="float"/>
          <table:table-cell office:value="0.5766778296919091" office:value-type="float"/>
          <table:table-cell office:value="0.595423100976859" office:value-type="float"/>
          <table:table-cell office:value="0.6190568016704766" office:value-type="float"/>
          <table:table-cell office:value="0.658018409543732" office:value-type="float"/>
          <table:table-cell office:value="0.3926180188246515" office:value-type="float"/>
          <table:table-cell office:value="0.4490276358613337" office:value-type="float"/>
          <table:table-cell office:value="0.4689634623160012" office:value-type="float"/>
          <table:table-cell office:value="0.49256404473695603" office:value-type="float"/>
          <table:table-cell office:value="0.595314077082475" office:value-type="float"/>
          <table:table-cell office:value="0.5657838301566025" office:value-type="float"/>
          <table:table-cell office:value="0.611600484404626" office:value-type="float"/>
          <table:table-cell office:value="0.6363923545688064" office:value-type="float"/>
          <table:table-cell office:value="0.6599215527550553" office:value-type="float"/>
          <table:table-cell office:value="0.7532214112933419" office:value-type="float"/>
          <table:table-cell office:value="0.28032487520992405" office:value-type="float"/>
          <table:table-cell office:value="0.4592321013759427" office:value-type="float"/>
          <table:table-cell office:value="0.4975911837458231" office:value-type="float"/>
          <table:table-cell office:value="0.5270480635045685" office:value-type="float"/>
          <table:table-cell office:value="0.60195290582299" office:value-type="float"/>
        </table:table-row>
        <table:table-row>
          <table:table-cell office:value-type="string">
            <text:p>aws__aws-sdk-php</text:p>
          </table:table-cell>
          <table:table-cell office:value="0.6982305991201457" office:value-type="float"/>
          <table:table-cell office:value="0.7560794205333897" office:value-type="float"/>
          <table:table-cell office:value="0.788073168874014" office:value-type="float"/>
          <table:table-cell office:value="0.8093986404444984" office:value-type="float"/>
          <table:table-cell office:value="0.8455120170069088" office:value-type="float"/>
          <table:table-cell office:value="0.5339491902900171" office:value-type="float"/>
          <table:table-cell office:value="0.5919484929029103" office:value-type="float"/>
          <table:table-cell office:value="0.6050081436950837" office:value-type="float"/>
          <table:table-cell office:value="0.6202327324272042" office:value-type="float"/>
          <table:table-cell office:value="0.6855680889741516" office:value-type="float"/>
          <table:table-cell office:value="0.3829075413693491" office:value-type="float"/>
          <table:table-cell office:value="0.46418703276470796" office:value-type="float"/>
          <table:table-cell office:value="0.479632021134655" office:value-type="float"/>
          <table:table-cell office:value="0.5011967677907347" office:value-type="float"/>
          <table:table-cell office:value="0.5917047244392254" office:value-type="float"/>
          <table:table-cell office:value="0.577848041480651" office:value-type="float"/>
          <table:table-cell office:value="0.6307144274657237" office:value-type="float"/>
          <table:table-cell office:value="0.6504312058832555" office:value-type="float"/>
          <table:table-cell office:value="0.6737941072000808" office:value-type="float"/>
          <table:table-cell office:value="0.7659754696719063" office:value-type="float"/>
          <table:table-cell office:value="0.3977507189401017" office:value-type="float"/>
          <table:table-cell office:value="0.48266809366056906" office:value-type="float"/>
          <table:table-cell office:value="0.5110793515861934" office:value-type="float"/>
          <table:table-cell office:value="0.5387728247537297" office:value-type="float"/>
          <table:table-cell office:value="0.5933874863811535" office:value-type="float"/>
        </table:table-row>
        <table:table-row>
          <table:table-cell office:value-type="string">
            <text:p>jdesboeufs__connect-mongo</text:p>
          </table:table-cell>
          <table:table-cell office:value="0.7035490773999296" office:value-type="float"/>
          <table:table-cell office:value="0.7526923742855115" office:value-type="float"/>
          <table:table-cell office:value="0.7808590612683176" office:value-type="float"/>
          <table:table-cell office:value="0.7939222163228152" office:value-type="float"/>
          <table:table-cell office:value="0.8248355258977633" office:value-type="float"/>
          <table:table-cell office:value="0.5052662639320663" office:value-type="float"/>
          <table:table-cell office:value="0.5761075873815914" office:value-type="float"/>
          <table:table-cell office:value="0.5967706396661253" office:value-type="float"/>
          <table:table-cell office:value="0.6106798248226739" office:value-type="float"/>
          <table:table-cell office:value="0.6762221300273805" office:value-type="float"/>
          <table:table-cell office:value="0.402122067083757" office:value-type="float"/>
          <table:table-cell office:value="0.4733875690900632" office:value-type="float"/>
          <table:table-cell office:value="0.4928776899593522" office:value-type="float"/>
          <table:table-cell office:value="0.5133588447778693" office:value-type="float"/>
          <table:table-cell office:value="0.5656704111722675" office:value-type="float"/>
          <table:table-cell office:value="0.562887564373964" office:value-type="float"/>
          <table:table-cell office:value="0.6267575390385969" office:value-type="float"/>
          <table:table-cell office:value="0.6534627594093702" office:value-type="float"/>
          <table:table-cell office:value="0.6736032409577392" office:value-type="float"/>
          <table:table-cell office:value="0.7394998466029901" office:value-type="float"/>
          <table:table-cell office:value="0.3820129835807155" office:value-type="float"/>
          <table:table-cell office:value="0.47309378858753304" office:value-type="float"/>
          <table:table-cell office:value="0.5029350699762921" office:value-type="float"/>
          <table:table-cell office:value="0.5294422216192174" office:value-type="float"/>
          <table:table-cell office:value="0.5932974251723306" office:value-type="float"/>
        </table:table-row>
        <table:table-row>
          <table:table-cell office:value-type="string">
            <text:p>phpro__grumphp</text:p>
          </table:table-cell>
          <table:table-cell office:value="0.6930986275007088" office:value-type="float"/>
          <table:table-cell office:value="0.7715162131691201" office:value-type="float"/>
          <table:table-cell office:value="0.7948309156038248" office:value-type="float"/>
          <table:table-cell office:value="0.809880441060632" office:value-type="float"/>
          <table:table-cell office:value="0.8535341998677488" office:value-type="float"/>
          <table:table-cell office:value="0.5526185379341751" office:value-type="float"/>
          <table:table-cell office:value="0.5938063925506077" office:value-type="float"/>
          <table:table-cell office:value="0.6088002150109233" office:value-type="float"/>
          <table:table-cell office:value="0.6251679384741194" office:value-type="float"/>
          <table:table-cell office:value="0.6895573778518334" office:value-type="float"/>
          <table:table-cell office:value="0.3903644882631276" office:value-type="float"/>
          <table:table-cell office:value="0.449916484020661" office:value-type="float"/>
          <table:table-cell office:value="0.4628787061034988" office:value-type="float"/>
          <table:table-cell office:value="0.4791889848122631" office:value-type="float"/>
          <table:table-cell office:value="0.5253553477735151" office:value-type="float"/>
          <table:table-cell office:value="0.5675646272526859" office:value-type="float"/>
          <table:table-cell office:value="0.6136509383336967" office:value-type="float"/>
          <table:table-cell office:value="0.6330868482080774" office:value-type="float"/>
          <table:table-cell office:value="0.662238003451721" office:value-type="float"/>
          <table:table-cell office:value="0.7452110891192589" office:value-type="float"/>
          <table:table-cell office:value="0.4206844539422082" office:value-type="float"/>
          <table:table-cell office:value="0.47554027071886185" office:value-type="float"/>
          <table:table-cell office:value="0.5101096390238805" office:value-type="float"/>
          <table:table-cell office:value="0.5323407881190803" office:value-type="float"/>
          <table:table-cell office:value="0.5731289654102815" office:value-type="float"/>
        </table:table-row>
        <table:table-row>
          <table:table-cell office:value-type="string">
            <text:p>zsh-users__antigen</text:p>
          </table:table-cell>
          <table:table-cell office:value="0.7216599975162163" office:value-type="float"/>
          <table:table-cell office:value="0.7773888459328108" office:value-type="float"/>
          <table:table-cell office:value="0.8067847153589657" office:value-type="float"/>
          <table:table-cell office:value="0.820013176798887" office:value-type="float"/>
          <table:table-cell office:value="0.8658897603181305" office:value-type="float"/>
          <table:table-cell office:value="0.5124582182646886" office:value-type="float"/>
          <table:table-cell office:value="0.5587047907405613" office:value-type="float"/>
          <table:table-cell office:value="0.5809323706002982" office:value-type="float"/>
          <table:table-cell office:value="0.6069818818694064" office:value-type="float"/>
          <table:table-cell office:value="0.6371777970388269" office:value-type="float"/>
          <table:table-cell office:value="0.3651419216919894" office:value-type="float"/>
          <table:table-cell office:value="0.4509858843818078" office:value-type="float"/>
          <table:table-cell office:value="0.466625442875664" office:value-type="float"/>
          <table:table-cell office:value="0.47995824147100175" office:value-type="float"/>
          <table:table-cell office:value="0.5463037345644814" office:value-type="float"/>
          <table:table-cell office:value="0.5536461045616718" office:value-type="float"/>
          <table:table-cell office:value="0.6095590920257529" office:value-type="float"/>
          <table:table-cell office:value="0.6215950765481113" office:value-type="float"/>
          <table:table-cell office:value="0.6433391501372405" office:value-type="float"/>
          <table:table-cell office:value="0.6844913955999052" office:value-type="float"/>
          <table:table-cell office:value="0.40411869280024193" office:value-type="float"/>
          <table:table-cell office:value="0.44833001953984075" office:value-type="float"/>
          <table:table-cell office:value="0.4680425548925633" office:value-type="float"/>
          <table:table-cell office:value="0.513722055813675" office:value-type="float"/>
          <table:table-cell office:value="0.5800654527722231" office:value-type="float"/>
        </table:table-row>
        <table:table-row>
          <table:table-cell office:value-type="string">
            <text:p>facebook__mention-bot</text:p>
          </table:table-cell>
          <table:table-cell office:value="0.7247303796496772" office:value-type="float"/>
          <table:table-cell office:value="0.7928814068161337" office:value-type="float"/>
          <table:table-cell office:value="0.8011811042189485" office:value-type="float"/>
          <table:table-cell office:value="0.8120376584984969" office:value-type="float"/>
          <table:table-cell office:value="0.8502214088540885" office:value-type="float"/>
          <table:table-cell office:value="0.5569430779885985" office:value-type="float"/>
          <table:table-cell office:value="0.5823110542590711" office:value-type="float"/>
          <table:table-cell office:value="0.6084927225835226" office:value-type="float"/>
          <table:table-cell office:value="0.6333791106049538" office:value-type="float"/>
          <table:table-cell office:value="0.6969897813046958" office:value-type="float"/>
          <table:table-cell office:value="0.4271535225176606" office:value-type="float"/>
          <table:table-cell office:value="0.4825186101175447" office:value-type="float"/>
          <table:table-cell office:value="0.4960536991791735" office:value-type="float"/>
          <table:table-cell office:value="0.5113895556054391" office:value-type="float"/>
          <table:table-cell office:value="0.5676330864916194" office:value-type="float"/>
          <table:table-cell office:value="0.5920103865089417" office:value-type="float"/>
          <table:table-cell office:value="0.6451010746481644" office:value-type="float"/>
          <table:table-cell office:value="0.6737038821029802" office:value-type="float"/>
          <table:table-cell office:value="0.6985913676459191" office:value-type="float"/>
          <table:table-cell office:value="0.7429827660129371" office:value-type="float"/>
          <table:table-cell office:value="0.4497722585597945" office:value-type="float"/>
          <table:table-cell office:value="0.5018010606938907" office:value-type="float"/>
          <table:table-cell office:value="0.5211767010963924" office:value-type="float"/>
          <table:table-cell office:value="0.5716278132153725" office:value-type="float"/>
          <table:table-cell office:value="0.6140816282119356" office:value-type="float"/>
        </table:table-row>
        <table:table-row>
          <table:table-cell office:value-type="string">
            <text:p>timjansen__minified.js</text:p>
          </table:table-cell>
          <table:table-cell office:value="0.7713634204515267" office:value-type="float"/>
          <table:table-cell office:value="0.7998661424596084" office:value-type="float"/>
          <table:table-cell office:value="0.8015182256068529" office:value-type="float"/>
          <table:table-cell office:value="0.8354342173053265" office:value-type="float"/>
          <table:table-cell office:value="0.8354342173053265" office:value-type="float"/>
          <table:table-cell office:value="0.5747414774766022" office:value-type="float"/>
          <table:table-cell office:value="0.6013436514589902" office:value-type="float"/>
          <table:table-cell office:value="0.6016938823849793" office:value-type="float"/>
          <table:table-cell office:value="0.6185333899055746" office:value-type="float"/>
          <table:table-cell office:value="0.6185333899055746" office:value-type="float"/>
          <table:table-cell office:value="0.3977178873049565" office:value-type="float"/>
          <table:table-cell office:value="0.48889330548902005" office:value-type="float"/>
          <table:table-cell office:value="0.4932943391075606" office:value-type="float"/>
          <table:table-cell office:value="0.5113587196448219" office:value-type="float"/>
          <table:table-cell office:value="0.5113587196448219" office:value-type="float"/>
          <table:table-cell office:value="0.6219437534856109" office:value-type="float"/>
          <table:table-cell office:value="0.6500759639607911" office:value-type="float"/>
          <table:table-cell office:value="0.6507546549223281" office:value-type="float"/>
          <table:table-cell office:value="0.6781949593946361" office:value-type="float"/>
          <table:table-cell office:value="0.6781949593946361" office:value-type="float"/>
          <table:table-cell office:value="0.46750253112251045" office:value-type="float"/>
          <table:table-cell office:value="0.49124191019961305" office:value-type="float"/>
          <table:table-cell office:value="0.5268469299563835" office:value-type="float"/>
          <table:table-cell office:value="0.544699436824359" office:value-type="float"/>
          <table:table-cell office:value="0.544699436824359" office:value-type="float"/>
        </table:table-row>
        <table:table-row>
          <table:table-cell office:value-type="string">
            <text:p>heroku__hk</text:p>
          </table:table-cell>
          <table:table-cell office:value="0.778241274042456" office:value-type="float"/>
          <table:table-cell office:value="0.7939096748791504" office:value-type="float"/>
          <table:table-cell office:value="0.8076060474650524" office:value-type="float"/>
          <table:table-cell office:value="0.8161419189668532" office:value-type="float"/>
          <table:table-cell office:value="0.8166802154798443" office:value-type="float"/>
          <table:table-cell office:value="0.5537579326099342" office:value-type="float"/>
          <table:table-cell office:value="0.5690267350714584" office:value-type="float"/>
          <table:table-cell office:value="0.5918002417230593" office:value-type="float"/>
          <table:table-cell office:value="0.6066618403148724" office:value-type="float"/>
          <table:table-cell office:value="0.6125981471993309" office:value-type="float"/>
          <table:table-cell office:value="0.46138985289814277" office:value-type="float"/>
          <table:table-cell office:value="0.4817889735236984" office:value-type="float"/>
          <table:table-cell office:value="0.49051222640754955" office:value-type="float"/>
          <table:table-cell office:value="0.5043365528577656" office:value-type="float"/>
          <table:table-cell office:value="0.5086974369243407" office:value-type="float"/>
          <table:table-cell office:value="0.6051666377936202" office:value-type="float"/>
          <table:table-cell office:value="0.6261253107535846" office:value-type="float"/>
          <table:table-cell office:value="0.6392280544690571" office:value-type="float"/>
          <table:table-cell office:value="0.6649322952406127" office:value-type="float"/>
          <table:table-cell office:value="0.6792545537860546" office:value-type="float"/>
          <table:table-cell office:value="0.4693941686088865" office:value-type="float"/>
          <table:table-cell office:value="0.5077870504183617" office:value-type="float"/>
          <table:table-cell office:value="0.5101482281846728" office:value-type="float"/>
          <table:table-cell office:value="0.5148389671635405" office:value-type="float"/>
          <table:table-cell office:value="0.5559547578558012" office:value-type="float"/>
        </table:table-row>
        <table:table-row>
          <table:table-cell office:value-type="string">
            <text:p>lukeredpath__LRResty</text:p>
          </table:table-cell>
          <table:table-cell office:value="0.7698670244813325" office:value-type="float"/>
          <table:table-cell office:value="0.7698670244813325" office:value-type="float"/>
          <table:table-cell office:value="0.7698670244813325" office:value-type="float"/>
          <table:table-cell office:value="0.7698670244813325" office:value-type="float"/>
          <table:table-cell office:value="0.8104082074181314" office:value-type="float"/>
          <table:table-cell office:value="0.5849313464656878" office:value-type="float"/>
          <table:table-cell office:value="0.5849313464656878" office:value-type="float"/>
          <table:table-cell office:value="0.5849313464656878" office:value-type="float"/>
          <table:table-cell office:value="0.5849313464656878" office:value-type="float"/>
          <table:table-cell office:value="0.6186587774152327" office:value-type="float"/>
          <table:table-cell office:value="0.46842918459656124" office:value-type="float"/>
          <table:table-cell office:value="0.46842918459656124" office:value-type="float"/>
          <table:table-cell office:value="0.46842918459656124" office:value-type="float"/>
          <table:table-cell office:value="0.46842918459656124" office:value-type="float"/>
          <table:table-cell office:value="0.49427687844440027" office:value-type="float"/>
          <table:table-cell office:value="0.64025653506246" office:value-type="float"/>
          <table:table-cell office:value="0.64025653506246" office:value-type="float"/>
          <table:table-cell office:value="0.64025653506246" office:value-type="float"/>
          <table:table-cell office:value="0.64025653506246" office:value-type="float"/>
          <table:table-cell office:value="0.6962648771335711" office:value-type="float"/>
          <table:table-cell office:value="0.45414436780851586" office:value-type="float"/>
          <table:table-cell office:value="0.45414436780851586" office:value-type="float"/>
          <table:table-cell office:value="0.45414436780851586" office:value-type="float"/>
          <table:table-cell office:value="0.45414436780851586" office:value-type="float"/>
          <table:table-cell office:value="0.5253638287965811" office:value-type="float"/>
        </table:table-row>
        <table:table-row>
          <table:table-cell office:value-type="string">
            <text:p>gentilkiwi__mimikatz</text:p>
          </table:table-cell>
          <table:table-cell office:value="0.7014935981275123" office:value-type="float"/>
          <table:table-cell office:value="0.724177893130514" office:value-type="float"/>
          <table:table-cell office:value="0.7781480970554983" office:value-type="float"/>
          <table:table-cell office:value="0.8121583316397895" office:value-type="float"/>
          <table:table-cell office:value="0.826677882239853" office:value-type="float"/>
          <table:table-cell office:value="0.5929338597517663" office:value-type="float"/>
          <table:table-cell office:value="0.6072162878423827" office:value-type="float"/>
          <table:table-cell office:value="0.6166043837156301" office:value-type="float"/>
          <table:table-cell office:value="0.6260100878310478" office:value-type="float"/>
          <table:table-cell office:value="0.6265030733465965" office:value-type="float"/>
          <table:table-cell office:value="0.4669810665427433" office:value-type="float"/>
          <table:table-cell office:value="0.4794478193428974" office:value-type="float"/>
          <table:table-cell office:value="0.4850637288501029" office:value-type="float"/>
          <table:table-cell office:value="0.5328579020197663" office:value-type="float"/>
          <table:table-cell office:value="0.6133792208701974" office:value-type="float"/>
          <table:table-cell office:value="0.5881890904321531" office:value-type="float"/>
          <table:table-cell office:value="0.6365122946398284" office:value-type="float"/>
          <table:table-cell office:value="0.6763439631363541" office:value-type="float"/>
          <table:table-cell office:value="0.7023569829994754" office:value-type="float"/>
          <table:table-cell office:value="0.7025388402432953" office:value-type="float"/>
          <table:table-cell office:value="0.36803419632698464" office:value-type="float"/>
          <table:table-cell office:value="0.45422792419765834" office:value-type="float"/>
          <table:table-cell office:value="0.5195537011746187" office:value-type="float"/>
          <table:table-cell office:value="0.5457121805098502" office:value-type="float"/>
          <table:table-cell office:value="0.5568923276647003" office:value-type="float"/>
        </table:table-row>
        <table:table-row>
          <table:table-cell office:value-type="string">
            <text:p>bookshelf__bookshelf</text:p>
          </table:table-cell>
          <table:table-cell office:value="0.7263063046567751" office:value-type="float"/>
          <table:table-cell office:value="0.7947633206896373" office:value-type="float"/>
          <table:table-cell office:value="0.8110389728137861" office:value-type="float"/>
          <table:table-cell office:value="0.8271548561190685" office:value-type="float"/>
          <table:table-cell office:value="0.9039866913968732" office:value-type="float"/>
          <table:table-cell office:value="0.519634731193316" office:value-type="float"/>
          <table:table-cell office:value="0.5738568640237312" office:value-type="float"/>
          <table:table-cell office:value="0.5896091559067369" office:value-type="float"/>
          <table:table-cell office:value="0.6036794692934901" office:value-type="float"/>
          <table:table-cell office:value="0.691350929060906" office:value-type="float"/>
          <table:table-cell office:value="0.3875848665763719" office:value-type="float"/>
          <table:table-cell office:value="0.48559365751318295" office:value-type="float"/>
          <table:table-cell office:value="0.5102440093233305" office:value-type="float"/>
          <table:table-cell office:value="0.5268546102123313" office:value-type="float"/>
          <table:table-cell office:value="0.6015463730673152" office:value-type="float"/>
          <table:table-cell office:value="0.5586971916986347" office:value-type="float"/>
          <table:table-cell office:value="0.6245111911329361" office:value-type="float"/>
          <table:table-cell office:value="0.6437285423486617" office:value-type="float"/>
          <table:table-cell office:value="0.664932981158048" office:value-type="float"/>
          <table:table-cell office:value="0.7735691506390071" office:value-type="float"/>
          <table:table-cell office:value="0.3908153472976848" office:value-type="float"/>
          <table:table-cell office:value="0.4833541669563156" office:value-type="float"/>
          <table:table-cell office:value="0.5090131013327768" office:value-type="float"/>
          <table:table-cell office:value="0.5261940053627338" office:value-type="float"/>
          <table:table-cell office:value="0.5923883073654794" office:value-type="float"/>
        </table:table-row>
        <table:table-row>
          <table:table-cell office:value-type="string">
            <text:p>labstack__echo</text:p>
          </table:table-cell>
          <table:table-cell office:value="0.7104409821009292" office:value-type="float"/>
          <table:table-cell office:value="0.7674842140898325" office:value-type="float"/>
          <table:table-cell office:value="0.7916176740305961" office:value-type="float"/>
          <table:table-cell office:value="0.8138966764720597" office:value-type="float"/>
          <table:table-cell office:value="0.8484073481710164" office:value-type="float"/>
          <table:table-cell office:value="0.5407582215164699" office:value-type="float"/>
          <table:table-cell office:value="0.5946257476205352" office:value-type="float"/>
          <table:table-cell office:value="0.6131569838256463" office:value-type="float"/>
          <table:table-cell office:value="0.6252935174606691" office:value-type="float"/>
          <table:table-cell office:value="0.6738249225824723" office:value-type="float"/>
          <table:table-cell office:value="0.42884241980748694" office:value-type="float"/>
          <table:table-cell office:value="0.4626812908754956" office:value-type="float"/>
          <table:table-cell office:value="0.491288558060947" office:value-type="float"/>
          <table:table-cell office:value="0.5065048072477969" office:value-type="float"/>
          <table:table-cell office:value="0.5469914202146378" office:value-type="float"/>
          <table:table-cell office:value="0.5642648007555302" office:value-type="float"/>
          <table:table-cell office:value="0.6322090730776951" office:value-type="float"/>
          <table:table-cell office:value="0.6516348446825018" office:value-type="float"/>
          <table:table-cell office:value="0.6719792306276351" office:value-type="float"/>
          <table:table-cell office:value="0.7373264103644641" office:value-type="float"/>
          <table:table-cell office:value="0.4357437172148825" office:value-type="float"/>
          <table:table-cell office:value="0.4896931964812297" office:value-type="float"/>
          <table:table-cell office:value="0.5191871752811803" office:value-type="float"/>
          <table:table-cell office:value="0.5338956446087861" office:value-type="float"/>
          <table:table-cell office:value="0.5703650991393794" office:value-type="float"/>
        </table:table-row>
        <table:table-row>
          <table:table-cell office:value-type="string">
            <text:p>Hacker0x01__react-datepicker</text:p>
          </table:table-cell>
          <table:table-cell office:value="0.7354796781734015" office:value-type="float"/>
          <table:table-cell office:value="0.7806449868281862" office:value-type="float"/>
          <table:table-cell office:value="0.8004415518491597" office:value-type="float"/>
          <table:table-cell office:value="0.812838649039906" office:value-type="float"/>
          <table:table-cell office:value="0.8534438439732425" office:value-type="float"/>
          <table:table-cell office:value="0.5071526229713859" office:value-type="float"/>
          <table:table-cell office:value="0.5709203807386942" office:value-type="float"/>
          <table:table-cell office:value="0.5903074212168471" office:value-type="float"/>
          <table:table-cell office:value="0.6096051438127211" office:value-type="float"/>
          <table:table-cell office:value="0.6774307149187021" office:value-type="float"/>
          <table:table-cell office:value="0.3872228507430615" office:value-type="float"/>
          <table:table-cell office:value="0.46931440329063423" office:value-type="float"/>
          <table:table-cell office:value="0.48650576916662697" office:value-type="float"/>
          <table:table-cell office:value="0.5026774626154631" office:value-type="float"/>
          <table:table-cell office:value="0.5704777864998507" office:value-type="float"/>
          <table:table-cell office:value="0.5790538798030546" office:value-type="float"/>
          <table:table-cell office:value="0.6153388948520573" office:value-type="float"/>
          <table:table-cell office:value="0.6422416488369138" office:value-type="float"/>
          <table:table-cell office:value="0.6629096574066865" office:value-type="float"/>
          <table:table-cell office:value="0.7299393059875899" office:value-type="float"/>
          <table:table-cell office:value="0.37239251385654704" office:value-type="float"/>
          <table:table-cell office:value="0.4627894932169273" office:value-type="float"/>
          <table:table-cell office:value="0.4831146248129097" office:value-type="float"/>
          <table:table-cell office:value="0.5052865270721109" office:value-type="float"/>
          <table:table-cell office:value="0.5513830994624043" office:value-type="float"/>
        </table:table-row>
        <table:table-row>
          <table:table-cell office:value-type="string">
            <text:p>mgechev__codelyzer</text:p>
          </table:table-cell>
          <table:table-cell office:value="0.7394386878922933" office:value-type="float"/>
          <table:table-cell office:value="0.7777666756054286" office:value-type="float"/>
          <table:table-cell office:value="0.7958197694722616" office:value-type="float"/>
          <table:table-cell office:value="0.8181515651612854" office:value-type="float"/>
          <table:table-cell office:value="0.8425215511955456" office:value-type="float"/>
          <table:table-cell office:value="0.5300227937836637" office:value-type="float"/>
          <table:table-cell office:value="0.580297528760503" office:value-type="float"/>
          <table:table-cell office:value="0.5906492874142791" office:value-type="float"/>
          <table:table-cell office:value="0.6013200306064355" office:value-type="float"/>
          <table:table-cell office:value="0.6578125972237149" office:value-type="float"/>
          <table:table-cell office:value="0.38514873352247725" office:value-type="float"/>
          <table:table-cell office:value="0.4548748499597721" office:value-type="float"/>
          <table:table-cell office:value="0.4703998606929153" office:value-type="float"/>
          <table:table-cell office:value="0.48396181533454924" office:value-type="float"/>
          <table:table-cell office:value="0.5354249135187458" office:value-type="float"/>
          <table:table-cell office:value="0.5826611286376566" office:value-type="float"/>
          <table:table-cell office:value="0.6127968443635188" office:value-type="float"/>
          <table:table-cell office:value="0.6301107395203439" office:value-type="float"/>
          <table:table-cell office:value="0.6439323648048779" office:value-type="float"/>
          <table:table-cell office:value="0.6989741262470679" office:value-type="float"/>
          <table:table-cell office:value="0.3654258566247611" office:value-type="float"/>
          <table:table-cell office:value="0.46018056654308737" office:value-type="float"/>
          <table:table-cell office:value="0.4983975323762512" office:value-type="float"/>
          <table:table-cell office:value="0.5187003093366007" office:value-type="float"/>
          <table:table-cell office:value="0.5501703590804691" office:value-type="float"/>
        </table:table-row>
        <table:table-row>
          <table:table-cell office:value-type="string">
            <text:p>vispy__vispy</text:p>
          </table:table-cell>
          <table:table-cell office:value="0.7098142264173872" office:value-type="float"/>
          <table:table-cell office:value="0.7900208065332118" office:value-type="float"/>
          <table:table-cell office:value="0.810837012228899" office:value-type="float"/>
          <table:table-cell office:value="0.8255521404113972" office:value-type="float"/>
          <table:table-cell office:value="0.880032214694443" office:value-type="float"/>
          <table:table-cell office:value="0.5305662836158228" office:value-type="float"/>
          <table:table-cell office:value="0.584443793585839" office:value-type="float"/>
          <table:table-cell office:value="0.6022834483871695" office:value-type="float"/>
          <table:table-cell office:value="0.6128099074087899" office:value-type="float"/>
          <table:table-cell office:value="0.6674815610397531" office:value-type="float"/>
          <table:table-cell office:value="0.4068075147502034" office:value-type="float"/>
          <table:table-cell office:value="0.46230168070343086" office:value-type="float"/>
          <table:table-cell office:value="0.48827532019892494" office:value-type="float"/>
          <table:table-cell office:value="0.518782335090173" office:value-type="float"/>
          <table:table-cell office:value="0.5915433966522112" office:value-type="float"/>
          <table:table-cell office:value="0.5495673810597649" office:value-type="float"/>
          <table:table-cell office:value="0.621346662829821" office:value-type="float"/>
          <table:table-cell office:value="0.6400874301674813" office:value-type="float"/>
          <table:table-cell office:value="0.6621625625532366" office:value-type="float"/>
          <table:table-cell office:value="0.7175723307714251" office:value-type="float"/>
          <table:table-cell office:value="0.41213536413575014" office:value-type="float"/>
          <table:table-cell office:value="0.47216139333953716" office:value-type="float"/>
          <table:table-cell office:value="0.49147490526773996" office:value-type="float"/>
          <table:table-cell office:value="0.5070506353995233" office:value-type="float"/>
          <table:table-cell office:value="0.566066205359901" office:value-type="float"/>
        </table:table-row>
        <table:table-row>
          <table:table-cell office:value-type="string">
            <text:p>Microsoft__CNTK</text:p>
          </table:table-cell>
          <table:table-cell office:value="0.6836301868742545" office:value-type="float"/>
          <table:table-cell office:value="0.7719773031589385" office:value-type="float"/>
          <table:table-cell office:value="0.794096938739671" office:value-type="float"/>
          <table:table-cell office:value="0.8111362245212766" office:value-type="float"/>
          <table:table-cell office:value="0.8599510678750193" office:value-type="float"/>
          <table:table-cell office:value="0.5176989760089328" office:value-type="float"/>
          <table:table-cell office:value="0.5932368077257502" office:value-type="float"/>
          <table:table-cell office:value="0.6104077965275473" office:value-type="float"/>
          <table:table-cell office:value="0.6267166382818178" office:value-type="float"/>
          <table:table-cell office:value="0.690896229014525" office:value-type="float"/>
          <table:table-cell office:value="0.3479852180087878" office:value-type="float"/>
          <table:table-cell office:value="0.4593624408955454" office:value-type="float"/>
          <table:table-cell office:value="0.4802001334974798" office:value-type="float"/>
          <table:table-cell office:value="0.4980271056715976" office:value-type="float"/>
          <table:table-cell office:value="0.5639817112410299" office:value-type="float"/>
          <table:table-cell office:value="0.5623831418198264" office:value-type="float"/>
          <table:table-cell office:value="0.6209345460150504" office:value-type="float"/>
          <table:table-cell office:value="0.640007207634466" office:value-type="float"/>
          <table:table-cell office:value="0.6653848071112538" office:value-type="float"/>
          <table:table-cell office:value="0.7626107860348179" office:value-type="float"/>
          <table:table-cell office:value="0.30580641456961155" office:value-type="float"/>
          <table:table-cell office:value="0.46383132048992437" office:value-type="float"/>
          <table:table-cell office:value="0.494464523346384" office:value-type="float"/>
          <table:table-cell office:value="0.5173993145317346" office:value-type="float"/>
          <table:table-cell office:value="0.5998401357154185" office:value-type="float"/>
        </table:table-row>
        <table:table-row>
          <table:table-cell office:value-type="string">
            <text:p>KrauseFx__TSMessages</text:p>
          </table:table-cell>
          <table:table-cell office:value="0.7226768951608107" office:value-type="float"/>
          <table:table-cell office:value="0.7700504789888301" office:value-type="float"/>
          <table:table-cell office:value="0.7938575555933219" office:value-type="float"/>
          <table:table-cell office:value="0.8131488155818639" office:value-type="float"/>
          <table:table-cell office:value="0.8437175475397668" office:value-type="float"/>
          <table:table-cell office:value="0.5189607931202735" office:value-type="float"/>
          <table:table-cell office:value="0.5581388104895713" office:value-type="float"/>
          <table:table-cell office:value="0.5983815144756865" office:value-type="float"/>
          <table:table-cell office:value="0.6040679263898139" office:value-type="float"/>
          <table:table-cell office:value="0.6550425534972124" office:value-type="float"/>
          <table:table-cell office:value="0.4143746180389567" office:value-type="float"/>
          <table:table-cell office:value="0.46437398363326754" office:value-type="float"/>
          <table:table-cell office:value="0.4827394622559195" office:value-type="float"/>
          <table:table-cell office:value="0.4957210746334806" office:value-type="float"/>
          <table:table-cell office:value="0.5564825475405129" office:value-type="float"/>
          <table:table-cell office:value="0.5716555999237939" office:value-type="float"/>
          <table:table-cell office:value="0.620816433992823" office:value-type="float"/>
          <table:table-cell office:value="0.637923152629247" office:value-type="float"/>
          <table:table-cell office:value="0.6592278753345033" office:value-type="float"/>
          <table:table-cell office:value="0.7149624024514565" office:value-type="float"/>
          <table:table-cell office:value="0.3128300569590361" office:value-type="float"/>
          <table:table-cell office:value="0.44317290341409665" office:value-type="float"/>
          <table:table-cell office:value="0.4824124460502115" office:value-type="float"/>
          <table:table-cell office:value="0.5196229408076025" office:value-type="float"/>
          <table:table-cell office:value="0.5735056447316955" office:value-type="float"/>
        </table:table-row>
        <table:table-row>
          <table:table-cell office:value-type="string">
            <text:p>VirusTotal__yara</text:p>
          </table:table-cell>
          <table:table-cell office:value="0.7219475998836069" office:value-type="float"/>
          <table:table-cell office:value="0.7798325936072741" office:value-type="float"/>
          <table:table-cell office:value="0.8070816300351223" office:value-type="float"/>
          <table:table-cell office:value="0.8235642207856997" office:value-type="float"/>
          <table:table-cell office:value="0.8572279961792311" office:value-type="float"/>
          <table:table-cell office:value="0.5549619346501923" office:value-type="float"/>
          <table:table-cell office:value="0.5900611445811058" office:value-type="float"/>
          <table:table-cell office:value="0.6085595909354047" office:value-type="float"/>
          <table:table-cell office:value="0.6219346020672942" office:value-type="float"/>
          <table:table-cell office:value="0.6715944212451612" office:value-type="float"/>
          <table:table-cell office:value="0.40086349481657624" office:value-type="float"/>
          <table:table-cell office:value="0.46598146127308643" office:value-type="float"/>
          <table:table-cell office:value="0.4770762556720952" office:value-type="float"/>
          <table:table-cell office:value="0.4948463604602764" office:value-type="float"/>
          <table:table-cell office:value="0.5446527960152889" office:value-type="float"/>
          <table:table-cell office:value="0.5915273970343905" office:value-type="float"/>
          <table:table-cell office:value="0.6302087492021935" office:value-type="float"/>
          <table:table-cell office:value="0.6420483515792045" office:value-type="float"/>
          <table:table-cell office:value="0.6618549318366842" office:value-type="float"/>
          <table:table-cell office:value="0.7135262458586739" office:value-type="float"/>
          <table:table-cell office:value="0.4147414413573325" office:value-type="float"/>
          <table:table-cell office:value="0.49749128667121545" office:value-type="float"/>
          <table:table-cell office:value="0.5160532443207424" office:value-type="float"/>
          <table:table-cell office:value="0.5276958913149348" office:value-type="float"/>
          <table:table-cell office:value="0.5745993530293185" office:value-type="float"/>
        </table:table-row>
        <table:table-row>
          <table:table-cell office:value-type="string">
            <text:p>GetmeUK__ContentTools</text:p>
          </table:table-cell>
          <table:table-cell office:value="0.7643968940300626" office:value-type="float"/>
          <table:table-cell office:value="0.8016332865133154" office:value-type="float"/>
          <table:table-cell office:value="0.8119359548915438" office:value-type="float"/>
          <table:table-cell office:value="0.821309265807544" office:value-type="float"/>
          <table:table-cell office:value="0.8606450439841049" office:value-type="float"/>
          <table:table-cell office:value="0.5456076732236421" office:value-type="float"/>
          <table:table-cell office:value="0.588529215614896" office:value-type="float"/>
          <table:table-cell office:value="0.6052403732560178" office:value-type="float"/>
          <table:table-cell office:value="0.612814464423924" office:value-type="float"/>
          <table:table-cell office:value="0.6907077978707046" office:value-type="float"/>
          <table:table-cell office:value="0.4182408613544707" office:value-type="float"/>
          <table:table-cell office:value="0.47805132613724055" office:value-type="float"/>
          <table:table-cell office:value="0.4970390214557663" office:value-type="float"/>
          <table:table-cell office:value="0.5126472879160774" office:value-type="float"/>
          <table:table-cell office:value="0.5522783626593601" office:value-type="float"/>
          <table:table-cell office:value="0.588154908187962" office:value-type="float"/>
          <table:table-cell office:value="0.6263490897439481" office:value-type="float"/>
          <table:table-cell office:value="0.6441978880661965" office:value-type="float"/>
          <table:table-cell office:value="0.6584624315123688" office:value-type="float"/>
          <table:table-cell office:value="0.7097685287720458" office:value-type="float"/>
          <table:table-cell office:value="0.4125720925461553" office:value-type="float"/>
          <table:table-cell office:value="0.4697725739447667" office:value-type="float"/>
          <table:table-cell office:value="0.4959634012399896" office:value-type="float"/>
          <table:table-cell office:value="0.5149888216044737" office:value-type="float"/>
          <table:table-cell office:value="0.5783292448586079" office:value-type="float"/>
        </table:table-row>
        <table:table-row>
          <table:table-cell office:value-type="string">
            <text:p>go-playground__validator</text:p>
          </table:table-cell>
          <table:table-cell office:value="0.6925426207548604" office:value-type="float"/>
          <table:table-cell office:value="0.7872020337406307" office:value-type="float"/>
          <table:table-cell office:value="0.803429188850344" office:value-type="float"/>
          <table:table-cell office:value="0.8078004622979568" office:value-type="float"/>
          <table:table-cell office:value="0.8515668272819231" office:value-type="float"/>
          <table:table-cell office:value="0.49013473574114497" office:value-type="float"/>
          <table:table-cell office:value="0.5710294824883567" office:value-type="float"/>
          <table:table-cell office:value="0.57949244411923" office:value-type="float"/>
          <table:table-cell office:value="0.5991923546618105" office:value-type="float"/>
          <table:table-cell office:value="0.6274867228636958" office:value-type="float"/>
          <table:table-cell office:value="0.39917419546407434" office:value-type="float"/>
          <table:table-cell office:value="0.4640352737271915" office:value-type="float"/>
          <table:table-cell office:value="0.49055131307833" office:value-type="float"/>
          <table:table-cell office:value="0.4969622417610786" office:value-type="float"/>
          <table:table-cell office:value="0.5347501381068673" office:value-type="float"/>
          <table:table-cell office:value="0.585324621704209" office:value-type="float"/>
          <table:table-cell office:value="0.6154407565796736" office:value-type="float"/>
          <table:table-cell office:value="0.6440393124862378" office:value-type="float"/>
          <table:table-cell office:value="0.6567075476678572" office:value-type="float"/>
          <table:table-cell office:value="0.7071051957118069" office:value-type="float"/>
          <table:table-cell office:value="0.39938568671652097" office:value-type="float"/>
          <table:table-cell office:value="0.4578661501087552" office:value-type="float"/>
          <table:table-cell office:value="0.4812054895652643" office:value-type="float"/>
          <table:table-cell office:value="0.4950068321914685" office:value-type="float"/>
          <table:table-cell office:value="0.519019403299168" office:value-type="float"/>
        </table:table-row>
        <table:table-row>
          <table:table-cell office:value-type="string">
            <text:p>szwacz__electron-boilerplate</text:p>
          </table:table-cell>
          <table:table-cell office:value="0.7646105076309395" office:value-type="float"/>
          <table:table-cell office:value="0.7880996804226774" office:value-type="float"/>
          <table:table-cell office:value="0.8002427352840323" office:value-type="float"/>
          <table:table-cell office:value="0.8129258715206714" office:value-type="float"/>
          <table:table-cell office:value="0.8273835382865544" office:value-type="float"/>
          <table:table-cell office:value="0.5518995523873714" office:value-type="float"/>
          <table:table-cell office:value="0.5855198945912646" office:value-type="float"/>
          <table:table-cell office:value="0.5941813417720725" office:value-type="float"/>
          <table:table-cell office:value="0.606664320109656" office:value-type="float"/>
          <table:table-cell office:value="0.6423889394365222" office:value-type="float"/>
          <table:table-cell office:value="0.38774917622938665" office:value-type="float"/>
          <table:table-cell office:value="0.4287230276109006" office:value-type="float"/>
          <table:table-cell office:value="0.4502723550057438" office:value-type="float"/>
          <table:table-cell office:value="0.4626334767379271" office:value-type="float"/>
          <table:table-cell office:value="0.5265175698025317" office:value-type="float"/>
          <table:table-cell office:value="0.5759870408710959" office:value-type="float"/>
          <table:table-cell office:value="0.6075033880236165" office:value-type="float"/>
          <table:table-cell office:value="0.6231362319853464" office:value-type="float"/>
          <table:table-cell office:value="0.6374262555704603" office:value-type="float"/>
          <table:table-cell office:value="0.6900776724276971" office:value-type="float"/>
          <table:table-cell office:value="0.4196450023960232" office:value-type="float"/>
          <table:table-cell office:value="0.48691854224303127" office:value-type="float"/>
          <table:table-cell office:value="0.5144882211370607" office:value-type="float"/>
          <table:table-cell office:value="0.5237898428888031" office:value-type="float"/>
          <table:table-cell office:value="0.551434395531895" office:value-type="float"/>
        </table:table-row>
        <table:table-row>
          <table:table-cell office:value-type="string">
            <text:p>overtake__telegram</text:p>
          </table:table-cell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8464977947995707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455509760486868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5089960058870093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700243103355622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542233659947198" office:value-type="float"/>
        </table:table-row>
        <table:table-row>
          <table:table-cell office:value-type="string">
            <text:p>xonsh__xonsh</text:p>
          </table:table-cell>
          <table:table-cell office:value="0.7201908815146879" office:value-type="float"/>
          <table:table-cell office:value="0.7773602352919521" office:value-type="float"/>
          <table:table-cell office:value="0.7931567762213638" office:value-type="float"/>
          <table:table-cell office:value="0.8117063287686758" office:value-type="float"/>
          <table:table-cell office:value="0.8559869348282522" office:value-type="float"/>
          <table:table-cell office:value="0.4943157739947104" office:value-type="float"/>
          <table:table-cell office:value="0.5681478243931547" office:value-type="float"/>
          <table:table-cell office:value="0.5848078212712701" office:value-type="float"/>
          <table:table-cell office:value="0.5987298005480558" office:value-type="float"/>
          <table:table-cell office:value="0.668129107006037" office:value-type="float"/>
          <table:table-cell office:value="0.4019052289289421" office:value-type="float"/>
          <table:table-cell office:value="0.46001728465356084" office:value-type="float"/>
          <table:table-cell office:value="0.4772158813126201" office:value-type="float"/>
          <table:table-cell office:value="0.4909197034604631" office:value-type="float"/>
          <table:table-cell office:value="0.5714261824605797" office:value-type="float"/>
          <table:table-cell office:value="0.5637866413703034" office:value-type="float"/>
          <table:table-cell office:value="0.6143965914227483" office:value-type="float"/>
          <table:table-cell office:value="0.6262050972220625" office:value-type="float"/>
          <table:table-cell office:value="0.6430323639571778" office:value-type="float"/>
          <table:table-cell office:value="0.7320588021448029" office:value-type="float"/>
          <table:table-cell office:value="0.4140276074439717" office:value-type="float"/>
          <table:table-cell office:value="0.4685784489161782" office:value-type="float"/>
          <table:table-cell office:value="0.48655086062231434" office:value-type="float"/>
          <table:table-cell office:value="0.5045960722067325" office:value-type="float"/>
          <table:table-cell office:value="0.5633129981128253" office:value-type="float"/>
        </table:table-row>
        <table:table-row>
          <table:table-cell office:value-type="string">
            <text:p>dmfay__massive-js</text:p>
          </table:table-cell>
          <table:table-cell office:value="0.7558705206913261" office:value-type="float"/>
          <table:table-cell office:value="0.7847386266240342" office:value-type="float"/>
          <table:table-cell office:value="0.8035894764210605" office:value-type="float"/>
          <table:table-cell office:value="0.8117672057802916" office:value-type="float"/>
          <table:table-cell office:value="0.8404231699864136" office:value-type="float"/>
          <table:table-cell office:value="0.5257777972303408" office:value-type="float"/>
          <table:table-cell office:value="0.5680854125817355" office:value-type="float"/>
          <table:table-cell office:value="0.588291335409441" office:value-type="float"/>
          <table:table-cell office:value="0.6072384229461815" office:value-type="float"/>
          <table:table-cell office:value="0.6417279364965052" office:value-type="float"/>
          <table:table-cell office:value="0.3775703186240835" office:value-type="float"/>
          <table:table-cell office:value="0.47466864781517787" office:value-type="float"/>
          <table:table-cell office:value="0.4970037817940121" office:value-type="float"/>
          <table:table-cell office:value="0.5140703883235993" office:value-type="float"/>
          <table:table-cell office:value="0.5588174585084246" office:value-type="float"/>
          <table:table-cell office:value="0.591634998756842" office:value-type="float"/>
          <table:table-cell office:value="0.6225687347053728" office:value-type="float"/>
          <table:table-cell office:value="0.6367200476903201" office:value-type="float"/>
          <table:table-cell office:value="0.647993859900635" office:value-type="float"/>
          <table:table-cell office:value="0.7149671796246486" office:value-type="float"/>
          <table:table-cell office:value="0.4128314676026287" office:value-type="float"/>
          <table:table-cell office:value="0.4868620591431148" office:value-type="float"/>
          <table:table-cell office:value="0.5075674823879734" office:value-type="float"/>
          <table:table-cell office:value="0.5214647861086522" office:value-type="float"/>
          <table:table-cell office:value="0.562186475739993" office:value-type="float"/>
        </table:table-row>
        <table:table-row>
          <table:table-cell office:value-type="string">
            <text:p>PostgresApp__PostgresApp</text:p>
          </table:table-cell>
          <table:table-cell office:value="0.6743786714445658" office:value-type="float"/>
          <table:table-cell office:value="0.7654542736074935" office:value-type="float"/>
          <table:table-cell office:value="0.7909761203260497" office:value-type="float"/>
          <table:table-cell office:value="0.8041120370185474" office:value-type="float"/>
          <table:table-cell office:value="0.827439031205713" office:value-type="float"/>
          <table:table-cell office:value="0.5303994261318067" office:value-type="float"/>
          <table:table-cell office:value="0.5774813000772953" office:value-type="float"/>
          <table:table-cell office:value="0.594037461165935" office:value-type="float"/>
          <table:table-cell office:value="0.6073362512316114" office:value-type="float"/>
          <table:table-cell office:value="0.6432607468087761" office:value-type="float"/>
          <table:table-cell office:value="0.37736784204241314" office:value-type="float"/>
          <table:table-cell office:value="0.44515488868953523" office:value-type="float"/>
          <table:table-cell office:value="0.4636461008980759" office:value-type="float"/>
          <table:table-cell office:value="0.48107725550246444" office:value-type="float"/>
          <table:table-cell office:value="0.5512714069086002" office:value-type="float"/>
          <table:table-cell office:value="0.5572947036339593" office:value-type="float"/>
          <table:table-cell office:value="0.610625877693111" office:value-type="float"/>
          <table:table-cell office:value="0.62028708298638" office:value-type="float"/>
          <table:table-cell office:value="0.6339571575259995" office:value-type="float"/>
          <table:table-cell office:value="0.6916229581046854" office:value-type="float"/>
          <table:table-cell office:value="0.35857756264361473" office:value-type="float"/>
          <table:table-cell office:value="0.47570927234639704" office:value-type="float"/>
          <table:table-cell office:value="0.5171683637879797" office:value-type="float"/>
          <table:table-cell office:value="0.5344221422519445" office:value-type="float"/>
          <table:table-cell office:value="0.6093019622029442" office:value-type="float"/>
        </table:table-row>
        <table:table-row>
          <table:table-cell office:value-type="string">
            <text:p>TooTallNate__Java-WebSocket</text:p>
          </table:table-cell>
          <table:table-cell office:value="0.7081624157849639" office:value-type="float"/>
          <table:table-cell office:value="0.7650889668079854" office:value-type="float"/>
          <table:table-cell office:value="0.7899507969691921" office:value-type="float"/>
          <table:table-cell office:value="0.8115189277971465" office:value-type="float"/>
          <table:table-cell office:value="0.8586073077700968" office:value-type="float"/>
          <table:table-cell office:value="0.5314152103501563" office:value-type="float"/>
          <table:table-cell office:value="0.5686928239898283" office:value-type="float"/>
          <table:table-cell office:value="0.5854339118399267" office:value-type="float"/>
          <table:table-cell office:value="0.6018761769477391" office:value-type="float"/>
          <table:table-cell office:value="0.6618756955014758" office:value-type="float"/>
          <table:table-cell office:value="0.4203040559644949" office:value-type="float"/>
          <table:table-cell office:value="0.4686679784290728" office:value-type="float"/>
          <table:table-cell office:value="0.48858384470927685" office:value-type="float"/>
          <table:table-cell office:value="0.5111196687167266" office:value-type="float"/>
          <table:table-cell office:value="0.5669635088469483" office:value-type="float"/>
          <table:table-cell office:value="0.5701962174927611" office:value-type="float"/>
          <table:table-cell office:value="0.6268038095700583" office:value-type="float"/>
          <table:table-cell office:value="0.6442271087289855" office:value-type="float"/>
          <table:table-cell office:value="0.6691488033754387" office:value-type="float"/>
          <table:table-cell office:value="0.7145723155551439" office:value-type="float"/>
          <table:table-cell office:value="0.34805012161414106" office:value-type="float"/>
          <table:table-cell office:value="0.4791660220810763" office:value-type="float"/>
          <table:table-cell office:value="0.5002942717504215" office:value-type="float"/>
          <table:table-cell office:value="0.5211057132365129" office:value-type="float"/>
          <table:table-cell office:value="0.5978315356972473" office:value-type="float"/>
        </table:table-row>
        <table:table-row>
          <table:table-cell office:value-type="string">
            <text:p>twitter__util</text:p>
          </table:table-cell>
          <table:table-cell office:value="0.7097579413226699" office:value-type="float"/>
          <table:table-cell office:value="0.7727134822251014" office:value-type="float"/>
          <table:table-cell office:value="0.7864742273330265" office:value-type="float"/>
          <table:table-cell office:value="0.800524416247025" office:value-type="float"/>
          <table:table-cell office:value="0.8544664143260985" office:value-type="float"/>
          <table:table-cell office:value="0.5549260551763399" office:value-type="float"/>
          <table:table-cell office:value="0.5909732507864153" office:value-type="float"/>
          <table:table-cell office:value="0.6126145689829104" office:value-type="float"/>
          <table:table-cell office:value="0.6211543082871573" office:value-type="float"/>
          <table:table-cell office:value="0.712696810399549" office:value-type="float"/>
          <table:table-cell office:value="0.44049659844895483" office:value-type="float"/>
          <table:table-cell office:value="0.46077398338281644" office:value-type="float"/>
          <table:table-cell office:value="0.4805344177270948" office:value-type="float"/>
          <table:table-cell office:value="0.49588039747764756" office:value-type="float"/>
          <table:table-cell office:value="0.5448099104850341" office:value-type="float"/>
          <table:table-cell office:value="0.5854759521737439" office:value-type="float"/>
          <table:table-cell office:value="0.6445823236034445" office:value-type="float"/>
          <table:table-cell office:value="0.6673681321753258" office:value-type="float"/>
          <table:table-cell office:value="0.6798088139892259" office:value-type="float"/>
          <table:table-cell office:value="0.7459124439646719" office:value-type="float"/>
          <table:table-cell office:value="0.4197691677706676" office:value-type="float"/>
          <table:table-cell office:value="0.4714944291870516" office:value-type="float"/>
          <table:table-cell office:value="0.4882068660342398" office:value-type="float"/>
          <table:table-cell office:value="0.5061075182616283" office:value-type="float"/>
          <table:table-cell office:value="0.5429346744173758" office:value-type="float"/>
        </table:table-row>
        <table:table-row>
          <table:table-cell office:value-type="string">
            <text:p>tpope__vim-pathogen</text:p>
          </table:table-cell>
          <table:table-cell office:value="0.7269433958767418" office:value-type="float"/>
          <table:table-cell office:value="0.7622862273622532" office:value-type="float"/>
          <table:table-cell office:value="0.7847248934675337" office:value-type="float"/>
          <table:table-cell office:value="0.7985250612386162" office:value-type="float"/>
          <table:table-cell office:value="0.8338588429543021" office:value-type="float"/>
          <table:table-cell office:value="0.49758916967984956" office:value-type="float"/>
          <table:table-cell office:value="0.5380796614459256" office:value-type="float"/>
          <table:table-cell office:value="0.5727530608909545" office:value-type="float"/>
          <table:table-cell office:value="0.5889868570292144" office:value-type="float"/>
          <table:table-cell office:value="0.6278846552575723" office:value-type="float"/>
          <table:table-cell office:value="0.37138300314953654" office:value-type="float"/>
          <table:table-cell office:value="0.4343380302368296" office:value-type="float"/>
          <table:table-cell office:value="0.46177804208334106" office:value-type="float"/>
          <table:table-cell office:value="0.46822592895976745" office:value-type="float"/>
          <table:table-cell office:value="0.5182888070158052" office:value-type="float"/>
          <table:table-cell office:value="0.5513927058171302" office:value-type="float"/>
          <table:table-cell office:value="0.6104697613057755" office:value-type="float"/>
          <table:table-cell office:value="0.6293301209199562" office:value-type="float"/>
          <table:table-cell office:value="0.6517776267562653" office:value-type="float"/>
          <table:table-cell office:value="0.7040406993117979" office:value-type="float"/>
          <table:table-cell office:value="0.38269602787691553" office:value-type="float"/>
          <table:table-cell office:value="0.41884593049109753" office:value-type="float"/>
          <table:table-cell office:value="0.46260691240465734" office:value-type="float"/>
          <table:table-cell office:value="0.490662414951371" office:value-type="float"/>
          <table:table-cell office:value="0.5435591613726354" office:value-type="float"/>
        </table:table-row>
        <table:table-row>
          <table:table-cell office:value-type="string">
            <text:p>apache__incubator-mxnet</text:p>
          </table:table-cell>
          <table:table-cell office:value="0.6710941753280131" office:value-type="float"/>
          <table:table-cell office:value="0.7629972514143278" office:value-type="float"/>
          <table:table-cell office:value="0.7872626574469525" office:value-type="float"/>
          <table:table-cell office:value="0.8059295317378317" office:value-type="float"/>
          <table:table-cell office:value="0.8749243945298496" office:value-type="float"/>
          <table:table-cell office:value="0.5225644081653342" office:value-type="float"/>
          <table:table-cell office:value="0.586433522819537" office:value-type="float"/>
          <table:table-cell office:value="0.6019389259288909" office:value-type="float"/>
          <table:table-cell office:value="0.6177982596112216" office:value-type="float"/>
          <table:table-cell office:value="0.6804938103195161" office:value-type="float"/>
          <table:table-cell office:value="0.3795867272278387" office:value-type="float"/>
          <table:table-cell office:value="0.45656811365734723" office:value-type="float"/>
          <table:table-cell office:value="0.47493494453068713" office:value-type="float"/>
          <table:table-cell office:value="0.49528423890506273" office:value-type="float"/>
          <table:table-cell office:value="0.5843507602952833" office:value-type="float"/>
          <table:table-cell office:value="0.533269811156839" office:value-type="float"/>
          <table:table-cell office:value="0.6045572393335528" office:value-type="float"/>
          <table:table-cell office:value="0.6247858858900874" office:value-type="float"/>
          <table:table-cell office:value="0.6463833417180893" office:value-type="float"/>
          <table:table-cell office:value="0.7722831580366213" office:value-type="float"/>
          <table:table-cell office:value="0.3209104415460701" office:value-type="float"/>
          <table:table-cell office:value="0.4676864284217756" office:value-type="float"/>
          <table:table-cell office:value="0.49189441222909547" office:value-type="float"/>
          <table:table-cell office:value="0.513215309255379" office:value-type="float"/>
          <table:table-cell office:value="0.5868479074584754" office:value-type="float"/>
        </table:table-row>
        <table:table-row>
          <table:table-cell office:value-type="string">
            <text:p>WhisperSystems__Signal-Desktop</text:p>
          </table:table-cell>
          <table:table-cell office:value="0.6829242799963874" office:value-type="float"/>
          <table:table-cell office:value="0.7521163435599735" office:value-type="float"/>
          <table:table-cell office:value="0.7754340739753952" office:value-type="float"/>
          <table:table-cell office:value="0.8002373224057633" office:value-type="float"/>
          <table:table-cell office:value="0.8451534664263927" office:value-type="float"/>
          <table:table-cell office:value="0.49786619642022467" office:value-type="float"/>
          <table:table-cell office:value="0.5719515185286559" office:value-type="float"/>
          <table:table-cell office:value="0.5894784757128021" office:value-type="float"/>
          <table:table-cell office:value="0.6078612458650763" office:value-type="float"/>
          <table:table-cell office:value="0.6935672885305589" office:value-type="float"/>
          <table:table-cell office:value="0.3796090279760084" office:value-type="float"/>
          <table:table-cell office:value="0.45419137065113" office:value-type="float"/>
          <table:table-cell office:value="0.47647359014708834" office:value-type="float"/>
          <table:table-cell office:value="0.5027507795725729" office:value-type="float"/>
          <table:table-cell office:value="0.6111148053662185" office:value-type="float"/>
          <table:table-cell office:value="0.5442893602564923" office:value-type="float"/>
          <table:table-cell office:value="0.6041999901845536" office:value-type="float"/>
          <table:table-cell office:value="0.62394416536369" office:value-type="float"/>
          <table:table-cell office:value="0.6544770421353929" office:value-type="float"/>
          <table:table-cell office:value="0.7276201070857811" office:value-type="float"/>
          <table:table-cell office:value="0.36557383578383323" office:value-type="float"/>
          <table:table-cell office:value="0.4796852217011828" office:value-type="float"/>
          <table:table-cell office:value="0.5050303494710973" office:value-type="float"/>
          <table:table-cell office:value="0.5315181669734204" office:value-type="float"/>
          <table:table-cell office:value="0.6077081153388533" office:value-type="float"/>
        </table:table-row>
        <table:table-row>
          <table:table-cell office:value-type="string">
            <text:p>Linuxbrew__legacy-linuxbrew</text:p>
          </table:table-cell>
          <table:table-cell office:value="0.6835321241758777" office:value-type="float"/>
          <table:table-cell office:value="0.7338947394255411" office:value-type="float"/>
          <table:table-cell office:value="0.7624249311361007" office:value-type="float"/>
          <table:table-cell office:value="0.7840614074319929" office:value-type="float"/>
          <table:table-cell office:value="0.8205033068864225" office:value-type="float"/>
          <table:table-cell office:value="0.5038419592131504" office:value-type="float"/>
          <table:table-cell office:value="0.5728443178343756" office:value-type="float"/>
          <table:table-cell office:value="0.5877420400266327" office:value-type="float"/>
          <table:table-cell office:value="0.6035158214489477" office:value-type="float"/>
          <table:table-cell office:value="0.6667609096122904" office:value-type="float"/>
          <table:table-cell office:value="0.38472844823613883" office:value-type="float"/>
          <table:table-cell office:value="0.4315780414932143" office:value-type="float"/>
          <table:table-cell office:value="0.44742396152803454" office:value-type="float"/>
          <table:table-cell office:value="0.4681064700683338" office:value-type="float"/>
          <table:table-cell office:value="0.5132411640261044" office:value-type="float"/>
          <table:table-cell office:value="0.5465671350189197" office:value-type="float"/>
          <table:table-cell office:value="0.6025197144009229" office:value-type="float"/>
          <table:table-cell office:value="0.6207423523508053" office:value-type="float"/>
          <table:table-cell office:value="0.6434977780716222" office:value-type="float"/>
          <table:table-cell office:value="0.6977367465789223" office:value-type="float"/>
          <table:table-cell office:value="0.3895123424107548" office:value-type="float"/>
          <table:table-cell office:value="0.4585210199427885" office:value-type="float"/>
          <table:table-cell office:value="0.47674939269942257" office:value-type="float"/>
          <table:table-cell office:value="0.49341422271547225" office:value-type="float"/>
          <table:table-cell office:value="0.5667168645891264" office:value-type="float"/>
        </table:table-row>
        <table:table-row>
          <table:table-cell office:value-type="string">
            <text:p>coteditor__CotEditor</text:p>
          </table:table-cell>
          <table:table-cell office:value="0.7064534407722496" office:value-type="float"/>
          <table:table-cell office:value="0.7252282016193499" office:value-type="float"/>
          <table:table-cell office:value="0.7922406081796318" office:value-type="float"/>
          <table:table-cell office:value="0.8223925767185561" office:value-type="float"/>
          <table:table-cell office:value="0.8545734255533673" office:value-type="float"/>
          <table:table-cell office:value="0.5391286453243269" office:value-type="float"/>
          <table:table-cell office:value="0.5933263884626288" office:value-type="float"/>
          <table:table-cell office:value="0.615759443743194" office:value-type="float"/>
          <table:table-cell office:value="0.6209421420014263" office:value-type="float"/>
          <table:table-cell office:value="0.6472188537120208" office:value-type="float"/>
          <table:table-cell office:value="0.3861900418451909" office:value-type="float"/>
          <table:table-cell office:value="0.47582211333560476" office:value-type="float"/>
          <table:table-cell office:value="0.4887995173104549" office:value-type="float"/>
          <table:table-cell office:value="0.5041028454929167" office:value-type="float"/>
          <table:table-cell office:value="0.5565312456743337" office:value-type="float"/>
          <table:table-cell office:value="0.6103692674576026" office:value-type="float"/>
          <table:table-cell office:value="0.6411075396161812" office:value-type="float"/>
          <table:table-cell office:value="0.6734726826454142" office:value-type="float"/>
          <table:table-cell office:value="0.6937298899042323" office:value-type="float"/>
          <table:table-cell office:value="0.7104257344100695" office:value-type="float"/>
          <table:table-cell office:value="0.3846608988284391" office:value-type="float"/>
          <table:table-cell office:value="0.43512356922190704" office:value-type="float"/>
          <table:table-cell office:value="0.4835691095255908" office:value-type="float"/>
          <table:table-cell office:value="0.5024420026368569" office:value-type="float"/>
          <table:table-cell office:value="0.5501083606454931" office:value-type="float"/>
        </table:table-row>
        <table:table-row>
          <table:table-cell office:value-type="string">
            <text:p>gogits__gogs</text:p>
          </table:table-cell>
          <table:table-cell office:value="0.6680017704906492" office:value-type="float"/>
          <table:table-cell office:value="0.7725163582451917" office:value-type="float"/>
          <table:table-cell office:value="0.7981064104294769" office:value-type="float"/>
          <table:table-cell office:value="0.8138630529908609" office:value-type="float"/>
          <table:table-cell office:value="0.8778035724858597" office:value-type="float"/>
          <table:table-cell office:value="0.5069664544370144" office:value-type="float"/>
          <table:table-cell office:value="0.5865976597333691" office:value-type="float"/>
          <table:table-cell office:value="0.6014597642944958" office:value-type="float"/>
          <table:table-cell office:value="0.6174727385892498" office:value-type="float"/>
          <table:table-cell office:value="0.6784086474815014" office:value-type="float"/>
          <table:table-cell office:value="0.3719775489257918" office:value-type="float"/>
          <table:table-cell office:value="0.45628631851766566" office:value-type="float"/>
          <table:table-cell office:value="0.4799144450031925" office:value-type="float"/>
          <table:table-cell office:value="0.5048668444093405" office:value-type="float"/>
          <table:table-cell office:value="0.5846990702677375" office:value-type="float"/>
          <table:table-cell office:value="0.5496737366511905" office:value-type="float"/>
          <table:table-cell office:value="0.6157829357213025" office:value-type="float"/>
          <table:table-cell office:value="0.6350010624771466" office:value-type="float"/>
          <table:table-cell office:value="0.6581230893936142" office:value-type="float"/>
          <table:table-cell office:value="0.7632853377573783" office:value-type="float"/>
          <table:table-cell office:value="0.3696235924324299" office:value-type="float"/>
          <table:table-cell office:value="0.5010521029444306" office:value-type="float"/>
          <table:table-cell office:value="0.5212225015305249" office:value-type="float"/>
          <table:table-cell office:value="0.5413588005857684" office:value-type="float"/>
          <table:table-cell office:value="0.6254724899963034" office:value-type="float"/>
        </table:table-row>
        <table:table-row>
          <table:table-cell office:value-type="string">
            <text:p>thedjpetersen__subway</text:p>
          </table:table-cell>
          <table:table-cell office:value="0.731949592302615" office:value-type="float"/>
          <table:table-cell office:value="0.7755834770504971" office:value-type="float"/>
          <table:table-cell office:value="0.7958430775284602" office:value-type="float"/>
          <table:table-cell office:value="0.8068024913685592" office:value-type="float"/>
          <table:table-cell office:value="0.8265286928171468" office:value-type="float"/>
          <table:table-cell office:value="0.5346174104371031" office:value-type="float"/>
          <table:table-cell office:value="0.570345291101642" office:value-type="float"/>
          <table:table-cell office:value="0.5869388767133341" office:value-type="float"/>
          <table:table-cell office:value="0.5992590055413552" office:value-type="float"/>
          <table:table-cell office:value="0.6364593889687452" office:value-type="float"/>
          <table:table-cell office:value="0.427324881417911" office:value-type="float"/>
          <table:table-cell office:value="0.45290750586443845" office:value-type="float"/>
          <table:table-cell office:value="0.47680196987275664" office:value-type="float"/>
          <table:table-cell office:value="0.48892339972428445" office:value-type="float"/>
          <table:table-cell office:value="0.5147088335323508" office:value-type="float"/>
          <table:table-cell office:value="0.5862561704963098" office:value-type="float"/>
          <table:table-cell office:value="0.633592435292015" office:value-type="float"/>
          <table:table-cell office:value="0.6433120646730462" office:value-type="float"/>
          <table:table-cell office:value="0.6556489831990363" office:value-type="float"/>
          <table:table-cell office:value="0.6998719658184284" office:value-type="float"/>
          <table:table-cell office:value="0.41863363664336456" office:value-type="float"/>
          <table:table-cell office:value="0.47074820981235255" office:value-type="float"/>
          <table:table-cell office:value="0.5068797698080214" office:value-type="float"/>
          <table:table-cell office:value="0.5171256830798804" office:value-type="float"/>
          <table:table-cell office:value="0.5386552722847638" office:value-type="float"/>
        </table:table-row>
        <table:table-row>
          <table:table-cell office:value-type="string">
            <text:p>NervanaSystems__neon</text:p>
          </table:table-cell>
          <table:table-cell office:value="0.728515094750248" office:value-type="float"/>
          <table:table-cell office:value="0.7588554164631336" office:value-type="float"/>
          <table:table-cell office:value="0.7845748188435961" office:value-type="float"/>
          <table:table-cell office:value="0.8096434517074004" office:value-type="float"/>
          <table:table-cell office:value="0.8422191933869472" office:value-type="float"/>
          <table:table-cell office:value="0.5558186649887611" office:value-type="float"/>
          <table:table-cell office:value="0.5910110589058951" office:value-type="float"/>
          <table:table-cell office:value="0.6074147327264182" office:value-type="float"/>
          <table:table-cell office:value="0.6193916834294767" office:value-type="float"/>
          <table:table-cell office:value="0.6752119884086877" office:value-type="float"/>
          <table:table-cell office:value="0.43857970115047007" office:value-type="float"/>
          <table:table-cell office:value="0.4601166536027539" office:value-type="float"/>
          <table:table-cell office:value="0.4745704418389186" office:value-type="float"/>
          <table:table-cell office:value="0.48927718288902744" office:value-type="float"/>
          <table:table-cell office:value="0.5409981243788291" office:value-type="float"/>
          <table:table-cell office:value="0.5692383601851878" office:value-type="float"/>
          <table:table-cell office:value="0.6199692992095134" office:value-type="float"/>
          <table:table-cell office:value="0.6403098226027082" office:value-type="float"/>
          <table:table-cell office:value="0.6515878691271858" office:value-type="float"/>
          <table:table-cell office:value="0.6993363932777417" office:value-type="float"/>
          <table:table-cell office:value="0.41479023973195994" office:value-type="float"/>
          <table:table-cell office:value="0.4619650810079195" office:value-type="float"/>
          <table:table-cell office:value="0.4801447757632129" office:value-type="float"/>
          <table:table-cell office:value="0.5119972762375502" office:value-type="float"/>
          <table:table-cell office:value="0.546157874600087" office:value-type="float"/>
        </table:table-row>
        <table:table-row>
          <table:table-cell office:value-type="string">
            <text:p>hadley__devtools</text:p>
          </table:table-cell>
          <table:table-cell office:value="0.7130852593771091" office:value-type="float"/>
          <table:table-cell office:value="0.7568033921365859" office:value-type="float"/>
          <table:table-cell office:value="0.7878106481642556" office:value-type="float"/>
          <table:table-cell office:value="0.8054527154370419" office:value-type="float"/>
          <table:table-cell office:value="0.8384353349403625" office:value-type="float"/>
          <table:table-cell office:value="0.5550619593969766" office:value-type="float"/>
          <table:table-cell office:value="0.5945118792694665" office:value-type="float"/>
          <table:table-cell office:value="0.6070526515783558" office:value-type="float"/>
          <table:table-cell office:value="0.6153146919385352" office:value-type="float"/>
          <table:table-cell office:value="0.661125017642469" office:value-type="float"/>
          <table:table-cell office:value="0.39237060805648033" office:value-type="float"/>
          <table:table-cell office:value="0.4457712482725232" office:value-type="float"/>
          <table:table-cell office:value="0.46626837454135817" office:value-type="float"/>
          <table:table-cell office:value="0.4827848280123176" office:value-type="float"/>
          <table:table-cell office:value="0.5509181980418552" office:value-type="float"/>
          <table:table-cell office:value="0.5593701613492053" office:value-type="float"/>
          <table:table-cell office:value="0.6138649154691741" office:value-type="float"/>
          <table:table-cell office:value="0.6263237232557521" office:value-type="float"/>
          <table:table-cell office:value="0.6558268443683232" office:value-type="float"/>
          <table:table-cell office:value="0.7288705880802124" office:value-type="float"/>
          <table:table-cell office:value="0.37174253418723713" office:value-type="float"/>
          <table:table-cell office:value="0.48481617207795863" office:value-type="float"/>
          <table:table-cell office:value="0.5064473056577422" office:value-type="float"/>
          <table:table-cell office:value="0.5312080233020049" office:value-type="float"/>
          <table:table-cell office:value="0.625207153306248" office:value-type="float"/>
        </table:table-row>
        <table:table-row>
          <table:table-cell office:value-type="string">
            <text:p>reactioncommerce__reaction</text:p>
          </table:table-cell>
          <table:table-cell office:value="0.715377376022578" office:value-type="float"/>
          <table:table-cell office:value="0.7839992161869991" office:value-type="float"/>
          <table:table-cell office:value="0.8067944034472578" office:value-type="float"/>
          <table:table-cell office:value="0.82059044615743" office:value-type="float"/>
          <table:table-cell office:value="0.8466173561925121" office:value-type="float"/>
          <table:table-cell office:value="0.5367250930920014" office:value-type="float"/>
          <table:table-cell office:value="0.5942417260027296" office:value-type="float"/>
          <table:table-cell office:value="0.6133860854100416" office:value-type="float"/>
          <table:table-cell office:value="0.628984541617658" office:value-type="float"/>
          <table:table-cell office:value="0.7213998558037883" office:value-type="float"/>
          <table:table-cell office:value="0.42524756750029014" office:value-type="float"/>
          <table:table-cell office:value="0.47147936411778124" office:value-type="float"/>
          <table:table-cell office:value="0.48447768947590797" office:value-type="float"/>
          <table:table-cell office:value="0.5043026966987528" office:value-type="float"/>
          <table:table-cell office:value="0.5982767144232148" office:value-type="float"/>
          <table:table-cell office:value="0.5797198057528876" office:value-type="float"/>
          <table:table-cell office:value="0.6106206731929598" office:value-type="float"/>
          <table:table-cell office:value="0.6274738718781607" office:value-type="float"/>
          <table:table-cell office:value="0.6484694968893898" office:value-type="float"/>
          <table:table-cell office:value="0.7184495914011496" office:value-type="float"/>
          <table:table-cell office:value="0.39744784012301465" office:value-type="float"/>
          <table:table-cell office:value="0.48503711713843295" office:value-type="float"/>
          <table:table-cell office:value="0.516084044578676" office:value-type="float"/>
          <table:table-cell office:value="0.5357209543536297" office:value-type="float"/>
          <table:table-cell office:value="0.630010797911453" office:value-type="float"/>
        </table:table-row>
        <table:table-row>
          <table:table-cell office:value-type="string">
            <text:p>cockroachdb__cockroach</text:p>
          </table:table-cell>
          <table:table-cell office:value="0.6802272758315839" office:value-type="float"/>
          <table:table-cell office:value="0.7781768470632794" office:value-type="float"/>
          <table:table-cell office:value="0.8036030146805626" office:value-type="float"/>
          <table:table-cell office:value="0.8166964559513974" office:value-type="float"/>
          <table:table-cell office:value="0.8519538161860399" office:value-type="float"/>
          <table:table-cell office:value="0.48633264533564025" office:value-type="float"/>
          <table:table-cell office:value="0.598151428727594" office:value-type="float"/>
          <table:table-cell office:value="0.6100685213579231" office:value-type="float"/>
          <table:table-cell office:value="0.6281732506942603" office:value-type="float"/>
          <table:table-cell office:value="0.7013929063922152" office:value-type="float"/>
          <table:table-cell office:value="0.4022288996741417" office:value-type="float"/>
          <table:table-cell office:value="0.4637279220288667" office:value-type="float"/>
          <table:table-cell office:value="0.47630757924479217" office:value-type="float"/>
          <table:table-cell office:value="0.4983344705270492" office:value-type="float"/>
          <table:table-cell office:value="0.6045251020345948" office:value-type="float"/>
          <table:table-cell office:value="0.5721428313085739" office:value-type="float"/>
          <table:table-cell office:value="0.6266922976014346" office:value-type="float"/>
          <table:table-cell office:value="0.6398372573202251" office:value-type="float"/>
          <table:table-cell office:value="0.6555817945635765" office:value-type="float"/>
          <table:table-cell office:value="0.7169896243644116" office:value-type="float"/>
          <table:table-cell office:value="0.3594258468019854" office:value-type="float"/>
          <table:table-cell office:value="0.4869300813770956" office:value-type="float"/>
          <table:table-cell office:value="0.5043816860989174" office:value-type="float"/>
          <table:table-cell office:value="0.5195674157400335" office:value-type="float"/>
          <table:table-cell office:value="0.5933586016100201" office:value-type="float"/>
        </table:table-row>
        <table:table-row>
          <table:table-cell office:value-type="string">
            <text:p>PrismLibrary__Prism</text:p>
          </table:table-cell>
          <table:table-cell office:value="0.7303584903607726" office:value-type="float"/>
          <table:table-cell office:value="0.8033093453407888" office:value-type="float"/>
          <table:table-cell office:value="0.815747505060366" office:value-type="float"/>
          <table:table-cell office:value="0.8285294368448571" office:value-type="float"/>
          <table:table-cell office:value="0.8557601232905498" office:value-type="float"/>
          <table:table-cell office:value="0.5336756081511026" office:value-type="float"/>
          <table:table-cell office:value="0.5821217111190886" office:value-type="float"/>
          <table:table-cell office:value="0.6024034230328542" office:value-type="float"/>
          <table:table-cell office:value="0.6249468656705247" office:value-type="float"/>
          <table:table-cell office:value="0.681161640332901" office:value-type="float"/>
          <table:table-cell office:value="0.4086375252642495" office:value-type="float"/>
          <table:table-cell office:value="0.46882312508825785" office:value-type="float"/>
          <table:table-cell office:value="0.4874404788187796" office:value-type="float"/>
          <table:table-cell office:value="0.5061861490813929" office:value-type="float"/>
          <table:table-cell office:value="0.5823482087242402" office:value-type="float"/>
          <table:table-cell office:value="0.5741080035613373" office:value-type="float"/>
          <table:table-cell office:value="0.625112280598085" office:value-type="float"/>
          <table:table-cell office:value="0.640246364843044" office:value-type="float"/>
          <table:table-cell office:value="0.6600357048580189" office:value-type="float"/>
          <table:table-cell office:value="0.7424366696135983" office:value-type="float"/>
          <table:table-cell office:value="0.380314160480753" office:value-type="float"/>
          <table:table-cell office:value="0.478916622065167" office:value-type="float"/>
          <table:table-cell office:value="0.49830652789299196" office:value-type="float"/>
          <table:table-cell office:value="0.5192989177999292" office:value-type="float"/>
          <table:table-cell office:value="0.573069144728048" office:value-type="float"/>
        </table:table-row>
        <table:table-row>
          <table:table-cell office:value-type="string">
            <text:p>23__resumable.js</text:p>
          </table:table-cell>
          <table:table-cell office:value="0.7480788068948235" office:value-type="float"/>
          <table:table-cell office:value="0.7946680489052644" office:value-type="float"/>
          <table:table-cell office:value="0.813373729775021" office:value-type="float"/>
          <table:table-cell office:value="0.8274787967482307" office:value-type="float"/>
          <table:table-cell office:value="0.853117672707941" office:value-type="float"/>
          <table:table-cell office:value="0.572511416910183" office:value-type="float"/>
          <table:table-cell office:value="0.602600595998688" office:value-type="float"/>
          <table:table-cell office:value="0.6067878121238175" office:value-type="float"/>
          <table:table-cell office:value="0.6216187095434459" office:value-type="float"/>
          <table:table-cell office:value="0.6811416104849557" office:value-type="float"/>
          <table:table-cell office:value="0.3704442418589773" office:value-type="float"/>
          <table:table-cell office:value="0.4301826723028457" office:value-type="float"/>
          <table:table-cell office:value="0.4598537907687109" office:value-type="float"/>
          <table:table-cell office:value="0.4740709884665244" office:value-type="float"/>
          <table:table-cell office:value="0.5169563820651739" office:value-type="float"/>
          <table:table-cell office:value="0.5845633743216309" office:value-type="float"/>
          <table:table-cell office:value="0.6221454823593925" office:value-type="float"/>
          <table:table-cell office:value="0.6365948407042723" office:value-type="float"/>
          <table:table-cell office:value="0.6473499344822555" office:value-type="float"/>
          <table:table-cell office:value="0.6740731457007145" office:value-type="float"/>
          <table:table-cell office:value="0.44408173768248793" office:value-type="float"/>
          <table:table-cell office:value="0.4909261228703332" office:value-type="float"/>
          <table:table-cell office:value="0.5244644964965726" office:value-type="float"/>
          <table:table-cell office:value="0.5417324113810835" office:value-type="float"/>
          <table:table-cell office:value="0.5741621070875438" office:value-type="float"/>
        </table:table-row>
        <table:table-row>
          <table:table-cell office:value-type="string">
            <text:p>grommet__grommet</text:p>
          </table:table-cell>
          <table:table-cell office:value="0.7107403180525076" office:value-type="float"/>
          <table:table-cell office:value="0.8095577394455492" office:value-type="float"/>
          <table:table-cell office:value="0.823176536390319" office:value-type="float"/>
          <table:table-cell office:value="0.835152057194882" office:value-type="float"/>
          <table:table-cell office:value="0.8591476975215969" office:value-type="float"/>
          <table:table-cell office:value="0.5161991383229073" office:value-type="float"/>
          <table:table-cell office:value="0.5786055320680946" office:value-type="float"/>
          <table:table-cell office:value="0.6050379552241926" office:value-type="float"/>
          <table:table-cell office:value="0.6259552288671301" office:value-type="float"/>
          <table:table-cell office:value="0.6718844141444018" office:value-type="float"/>
          <table:table-cell office:value="0.42267484372354436" office:value-type="float"/>
          <table:table-cell office:value="0.4642603739922611" office:value-type="float"/>
          <table:table-cell office:value="0.4894046969729885" office:value-type="float"/>
          <table:table-cell office:value="0.505829848566542" office:value-type="float"/>
          <table:table-cell office:value="0.567228207619546" office:value-type="float"/>
          <table:table-cell office:value="0.5785630775058963" office:value-type="float"/>
          <table:table-cell office:value="0.6171663709132011" office:value-type="float"/>
          <table:table-cell office:value="0.6314991222666704" office:value-type="float"/>
          <table:table-cell office:value="0.6526969368862116" office:value-type="float"/>
          <table:table-cell office:value="0.7439154977443431" office:value-type="float"/>
          <table:table-cell office:value="0.359058672532525" office:value-type="float"/>
          <table:table-cell office:value="0.490127022473292" office:value-type="float"/>
          <table:table-cell office:value="0.5075197437998449" office:value-type="float"/>
          <table:table-cell office:value="0.5264150941105493" office:value-type="float"/>
          <table:table-cell office:value="0.5771896081720859" office:value-type="float"/>
        </table:table-row>
        <table:table-row>
          <table:table-cell office:value-type="string">
            <text:p>catchorg__Catch2</text:p>
          </table:table-cell>
          <table:table-cell office:value="0.7236218518826883" office:value-type="float"/>
          <table:table-cell office:value="0.794301205855857" office:value-type="float"/>
          <table:table-cell office:value="0.8110100425474294" office:value-type="float"/>
          <table:table-cell office:value="0.8233158942878772" office:value-type="float"/>
          <table:table-cell office:value="0.8572735376771892" office:value-type="float"/>
          <table:table-cell office:value="0.5415145520564993" office:value-type="float"/>
          <table:table-cell office:value="0.5879633480054725" office:value-type="float"/>
          <table:table-cell office:value="0.6037102262656979" office:value-type="float"/>
          <table:table-cell office:value="0.62281987789193" office:value-type="float"/>
          <table:table-cell office:value="0.706787827406" office:value-type="float"/>
          <table:table-cell office:value="0.3274539996501512" office:value-type="float"/>
          <table:table-cell office:value="0.450051958154561" office:value-type="float"/>
          <table:table-cell office:value="0.4688026081848937" office:value-type="float"/>
          <table:table-cell office:value="0.4864752036035531" office:value-type="float"/>
          <table:table-cell office:value="0.5669146002479749" office:value-type="float"/>
          <table:table-cell office:value="0.5535762480968662" office:value-type="float"/>
          <table:table-cell office:value="0.6190346095375894" office:value-type="float"/>
          <table:table-cell office:value="0.6425722696166756" office:value-type="float"/>
          <table:table-cell office:value="0.666730693218015" office:value-type="float"/>
          <table:table-cell office:value="0.7515099973474744" office:value-type="float"/>
          <table:table-cell office:value="0.3701381308982783" office:value-type="float"/>
          <table:table-cell office:value="0.4734842088728147" office:value-type="float"/>
          <table:table-cell office:value="0.4923666667443909" office:value-type="float"/>
          <table:table-cell office:value="0.5126446347762537" office:value-type="float"/>
          <table:table-cell office:value="0.5704786853152988" office:value-type="float"/>
        </table:table-row>
        <table:table-row>
          <table:table-cell office:value-type="string">
            <text:p>mikepenz__FastAdapter</text:p>
          </table:table-cell>
          <table:table-cell office:value="0.716099455316588" office:value-type="float"/>
          <table:table-cell office:value="0.7718026400335894" office:value-type="float"/>
          <table:table-cell office:value="0.7929533931294366" office:value-type="float"/>
          <table:table-cell office:value="0.8086150303849143" office:value-type="float"/>
          <table:table-cell office:value="0.8337011172924871" office:value-type="float"/>
          <table:table-cell office:value="0.5310275082429399" office:value-type="float"/>
          <table:table-cell office:value="0.5711258200014854" office:value-type="float"/>
          <table:table-cell office:value="0.5867422940859777" office:value-type="float"/>
          <table:table-cell office:value="0.6100579816327212" office:value-type="float"/>
          <table:table-cell office:value="0.6507871346145299" office:value-type="float"/>
          <table:table-cell office:value="0.41297126440154386" office:value-type="float"/>
          <table:table-cell office:value="0.4746647152336242" office:value-type="float"/>
          <table:table-cell office:value="0.4976416216734994" office:value-type="float"/>
          <table:table-cell office:value="0.5125553551762799" office:value-type="float"/>
          <table:table-cell office:value="0.5420451602759666" office:value-type="float"/>
          <table:table-cell office:value="0.6046942235176518" office:value-type="float"/>
          <table:table-cell office:value="0.6379350245056318" office:value-type="float"/>
          <table:table-cell office:value="0.6603944337954206" office:value-type="float"/>
          <table:table-cell office:value="0.6805285973092061" office:value-type="float"/>
          <table:table-cell office:value="0.7310992077672316" office:value-type="float"/>
          <table:table-cell office:value="0.35229666605832954" office:value-type="float"/>
          <table:table-cell office:value="0.453761643566197" office:value-type="float"/>
          <table:table-cell office:value="0.4814797824550283" office:value-type="float"/>
          <table:table-cell office:value="0.5105832535669071" office:value-type="float"/>
          <table:table-cell office:value="0.5539503041138634" office:value-type="float"/>
        </table:table-row>
        <table:table-row>
          <table:table-cell office:value-type="string">
            <text:p>callumboddy__CBZSplashView</text:p>
          </table:table-cell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17159360267074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834840183766868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5049316569473099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7799646260035769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5019704329525284" office:value-type="float"/>
        </table:table-row>
        <table:table-row>
          <table:table-cell office:value-type="string">
            <text:p>louthy__language-ext</text:p>
          </table:table-cell>
          <table:table-cell office:value="0.7522357952123309" office:value-type="float"/>
          <table:table-cell office:value="0.8070079426219745" office:value-type="float"/>
          <table:table-cell office:value="0.8191099789738818" office:value-type="float"/>
          <table:table-cell office:value="0.8297642319264998" office:value-type="float"/>
          <table:table-cell office:value="0.843288833537445" office:value-type="float"/>
          <table:table-cell office:value="0.539809759932778" office:value-type="float"/>
          <table:table-cell office:value="0.5734633632984677" office:value-type="float"/>
          <table:table-cell office:value="0.5895007832067578" office:value-type="float"/>
          <table:table-cell office:value="0.6101185895231438" office:value-type="float"/>
          <table:table-cell office:value="0.653957457298818" office:value-type="float"/>
          <table:table-cell office:value="0.3668049870013993" office:value-type="float"/>
          <table:table-cell office:value="0.46847906543324763" office:value-type="float"/>
          <table:table-cell office:value="0.491243076619818" office:value-type="float"/>
          <table:table-cell office:value="0.509770003317086" office:value-type="float"/>
          <table:table-cell office:value="0.5723826540820207" office:value-type="float"/>
          <table:table-cell office:value="0.5448794785049876" office:value-type="float"/>
          <table:table-cell office:value="0.6327167181699657" office:value-type="float"/>
          <table:table-cell office:value="0.6508005497340712" office:value-type="float"/>
          <table:table-cell office:value="0.6755580192750389" office:value-type="float"/>
          <table:table-cell office:value="0.7469938523305346" office:value-type="float"/>
          <table:table-cell office:value="0.40990677730031655" office:value-type="float"/>
          <table:table-cell office:value="0.4715816932012266" office:value-type="float"/>
          <table:table-cell office:value="0.49024855848794635" office:value-type="float"/>
          <table:table-cell office:value="0.5131628011441602" office:value-type="float"/>
          <table:table-cell office:value="0.5785460965892072" office:value-type="float"/>
        </table:table-row>
        <table:table-row>
          <table:table-cell office:value-type="string">
            <text:p>twitter__finagle</text:p>
          </table:table-cell>
          <table:table-cell office:value="0.6870041107627683" office:value-type="float"/>
          <table:table-cell office:value="0.7864878429726698" office:value-type="float"/>
          <table:table-cell office:value="0.8062741486724029" office:value-type="float"/>
          <table:table-cell office:value="0.8170403869058604" office:value-type="float"/>
          <table:table-cell office:value="0.858598213517648" office:value-type="float"/>
          <table:table-cell office:value="0.5269943651346543" office:value-type="float"/>
          <table:table-cell office:value="0.5864218826798284" office:value-type="float"/>
          <table:table-cell office:value="0.6047561945536475" office:value-type="float"/>
          <table:table-cell office:value="0.620728671729939" office:value-type="float"/>
          <table:table-cell office:value="0.703994276974003" office:value-type="float"/>
          <table:table-cell office:value="0.4486572578575392" office:value-type="float"/>
          <table:table-cell office:value="0.4807243767407988" office:value-type="float"/>
          <table:table-cell office:value="0.4896177726063604" office:value-type="float"/>
          <table:table-cell office:value="0.5034992226402496" office:value-type="float"/>
          <table:table-cell office:value="0.5778540925860216" office:value-type="float"/>
          <table:table-cell office:value="0.5718990521889076" office:value-type="float"/>
          <table:table-cell office:value="0.6362626734751431" office:value-type="float"/>
          <table:table-cell office:value="0.6537309695219612" office:value-type="float"/>
          <table:table-cell office:value="0.675621387753868" office:value-type="float"/>
          <table:table-cell office:value="0.7200556570037323" office:value-type="float"/>
          <table:table-cell office:value="0.3543662050636157" office:value-type="float"/>
          <table:table-cell office:value="0.47661455173484013" office:value-type="float"/>
          <table:table-cell office:value="0.4930968930006111" office:value-type="float"/>
          <table:table-cell office:value="0.5089961226057539" office:value-type="float"/>
          <table:table-cell office:value="0.5571297158792798" office:value-type="float"/>
        </table:table-row>
        <table:table-row>
          <table:table-cell office:value-type="string">
            <text:p>gohugoio__hugo</text:p>
          </table:table-cell>
          <table:table-cell office:value="0.7044876636667452" office:value-type="float"/>
          <table:table-cell office:value="0.7983449334466661" office:value-type="float"/>
          <table:table-cell office:value="0.8169879583361846" office:value-type="float"/>
          <table:table-cell office:value="0.8307562368427641" office:value-type="float"/>
          <table:table-cell office:value="0.8775340089466918" office:value-type="float"/>
          <table:table-cell office:value="0.5271338789023141" office:value-type="float"/>
          <table:table-cell office:value="0.5925020801812744" office:value-type="float"/>
          <table:table-cell office:value="0.6117673029280141" office:value-type="float"/>
          <table:table-cell office:value="0.6271720099545691" office:value-type="float"/>
          <table:table-cell office:value="0.7288277138471819" office:value-type="float"/>
          <table:table-cell office:value="0.4004651970372032" office:value-type="float"/>
          <table:table-cell office:value="0.4624808716434563" office:value-type="float"/>
          <table:table-cell office:value="0.4862228954367984" office:value-type="float"/>
          <table:table-cell office:value="0.5040503802547955" office:value-type="float"/>
          <table:table-cell office:value="0.5769115589734353" office:value-type="float"/>
          <table:table-cell office:value="0.5673676707022662" office:value-type="float"/>
          <table:table-cell office:value="0.6262293604388902" office:value-type="float"/>
          <table:table-cell office:value="0.6442627987053557" office:value-type="float"/>
          <table:table-cell office:value="0.6644125705794053" office:value-type="float"/>
          <table:table-cell office:value="0.7304746988816528" office:value-type="float"/>
          <table:table-cell office:value="0.31818084076385345" office:value-type="float"/>
          <table:table-cell office:value="0.4929714965574695" office:value-type="float"/>
          <table:table-cell office:value="0.5113363487336594" office:value-type="float"/>
          <table:table-cell office:value="0.531663741761011" office:value-type="float"/>
          <table:table-cell office:value="0.5964770226845328" office:value-type="float"/>
        </table:table-row>
        <table:table-row>
          <table:table-cell office:value-type="string">
            <text:p>Lokaltog__vim-powerline</text:p>
          </table:table-cell>
          <table:table-cell office:value="0.8090353189222228" office:value-type="float"/>
          <table:table-cell office:value="0.8090353189222228" office:value-type="float"/>
          <table:table-cell office:value="0.8090353189222228" office:value-type="float"/>
          <table:table-cell office:value="0.8090353189222228" office:value-type="float"/>
          <table:table-cell office:value="0.844744847554978" office:value-type="float"/>
          <table:table-cell office:value="0.5824940126600309" office:value-type="float"/>
          <table:table-cell office:value="0.5824940126600309" office:value-type="float"/>
          <table:table-cell office:value="0.5824940126600309" office:value-type="float"/>
          <table:table-cell office:value="0.5824940126600309" office:value-type="float"/>
          <table:table-cell office:value="0.6123439088044069" office:value-type="float"/>
          <table:table-cell office:value="0.475355523252334" office:value-type="float"/>
          <table:table-cell office:value="0.475355523252334" office:value-type="float"/>
          <table:table-cell office:value="0.475355523252334" office:value-type="float"/>
          <table:table-cell office:value="0.475355523252334" office:value-type="float"/>
          <table:table-cell office:value="0.48279623926137094" office:value-type="float"/>
          <table:table-cell office:value="0.6352998681142128" office:value-type="float"/>
          <table:table-cell office:value="0.6352998681142128" office:value-type="float"/>
          <table:table-cell office:value="0.6352998681142128" office:value-type="float"/>
          <table:table-cell office:value="0.6352998681142128" office:value-type="float"/>
          <table:table-cell office:value="0.6545691743644533" office:value-type="float"/>
          <table:table-cell office:value="0.48444332343972984" office:value-type="float"/>
          <table:table-cell office:value="0.48444332343972984" office:value-type="float"/>
          <table:table-cell office:value="0.48444332343972984" office:value-type="float"/>
          <table:table-cell office:value="0.48444332343972984" office:value-type="float"/>
          <table:table-cell office:value="0.4847929145657738" office:value-type="float"/>
        </table:table-row>
        <table:table-row>
          <table:table-cell office:value-type="string">
            <text:p>jisaacks__GitGutter</text:p>
          </table:table-cell>
          <table:table-cell office:value="0.7450747420447997" office:value-type="float"/>
          <table:table-cell office:value="0.7790894943042446" office:value-type="float"/>
          <table:table-cell office:value="0.7969149574138866" office:value-type="float"/>
          <table:table-cell office:value="0.8140712005411321" office:value-type="float"/>
          <table:table-cell office:value="0.8617020665405404" office:value-type="float"/>
          <table:table-cell office:value="0.5565740898662142" office:value-type="float"/>
          <table:table-cell office:value="0.5786694846615971" office:value-type="float"/>
          <table:table-cell office:value="0.6015439331845562" office:value-type="float"/>
          <table:table-cell office:value="0.6123042302079168" office:value-type="float"/>
          <table:table-cell office:value="0.6494196218847276" office:value-type="float"/>
          <table:table-cell office:value="0.41379134125440276" office:value-type="float"/>
          <table:table-cell office:value="0.4720036366729809" office:value-type="float"/>
          <table:table-cell office:value="0.4874404531720104" office:value-type="float"/>
          <table:table-cell office:value="0.5026159589393356" office:value-type="float"/>
          <table:table-cell office:value="0.5437887538499571" office:value-type="float"/>
          <table:table-cell office:value="0.5719922379724804" office:value-type="float"/>
          <table:table-cell office:value="0.6104941579223735" office:value-type="float"/>
          <table:table-cell office:value="0.6373133953717502" office:value-type="float"/>
          <table:table-cell office:value="0.6450951459302379" office:value-type="float"/>
          <table:table-cell office:value="0.7058978010683362" office:value-type="float"/>
          <table:table-cell office:value="0.4175396290242243" office:value-type="float"/>
          <table:table-cell office:value="0.5051315915625274" office:value-type="float"/>
          <table:table-cell office:value="0.5182072588075817" office:value-type="float"/>
          <table:table-cell office:value="0.5285998788296584" office:value-type="float"/>
          <table:table-cell office:value="0.6047842186507347" office:value-type="float"/>
        </table:table-row>
        <table:table-row>
          <table:table-cell office:value-type="string">
            <text:p>v2ray__v2ray-core</text:p>
          </table:table-cell>
          <table:table-cell office:value="0.6475438972514862" office:value-type="float"/>
          <table:table-cell office:value="0.7032838694198015" office:value-type="float"/>
          <table:table-cell office:value="0.7168887584165102" office:value-type="float"/>
          <table:table-cell office:value="0.7348194878036264" office:value-type="float"/>
          <table:table-cell office:value="0.8288057415052285" office:value-type="float"/>
          <table:table-cell office:value="0.5440784850499598" office:value-type="float"/>
          <table:table-cell office:value="0.5942614227451537" office:value-type="float"/>
          <table:table-cell office:value="0.6035939990897471" office:value-type="float"/>
          <table:table-cell office:value="0.6086539476314904" office:value-type="float"/>
          <table:table-cell office:value="0.6464533272522954" office:value-type="float"/>
          <table:table-cell office:value="0.4048136293428334" office:value-type="float"/>
          <table:table-cell office:value="0.47105277094859843" office:value-type="float"/>
          <table:table-cell office:value="0.48566008314286385" office:value-type="float"/>
          <table:table-cell office:value="0.5026795782034427" office:value-type="float"/>
          <table:table-cell office:value="0.5433879072698184" office:value-type="float"/>
          <table:table-cell office:value="0.5586769637046777" office:value-type="float"/>
          <table:table-cell office:value="0.6680578355503958" office:value-type="float"/>
          <table:table-cell office:value="0.6877862200252199" office:value-type="float"/>
          <table:table-cell office:value="0.7000464623589515" office:value-type="float"/>
          <table:table-cell office:value="0.7198352225189818" office:value-type="float"/>
          <table:table-cell office:value="0.39626071360844395" office:value-type="float"/>
          <table:table-cell office:value="0.46732331726663595" office:value-type="float"/>
          <table:table-cell office:value="0.4840262818525001" office:value-type="float"/>
          <table:table-cell office:value="0.5098323170986737" office:value-type="float"/>
          <table:table-cell office:value="0.6069110730452817" office:value-type="float"/>
        </table:table-row>
        <table:table-row>
          <table:table-cell office:value-type="string">
            <text:p>asciimoo__searx</text:p>
          </table:table-cell>
          <table:table-cell office:value="0.716462007726113" office:value-type="float"/>
          <table:table-cell office:value="0.7793163606132306" office:value-type="float"/>
          <table:table-cell office:value="0.8026065055253664" office:value-type="float"/>
          <table:table-cell office:value="0.8146041831685344" office:value-type="float"/>
          <table:table-cell office:value="0.8394937966445378" office:value-type="float"/>
          <table:table-cell office:value="0.5501362816245498" office:value-type="float"/>
          <table:table-cell office:value="0.5821568735139686" office:value-type="float"/>
          <table:table-cell office:value="0.6018169173358336" office:value-type="float"/>
          <table:table-cell office:value="0.6144226685906709" office:value-type="float"/>
          <table:table-cell office:value="0.6577425990502053" office:value-type="float"/>
          <table:table-cell office:value="0.4277928855831158" office:value-type="float"/>
          <table:table-cell office:value="0.46534554807997675" office:value-type="float"/>
          <table:table-cell office:value="0.4815266954971341" office:value-type="float"/>
          <table:table-cell office:value="0.5081377106652667" office:value-type="float"/>
          <table:table-cell office:value="0.56407980226662" office:value-type="float"/>
          <table:table-cell office:value="0.570392518504878" office:value-type="float"/>
          <table:table-cell office:value="0.6196868512784285" office:value-type="float"/>
          <table:table-cell office:value="0.6383099268408847" office:value-type="float"/>
          <table:table-cell office:value="0.6584532905695507" office:value-type="float"/>
          <table:table-cell office:value="0.7042435239551513" office:value-type="float"/>
          <table:table-cell office:value="0.37968711536472194" office:value-type="float"/>
          <table:table-cell office:value="0.49301050050527206" office:value-type="float"/>
          <table:table-cell office:value="0.5197460249265105" office:value-type="float"/>
          <table:table-cell office:value="0.5391292302126279" office:value-type="float"/>
          <table:table-cell office:value="0.5922799248025183" office:value-type="float"/>
        </table:table-row>
        <table:table-row>
          <table:table-cell office:value-type="string">
            <text:p>pingcap__tidb</text:p>
          </table:table-cell>
          <table:table-cell office:value="0.6668113900688197" office:value-type="float"/>
          <table:table-cell office:value="0.7425094603895082" office:value-type="float"/>
          <table:table-cell office:value="0.7737917065891067" office:value-type="float"/>
          <table:table-cell office:value="0.7969633955253869" office:value-type="float"/>
          <table:table-cell office:value="0.8648191106529974" office:value-type="float"/>
          <table:table-cell office:value="0.5589115872457748" office:value-type="float"/>
          <table:table-cell office:value="0.6012553128178376" office:value-type="float"/>
          <table:table-cell office:value="0.6136194708337854" office:value-type="float"/>
          <table:table-cell office:value="0.6269302675229447" office:value-type="float"/>
          <table:table-cell office:value="0.7299367301221892" office:value-type="float"/>
          <table:table-cell office:value="0.38466455036472835" office:value-type="float"/>
          <table:table-cell office:value="0.4547886896079918" office:value-type="float"/>
          <table:table-cell office:value="0.4773330486267401" office:value-type="float"/>
          <table:table-cell office:value="0.5003568307470301" office:value-type="float"/>
          <table:table-cell office:value="0.5763457162455689" office:value-type="float"/>
          <table:table-cell office:value="0.5676112621936098" office:value-type="float"/>
          <table:table-cell office:value="0.6241586090035078" office:value-type="float"/>
          <table:table-cell office:value="0.6464044958116225" office:value-type="float"/>
          <table:table-cell office:value="0.6731453357257432" office:value-type="float"/>
          <table:table-cell office:value="0.7789532559300401" office:value-type="float"/>
          <table:table-cell office:value="0.3984025531029206" office:value-type="float"/>
          <table:table-cell office:value="0.4830257998565145" office:value-type="float"/>
          <table:table-cell office:value="0.5042808465222973" office:value-type="float"/>
          <table:table-cell office:value="0.5275239987446811" office:value-type="float"/>
          <table:table-cell office:value="0.6025957104678566" office:value-type="float"/>
        </table:table-row>
        <table:table-row>
          <table:table-cell office:value-type="string">
            <text:p>anselmh__object-fit</text:p>
          </table:table-cell>
          <table:table-cell office:value="0.7869442439742612" office:value-type="float"/>
          <table:table-cell office:value="0.7955930317688388" office:value-type="float"/>
          <table:table-cell office:value="0.8059016252083344" office:value-type="float"/>
          <table:table-cell office:value="0.8145588340784597" office:value-type="float"/>
          <table:table-cell office:value="0.8145588340784597" office:value-type="float"/>
          <table:table-cell office:value="0.5351234542266341" office:value-type="float"/>
          <table:table-cell office:value="0.555912355980408" office:value-type="float"/>
          <table:table-cell office:value="0.595257658426451" office:value-type="float"/>
          <table:table-cell office:value="0.6383736413098751" office:value-type="float"/>
          <table:table-cell office:value="0.6383736413098751" office:value-type="float"/>
          <table:table-cell office:value="0.4294172833176948" office:value-type="float"/>
          <table:table-cell office:value="0.4486851065420866" office:value-type="float"/>
          <table:table-cell office:value="0.4590642501159904" office:value-type="float"/>
          <table:table-cell office:value="0.5016586442525325" office:value-type="float"/>
          <table:table-cell office:value="0.5016586442525325" office:value-type="float"/>
          <table:table-cell office:value="0.5696527620673666" office:value-type="float"/>
          <table:table-cell office:value="0.6109289723361129" office:value-type="float"/>
          <table:table-cell office:value="0.6451352263480692" office:value-type="float"/>
          <table:table-cell office:value="0.6831278007192925" office:value-type="float"/>
          <table:table-cell office:value="0.6831278007192925" office:value-type="float"/>
          <table:table-cell office:value="0.4475845766118219" office:value-type="float"/>
          <table:table-cell office:value="0.45917762474705287" office:value-type="float"/>
          <table:table-cell office:value="0.5194537914104923" office:value-type="float"/>
          <table:table-cell office:value="0.5261806096527811" office:value-type="float"/>
          <table:table-cell office:value="0.5261806096527811" office:value-type="float"/>
        </table:table-row>
        <table:table-row>
          <table:table-cell office:value-type="string">
            <text:p>turbolinks__turbolinks-classic</text:p>
          </table:table-cell>
          <table:table-cell office:value="0.7431645729643859" office:value-type="float"/>
          <table:table-cell office:value="0.7980134455734818" office:value-type="float"/>
          <table:table-cell office:value="0.8126486282891376" office:value-type="float"/>
          <table:table-cell office:value="0.8217265857127616" office:value-type="float"/>
          <table:table-cell office:value="0.8450285838218556" office:value-type="float"/>
          <table:table-cell office:value="0.5475246373051244" office:value-type="float"/>
          <table:table-cell office:value="0.5843030408344634" office:value-type="float"/>
          <table:table-cell office:value="0.5999561934328347" office:value-type="float"/>
          <table:table-cell office:value="0.6168464265795399" office:value-type="float"/>
          <table:table-cell office:value="0.6977346604318133" office:value-type="float"/>
          <table:table-cell office:value="0.4404323967875874" office:value-type="float"/>
          <table:table-cell office:value="0.48133725472755184" office:value-type="float"/>
          <table:table-cell office:value="0.49259188425815187" office:value-type="float"/>
          <table:table-cell office:value="0.5059949813072984" office:value-type="float"/>
          <table:table-cell office:value="0.5521443120293579" office:value-type="float"/>
          <table:table-cell office:value="0.5976911923463509" office:value-type="float"/>
          <table:table-cell office:value="0.6251917961320316" office:value-type="float"/>
          <table:table-cell office:value="0.642963594512736" office:value-type="float"/>
          <table:table-cell office:value="0.6573041135153013" office:value-type="float"/>
          <table:table-cell office:value="0.7244955446954731" office:value-type="float"/>
          <table:table-cell office:value="0.4438806545965358" office:value-type="float"/>
          <table:table-cell office:value="0.49878379864345296" office:value-type="float"/>
          <table:table-cell office:value="0.5204142380172578" office:value-type="float"/>
          <table:table-cell office:value="0.5364317032728504" office:value-type="float"/>
          <table:table-cell office:value="0.5859425263007431" office:value-type="float"/>
        </table:table-row>
        <table:table-row>
          <table:table-cell office:value-type="string">
            <text:p>grpc__grpc</text:p>
          </table:table-cell>
          <table:table-cell office:value="0.6869471898423342" office:value-type="float"/>
          <table:table-cell office:value="0.7567319395227036" office:value-type="float"/>
          <table:table-cell office:value="0.787718675199322" office:value-type="float"/>
          <table:table-cell office:value="0.8085394556169551" office:value-type="float"/>
          <table:table-cell office:value="0.8644776537832022" office:value-type="float"/>
          <table:table-cell office:value="0.5191355282772094" office:value-type="float"/>
          <table:table-cell office:value="0.5815566534122403" office:value-type="float"/>
          <table:table-cell office:value="0.5975253350984957" office:value-type="float"/>
          <table:table-cell office:value="0.6139426490823112" office:value-type="float"/>
          <table:table-cell office:value="0.7066199746318057" office:value-type="float"/>
          <table:table-cell office:value="0.3863709729563961" office:value-type="float"/>
          <table:table-cell office:value="0.4502037101192922" office:value-type="float"/>
          <table:table-cell office:value="0.4705075463456284" office:value-type="float"/>
          <table:table-cell office:value="0.4906930925573424" office:value-type="float"/>
          <table:table-cell office:value="0.6037155810246906" office:value-type="float"/>
          <table:table-cell office:value="0.547242444872155" office:value-type="float"/>
          <table:table-cell office:value="0.609832588267573" office:value-type="float"/>
          <table:table-cell office:value="0.6306056995273828" office:value-type="float"/>
          <table:table-cell office:value="0.6529881541181497" office:value-type="float"/>
          <table:table-cell office:value="0.7723206766717885" office:value-type="float"/>
          <table:table-cell office:value="0.354340372914413" office:value-type="float"/>
          <table:table-cell office:value="0.471059194980635" office:value-type="float"/>
          <table:table-cell office:value="0.49821222318906044" office:value-type="float"/>
          <table:table-cell office:value="0.5183329183145384" office:value-type="float"/>
          <table:table-cell office:value="0.6157234421352317" office:value-type="float"/>
        </table:table-row>
        <table:table-row>
          <table:table-cell office:value-type="string">
            <text:p>dotnet__core</text:p>
          </table:table-cell>
          <table:table-cell office:value="0.6916539368722852" office:value-type="float"/>
          <table:table-cell office:value="0.7632241275095488" office:value-type="float"/>
          <table:table-cell office:value="0.7923790683868519" office:value-type="float"/>
          <table:table-cell office:value="0.8105670361031212" office:value-type="float"/>
          <table:table-cell office:value="0.859991160813751" office:value-type="float"/>
          <table:table-cell office:value="0.5197381992318924" office:value-type="float"/>
          <table:table-cell office:value="0.588106799271323" office:value-type="float"/>
          <table:table-cell office:value="0.6064724562438326" office:value-type="float"/>
          <table:table-cell office:value="0.6227682675839383" office:value-type="float"/>
          <table:table-cell office:value="0.6729694571843475" office:value-type="float"/>
          <table:table-cell office:value="0.3596189653704026" office:value-type="float"/>
          <table:table-cell office:value="0.43789869480795296" office:value-type="float"/>
          <table:table-cell office:value="0.4657553735152943" office:value-type="float"/>
          <table:table-cell office:value="0.4866715625953269" office:value-type="float"/>
          <table:table-cell office:value="0.5422601296175404" office:value-type="float"/>
          <table:table-cell office:value="0.5461362200076808" office:value-type="float"/>
          <table:table-cell office:value="0.595157228282299" office:value-type="float"/>
          <table:table-cell office:value="0.6151133009060173" office:value-type="float"/>
          <table:table-cell office:value="0.645235607495694" office:value-type="float"/>
          <table:table-cell office:value="0.7375530715999088" office:value-type="float"/>
          <table:table-cell office:value="0.3683430474134839" office:value-type="float"/>
          <table:table-cell office:value="0.48642618164020923" office:value-type="float"/>
          <table:table-cell office:value="0.515354783831763" office:value-type="float"/>
          <table:table-cell office:value="0.5376925044265912" office:value-type="float"/>
          <table:table-cell office:value="0.6047990739106217" office:value-type="float"/>
        </table:table-row>
        <table:table-row>
          <table:table-cell office:value-type="string">
            <text:p>openshift__origin</text:p>
          </table:table-cell>
          <table:table-cell office:value="0.6885882595932535" office:value-type="float"/>
          <table:table-cell office:value="0.7770830075264411" office:value-type="float"/>
          <table:table-cell office:value="0.7953606335433439" office:value-type="float"/>
          <table:table-cell office:value="0.810110548958203" office:value-type="float"/>
          <table:table-cell office:value="0.8650142936771535" office:value-type="float"/>
          <table:table-cell office:value="0.518831096837045" office:value-type="float"/>
          <table:table-cell office:value="0.5916276248667216" office:value-type="float"/>
          <table:table-cell office:value="0.6048890744824049" office:value-type="float"/>
          <table:table-cell office:value="0.6161043040996843" office:value-type="float"/>
          <table:table-cell office:value="0.659023433533118" office:value-type="float"/>
          <table:table-cell office:value="0.4063168119783548" office:value-type="float"/>
          <table:table-cell office:value="0.455996062588595" office:value-type="float"/>
          <table:table-cell office:value="0.4712824450438178" office:value-type="float"/>
          <table:table-cell office:value="0.49225846252841426" office:value-type="float"/>
          <table:table-cell office:value="0.5629548312632138" office:value-type="float"/>
          <table:table-cell office:value="0.5406847533136301" office:value-type="float"/>
          <table:table-cell office:value="0.6093741996971895" office:value-type="float"/>
          <table:table-cell office:value="0.6233281662557286" office:value-type="float"/>
          <table:table-cell office:value="0.6429667666634569" office:value-type="float"/>
          <table:table-cell office:value="0.7128035057352111" office:value-type="float"/>
          <table:table-cell office:value="0.3873943080247419" office:value-type="float"/>
          <table:table-cell office:value="0.48828562488847815" office:value-type="float"/>
          <table:table-cell office:value="0.5063463602105753" office:value-type="float"/>
          <table:table-cell office:value="0.5200659499955168" office:value-type="float"/>
          <table:table-cell office:value="0.6065212252095713" office:value-type="float"/>
        </table:table-row>
        <table:table-row>
          <table:table-cell office:value-type="string">
            <text:p>squaremo__rabbit.js</text:p>
          </table:table-cell>
          <table:table-cell office:value="0.7520803346731294" office:value-type="float"/>
          <table:table-cell office:value="0.7821840556469761" office:value-type="float"/>
          <table:table-cell office:value="0.8042030590636415" office:value-type="float"/>
          <table:table-cell office:value="0.8124583647918953" office:value-type="float"/>
          <table:table-cell office:value="0.8350300069276604" office:value-type="float"/>
          <table:table-cell office:value="0.5418404902041434" office:value-type="float"/>
          <table:table-cell office:value="0.5771048575927297" office:value-type="float"/>
          <table:table-cell office:value="0.5890027681244826" office:value-type="float"/>
          <table:table-cell office:value="0.6087152174965507" office:value-type="float"/>
          <table:table-cell office:value="0.6912500162657415" office:value-type="float"/>
          <table:table-cell office:value="0.43882708301573725" office:value-type="float"/>
          <table:table-cell office:value="0.47747304865830004" office:value-type="float"/>
          <table:table-cell office:value="0.4997675920871193" office:value-type="float"/>
          <table:table-cell office:value="0.5227783798220027" office:value-type="float"/>
          <table:table-cell office:value="0.5838548367902551" office:value-type="float"/>
          <table:table-cell office:value="0.607627404006027" office:value-type="float"/>
          <table:table-cell office:value="0.6490055026454181" office:value-type="float"/>
          <table:table-cell office:value="0.6646797630638682" office:value-type="float"/>
          <table:table-cell office:value="0.6941357518236182" office:value-type="float"/>
          <table:table-cell office:value="0.7225645701950684" office:value-type="float"/>
          <table:table-cell office:value="0.43293761376506457" office:value-type="float"/>
          <table:table-cell office:value="0.4728742320314535" office:value-type="float"/>
          <table:table-cell office:value="0.5064360150432418" office:value-type="float"/>
          <table:table-cell office:value="0.5156801126759324" office:value-type="float"/>
          <table:table-cell office:value="0.5873367902305971" office:value-type="float"/>
        </table:table-row>
        <table:table-row>
          <table:table-cell office:value-type="string">
            <text:p>Netflix__eureka</text:p>
          </table:table-cell>
          <table:table-cell office:value="0.7039718989365003" office:value-type="float"/>
          <table:table-cell office:value="0.7504878634127797" office:value-type="float"/>
          <table:table-cell office:value="0.7954677909199946" office:value-type="float"/>
          <table:table-cell office:value="0.8132202972372463" office:value-type="float"/>
          <table:table-cell office:value="0.8415088745048079" office:value-type="float"/>
          <table:table-cell office:value="0.5632600494191399" office:value-type="float"/>
          <table:table-cell office:value="0.5967395697018643" office:value-type="float"/>
          <table:table-cell office:value="0.6077817311996623" office:value-type="float"/>
          <table:table-cell office:value="0.6297079370203013" office:value-type="float"/>
          <table:table-cell office:value="0.6601451611500495" office:value-type="float"/>
          <table:table-cell office:value="0.44400192072183925" office:value-type="float"/>
          <table:table-cell office:value="0.47421998387053405" office:value-type="float"/>
          <table:table-cell office:value="0.4884208553495828" office:value-type="float"/>
          <table:table-cell office:value="0.49763989366185923" office:value-type="float"/>
          <table:table-cell office:value="0.5715050899119151" office:value-type="float"/>
          <table:table-cell office:value="0.5752298423307993" office:value-type="float"/>
          <table:table-cell office:value="0.630007663155201" office:value-type="float"/>
          <table:table-cell office:value="0.6442243218119035" office:value-type="float"/>
          <table:table-cell office:value="0.6729723763962329" office:value-type="float"/>
          <table:table-cell office:value="0.7199415693406537" office:value-type="float"/>
          <table:table-cell office:value="0.3869756777526363" office:value-type="float"/>
          <table:table-cell office:value="0.48076526931710706" office:value-type="float"/>
          <table:table-cell office:value="0.5036835203384598" office:value-type="float"/>
          <table:table-cell office:value="0.5304681175281709" office:value-type="float"/>
          <table:table-cell office:value="0.582918829805958" office:value-type="float"/>
        </table:table-row>
        <table:table-row>
          <table:table-cell office:value-type="string">
            <text:p>scrapy__dirbot</text:p>
          </table:table-cell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56397201194133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6969163079864571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503345013510144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709244745169924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5564434640778569" office:value-type="float"/>
        </table:table-row>
        <table:table-row>
          <table:table-cell office:value-type="string">
            <text:p>FriendsOfSymfony__FOSRestBundle</text:p>
          </table:table-cell>
          <table:table-cell office:value="0.6897593916823015" office:value-type="float"/>
          <table:table-cell office:value="0.7889282559549124" office:value-type="float"/>
          <table:table-cell office:value="0.8078973578387456" office:value-type="float"/>
          <table:table-cell office:value="0.8234476346739049" office:value-type="float"/>
          <table:table-cell office:value="0.8632132914477089" office:value-type="float"/>
          <table:table-cell office:value="0.49277901286799036" office:value-type="float"/>
          <table:table-cell office:value="0.5738267095374698" office:value-type="float"/>
          <table:table-cell office:value="0.588937770057508" office:value-type="float"/>
          <table:table-cell office:value="0.6102414758256026" office:value-type="float"/>
          <table:table-cell office:value="0.6492474602846369" office:value-type="float"/>
          <table:table-cell office:value="0.4069214850148796" office:value-type="float"/>
          <table:table-cell office:value="0.46436497699624" office:value-type="float"/>
          <table:table-cell office:value="0.48269646060348237" office:value-type="float"/>
          <table:table-cell office:value="0.5039339096936539" office:value-type="float"/>
          <table:table-cell office:value="0.5509237022243073" office:value-type="float"/>
          <table:table-cell office:value="0.5710108707694826" office:value-type="float"/>
          <table:table-cell office:value="0.6164033608842414" office:value-type="float"/>
          <table:table-cell office:value="0.6364626726975138" office:value-type="float"/>
          <table:table-cell office:value="0.658883784448066" office:value-type="float"/>
          <table:table-cell office:value="0.7285512673143276" office:value-type="float"/>
          <table:table-cell office:value="0.3986139343127181" office:value-type="float"/>
          <table:table-cell office:value="0.47492353275604626" office:value-type="float"/>
          <table:table-cell office:value="0.4974437810991915" office:value-type="float"/>
          <table:table-cell office:value="0.5204551146832549" office:value-type="float"/>
          <table:table-cell office:value="0.5766647722922037" office:value-type="float"/>
        </table:table-row>
        <table:table-row>
          <table:table-cell office:value-type="string">
            <text:p>borgbackup__borg</text:p>
          </table:table-cell>
          <table:table-cell office:value="0.6931797139212359" office:value-type="float"/>
          <table:table-cell office:value="0.7691192787854986" office:value-type="float"/>
          <table:table-cell office:value="0.7966830630135233" office:value-type="float"/>
          <table:table-cell office:value="0.8171823249754113" office:value-type="float"/>
          <table:table-cell office:value="0.8578542437707645" office:value-type="float"/>
          <table:table-cell office:value="0.5397556938550323" office:value-type="float"/>
          <table:table-cell office:value="0.5866068576901078" office:value-type="float"/>
          <table:table-cell office:value="0.6016423769774758" office:value-type="float"/>
          <table:table-cell office:value="0.6243619997253872" office:value-type="float"/>
          <table:table-cell office:value="0.6632811414522307" office:value-type="float"/>
          <table:table-cell office:value="0.3870341030002565" office:value-type="float"/>
          <table:table-cell office:value="0.45460612930761823" office:value-type="float"/>
          <table:table-cell office:value="0.47186262627867537" office:value-type="float"/>
          <table:table-cell office:value="0.49161203479083937" office:value-type="float"/>
          <table:table-cell office:value="0.5432248538827015" office:value-type="float"/>
          <table:table-cell office:value="0.5632104343951878" office:value-type="float"/>
          <table:table-cell office:value="0.6075681696887314" office:value-type="float"/>
          <table:table-cell office:value="0.6245491706884236" office:value-type="float"/>
          <table:table-cell office:value="0.6478144401031121" office:value-type="float"/>
          <table:table-cell office:value="0.7316108413312763" office:value-type="float"/>
          <table:table-cell office:value="0.3753231688364957" office:value-type="float"/>
          <table:table-cell office:value="0.4941644241918535" office:value-type="float"/>
          <table:table-cell office:value="0.5142821497127412" office:value-type="float"/>
          <table:table-cell office:value="0.5321659618766431" office:value-type="float"/>
          <table:table-cell office:value="0.6069288060726024" office:value-type="float"/>
        </table:table-row>
        <table:table-row>
          <table:table-cell office:value-type="string">
            <text:p>thoughtbot__clearance</text:p>
          </table:table-cell>
          <table:table-cell office:value="0.6897431995800076" office:value-type="float"/>
          <table:table-cell office:value="0.7942845264449566" office:value-type="float"/>
          <table:table-cell office:value="0.8075185728677202" office:value-type="float"/>
          <table:table-cell office:value="0.8153637403438351" office:value-type="float"/>
          <table:table-cell office:value="0.8361035122637854" office:value-type="float"/>
          <table:table-cell office:value="0.5628475774511748" office:value-type="float"/>
          <table:table-cell office:value="0.5955792918237561" office:value-type="float"/>
          <table:table-cell office:value="0.6095165305814203" office:value-type="float"/>
          <table:table-cell office:value="0.626766295946227" office:value-type="float"/>
          <table:table-cell office:value="0.6776307744219952" office:value-type="float"/>
          <table:table-cell office:value="0.4415877360146414" office:value-type="float"/>
          <table:table-cell office:value="0.474882419708998" office:value-type="float"/>
          <table:table-cell office:value="0.4914442935230947" office:value-type="float"/>
          <table:table-cell office:value="0.5167727371444346" office:value-type="float"/>
          <table:table-cell office:value="0.5774728570172135" office:value-type="float"/>
          <table:table-cell office:value="0.586235187498007" office:value-type="float"/>
          <table:table-cell office:value="0.6294041403218164" office:value-type="float"/>
          <table:table-cell office:value="0.6386194014327893" office:value-type="float"/>
          <table:table-cell office:value="0.651968980084229" office:value-type="float"/>
          <table:table-cell office:value="0.7368247631646561" office:value-type="float"/>
          <table:table-cell office:value="0.45425945697581416" office:value-type="float"/>
          <table:table-cell office:value="0.5131677860640882" office:value-type="float"/>
          <table:table-cell office:value="0.5271646075899084" office:value-type="float"/>
          <table:table-cell office:value="0.5396200697457791" office:value-type="float"/>
          <table:table-cell office:value="0.601003080062988" office:value-type="float"/>
        </table:table-row>
        <table:table-row>
          <table:table-cell office:value-type="string">
            <text:p>jedireza__aqua</text:p>
          </table:table-cell>
          <table:table-cell office:value="0.7306097070261067" office:value-type="float"/>
          <table:table-cell office:value="0.768000807968766" office:value-type="float"/>
          <table:table-cell office:value="0.7805901594520291" office:value-type="float"/>
          <table:table-cell office:value="0.7954029641911258" office:value-type="float"/>
          <table:table-cell office:value="0.8267992187275309" office:value-type="float"/>
          <table:table-cell office:value="0.5494069877773742" office:value-type="float"/>
          <table:table-cell office:value="0.584401626982646" office:value-type="float"/>
          <table:table-cell office:value="0.5932343746040065" office:value-type="float"/>
          <table:table-cell office:value="0.6069966124575231" office:value-type="float"/>
          <table:table-cell office:value="0.6469712738987284" office:value-type="float"/>
          <table:table-cell office:value="0.43650570997500915" office:value-type="float"/>
          <table:table-cell office:value="0.4579732410538184" office:value-type="float"/>
          <table:table-cell office:value="0.48927256594619745" office:value-type="float"/>
          <table:table-cell office:value="0.4986861227361912" office:value-type="float"/>
          <table:table-cell office:value="0.5235102373387845" office:value-type="float"/>
          <table:table-cell office:value="0.6032302375397764" office:value-type="float"/>
          <table:table-cell office:value="0.6325662127144872" office:value-type="float"/>
          <table:table-cell office:value="0.6382552659226092" office:value-type="float"/>
          <table:table-cell office:value="0.6614979216449667" office:value-type="float"/>
          <table:table-cell office:value="0.7268832898123363" office:value-type="float"/>
          <table:table-cell office:value="0.39242196200197865" office:value-type="float"/>
          <table:table-cell office:value="0.4382020092448526" office:value-type="float"/>
          <table:table-cell office:value="0.48959909833040505" office:value-type="float"/>
          <table:table-cell office:value="0.5127467444009578" office:value-type="float"/>
          <table:table-cell office:value="0.5409504695479443" office:value-type="float"/>
        </table:table-row>
        <table:table-row>
          <table:table-cell office:value-type="string">
            <text:p>dgraph-io__dgraph</text:p>
          </table:table-cell>
          <table:table-cell office:value="0.6708920967097336" office:value-type="float"/>
          <table:table-cell office:value="0.7593074576698112" office:value-type="float"/>
          <table:table-cell office:value="0.7973545574057599" office:value-type="float"/>
          <table:table-cell office:value="0.8176499786518383" office:value-type="float"/>
          <table:table-cell office:value="0.8523252232063571" office:value-type="float"/>
          <table:table-cell office:value="0.5086751707189621" office:value-type="float"/>
          <table:table-cell office:value="0.5845317322637186" office:value-type="float"/>
          <table:table-cell office:value="0.6066438118447782" office:value-type="float"/>
          <table:table-cell office:value="0.6202492927522711" office:value-type="float"/>
          <table:table-cell office:value="0.7105918891251798" office:value-type="float"/>
          <table:table-cell office:value="0.3993556226283077" office:value-type="float"/>
          <table:table-cell office:value="0.4628924151798022" office:value-type="float"/>
          <table:table-cell office:value="0.4787750683438368" office:value-type="float"/>
          <table:table-cell office:value="0.5049308348934044" office:value-type="float"/>
          <table:table-cell office:value="0.5763854629722945" office:value-type="float"/>
          <table:table-cell office:value="0.5609827699871119" office:value-type="float"/>
          <table:table-cell office:value="0.6235198438250265" office:value-type="float"/>
          <table:table-cell office:value="0.6476891687046504" office:value-type="float"/>
          <table:table-cell office:value="0.6666667338248968" office:value-type="float"/>
          <table:table-cell office:value="0.7273269729946354" office:value-type="float"/>
          <table:table-cell office:value="0.3944400212899769" office:value-type="float"/>
          <table:table-cell office:value="0.47318784618670173" office:value-type="float"/>
          <table:table-cell office:value="0.4912097103029941" office:value-type="float"/>
          <table:table-cell office:value="0.5160069464311015" office:value-type="float"/>
          <table:table-cell office:value="0.6014075758635978" office:value-type="float"/>
        </table:table-row>
        <table:table-row>
          <table:table-cell office:value-type="string">
            <text:p>Project-OSRM__osrm-backend</text:p>
          </table:table-cell>
          <table:table-cell office:value="0.6810670655925908" office:value-type="float"/>
          <table:table-cell office:value="0.7641106471081971" office:value-type="float"/>
          <table:table-cell office:value="0.787307173580371" office:value-type="float"/>
          <table:table-cell office:value="0.8063747299920054" office:value-type="float"/>
          <table:table-cell office:value="0.8606332663736549" office:value-type="float"/>
          <table:table-cell office:value="0.5305291149396244" office:value-type="float"/>
          <table:table-cell office:value="0.5825094355001345" office:value-type="float"/>
          <table:table-cell office:value="0.5981545120017926" office:value-type="float"/>
          <table:table-cell office:value="0.6147605603826976" office:value-type="float"/>
          <table:table-cell office:value="0.6608600852904774" office:value-type="float"/>
          <table:table-cell office:value="0.3870027528688216" office:value-type="float"/>
          <table:table-cell office:value="0.45532001737870176" office:value-type="float"/>
          <table:table-cell office:value="0.4763357430860462" office:value-type="float"/>
          <table:table-cell office:value="0.500124328400328" office:value-type="float"/>
          <table:table-cell office:value="0.5859647801916356" office:value-type="float"/>
          <table:table-cell office:value="0.5607770978515131" office:value-type="float"/>
          <table:table-cell office:value="0.6176696401108324" office:value-type="float"/>
          <table:table-cell office:value="0.6389855304995634" office:value-type="float"/>
          <table:table-cell office:value="0.6630157812089981" office:value-type="float"/>
          <table:table-cell office:value="0.7188250708831091" office:value-type="float"/>
          <table:table-cell office:value="0.3177347223902297" office:value-type="float"/>
          <table:table-cell office:value="0.46505180966980003" office:value-type="float"/>
          <table:table-cell office:value="0.49417460614918884" office:value-type="float"/>
          <table:table-cell office:value="0.5183468829048639" office:value-type="float"/>
          <table:table-cell office:value="0.5885635175311464" office:value-type="float"/>
        </table:table-row>
        <table:table-row>
          <table:table-cell office:value-type="string">
            <text:p>openlayers__openlayers</text:p>
          </table:table-cell>
          <table:table-cell office:value="0.7235347628384152" office:value-type="float"/>
          <table:table-cell office:value="0.8027238221390534" office:value-type="float"/>
          <table:table-cell office:value="0.8182764640091911" office:value-type="float"/>
          <table:table-cell office:value="0.8314184079304461" office:value-type="float"/>
          <table:table-cell office:value="0.8919102910982069" office:value-type="float"/>
          <table:table-cell office:value="0.5387396140460534" office:value-type="float"/>
          <table:table-cell office:value="0.5897133693916875" office:value-type="float"/>
          <table:table-cell office:value="0.6038663838018526" office:value-type="float"/>
          <table:table-cell office:value="0.6194827223899616" office:value-type="float"/>
          <table:table-cell office:value="0.6889524542559375" office:value-type="float"/>
          <table:table-cell office:value="0.39027958942700947" office:value-type="float"/>
          <table:table-cell office:value="0.4632161704842618" office:value-type="float"/>
          <table:table-cell office:value="0.48130082425505805" office:value-type="float"/>
          <table:table-cell office:value="0.5013289225524762" office:value-type="float"/>
          <table:table-cell office:value="0.6003161997759425" office:value-type="float"/>
          <table:table-cell office:value="0.5473409971324477" office:value-type="float"/>
          <table:table-cell office:value="0.6201043068548084" office:value-type="float"/>
          <table:table-cell office:value="0.6395118448889385" office:value-type="float"/>
          <table:table-cell office:value="0.6657212461832455" office:value-type="float"/>
          <table:table-cell office:value="0.7332290704648666" office:value-type="float"/>
          <table:table-cell office:value="0.3152019978733106" office:value-type="float"/>
          <table:table-cell office:value="0.4850515475576308" office:value-type="float"/>
          <table:table-cell office:value="0.5089411589023783" office:value-type="float"/>
          <table:table-cell office:value="0.5252449888647995" office:value-type="float"/>
          <table:table-cell office:value="0.5721865805580704" office:value-type="float"/>
        </table:table-row>
        <table:table-row>
          <table:table-cell office:value-type="string">
            <text:p>babel__babel</text:p>
          </table:table-cell>
          <table:table-cell office:value="0.7064734326095037" office:value-type="float"/>
          <table:table-cell office:value="0.7840681700693117" office:value-type="float"/>
          <table:table-cell office:value="0.8063829206261803" office:value-type="float"/>
          <table:table-cell office:value="0.8220173167369322" office:value-type="float"/>
          <table:table-cell office:value="0.8737663652150264" office:value-type="float"/>
          <table:table-cell office:value="0.4855568749425505" office:value-type="float"/>
          <table:table-cell office:value="0.5547693921513454" office:value-type="float"/>
          <table:table-cell office:value="0.5750022446086845" office:value-type="float"/>
          <table:table-cell office:value="0.5943496724869669" office:value-type="float"/>
          <table:table-cell office:value="0.7181078278626364" office:value-type="float"/>
          <table:table-cell office:value="0.35089175781520776" office:value-type="float"/>
          <table:table-cell office:value="0.44790730189464145" office:value-type="float"/>
          <table:table-cell office:value="0.46746588842360015" office:value-type="float"/>
          <table:table-cell office:value="0.48643604761884085" office:value-type="float"/>
          <table:table-cell office:value="0.6034885526732437" office:value-type="float"/>
          <table:table-cell office:value="0.5266612001758542" office:value-type="float"/>
          <table:table-cell office:value="0.6040112739765341" office:value-type="float"/>
          <table:table-cell office:value="0.626425778556055" office:value-type="float"/>
          <table:table-cell office:value="0.649063602629367" office:value-type="float"/>
          <table:table-cell office:value="0.7499584086359918" office:value-type="float"/>
          <table:table-cell office:value="0.32484101008879085" office:value-type="float"/>
          <table:table-cell office:value="0.45079327987216805" office:value-type="float"/>
          <table:table-cell office:value="0.48009439437805035" office:value-type="float"/>
          <table:table-cell office:value="0.50295664573706" office:value-type="float"/>
          <table:table-cell office:value="0.5914049907512147" office:value-type="float"/>
        </table:table-row>
        <table:table-row>
          <table:table-cell office:value-type="string">
            <text:p>Workiva__go-datastructures</text:p>
          </table:table-cell>
          <table:table-cell office:value="0.7127424237081762" office:value-type="float"/>
          <table:table-cell office:value="0.7409345973005068" office:value-type="float"/>
          <table:table-cell office:value="0.7933174484510469" office:value-type="float"/>
          <table:table-cell office:value="0.8114684779809495" office:value-type="float"/>
          <table:table-cell office:value="0.8253595417138953" office:value-type="float"/>
          <table:table-cell office:value="0.5689006276489572" office:value-type="float"/>
          <table:table-cell office:value="0.5925735070240714" office:value-type="float"/>
          <table:table-cell office:value="0.6016264033380825" office:value-type="float"/>
          <table:table-cell office:value="0.6105171163366977" office:value-type="float"/>
          <table:table-cell office:value="0.6157737630972371" office:value-type="float"/>
          <table:table-cell office:value="0.43816364861287105" office:value-type="float"/>
          <table:table-cell office:value="0.4498017825005778" office:value-type="float"/>
          <table:table-cell office:value="0.47676322587851816" office:value-type="float"/>
          <table:table-cell office:value="0.5038478290301748" office:value-type="float"/>
          <table:table-cell office:value="0.5622210926349412" office:value-type="float"/>
          <table:table-cell office:value="0.6118043031830847" office:value-type="float"/>
          <table:table-cell office:value="0.6379782470899242" office:value-type="float"/>
          <table:table-cell office:value="0.6593414483394645" office:value-type="float"/>
          <table:table-cell office:value="0.6958394336738699" office:value-type="float"/>
          <table:table-cell office:value="0.7287328199187816" office:value-type="float"/>
          <table:table-cell office:value="0.4295269956755722" office:value-type="float"/>
          <table:table-cell office:value="0.44324405223604046" office:value-type="float"/>
          <table:table-cell office:value="0.4709001051203081" office:value-type="float"/>
          <table:table-cell office:value="0.4906034042587224" office:value-type="float"/>
          <table:table-cell office:value="0.5169057405897529" office:value-type="float"/>
        </table:table-row>
        <table:table-row>
          <table:table-cell office:value-type="string">
            <text:p>lballabio__quantlib-old</text:p>
          </table:table-cell>
          <table:table-cell office:value="0.7441518910386502" office:value-type="float"/>
          <table:table-cell office:value="0.7689357634354331" office:value-type="float"/>
          <table:table-cell office:value="0.7917178315573254" office:value-type="float"/>
          <table:table-cell office:value="0.8038095539212273" office:value-type="float"/>
          <table:table-cell office:value="0.8254990772112524" office:value-type="float"/>
          <table:table-cell office:value="0.5501894376666581" office:value-type="float"/>
          <table:table-cell office:value="0.5937997080267023" office:value-type="float"/>
          <table:table-cell office:value="0.6068903239779613" office:value-type="float"/>
          <table:table-cell office:value="0.6143642848850448" office:value-type="float"/>
          <table:table-cell office:value="0.6409675617678282" office:value-type="float"/>
          <table:table-cell office:value="0.4272625760382647" office:value-type="float"/>
          <table:table-cell office:value="0.46648421312859156" office:value-type="float"/>
          <table:table-cell office:value="0.48468715262197165" office:value-type="float"/>
          <table:table-cell office:value="0.4956562226398048" office:value-type="float"/>
          <table:table-cell office:value="0.5384760291512131" office:value-type="float"/>
          <table:table-cell office:value="0.5823931876079733" office:value-type="float"/>
          <table:table-cell office:value="0.6195361551661965" office:value-type="float"/>
          <table:table-cell office:value="0.6339789587615423" office:value-type="float"/>
          <table:table-cell office:value="0.6487007103785063" office:value-type="float"/>
          <table:table-cell office:value="0.6625885910998972" office:value-type="float"/>
          <table:table-cell office:value="0.4383138871152362" office:value-type="float"/>
          <table:table-cell office:value="0.46573624093197785" office:value-type="float"/>
          <table:table-cell office:value="0.49449425089350263" office:value-type="float"/>
          <table:table-cell office:value="0.5098427953970706" office:value-type="float"/>
          <table:table-cell office:value="0.5282909524796415" office:value-type="float"/>
        </table:table-row>
        <table:table-row>
          <table:table-cell office:value-type="string">
            <text:p>carlsednaoui__ouibounce</text:p>
          </table:table-cell>
          <table:table-cell office:value="0.7245430979814437" office:value-type="float"/>
          <table:table-cell office:value="0.785753175536028" office:value-type="float"/>
          <table:table-cell office:value="0.795835254425379" office:value-type="float"/>
          <table:table-cell office:value="0.8161854246861487" office:value-type="float"/>
          <table:table-cell office:value="0.8306541494015994" office:value-type="float"/>
          <table:table-cell office:value="0.49785046048754544" office:value-type="float"/>
          <table:table-cell office:value="0.5669714232546785" office:value-type="float"/>
          <table:table-cell office:value="0.5917262160362661" office:value-type="float"/>
          <table:table-cell office:value="0.623368385170592" office:value-type="float"/>
          <table:table-cell office:value="0.6687054900589086" office:value-type="float"/>
          <table:table-cell office:value="0.42278041323848053" office:value-type="float"/>
          <table:table-cell office:value="0.46090495354987115" office:value-type="float"/>
          <table:table-cell office:value="0.4882199265725268" office:value-type="float"/>
          <table:table-cell office:value="0.5105860123006835" office:value-type="float"/>
          <table:table-cell office:value="0.5976586199589956" office:value-type="float"/>
          <table:table-cell office:value="0.5951199399830366" office:value-type="float"/>
          <table:table-cell office:value="0.6247910743707342" office:value-type="float"/>
          <table:table-cell office:value="0.6529660421758048" office:value-type="float"/>
          <table:table-cell office:value="0.6878692909345928" office:value-type="float"/>
          <table:table-cell office:value="0.7258401794024734" office:value-type="float"/>
          <table:table-cell office:value="0.45706180286036335" office:value-type="float"/>
          <table:table-cell office:value="0.5160601838027024" office:value-type="float"/>
          <table:table-cell office:value="0.52133073304249" office:value-type="float"/>
          <table:table-cell office:value="0.5283328703988743" office:value-type="float"/>
          <table:table-cell office:value="0.586637791417211" office:value-type="float"/>
        </table:table-row>
        <table:table-row>
          <table:table-cell office:value-type="string">
            <text:p>kpumuk__meta-tags</text:p>
          </table:table-cell>
          <table:table-cell office:value="0.791677963996173" office:value-type="float"/>
          <table:table-cell office:value="0.8023188568145274" office:value-type="float"/>
          <table:table-cell office:value="0.8035065027752331" office:value-type="float"/>
          <table:table-cell office:value="0.8117044943021973" office:value-type="float"/>
          <table:table-cell office:value="0.8117044943021973" office:value-type="float"/>
          <table:table-cell office:value="0.5686949538479793" office:value-type="float"/>
          <table:table-cell office:value="0.5948327810636034" office:value-type="float"/>
          <table:table-cell office:value="0.5969972505313758" office:value-type="float"/>
          <table:table-cell office:value="0.6215993650396799" office:value-type="float"/>
          <table:table-cell office:value="0.6215993650396799" office:value-type="float"/>
          <table:table-cell office:value="0.48124889950473454" office:value-type="float"/>
          <table:table-cell office:value="0.5077605375554008" office:value-type="float"/>
          <table:table-cell office:value="0.5427695695267795" office:value-type="float"/>
          <table:table-cell office:value="0.5774184849900046" office:value-type="float"/>
          <table:table-cell office:value="0.5774184849900046" office:value-type="float"/>
          <table:table-cell office:value="0.6469157601926497" office:value-type="float"/>
          <table:table-cell office:value="0.6506494448779713" office:value-type="float"/>
          <table:table-cell office:value="0.6542238689464035" office:value-type="float"/>
          <table:table-cell office:value="0.7040589248846731" office:value-type="float"/>
          <table:table-cell office:value="0.7040589248846731" office:value-type="float"/>
          <table:table-cell office:value="0.5076065534859443" office:value-type="float"/>
          <table:table-cell office:value="0.5413601407942901" office:value-type="float"/>
          <table:table-cell office:value="0.5483209381398003" office:value-type="float"/>
          <table:table-cell office:value="0.5497102454907307" office:value-type="float"/>
          <table:table-cell office:value="0.5497102454907307" office:value-type="float"/>
        </table:table-row>
        <table:table-row>
          <table:table-cell office:value-type="string">
            <text:p>go-yaml__yaml</text:p>
          </table:table-cell>
          <table:table-cell office:value="0.7356565836123156" office:value-type="float"/>
          <table:table-cell office:value="0.7757900380575737" office:value-type="float"/>
          <table:table-cell office:value="0.8088388022788603" office:value-type="float"/>
          <table:table-cell office:value="0.8287531929826235" office:value-type="float"/>
          <table:table-cell office:value="0.8621540350364886" office:value-type="float"/>
          <table:table-cell office:value="0.5355273042705939" office:value-type="float"/>
          <table:table-cell office:value="0.5786262076722433" office:value-type="float"/>
          <table:table-cell office:value="0.5876949218344469" office:value-type="float"/>
          <table:table-cell office:value="0.6053023209165053" office:value-type="float"/>
          <table:table-cell office:value="0.6605278370357277" office:value-type="float"/>
          <table:table-cell office:value="0.39632488558637113" office:value-type="float"/>
          <table:table-cell office:value="0.45979489142249935" office:value-type="float"/>
          <table:table-cell office:value="0.4799030493314995" office:value-type="float"/>
          <table:table-cell office:value="0.49579970337401025" office:value-type="float"/>
          <table:table-cell office:value="0.5467145221101731" office:value-type="float"/>
          <table:table-cell office:value="0.5942358554020812" office:value-type="float"/>
          <table:table-cell office:value="0.6277000454191689" office:value-type="float"/>
          <table:table-cell office:value="0.6411416955636531" office:value-type="float"/>
          <table:table-cell office:value="0.6557477810118169" office:value-type="float"/>
          <table:table-cell office:value="0.6760583953812103" office:value-type="float"/>
          <table:table-cell office:value="0.4163730413698476" office:value-type="float"/>
          <table:table-cell office:value="0.471057056269086" office:value-type="float"/>
          <table:table-cell office:value="0.4880470641543446" office:value-type="float"/>
          <table:table-cell office:value="0.504011860033906" office:value-type="float"/>
          <table:table-cell office:value="0.5356650537094024" office:value-type="float"/>
        </table:table-row>
        <table:table-row>
          <table:table-cell office:value-type="string">
            <text:p>tarantool__tarantool</text:p>
          </table:table-cell>
          <table:table-cell office:value="0.6993201526574027" office:value-type="float"/>
          <table:table-cell office:value="0.7464505667847601" office:value-type="float"/>
          <table:table-cell office:value="0.7822378854876473" office:value-type="float"/>
          <table:table-cell office:value="0.8073807033536956" office:value-type="float"/>
          <table:table-cell office:value="0.8360346110619621" office:value-type="float"/>
          <table:table-cell office:value="0.5727078479600936" office:value-type="float"/>
          <table:table-cell office:value="0.5937031946089666" office:value-type="float"/>
          <table:table-cell office:value="0.6079339706486547" office:value-type="float"/>
          <table:table-cell office:value="0.6208396611247906" office:value-type="float"/>
          <table:table-cell office:value="0.6469315198085208" office:value-type="float"/>
          <table:table-cell office:value="0.41353367984186656" office:value-type="float"/>
          <table:table-cell office:value="0.4636337351781463" office:value-type="float"/>
          <table:table-cell office:value="0.47639341406693925" office:value-type="float"/>
          <table:table-cell office:value="0.4923418238222955" office:value-type="float"/>
          <table:table-cell office:value="0.5304722426502139" office:value-type="float"/>
          <table:table-cell office:value="0.5982722990214173" office:value-type="float"/>
          <table:table-cell office:value="0.6288860035739083" office:value-type="float"/>
          <table:table-cell office:value="0.6461431787862454" office:value-type="float"/>
          <table:table-cell office:value="0.6650103459415115" office:value-type="float"/>
          <table:table-cell office:value="0.7156817441297597" office:value-type="float"/>
          <table:table-cell office:value="0.39977637355440243" office:value-type="float"/>
          <table:table-cell office:value="0.4651911841631416" office:value-type="float"/>
          <table:table-cell office:value="0.49259527868483577" office:value-type="float"/>
          <table:table-cell office:value="0.5108285888715312" office:value-type="float"/>
          <table:table-cell office:value="0.5743501638770486" office:value-type="float"/>
        </table:table-row>
        <table:table-row>
          <table:table-cell office:value-type="string">
            <text:p>facebook__buck</text:p>
          </table:table-cell>
          <table:table-cell office:value="0.7069151963647848" office:value-type="float"/>
          <table:table-cell office:value="0.7751831308505188" office:value-type="float"/>
          <table:table-cell office:value="0.795038618635298" office:value-type="float"/>
          <table:table-cell office:value="0.8102103085924544" office:value-type="float"/>
          <table:table-cell office:value="0.8483018653295893" office:value-type="float"/>
          <table:table-cell office:value="0.5395952211299724" office:value-type="float"/>
          <table:table-cell office:value="0.5818391372099591" office:value-type="float"/>
          <table:table-cell office:value="0.5975243887775631" office:value-type="float"/>
          <table:table-cell office:value="0.6188151823284413" office:value-type="float"/>
          <table:table-cell office:value="0.6816713377650049" office:value-type="float"/>
          <table:table-cell office:value="0.4024722501067702" office:value-type="float"/>
          <table:table-cell office:value="0.4594727391023552" office:value-type="float"/>
          <table:table-cell office:value="0.47709332249104913" office:value-type="float"/>
          <table:table-cell office:value="0.49385137373553095" office:value-type="float"/>
          <table:table-cell office:value="0.5773983321788273" office:value-type="float"/>
          <table:table-cell office:value="0.5467312308401571" office:value-type="float"/>
          <table:table-cell office:value="0.6103982325135524" office:value-type="float"/>
          <table:table-cell office:value="0.6270022855534458" office:value-type="float"/>
          <table:table-cell office:value="0.64631756705654" office:value-type="float"/>
          <table:table-cell office:value="0.724408741647335" office:value-type="float"/>
          <table:table-cell office:value="0.41255910700593657" office:value-type="float"/>
          <table:table-cell office:value="0.4974934369348343" office:value-type="float"/>
          <table:table-cell office:value="0.5201698396877324" office:value-type="float"/>
          <table:table-cell office:value="0.5331761856864781" office:value-type="float"/>
          <table:table-cell office:value="0.5922690576583274" office:value-type="float"/>
        </table:table-row>
        <table:table-row>
          <table:table-cell office:value-type="string">
            <text:p>webpack__webpack-dev-server</text:p>
          </table:table-cell>
          <table:table-cell office:value="0.7201440781327136" office:value-type="float"/>
          <table:table-cell office:value="0.7644921194351894" office:value-type="float"/>
          <table:table-cell office:value="0.7877316673313135" office:value-type="float"/>
          <table:table-cell office:value="0.8037710279619873" office:value-type="float"/>
          <table:table-cell office:value="0.8484502400037568" office:value-type="float"/>
          <table:table-cell office:value="0.48135801891126007" office:value-type="float"/>
          <table:table-cell office:value="0.5644669241641426" office:value-type="float"/>
          <table:table-cell office:value="0.5818853048143435" office:value-type="float"/>
          <table:table-cell office:value="0.5983129243138361" office:value-type="float"/>
          <table:table-cell office:value="0.7223397854599649" office:value-type="float"/>
          <table:table-cell office:value="0.37609598930350385" office:value-type="float"/>
          <table:table-cell office:value="0.43709544616475304" office:value-type="float"/>
          <table:table-cell office:value="0.4576335279276784" office:value-type="float"/>
          <table:table-cell office:value="0.4772057027290405" office:value-type="float"/>
          <table:table-cell office:value="0.5292827263280335" office:value-type="float"/>
          <table:table-cell office:value="0.539706715533103" office:value-type="float"/>
          <table:table-cell office:value="0.5952544724039052" office:value-type="float"/>
          <table:table-cell office:value="0.6197008016447889" office:value-type="float"/>
          <table:table-cell office:value="0.6367901196039298" office:value-type="float"/>
          <table:table-cell office:value="0.7378572019459357" office:value-type="float"/>
          <table:table-cell office:value="0.40486096272722605" office:value-type="float"/>
          <table:table-cell office:value="0.46515081653741164" office:value-type="float"/>
          <table:table-cell office:value="0.5016654932749934" office:value-type="float"/>
          <table:table-cell office:value="0.5232814492663094" office:value-type="float"/>
          <table:table-cell office:value="0.6005297912820441" office:value-type="float"/>
        </table:table-row>
        <table:table-row>
          <table:table-cell office:value-type="string">
            <text:p>chocolatey__chocolatey</text:p>
          </table:table-cell>
          <table:table-cell office:value="0.7289245554743432" office:value-type="float"/>
          <table:table-cell office:value="0.7847898814158996" office:value-type="float"/>
          <table:table-cell office:value="0.8052617851369287" office:value-type="float"/>
          <table:table-cell office:value="0.8217014037323016" office:value-type="float"/>
          <table:table-cell office:value="0.866700749748534" office:value-type="float"/>
          <table:table-cell office:value="0.53166639481968" office:value-type="float"/>
          <table:table-cell office:value="0.5847260769235738" office:value-type="float"/>
          <table:table-cell office:value="0.6037380149316458" office:value-type="float"/>
          <table:table-cell office:value="0.6213664008554663" office:value-type="float"/>
          <table:table-cell office:value="0.6658054077665101" office:value-type="float"/>
          <table:table-cell office:value="0.40233130479528645" office:value-type="float"/>
          <table:table-cell office:value="0.44420905205259037" office:value-type="float"/>
          <table:table-cell office:value="0.4646952008785217" office:value-type="float"/>
          <table:table-cell office:value="0.4918044049711373" office:value-type="float"/>
          <table:table-cell office:value="0.5778376342947678" office:value-type="float"/>
          <table:table-cell office:value="0.5495059356434725" office:value-type="float"/>
          <table:table-cell office:value="0.6010882850889824" office:value-type="float"/>
          <table:table-cell office:value="0.6211683726280803" office:value-type="float"/>
          <table:table-cell office:value="0.6498549752458732" office:value-type="float"/>
          <table:table-cell office:value="0.7553456967477042" office:value-type="float"/>
          <table:table-cell office:value="0.3958662937222984" office:value-type="float"/>
          <table:table-cell office:value="0.49651790617970526" office:value-type="float"/>
          <table:table-cell office:value="0.5208257612591383" office:value-type="float"/>
          <table:table-cell office:value="0.5419292495218184" office:value-type="float"/>
          <table:table-cell office:value="0.614678317593387" office:value-type="float"/>
        </table:table-row>
        <table:table-row>
          <table:table-cell office:value-type="string">
            <text:p>mojombo__chronic</text:p>
          </table:table-cell>
          <table:table-cell office:value="0.6836623504871026" office:value-type="float"/>
          <table:table-cell office:value="0.7591916762986914" office:value-type="float"/>
          <table:table-cell office:value="0.7914700095031829" office:value-type="float"/>
          <table:table-cell office:value="0.8195471304333075" office:value-type="float"/>
          <table:table-cell office:value="0.8470720781589796" office:value-type="float"/>
          <table:table-cell office:value="0.5193981522759596" office:value-type="float"/>
          <table:table-cell office:value="0.5969099834674628" office:value-type="float"/>
          <table:table-cell office:value="0.6172322165340004" office:value-type="float"/>
          <table:table-cell office:value="0.6342644397042179" office:value-type="float"/>
          <table:table-cell office:value="0.671129578001358" office:value-type="float"/>
          <table:table-cell office:value="0.4041271145118381" office:value-type="float"/>
          <table:table-cell office:value="0.43601683002544644" office:value-type="float"/>
          <table:table-cell office:value="0.4522806221331743" office:value-type="float"/>
          <table:table-cell office:value="0.4736021722314168" office:value-type="float"/>
          <table:table-cell office:value="0.5451706347290957" office:value-type="float"/>
          <table:table-cell office:value="0.561267944586741" office:value-type="float"/>
          <table:table-cell office:value="0.6517016730759123" office:value-type="float"/>
          <table:table-cell office:value="0.6671952638797235" office:value-type="float"/>
          <table:table-cell office:value="0.6924302264390898" office:value-type="float"/>
          <table:table-cell office:value="0.7538792184829264" office:value-type="float"/>
          <table:table-cell office:value="0.3767693081367577" office:value-type="float"/>
          <table:table-cell office:value="0.4640684227899207" office:value-type="float"/>
          <table:table-cell office:value="0.4826721422192882" office:value-type="float"/>
          <table:table-cell office:value="0.5069454989037468" office:value-type="float"/>
          <table:table-cell office:value="0.5345724622305511" office:value-type="float"/>
        </table:table-row>
        <table:table-row>
          <table:table-cell office:value-type="string">
            <text:p>Shougo__neocomplcache.vim</text:p>
          </table:table-cell>
          <table:table-cell office:value="0.7327818291597386" office:value-type="float"/>
          <table:table-cell office:value="0.7762080922128956" office:value-type="float"/>
          <table:table-cell office:value="0.7864827945244113" office:value-type="float"/>
          <table:table-cell office:value="0.7983218123437719" office:value-type="float"/>
          <table:table-cell office:value="0.8328347345500653" office:value-type="float"/>
          <table:table-cell office:value="0.5366091396509217" office:value-type="float"/>
          <table:table-cell office:value="0.5725229392201852" office:value-type="float"/>
          <table:table-cell office:value="0.5885559686852165" office:value-type="float"/>
          <table:table-cell office:value="0.5955157594394259" office:value-type="float"/>
          <table:table-cell office:value="0.6522457318620707" office:value-type="float"/>
          <table:table-cell office:value="0.4123116178312314" office:value-type="float"/>
          <table:table-cell office:value="0.437384768736319" office:value-type="float"/>
          <table:table-cell office:value="0.45009300834360805" office:value-type="float"/>
          <table:table-cell office:value="0.4613532804557879" office:value-type="float"/>
          <table:table-cell office:value="0.484902665731932" office:value-type="float"/>
          <table:table-cell office:value="0.5924481891244429" office:value-type="float"/>
          <table:table-cell office:value="0.6132636455791526" office:value-type="float"/>
          <table:table-cell office:value="0.6232693487283263" office:value-type="float"/>
          <table:table-cell office:value="0.6480006005303267" office:value-type="float"/>
          <table:table-cell office:value="0.7056956644007069" office:value-type="float"/>
          <table:table-cell office:value="0.39502984566000804" office:value-type="float"/>
          <table:table-cell office:value="0.4599955876317359" office:value-type="float"/>
          <table:table-cell office:value="0.4871313020952813" office:value-type="float"/>
          <table:table-cell office:value="0.5009945274798264" office:value-type="float"/>
          <table:table-cell office:value="0.5452468307391177" office:value-type="float"/>
        </table:table-row>
        <table:table-row>
          <table:table-cell office:value-type="string">
            <text:p>PaulLeCam__react-leaflet</text:p>
          </table:table-cell>
          <table:table-cell office:value="0.7204999857394498" office:value-type="float"/>
          <table:table-cell office:value="0.7885250067227266" office:value-type="float"/>
          <table:table-cell office:value="0.8059226919680558" office:value-type="float"/>
          <table:table-cell office:value="0.8234705875733203" office:value-type="float"/>
          <table:table-cell office:value="0.8682971955614914" office:value-type="float"/>
          <table:table-cell office:value="0.5452313766840207" office:value-type="float"/>
          <table:table-cell office:value="0.5857410881887434" office:value-type="float"/>
          <table:table-cell office:value="0.5918240606756875" office:value-type="float"/>
          <table:table-cell office:value="0.6027276511861427" office:value-type="float"/>
          <table:table-cell office:value="0.6394550370279759" office:value-type="float"/>
          <table:table-cell office:value="0.42761288799267483" office:value-type="float"/>
          <table:table-cell office:value="0.472250334010777" office:value-type="float"/>
          <table:table-cell office:value="0.4821713944639261" office:value-type="float"/>
          <table:table-cell office:value="0.4903253473781708" office:value-type="float"/>
          <table:table-cell office:value="0.5308218375009404" office:value-type="float"/>
          <table:table-cell office:value="0.5497894863190222" office:value-type="float"/>
          <table:table-cell office:value="0.6210412067988395" office:value-type="float"/>
          <table:table-cell office:value="0.636006777680153" office:value-type="float"/>
          <table:table-cell office:value="0.6482407445828762" office:value-type="float"/>
          <table:table-cell office:value="0.7025734800128434" office:value-type="float"/>
          <table:table-cell office:value="0.4262798545131756" office:value-type="float"/>
          <table:table-cell office:value="0.45813472133410554" office:value-type="float"/>
          <table:table-cell office:value="0.4850925346950036" office:value-type="float"/>
          <table:table-cell office:value="0.49844084126418453" office:value-type="float"/>
          <table:table-cell office:value="0.5701003544024277" office:value-type="float"/>
        </table:table-row>
        <table:table-row>
          <table:table-cell office:value-type="string">
            <text:p>rails__strong_parameters</text:p>
          </table:table-cell>
          <table:table-cell office:value="0.7816980159039226" office:value-type="float"/>
          <table:table-cell office:value="0.8017514707576402" office:value-type="float"/>
          <table:table-cell office:value="0.8158218898889307" office:value-type="float"/>
          <table:table-cell office:value="0.8276449251067601" office:value-type="float"/>
          <table:table-cell office:value="0.8491794992244247" office:value-type="float"/>
          <table:table-cell office:value="0.5624471007063594" office:value-type="float"/>
          <table:table-cell office:value="0.5892734763418501" office:value-type="float"/>
          <table:table-cell office:value="0.5964842660428759" office:value-type="float"/>
          <table:table-cell office:value="0.6176246616911384" office:value-type="float"/>
          <table:table-cell office:value="0.6576457187704374" office:value-type="float"/>
          <table:table-cell office:value="0.4500059130122933" office:value-type="float"/>
          <table:table-cell office:value="0.4783825897271047" office:value-type="float"/>
          <table:table-cell office:value="0.4818985384541341" office:value-type="float"/>
          <table:table-cell office:value="0.5018865869348561" office:value-type="float"/>
          <table:table-cell office:value="0.5473738476017624" office:value-type="float"/>
          <table:table-cell office:value="0.6097142242485387" office:value-type="float"/>
          <table:table-cell office:value="0.6210099014614601" office:value-type="float"/>
          <table:table-cell office:value="0.6500754565691561" office:value-type="float"/>
          <table:table-cell office:value="0.663228347192704" office:value-type="float"/>
          <table:table-cell office:value="0.7121616273333448" office:value-type="float"/>
          <table:table-cell office:value="0.4814576226417807" office:value-type="float"/>
          <table:table-cell office:value="0.5017419906297744" office:value-type="float"/>
          <table:table-cell office:value="0.5114500103015612" office:value-type="float"/>
          <table:table-cell office:value="0.5210764137905901" office:value-type="float"/>
          <table:table-cell office:value="0.5543817613950881" office:value-type="float"/>
        </table:table-row>
        <table:table-row>
          <table:table-cell office:value-type="string">
            <text:p>myell0w__MTStatusBarOverlay</text:p>
          </table:table-cell>
          <table:table-cell office:value="0.8066187564230537" office:value-type="float"/>
          <table:table-cell office:value="0.8066187564230537" office:value-type="float"/>
          <table:table-cell office:value="0.8066187564230537" office:value-type="float"/>
          <table:table-cell office:value="0.8066187564230537" office:value-type="float"/>
          <table:table-cell office:value="0.8069719056556128" office:value-type="float"/>
          <table:table-cell office:value="0.6088607975502921" office:value-type="float"/>
          <table:table-cell office:value="0.6088607975502921" office:value-type="float"/>
          <table:table-cell office:value="0.6088607975502921" office:value-type="float"/>
          <table:table-cell office:value="0.6088607975502921" office:value-type="float"/>
          <table:table-cell office:value="0.6399644321629345" office:value-type="float"/>
          <table:table-cell office:value="0.45343083688568764" office:value-type="float"/>
          <table:table-cell office:value="0.45343083688568764" office:value-type="float"/>
          <table:table-cell office:value="0.45343083688568764" office:value-type="float"/>
          <table:table-cell office:value="0.45343083688568764" office:value-type="float"/>
          <table:table-cell office:value="0.4950465670549788" office:value-type="float"/>
          <table:table-cell office:value="0.6295759702186339" office:value-type="float"/>
          <table:table-cell office:value="0.6295759702186339" office:value-type="float"/>
          <table:table-cell office:value="0.6295759702186339" office:value-type="float"/>
          <table:table-cell office:value="0.6295759702186339" office:value-type="float"/>
          <table:table-cell office:value="0.7145409314551006" office:value-type="float"/>
          <table:table-cell office:value="0.5057567386073387" office:value-type="float"/>
          <table:table-cell office:value="0.5057567386073387" office:value-type="float"/>
          <table:table-cell office:value="0.5057567386073387" office:value-type="float"/>
          <table:table-cell office:value="0.5057567386073387" office:value-type="float"/>
          <table:table-cell office:value="0.5281952345234888" office:value-type="float"/>
        </table:table-row>
        <table:table-row>
          <table:table-cell office:value-type="string">
            <text:p>jenssegers__laravel-mongodb</text:p>
          </table:table-cell>
          <table:table-cell office:value="0.7095960959466092" office:value-type="float"/>
          <table:table-cell office:value="0.7698152360528485" office:value-type="float"/>
          <table:table-cell office:value="0.7938815117724561" office:value-type="float"/>
          <table:table-cell office:value="0.8121800032922982" office:value-type="float"/>
          <table:table-cell office:value="0.8417856421231166" office:value-type="float"/>
          <table:table-cell office:value="0.5370293233932203" office:value-type="float"/>
          <table:table-cell office:value="0.575355733605492" office:value-type="float"/>
          <table:table-cell office:value="0.5913263430576232" office:value-type="float"/>
          <table:table-cell office:value="0.6117870710116885" office:value-type="float"/>
          <table:table-cell office:value="0.6581234909499156" office:value-type="float"/>
          <table:table-cell office:value="0.3763714282054595" office:value-type="float"/>
          <table:table-cell office:value="0.47588372957467256" office:value-type="float"/>
          <table:table-cell office:value="0.49875329009881586" office:value-type="float"/>
          <table:table-cell office:value="0.5249852808263524" office:value-type="float"/>
          <table:table-cell office:value="0.577453214752781" office:value-type="float"/>
          <table:table-cell office:value="0.560262364205065" office:value-type="float"/>
          <table:table-cell office:value="0.6155206350709322" office:value-type="float"/>
          <table:table-cell office:value="0.6334992072866071" office:value-type="float"/>
          <table:table-cell office:value="0.6518402129565616" office:value-type="float"/>
          <table:table-cell office:value="0.750211425169734" office:value-type="float"/>
          <table:table-cell office:value="0.41699668866503325" office:value-type="float"/>
          <table:table-cell office:value="0.4860886527300042" office:value-type="float"/>
          <table:table-cell office:value="0.5047440204057546" office:value-type="float"/>
          <table:table-cell office:value="0.5302295574522018" office:value-type="float"/>
          <table:table-cell office:value="0.5864322538226333" office:value-type="float"/>
        </table:table-row>
        <table:table-row>
          <table:table-cell office:value-type="string">
            <text:p>nicklockwood__FXForms</text:p>
          </table:table-cell>
          <table:table-cell office:value="0.7157890995083694" office:value-type="float"/>
          <table:table-cell office:value="0.783043077087741" office:value-type="float"/>
          <table:table-cell office:value="0.8026752558108158" office:value-type="float"/>
          <table:table-cell office:value="0.8187421997640506" office:value-type="float"/>
          <table:table-cell office:value="0.8401674865778607" office:value-type="float"/>
          <table:table-cell office:value="0.5161397429017479" office:value-type="float"/>
          <table:table-cell office:value="0.5527251518400588" office:value-type="float"/>
          <table:table-cell office:value="0.5762785957016046" office:value-type="float"/>
          <table:table-cell office:value="0.5971596027521976" office:value-type="float"/>
          <table:table-cell office:value="0.6912626049391886" office:value-type="float"/>
          <table:table-cell office:value="0.3952821481964264" office:value-type="float"/>
          <table:table-cell office:value="0.4513770038719841" office:value-type="float"/>
          <table:table-cell office:value="0.4768822277316793" office:value-type="float"/>
          <table:table-cell office:value="0.49486897014260967" office:value-type="float"/>
          <table:table-cell office:value="0.600214770166704" office:value-type="float"/>
          <table:table-cell office:value="0.5969197661145931" office:value-type="float"/>
          <table:table-cell office:value="0.6244710775410194" office:value-type="float"/>
          <table:table-cell office:value="0.6370638233225573" office:value-type="float"/>
          <table:table-cell office:value="0.6666403783624487" office:value-type="float"/>
          <table:table-cell office:value="0.7977468573368984" office:value-type="float"/>
          <table:table-cell office:value="0.3617961167044579" office:value-type="float"/>
          <table:table-cell office:value="0.4626083352960507" office:value-type="float"/>
          <table:table-cell office:value="0.48535417456670565" office:value-type="float"/>
          <table:table-cell office:value="0.5009956634988999" office:value-type="float"/>
          <table:table-cell office:value="0.559936185176376" office:value-type="float"/>
        </table:table-row>
        <table:table-row>
          <table:table-cell office:value-type="string">
            <text:p>wagtail__wagtail</text:p>
          </table:table-cell>
          <table:table-cell office:value="0.7273739223773145" office:value-type="float"/>
          <table:table-cell office:value="0.8068512413656003" office:value-type="float"/>
          <table:table-cell office:value="0.8222367956857843" office:value-type="float"/>
          <table:table-cell office:value="0.8350205412044522" office:value-type="float"/>
          <table:table-cell office:value="0.8743057630513706" office:value-type="float"/>
          <table:table-cell office:value="0.5155653535907139" office:value-type="float"/>
          <table:table-cell office:value="0.587705205294101" office:value-type="float"/>
          <table:table-cell office:value="0.6029137960591686" office:value-type="float"/>
          <table:table-cell office:value="0.6180609608594375" office:value-type="float"/>
          <table:table-cell office:value="0.6837094017739813" office:value-type="float"/>
          <table:table-cell office:value="0.4010034980065039" office:value-type="float"/>
          <table:table-cell office:value="0.471390773009839" office:value-type="float"/>
          <table:table-cell office:value="0.4919916950225484" office:value-type="float"/>
          <table:table-cell office:value="0.5085730455409385" office:value-type="float"/>
          <table:table-cell office:value="0.5689069973207469" office:value-type="float"/>
          <table:table-cell office:value="0.5732243555452278" office:value-type="float"/>
          <table:table-cell office:value="0.6253589957066155" office:value-type="float"/>
          <table:table-cell office:value="0.6468827443886664" office:value-type="float"/>
          <table:table-cell office:value="0.6655500222275174" office:value-type="float"/>
          <table:table-cell office:value="0.7322130262906048" office:value-type="float"/>
          <table:table-cell office:value="0.40735497622715106" office:value-type="float"/>
          <table:table-cell office:value="0.49134254262009225" office:value-type="float"/>
          <table:table-cell office:value="0.50694079216336" office:value-type="float"/>
          <table:table-cell office:value="0.5248045893236719" office:value-type="float"/>
          <table:table-cell office:value="0.5874547221712234" office:value-type="float"/>
        </table:table-row>
        <table:table-row>
          <table:table-cell office:value-type="string">
            <text:p>nhaarman__ListViewAnimations</text:p>
          </table:table-cell>
          <table:table-cell office:value="0.7489031234000675" office:value-type="float"/>
          <table:table-cell office:value="0.7489031234000675" office:value-type="float"/>
          <table:table-cell office:value="0.7489031234000675" office:value-type="float"/>
          <table:table-cell office:value="0.7489031234000675" office:value-type="float"/>
          <table:table-cell office:value="0.7995368991222346" office:value-type="float"/>
          <table:table-cell office:value="0.5978292445033893" office:value-type="float"/>
          <table:table-cell office:value="0.5978292445033893" office:value-type="float"/>
          <table:table-cell office:value="0.5978292445033893" office:value-type="float"/>
          <table:table-cell office:value="0.5978292445033893" office:value-type="float"/>
          <table:table-cell office:value="0.6000825389199027" office:value-type="float"/>
          <table:table-cell office:value="0.4654028101984262" office:value-type="float"/>
          <table:table-cell office:value="0.4654028101984262" office:value-type="float"/>
          <table:table-cell office:value="0.4654028101984262" office:value-type="float"/>
          <table:table-cell office:value="0.4654028101984262" office:value-type="float"/>
          <table:table-cell office:value="0.5192884410419818" office:value-type="float"/>
          <table:table-cell office:value="0.644665826380991" office:value-type="float"/>
          <table:table-cell office:value="0.644665826380991" office:value-type="float"/>
          <table:table-cell office:value="0.644665826380991" office:value-type="float"/>
          <table:table-cell office:value="0.644665826380991" office:value-type="float"/>
          <table:table-cell office:value="0.6996017080176001" office:value-type="float"/>
          <table:table-cell office:value="0.48058158666051337" office:value-type="float"/>
          <table:table-cell office:value="0.48058158666051337" office:value-type="float"/>
          <table:table-cell office:value="0.48058158666051337" office:value-type="float"/>
          <table:table-cell office:value="0.48058158666051337" office:value-type="float"/>
          <table:table-cell office:value="0.5193545015951841" office:value-type="float"/>
        </table:table-row>
        <table:table-row>
          <table:table-cell office:value-type="string">
            <text:p>ueberauth__guardian</text:p>
          </table:table-cell>
          <table:table-cell office:value="0.7478951731241571" office:value-type="float"/>
          <table:table-cell office:value="0.7706438116827565" office:value-type="float"/>
          <table:table-cell office:value="0.8002712231767617" office:value-type="float"/>
          <table:table-cell office:value="0.8150185501163478" office:value-type="float"/>
          <table:table-cell office:value="0.8424614547748235" office:value-type="float"/>
          <table:table-cell office:value="0.5511783486921902" office:value-type="float"/>
          <table:table-cell office:value="0.5824015606638048" office:value-type="float"/>
          <table:table-cell office:value="0.5928601302081254" office:value-type="float"/>
          <table:table-cell office:value="0.6084689284995112" office:value-type="float"/>
          <table:table-cell office:value="0.6468141647231115" office:value-type="float"/>
          <table:table-cell office:value="0.44127316825725094" office:value-type="float"/>
          <table:table-cell office:value="0.4826692527888041" office:value-type="float"/>
          <table:table-cell office:value="0.5078515592461617" office:value-type="float"/>
          <table:table-cell office:value="0.5124007195229134" office:value-type="float"/>
          <table:table-cell office:value="0.5761539370882105" office:value-type="float"/>
          <table:table-cell office:value="0.5880602826642392" office:value-type="float"/>
          <table:table-cell office:value="0.6324896698772476" office:value-type="float"/>
          <table:table-cell office:value="0.6548071382684888" office:value-type="float"/>
          <table:table-cell office:value="0.6751447547960094" office:value-type="float"/>
          <table:table-cell office:value="0.7463328197181582" office:value-type="float"/>
          <table:table-cell office:value="0.42114089180774494" office:value-type="float"/>
          <table:table-cell office:value="0.49436063920191814" office:value-type="float"/>
          <table:table-cell office:value="0.5132617210826239" office:value-type="float"/>
          <table:table-cell office:value="0.5260325335432895" office:value-type="float"/>
          <table:table-cell office:value="0.5796544334204838" office:value-type="float"/>
        </table:table-row>
        <table:table-row>
          <table:table-cell office:value-type="string">
            <text:p>oliviertassinari__react-swipeable-views</text:p>
          </table:table-cell>
          <table:table-cell office:value="0.7732302195851645" office:value-type="float"/>
          <table:table-cell office:value="0.7894395515102954" office:value-type="float"/>
          <table:table-cell office:value="0.7977814705476189" office:value-type="float"/>
          <table:table-cell office:value="0.8098897701511397" office:value-type="float"/>
          <table:table-cell office:value="0.8313734944412225" office:value-type="float"/>
          <table:table-cell office:value="0.5295832616844898" office:value-type="float"/>
          <table:table-cell office:value="0.5670906376948921" office:value-type="float"/>
          <table:table-cell office:value="0.5786322085870469" office:value-type="float"/>
          <table:table-cell office:value="0.6026948748033363" office:value-type="float"/>
          <table:table-cell office:value="0.648355890064926" office:value-type="float"/>
          <table:table-cell office:value="0.42455767092535596" office:value-type="float"/>
          <table:table-cell office:value="0.4538281987027504" office:value-type="float"/>
          <table:table-cell office:value="0.47448169969671544" office:value-type="float"/>
          <table:table-cell office:value="0.496981198502358" office:value-type="float"/>
          <table:table-cell office:value="0.5522248233052351" office:value-type="float"/>
          <table:table-cell office:value="0.6017862008051498" office:value-type="float"/>
          <table:table-cell office:value="0.6300448282685287" office:value-type="float"/>
          <table:table-cell office:value="0.6436861745173081" office:value-type="float"/>
          <table:table-cell office:value="0.6606584006506823" office:value-type="float"/>
          <table:table-cell office:value="0.6903399515594487" office:value-type="float"/>
          <table:table-cell office:value="0.40854149977770726" office:value-type="float"/>
          <table:table-cell office:value="0.46119715364550007" office:value-type="float"/>
          <table:table-cell office:value="0.48059350333216483" office:value-type="float"/>
          <table:table-cell office:value="0.5039646443735464" office:value-type="float"/>
          <table:table-cell office:value="0.5405896817310634" office:value-type="float"/>
        </table:table-row>
        <table:table-row>
          <table:table-cell office:value-type="string">
            <text:p>kien__ctrlp.vim</text:p>
          </table:table-cell>
          <table:table-cell office:value="0.7230242808482368" office:value-type="float"/>
          <table:table-cell office:value="0.7719263414904528" office:value-type="float"/>
          <table:table-cell office:value="0.8026772930801807" office:value-type="float"/>
          <table:table-cell office:value="0.8144549164452205" office:value-type="float"/>
          <table:table-cell office:value="0.8548367938780117" office:value-type="float"/>
          <table:table-cell office:value="0.5304424394025665" office:value-type="float"/>
          <table:table-cell office:value="0.5715221648230091" office:value-type="float"/>
          <table:table-cell office:value="0.5858775493075878" office:value-type="float"/>
          <table:table-cell office:value="0.6103366494040234" office:value-type="float"/>
          <table:table-cell office:value="0.6642000194388303" office:value-type="float"/>
          <table:table-cell office:value="0.37281493543813765" office:value-type="float"/>
          <table:table-cell office:value="0.44707614538424695" office:value-type="float"/>
          <table:table-cell office:value="0.4652417200433181" office:value-type="float"/>
          <table:table-cell office:value="0.4851294578469241" office:value-type="float"/>
          <table:table-cell office:value="0.5312765229008243" office:value-type="float"/>
          <table:table-cell office:value="0.5336177608070712" office:value-type="float"/>
          <table:table-cell office:value="0.6251620071731446" office:value-type="float"/>
          <table:table-cell office:value="0.6447863855847544" office:value-type="float"/>
          <table:table-cell office:value="0.6661509471905971" office:value-type="float"/>
          <table:table-cell office:value="0.7227571187556681" office:value-type="float"/>
          <table:table-cell office:value="0.39235526954294997" office:value-type="float"/>
          <table:table-cell office:value="0.47003797623294263" office:value-type="float"/>
          <table:table-cell office:value="0.49609731231539167" office:value-type="float"/>
          <table:table-cell office:value="0.5161911203744632" office:value-type="float"/>
          <table:table-cell office:value="0.5949967343117529" office:value-type="float"/>
        </table:table-row>
        <table:table-row>
          <table:table-cell office:value-type="string">
            <text:p>heroku__legacy-cli</text:p>
          </table:table-cell>
          <table:table-cell office:value="0.6746405383365991" office:value-type="float"/>
          <table:table-cell office:value="0.7451607531647442" office:value-type="float"/>
          <table:table-cell office:value="0.7670178725192791" office:value-type="float"/>
          <table:table-cell office:value="0.7981470553970083" office:value-type="float"/>
          <table:table-cell office:value="0.832619417870716" office:value-type="float"/>
          <table:table-cell office:value="0.5098419603870631" office:value-type="float"/>
          <table:table-cell office:value="0.5816865413813515" office:value-type="float"/>
          <table:table-cell office:value="0.6045010140154249" office:value-type="float"/>
          <table:table-cell office:value="0.6146564762180845" office:value-type="float"/>
          <table:table-cell office:value="0.6665584264297298" office:value-type="float"/>
          <table:table-cell office:value="0.35833255914442347" office:value-type="float"/>
          <table:table-cell office:value="0.47149633935413027" office:value-type="float"/>
          <table:table-cell office:value="0.4940292461210466" office:value-type="float"/>
          <table:table-cell office:value="0.5167204957189706" office:value-type="float"/>
          <table:table-cell office:value="0.6275496451290254" office:value-type="float"/>
          <table:table-cell office:value="0.5670111582284699" office:value-type="float"/>
          <table:table-cell office:value="0.6341811759788312" office:value-type="float"/>
          <table:table-cell office:value="0.6670454957731609" office:value-type="float"/>
          <table:table-cell office:value="0.6992389032421221" office:value-type="float"/>
          <table:table-cell office:value="0.7307406757729997" office:value-type="float"/>
          <table:table-cell office:value="0.3325453507396909" office:value-type="float"/>
          <table:table-cell office:value="0.4692497917691817" office:value-type="float"/>
          <table:table-cell office:value="0.4932392688137001" office:value-type="float"/>
          <table:table-cell office:value="0.5152501719229299" office:value-type="float"/>
          <table:table-cell office:value="0.5871202568334434" office:value-type="float"/>
        </table:table-row>
        <table:table-row>
          <table:table-cell office:value-type="string">
            <text:p>lucadegasperi__oauth2-server-laravel</text:p>
          </table:table-cell>
          <table:table-cell office:value="0.7169597539573762" office:value-type="float"/>
          <table:table-cell office:value="0.7954502838306515" office:value-type="float"/>
          <table:table-cell office:value="0.8012856352972012" office:value-type="float"/>
          <table:table-cell office:value="0.8137469402106868" office:value-type="float"/>
          <table:table-cell office:value="0.825017770160444" office:value-type="float"/>
          <table:table-cell office:value="0.5968966412532605" office:value-type="float"/>
          <table:table-cell office:value="0.6169861438145331" office:value-type="float"/>
          <table:table-cell office:value="0.6295919252815941" office:value-type="float"/>
          <table:table-cell office:value="0.6717792244234451" office:value-type="float"/>
          <table:table-cell office:value="0.7222243957400445" office:value-type="float"/>
          <table:table-cell office:value="0.457026699060511" office:value-type="float"/>
          <table:table-cell office:value="0.47262850635681375" office:value-type="float"/>
          <table:table-cell office:value="0.4950558824165358" office:value-type="float"/>
          <table:table-cell office:value="0.5107666712172698" office:value-type="float"/>
          <table:table-cell office:value="0.5379777636513904" office:value-type="float"/>
          <table:table-cell office:value="0.5853159438683516" office:value-type="float"/>
          <table:table-cell office:value="0.6261140387137261" office:value-type="float"/>
          <table:table-cell office:value="0.6634184812209472" office:value-type="float"/>
          <table:table-cell office:value="0.7082137604830558" office:value-type="float"/>
          <table:table-cell office:value="0.7608413866792649" office:value-type="float"/>
          <table:table-cell office:value="0.4717423975410163" office:value-type="float"/>
          <table:table-cell office:value="0.5194334688479061" office:value-type="float"/>
          <table:table-cell office:value="0.5623367419774712" office:value-type="float"/>
          <table:table-cell office:value="0.5702011922688002" office:value-type="float"/>
          <table:table-cell office:value="0.570539271620951" office:value-type="float"/>
        </table:table-row>
        <table:table-row>
          <table:table-cell office:value-type="string">
            <text:p>star7th__showdoc</text:p>
          </table:table-cell>
          <table:table-cell office:value="0.7698669821892655" office:value-type="float"/>
          <table:table-cell office:value="0.78705229561597" office:value-type="float"/>
          <table:table-cell office:value="0.7944263003763006" office:value-type="float"/>
          <table:table-cell office:value="0.7954290085326788" office:value-type="float"/>
          <table:table-cell office:value="0.7954290085326788" office:value-type="float"/>
          <table:table-cell office:value="0.5907669752322342" office:value-type="float"/>
          <table:table-cell office:value="0.598297742824705" office:value-type="float"/>
          <table:table-cell office:value="0.6101533605210981" office:value-type="float"/>
          <table:table-cell office:value="0.6517124042310763" office:value-type="float"/>
          <table:table-cell office:value="0.6517124042310763" office:value-type="float"/>
          <table:table-cell office:value="0.47439918716131524" office:value-type="float"/>
          <table:table-cell office:value="0.4903623935698918" office:value-type="float"/>
          <table:table-cell office:value="0.4975466142052581" office:value-type="float"/>
          <table:table-cell office:value="0.5844656724012645" office:value-type="float"/>
          <table:table-cell office:value="0.5844656724012645" office:value-type="float"/>
          <table:table-cell office:value="0.6391018240271931" office:value-type="float"/>
          <table:table-cell office:value="0.6581884871770677" office:value-type="float"/>
          <table:table-cell office:value="0.6928576620705938" office:value-type="float"/>
          <table:table-cell office:value="0.6981430241311258" office:value-type="float"/>
          <table:table-cell office:value="0.6981430241311258" office:value-type="float"/>
          <table:table-cell office:value="0.4306640542521054" office:value-type="float"/>
          <table:table-cell office:value="0.46880959916149667" office:value-type="float"/>
          <table:table-cell office:value="0.5510660749577218" office:value-type="float"/>
          <table:table-cell office:value="0.5537272925644053" office:value-type="float"/>
          <table:table-cell office:value="0.5537272925644053" office:value-type="float"/>
        </table:table-row>
        <table:table-row>
          <table:table-cell office:value-type="string">
            <text:p>visualfc__liteide</text:p>
          </table:table-cell>
          <table:table-cell office:value="0.7021004777924872" office:value-type="float"/>
          <table:table-cell office:value="0.7444071887713922" office:value-type="float"/>
          <table:table-cell office:value="0.7864435487434659" office:value-type="float"/>
          <table:table-cell office:value="0.8018464165811903" office:value-type="float"/>
          <table:table-cell office:value="0.81930669629034" office:value-type="float"/>
          <table:table-cell office:value="0.5291082974068906" office:value-type="float"/>
          <table:table-cell office:value="0.5820098427924835" office:value-type="float"/>
          <table:table-cell office:value="0.5995723952650049" office:value-type="float"/>
          <table:table-cell office:value="0.6123190714038587" office:value-type="float"/>
          <table:table-cell office:value="0.6671197301850653" office:value-type="float"/>
          <table:table-cell office:value="0.3946614414309221" office:value-type="float"/>
          <table:table-cell office:value="0.44565118070932636" office:value-type="float"/>
          <table:table-cell office:value="0.45451604862647565" office:value-type="float"/>
          <table:table-cell office:value="0.4959598607369963" office:value-type="float"/>
          <table:table-cell office:value="0.5681459914363178" office:value-type="float"/>
          <table:table-cell office:value="0.5678842325967222" office:value-type="float"/>
          <table:table-cell office:value="0.6099715923919574" office:value-type="float"/>
          <table:table-cell office:value="0.6245482517240956" office:value-type="float"/>
          <table:table-cell office:value="0.6766405823019646" office:value-type="float"/>
          <table:table-cell office:value="0.7449735748011814" office:value-type="float"/>
          <table:table-cell office:value="0.4256844690176717" office:value-type="float"/>
          <table:table-cell office:value="0.43747454221279525" office:value-type="float"/>
          <table:table-cell office:value="0.49925955618451234" office:value-type="float"/>
          <table:table-cell office:value="0.5183291535041855" office:value-type="float"/>
          <table:table-cell office:value="0.5430399357916939" office:value-type="float"/>
        </table:table-row>
        <table:table-row>
          <table:table-cell office:value-type="string">
            <text:p>magento__magento2</text:p>
          </table:table-cell>
          <table:table-cell office:value="0.6893482176036431" office:value-type="float"/>
          <table:table-cell office:value="0.7867217957872177" office:value-type="float"/>
          <table:table-cell office:value="0.8049169605205734" office:value-type="float"/>
          <table:table-cell office:value="0.8200375040819864" office:value-type="float"/>
          <table:table-cell office:value="0.8641339660126266" office:value-type="float"/>
          <table:table-cell office:value="0.509493174272128" office:value-type="float"/>
          <table:table-cell office:value="0.5911400349951308" office:value-type="float"/>
          <table:table-cell office:value="0.6063076053943268" office:value-type="float"/>
          <table:table-cell office:value="0.6255681680262184" office:value-type="float"/>
          <table:table-cell office:value="0.7219966443312037" office:value-type="float"/>
          <table:table-cell office:value="0.39238376285595816" office:value-type="float"/>
          <table:table-cell office:value="0.48087067392335175" office:value-type="float"/>
          <table:table-cell office:value="0.49993312235694" office:value-type="float"/>
          <table:table-cell office:value="0.5189840867137102" office:value-type="float"/>
          <table:table-cell office:value="0.6099763461469481" office:value-type="float"/>
          <table:table-cell office:value="0.5538818012079685" office:value-type="float"/>
          <table:table-cell office:value="0.6139534405025778" office:value-type="float"/>
          <table:table-cell office:value="0.6337725678213296" office:value-type="float"/>
          <table:table-cell office:value="0.6595436542794908" office:value-type="float"/>
          <table:table-cell office:value="0.7619711754938836" office:value-type="float"/>
          <table:table-cell office:value="0.3659317606532615" office:value-type="float"/>
          <table:table-cell office:value="0.5038728664615747" office:value-type="float"/>
          <table:table-cell office:value="0.5272843779375104" office:value-type="float"/>
          <table:table-cell office:value="0.549585306289209" office:value-type="float"/>
          <table:table-cell office:value="0.6413831887002704" office:value-type="float"/>
        </table:table-row>
        <table:table-row>
          <table:table-cell office:value-type="string">
            <text:p>convox__rack</text:p>
          </table:table-cell>
          <table:table-cell office:value="0.7393457792515167" office:value-type="float"/>
          <table:table-cell office:value="0.7789347830411405" office:value-type="float"/>
          <table:table-cell office:value="0.7967054937852264" office:value-type="float"/>
          <table:table-cell office:value="0.8052879639463992" office:value-type="float"/>
          <table:table-cell office:value="0.8225123703464615" office:value-type="float"/>
          <table:table-cell office:value="0.5371941735662047" office:value-type="float"/>
          <table:table-cell office:value="0.5765786601310569" office:value-type="float"/>
          <table:table-cell office:value="0.5936285270405636" office:value-type="float"/>
          <table:table-cell office:value="0.6108801494698181" office:value-type="float"/>
          <table:table-cell office:value="0.6361767832226666" office:value-type="float"/>
          <table:table-cell office:value="0.43465219927968674" office:value-type="float"/>
          <table:table-cell office:value="0.4663645063100744" office:value-type="float"/>
          <table:table-cell office:value="0.48619044694566255" office:value-type="float"/>
          <table:table-cell office:value="0.49548561364916394" office:value-type="float"/>
          <table:table-cell office:value="0.5287621327958772" office:value-type="float"/>
          <table:table-cell office:value="0.5742675833469753" office:value-type="float"/>
          <table:table-cell office:value="0.6161910905875359" office:value-type="float"/>
          <table:table-cell office:value="0.6307506124094999" office:value-type="float"/>
          <table:table-cell office:value="0.6439343721810525" office:value-type="float"/>
          <table:table-cell office:value="0.724488317204124" office:value-type="float"/>
          <table:table-cell office:value="0.4100189951616746" office:value-type="float"/>
          <table:table-cell office:value="0.48098450954502947" office:value-type="float"/>
          <table:table-cell office:value="0.5004055554286955" office:value-type="float"/>
          <table:table-cell office:value="0.5200264087559519" office:value-type="float"/>
          <table:table-cell office:value="0.5771741924776991" office:value-type="float"/>
        </table:table-row>
        <table:table-row>
          <table:table-cell office:value-type="string">
            <text:p>AnalyticalGraphicsInc__cesium</text:p>
          </table:table-cell>
          <table:table-cell office:value="0.7228862738295206" office:value-type="float"/>
          <table:table-cell office:value="0.8007233976901389" office:value-type="float"/>
          <table:table-cell office:value="0.8127700332940752" office:value-type="float"/>
          <table:table-cell office:value="0.8243738944048266" office:value-type="float"/>
          <table:table-cell office:value="0.8714721592024715" office:value-type="float"/>
          <table:table-cell office:value="0.49043570690889693" office:value-type="float"/>
          <table:table-cell office:value="0.5777176340785718" office:value-type="float"/>
          <table:table-cell office:value="0.5938507890881812" office:value-type="float"/>
          <table:table-cell office:value="0.61441823424588" office:value-type="float"/>
          <table:table-cell office:value="0.6857192503028303" office:value-type="float"/>
          <table:table-cell office:value="0.39809554834590277" office:value-type="float"/>
          <table:table-cell office:value="0.4575207130172799" office:value-type="float"/>
          <table:table-cell office:value="0.4742178338918422" office:value-type="float"/>
          <table:table-cell office:value="0.49465691414222623" office:value-type="float"/>
          <table:table-cell office:value="0.6020161466207452" office:value-type="float"/>
          <table:table-cell office:value="0.5530940369589307" office:value-type="float"/>
          <table:table-cell office:value="0.6087425720094561" office:value-type="float"/>
          <table:table-cell office:value="0.6322263885165831" office:value-type="float"/>
          <table:table-cell office:value="0.6595176568481353" office:value-type="float"/>
          <table:table-cell office:value="0.7202758996784372" office:value-type="float"/>
          <table:table-cell office:value="0.3073434964035146" office:value-type="float"/>
          <table:table-cell office:value="0.4683497217841987" office:value-type="float"/>
          <table:table-cell office:value="0.4928754521104316" office:value-type="float"/>
          <table:table-cell office:value="0.5113265039242011" office:value-type="float"/>
          <table:table-cell office:value="0.5790544002871123" office:value-type="float"/>
        </table:table-row>
        <table:table-row>
          <table:table-cell office:value-type="string">
            <text:p>quasarframework__quasar</text:p>
          </table:table-cell>
          <table:table-cell office:value="0.7270442941338698" office:value-type="float"/>
          <table:table-cell office:value="0.7792564935752585" office:value-type="float"/>
          <table:table-cell office:value="0.7994449662038589" office:value-type="float"/>
          <table:table-cell office:value="0.8152657142597559" office:value-type="float"/>
          <table:table-cell office:value="0.8550259452041127" office:value-type="float"/>
          <table:table-cell office:value="0.5295818346836705" office:value-type="float"/>
          <table:table-cell office:value="0.57826145608975" office:value-type="float"/>
          <table:table-cell office:value="0.5970736699851237" office:value-type="float"/>
          <table:table-cell office:value="0.6193646896390069" office:value-type="float"/>
          <table:table-cell office:value="0.6850067967954505" office:value-type="float"/>
          <table:table-cell office:value="0.4185478150642384" office:value-type="float"/>
          <table:table-cell office:value="0.4661343648415298" office:value-type="float"/>
          <table:table-cell office:value="0.4889835627684269" office:value-type="float"/>
          <table:table-cell office:value="0.5086676578607687" office:value-type="float"/>
          <table:table-cell office:value="0.5537893222759458" office:value-type="float"/>
          <table:table-cell office:value="0.5569832328670008" office:value-type="float"/>
          <table:table-cell office:value="0.6116943423123989" office:value-type="float"/>
          <table:table-cell office:value="0.634084924995748" office:value-type="float"/>
          <table:table-cell office:value="0.6569288578169654" office:value-type="float"/>
          <table:table-cell office:value="0.7467356267885701" office:value-type="float"/>
          <table:table-cell office:value="0.40517814588122236" office:value-type="float"/>
          <table:table-cell office:value="0.4896879098145462" office:value-type="float"/>
          <table:table-cell office:value="0.5089692631264818" office:value-type="float"/>
          <table:table-cell office:value="0.5260979686945075" office:value-type="float"/>
          <table:table-cell office:value="0.5750572189650374" office:value-type="float"/>
        </table:table-row>
        <table:table-row>
          <table:table-cell office:value-type="string">
            <text:p>facebook__facebook-ios-sdk</text:p>
          </table:table-cell>
          <table:table-cell office:value="0.7393580384288079" office:value-type="float"/>
          <table:table-cell office:value="0.7931953680819792" office:value-type="float"/>
          <table:table-cell office:value="0.80782029712552" office:value-type="float"/>
          <table:table-cell office:value="0.8189344336941643" office:value-type="float"/>
          <table:table-cell office:value="0.8375122502520915" office:value-type="float"/>
          <table:table-cell office:value="0.5285704950466821" office:value-type="float"/>
          <table:table-cell office:value="0.6064604779634493" office:value-type="float"/>
          <table:table-cell office:value="0.6332065849474965" office:value-type="float"/>
          <table:table-cell office:value="0.6967157913887232" office:value-type="float"/>
          <table:table-cell office:value="0.7023006857896221" office:value-type="float"/>
          <table:table-cell office:value="0.3881786606393557" office:value-type="float"/>
          <table:table-cell office:value="0.46977959115480805" office:value-type="float"/>
          <table:table-cell office:value="0.47874010339525475" office:value-type="float"/>
          <table:table-cell office:value="0.5139827554974632" office:value-type="float"/>
          <table:table-cell office:value="0.5623223372856369" office:value-type="float"/>
          <table:table-cell office:value="0.5880472569189659" office:value-type="float"/>
          <table:table-cell office:value="0.6438550183947602" office:value-type="float"/>
          <table:table-cell office:value="0.6764224007578625" office:value-type="float"/>
          <table:table-cell office:value="0.7095260042767535" office:value-type="float"/>
          <table:table-cell office:value="0.7503794313964317" office:value-type="float"/>
          <table:table-cell office:value="0.4479200085983918" office:value-type="float"/>
          <table:table-cell office:value="0.481339480489613" office:value-type="float"/>
          <table:table-cell office:value="0.5473818514048764" office:value-type="float"/>
          <table:table-cell office:value="0.5887141762965321" office:value-type="float"/>
          <table:table-cell office:value="0.6159668874384646" office:value-type="float"/>
        </table:table-row>
        <table:table-row>
          <table:table-cell office:value-type="string">
            <text:p>wavded__humane-js</text:p>
          </table:table-cell>
          <table:table-cell office:value="0.7804964947860664" office:value-type="float"/>
          <table:table-cell office:value="0.8056957630241176" office:value-type="float"/>
          <table:table-cell office:value="0.8161923360804916" office:value-type="float"/>
          <table:table-cell office:value="0.8298430253020039" office:value-type="float"/>
          <table:table-cell office:value="0.8568010021228369" office:value-type="float"/>
          <table:table-cell office:value="0.5440793218108562" office:value-type="float"/>
          <table:table-cell office:value="0.5812730590513212" office:value-type="float"/>
          <table:table-cell office:value="0.6331712914109499" office:value-type="float"/>
          <table:table-cell office:value="0.64434741537424" office:value-type="float"/>
          <table:table-cell office:value="0.6918666324814664" office:value-type="float"/>
          <table:table-cell office:value="0.45424936202759747" office:value-type="float"/>
          <table:table-cell office:value="0.47036877836455715" office:value-type="float"/>
          <table:table-cell office:value="0.5050765154759965" office:value-type="float"/>
          <table:table-cell office:value="0.5157182923762078" office:value-type="float"/>
          <table:table-cell office:value="0.5506655439821594" office:value-type="float"/>
          <table:table-cell office:value="0.6016821849140488" office:value-type="float"/>
          <table:table-cell office:value="0.6349091244877167" office:value-type="float"/>
          <table:table-cell office:value="0.6518077215638198" office:value-type="float"/>
          <table:table-cell office:value="0.7005473603425754" office:value-type="float"/>
          <table:table-cell office:value="0.7524333883322059" office:value-type="float"/>
          <table:table-cell office:value="0.4879321058949573" office:value-type="float"/>
          <table:table-cell office:value="0.4996732029062026" office:value-type="float"/>
          <table:table-cell office:value="0.5135931147179208" office:value-type="float"/>
          <table:table-cell office:value="0.5369963669420365" office:value-type="float"/>
          <table:table-cell office:value="0.6016978829185131" office:value-type="float"/>
        </table:table-row>
        <table:table-row>
          <table:table-cell office:value-type="string">
            <text:p>mobileplayer__mobileplayer-ios</text:p>
          </table:table-cell>
          <table:table-cell office:value="0.7600019772930591" office:value-type="float"/>
          <table:table-cell office:value="0.78849587866657" office:value-type="float"/>
          <table:table-cell office:value="0.7952518091825511" office:value-type="float"/>
          <table:table-cell office:value="0.8296185749992016" office:value-type="float"/>
          <table:table-cell office:value="0.8296185749992016" office:value-type="float"/>
          <table:table-cell office:value="0.5257404400657674" office:value-type="float"/>
          <table:table-cell office:value="0.6097535173359043" office:value-type="float"/>
          <table:table-cell office:value="0.6321975265471321" office:value-type="float"/>
          <table:table-cell office:value="0.670443761020826" office:value-type="float"/>
          <table:table-cell office:value="0.670443761020826" office:value-type="float"/>
          <table:table-cell office:value="0.43579195009029154" office:value-type="float"/>
          <table:table-cell office:value="0.4528335065356716" office:value-type="float"/>
          <table:table-cell office:value="0.5028142994317604" office:value-type="float"/>
          <table:table-cell office:value="0.5219232337870422" office:value-type="float"/>
          <table:table-cell office:value="0.5219232337870422" office:value-type="float"/>
          <table:table-cell office:value="0.5758966720353056" office:value-type="float"/>
          <table:table-cell office:value="0.6270915739027858" office:value-type="float"/>
          <table:table-cell office:value="0.6698859487587681" office:value-type="float"/>
          <table:table-cell office:value="0.6743665800722309" office:value-type="float"/>
          <table:table-cell office:value="0.6743665800722309" office:value-type="float"/>
          <table:table-cell office:value="0.472854892963114" office:value-type="float"/>
          <table:table-cell office:value="0.503253722197353" office:value-type="float"/>
          <table:table-cell office:value="0.5171967764808797" office:value-type="float"/>
          <table:table-cell office:value="0.5477541037108269" office:value-type="float"/>
          <table:table-cell office:value="0.5477541037108269" office:value-type="float"/>
        </table:table-row>
        <table:table-row>
          <table:table-cell office:value-type="string">
            <text:p>css__csso</text:p>
          </table:table-cell>
          <table:table-cell office:value="0.7134150140326231" office:value-type="float"/>
          <table:table-cell office:value="0.7750177710228751" office:value-type="float"/>
          <table:table-cell office:value="0.7889719605510773" office:value-type="float"/>
          <table:table-cell office:value="0.803842275146336" office:value-type="float"/>
          <table:table-cell office:value="0.8532982320316118" office:value-type="float"/>
          <table:table-cell office:value="0.5290008749740142" office:value-type="float"/>
          <table:table-cell office:value="0.56698748807831" office:value-type="float"/>
          <table:table-cell office:value="0.59385723683901" office:value-type="float"/>
          <table:table-cell office:value="0.6213347286810486" office:value-type="float"/>
          <table:table-cell office:value="0.6331836215126465" office:value-type="float"/>
          <table:table-cell office:value="0.45226743388375495" office:value-type="float"/>
          <table:table-cell office:value="0.46470722790896724" office:value-type="float"/>
          <table:table-cell office:value="0.4777756046228768" office:value-type="float"/>
          <table:table-cell office:value="0.5052533521091932" office:value-type="float"/>
          <table:table-cell office:value="0.5697528834800906" office:value-type="float"/>
          <table:table-cell office:value="0.5671367652696573" office:value-type="float"/>
          <table:table-cell office:value="0.6184516079385306" office:value-type="float"/>
          <table:table-cell office:value="0.6435657443127613" office:value-type="float"/>
          <table:table-cell office:value="0.6814734919678695" office:value-type="float"/>
          <table:table-cell office:value="0.7129521562456292" office:value-type="float"/>
          <table:table-cell office:value="0.3204457293165558" office:value-type="float"/>
          <table:table-cell office:value="0.45957748484577254" office:value-type="float"/>
          <table:table-cell office:value="0.4844136979073404" office:value-type="float"/>
          <table:table-cell office:value="0.515926000466301" office:value-type="float"/>
          <table:table-cell office:value="0.5512282034221516" office:value-type="float"/>
        </table:table-row>
        <table:table-row>
          <table:table-cell office:value-type="string">
            <text:p>dz0ny__leapcast</text:p>
          </table:table-cell>
          <table:table-cell office:value="0.7637022149339371" office:value-type="float"/>
          <table:table-cell office:value="0.773721360248758" office:value-type="float"/>
          <table:table-cell office:value="0.7905439157758976" office:value-type="float"/>
          <table:table-cell office:value="0.7942800100009605" office:value-type="float"/>
          <table:table-cell office:value="0.7986947559796665" office:value-type="float"/>
          <table:table-cell office:value="0.5388876540470923" office:value-type="float"/>
          <table:table-cell office:value="0.5745670740794587" office:value-type="float"/>
          <table:table-cell office:value="0.6028236899711272" office:value-type="float"/>
          <table:table-cell office:value="0.622428249275623" office:value-type="float"/>
          <table:table-cell office:value="0.6293150806346214" office:value-type="float"/>
          <table:table-cell office:value="0.4560988809504155" office:value-type="float"/>
          <table:table-cell office:value="0.4718100717577811" office:value-type="float"/>
          <table:table-cell office:value="0.48915730568998694" office:value-type="float"/>
          <table:table-cell office:value="0.5143868542596914" office:value-type="float"/>
          <table:table-cell office:value="0.5199782982439193" office:value-type="float"/>
          <table:table-cell office:value="0.6024279197212817" office:value-type="float"/>
          <table:table-cell office:value="0.6127107134382062" office:value-type="float"/>
          <table:table-cell office:value="0.6315432950968518" office:value-type="float"/>
          <table:table-cell office:value="0.6395575881500724" office:value-type="float"/>
          <table:table-cell office:value="0.6741542101447777" office:value-type="float"/>
          <table:table-cell office:value="0.4576294062281784" office:value-type="float"/>
          <table:table-cell office:value="0.513193675060844" office:value-type="float"/>
          <table:table-cell office:value="0.530976206250549" office:value-type="float"/>
          <table:table-cell office:value="0.5606807153585565" office:value-type="float"/>
          <table:table-cell office:value="0.6248759212987339" office:value-type="float"/>
        </table:table-row>
        <table:table-row>
          <table:table-cell office:value-type="string">
            <text:p>aspnet__Identity</text:p>
          </table:table-cell>
          <table:table-cell office:value="0.716015846494513" office:value-type="float"/>
          <table:table-cell office:value="0.7706032251845361" office:value-type="float"/>
          <table:table-cell office:value="0.7928075290583932" office:value-type="float"/>
          <table:table-cell office:value="0.8096957152943406" office:value-type="float"/>
          <table:table-cell office:value="0.8650441353611277" office:value-type="float"/>
          <table:table-cell office:value="0.506920231171329" office:value-type="float"/>
          <table:table-cell office:value="0.5699431574509891" office:value-type="float"/>
          <table:table-cell office:value="0.5875687370380893" office:value-type="float"/>
          <table:table-cell office:value="0.6117732340835128" office:value-type="float"/>
          <table:table-cell office:value="0.68484645994601" office:value-type="float"/>
          <table:table-cell office:value="0.40804065347157953" office:value-type="float"/>
          <table:table-cell office:value="0.46830968152951413" office:value-type="float"/>
          <table:table-cell office:value="0.49228943350314847" office:value-type="float"/>
          <table:table-cell office:value="0.5131279837456085" office:value-type="float"/>
          <table:table-cell office:value="0.5834580259297737" office:value-type="float"/>
          <table:table-cell office:value="0.5616942318754099" office:value-type="float"/>
          <table:table-cell office:value="0.6192278674973295" office:value-type="float"/>
          <table:table-cell office:value="0.635637411835675" office:value-type="float"/>
          <table:table-cell office:value="0.6555108536553961" office:value-type="float"/>
          <table:table-cell office:value="0.7574460529656523" office:value-type="float"/>
          <table:table-cell office:value="0.33282655015603246" office:value-type="float"/>
          <table:table-cell office:value="0.45947742719566853" office:value-type="float"/>
          <table:table-cell office:value="0.49301280015476123" office:value-type="float"/>
          <table:table-cell office:value="0.5250481429480708" office:value-type="float"/>
          <table:table-cell office:value="0.6015629409077735" office:value-type="float"/>
        </table:table-row>
        <table:table-row>
          <table:table-cell office:value-type="string">
            <text:p>PowerShell__Win32-OpenSSH</text:p>
          </table:table-cell>
          <table:table-cell office:value="0.6863805682157446" office:value-type="float"/>
          <table:table-cell office:value="0.736152672160699" office:value-type="float"/>
          <table:table-cell office:value="0.7632050073845493" office:value-type="float"/>
          <table:table-cell office:value="0.7927947833776925" office:value-type="float"/>
          <table:table-cell office:value="0.8388764495040659" office:value-type="float"/>
          <table:table-cell office:value="0.5348903815680482" office:value-type="float"/>
          <table:table-cell office:value="0.5823000244372768" office:value-type="float"/>
          <table:table-cell office:value="0.5957485395595814" office:value-type="float"/>
          <table:table-cell office:value="0.611811590133261" office:value-type="float"/>
          <table:table-cell office:value="0.6499807226546783" office:value-type="float"/>
          <table:table-cell office:value="0.3619825609313838" office:value-type="float"/>
          <table:table-cell office:value="0.4612216891137967" office:value-type="float"/>
          <table:table-cell office:value="0.4741997917023876" office:value-type="float"/>
          <table:table-cell office:value="0.4934308930990996" office:value-type="float"/>
          <table:table-cell office:value="0.5786116139551309" office:value-type="float"/>
          <table:table-cell office:value="0.5517105834384813" office:value-type="float"/>
          <table:table-cell office:value="0.6061866682754178" office:value-type="float"/>
          <table:table-cell office:value="0.6404608085851126" office:value-type="float"/>
          <table:table-cell office:value="0.6654032897591633" office:value-type="float"/>
          <table:table-cell office:value="0.716012624356748" office:value-type="float"/>
          <table:table-cell office:value="0.3419108037296449" office:value-type="float"/>
          <table:table-cell office:value="0.4312891177803608" office:value-type="float"/>
          <table:table-cell office:value="0.4963480039463296" office:value-type="float"/>
          <table:table-cell office:value="0.5324090160405034" office:value-type="float"/>
          <table:table-cell office:value="0.6122036237758639" office:value-type="float"/>
        </table:table-row>
        <table:table-row>
          <table:table-cell office:value-type="string">
            <text:p>mediaelement__mediaelement</text:p>
          </table:table-cell>
          <table:table-cell office:value="0.720596870531454" office:value-type="float"/>
          <table:table-cell office:value="0.7801496723584163" office:value-type="float"/>
          <table:table-cell office:value="0.794053186886251" office:value-type="float"/>
          <table:table-cell office:value="0.8087949308354742" office:value-type="float"/>
          <table:table-cell office:value="0.8573094635194971" office:value-type="float"/>
          <table:table-cell office:value="0.49603336742998283" office:value-type="float"/>
          <table:table-cell office:value="0.5663982091843374" office:value-type="float"/>
          <table:table-cell office:value="0.5836951465176664" office:value-type="float"/>
          <table:table-cell office:value="0.6066844947072207" office:value-type="float"/>
          <table:table-cell office:value="0.6952503989461948" office:value-type="float"/>
          <table:table-cell office:value="0.39290566342197797" office:value-type="float"/>
          <table:table-cell office:value="0.44317207299860306" office:value-type="float"/>
          <table:table-cell office:value="0.46082362789810205" office:value-type="float"/>
          <table:table-cell office:value="0.48536752275528294" office:value-type="float"/>
          <table:table-cell office:value="0.5838547957955865" office:value-type="float"/>
          <table:table-cell office:value="0.5153951575762175" office:value-type="float"/>
          <table:table-cell office:value="0.5958599021749054" office:value-type="float"/>
          <table:table-cell office:value="0.6127980611901229" office:value-type="float"/>
          <table:table-cell office:value="0.6463849378826605" office:value-type="float"/>
          <table:table-cell office:value="0.7384224472897414" office:value-type="float"/>
          <table:table-cell office:value="0.41888074469670517" office:value-type="float"/>
          <table:table-cell office:value="0.49945835430470575" office:value-type="float"/>
          <table:table-cell office:value="0.5228360898285694" office:value-type="float"/>
          <table:table-cell office:value="0.5410470335706186" office:value-type="float"/>
          <table:table-cell office:value="0.6002632427609926" office:value-type="float"/>
        </table:table-row>
        <table:table-row>
          <table:table-cell office:value-type="string">
            <text:p>IdentityServer__IdentityServer4</text:p>
          </table:table-cell>
          <table:table-cell office:value="0.699192916544563" office:value-type="float"/>
          <table:table-cell office:value="0.7744390884716709" office:value-type="float"/>
          <table:table-cell office:value="0.7913861377933232" office:value-type="float"/>
          <table:table-cell office:value="0.803902686629457" office:value-type="float"/>
          <table:table-cell office:value="0.8514050841593117" office:value-type="float"/>
          <table:table-cell office:value="0.5396057362807556" office:value-type="float"/>
          <table:table-cell office:value="0.582730673907764" office:value-type="float"/>
          <table:table-cell office:value="0.5936586944376623" office:value-type="float"/>
          <table:table-cell office:value="0.6132108487711184" office:value-type="float"/>
          <table:table-cell office:value="0.6707380444254734" office:value-type="float"/>
          <table:table-cell office:value="0.39488335596585844" office:value-type="float"/>
          <table:table-cell office:value="0.46447890583204887" office:value-type="float"/>
          <table:table-cell office:value="0.48942716416231186" office:value-type="float"/>
          <table:table-cell office:value="0.504530718465471" office:value-type="float"/>
          <table:table-cell office:value="0.6035746555055039" office:value-type="float"/>
          <table:table-cell office:value="0.5821049930074176" office:value-type="float"/>
          <table:table-cell office:value="0.6203976444194622" office:value-type="float"/>
          <table:table-cell office:value="0.6373342051844914" office:value-type="float"/>
          <table:table-cell office:value="0.6511033117134359" office:value-type="float"/>
          <table:table-cell office:value="0.7391828615666833" office:value-type="float"/>
          <table:table-cell office:value="0.35036487896642643" office:value-type="float"/>
          <table:table-cell office:value="0.47016074041571926" office:value-type="float"/>
          <table:table-cell office:value="0.5025505001941949" office:value-type="float"/>
          <table:table-cell office:value="0.5329965902473918" office:value-type="float"/>
          <table:table-cell office:value="0.5762035205515935" office:value-type="float"/>
        </table:table-row>
        <table:table-row>
          <table:table-cell office:value-type="string">
            <text:p>maccman__juggernaut</text:p>
          </table:table-cell>
          <table:table-cell office:value="0.7278338138202536" office:value-type="float"/>
          <table:table-cell office:value="0.7705124706337745" office:value-type="float"/>
          <table:table-cell office:value="0.7745197280145578" office:value-type="float"/>
          <table:table-cell office:value="0.7978177913874828" office:value-type="float"/>
          <table:table-cell office:value="0.8128054937157216" office:value-type="float"/>
          <table:table-cell office:value="0.5300127323436079" office:value-type="float"/>
          <table:table-cell office:value="0.5638090648653102" office:value-type="float"/>
          <table:table-cell office:value="0.5822114445227093" office:value-type="float"/>
          <table:table-cell office:value="0.5895486031243838" office:value-type="float"/>
          <table:table-cell office:value="0.6391498901026295" office:value-type="float"/>
          <table:table-cell office:value="0.39941675274457855" office:value-type="float"/>
          <table:table-cell office:value="0.46900963439459165" office:value-type="float"/>
          <table:table-cell office:value="0.49340669267644677" office:value-type="float"/>
          <table:table-cell office:value="0.5008405093035189" office:value-type="float"/>
          <table:table-cell office:value="0.5670758022675949" office:value-type="float"/>
          <table:table-cell office:value="0.6056649506157441" office:value-type="float"/>
          <table:table-cell office:value="0.6136430257271706" office:value-type="float"/>
          <table:table-cell office:value="0.6383286899876697" office:value-type="float"/>
          <table:table-cell office:value="0.6501830777666987" office:value-type="float"/>
          <table:table-cell office:value="0.714859831027509" office:value-type="float"/>
          <table:table-cell office:value="0.460252973993994" office:value-type="float"/>
          <table:table-cell office:value="0.4878057259843383" office:value-type="float"/>
          <table:table-cell office:value="0.49126822870878184" office:value-type="float"/>
          <table:table-cell office:value="0.5115155398092" office:value-type="float"/>
          <table:table-cell office:value="0.5553974478586121" office:value-type="float"/>
        </table:table-row>
        <table:table-row>
          <table:table-cell office:value-type="string">
            <text:p>reactjs__react-rails</text:p>
          </table:table-cell>
          <table:table-cell office:value="0.7058742472566276" office:value-type="float"/>
          <table:table-cell office:value="0.7862465310926001" office:value-type="float"/>
          <table:table-cell office:value="0.8011145825411512" office:value-type="float"/>
          <table:table-cell office:value="0.8187370327252601" office:value-type="float"/>
          <table:table-cell office:value="0.8467773604006716" office:value-type="float"/>
          <table:table-cell office:value="0.5162038638514531" office:value-type="float"/>
          <table:table-cell office:value="0.5680624543583686" office:value-type="float"/>
          <table:table-cell office:value="0.5840183205537642" office:value-type="float"/>
          <table:table-cell office:value="0.6014559203824241" office:value-type="float"/>
          <table:table-cell office:value="0.6974914958235483" office:value-type="float"/>
          <table:table-cell office:value="0.41433692909620123" office:value-type="float"/>
          <table:table-cell office:value="0.4597691299608852" office:value-type="float"/>
          <table:table-cell office:value="0.4859408770804061" office:value-type="float"/>
          <table:table-cell office:value="0.509631586796665" office:value-type="float"/>
          <table:table-cell office:value="0.5775714789665648" office:value-type="float"/>
          <table:table-cell office:value="0.554751137515108" office:value-type="float"/>
          <table:table-cell office:value="0.6010124445374418" office:value-type="float"/>
          <table:table-cell office:value="0.621251216791777" office:value-type="float"/>
          <table:table-cell office:value="0.6514876393888499" office:value-type="float"/>
          <table:table-cell office:value="0.7486068859034936" office:value-type="float"/>
          <table:table-cell office:value="0.335284660862631" office:value-type="float"/>
          <table:table-cell office:value="0.48979281447482914" office:value-type="float"/>
          <table:table-cell office:value="0.5071944550616383" office:value-type="float"/>
          <table:table-cell office:value="0.5232818143997764" office:value-type="float"/>
          <table:table-cell office:value="0.6164052838925693" office:value-type="float"/>
        </table:table-row>
        <table:table-row>
          <table:table-cell office:value-type="string">
            <text:p>postcss__postcss-loader</text:p>
          </table:table-cell>
          <table:table-cell office:value="0.7156826534950391" office:value-type="float"/>
          <table:table-cell office:value="0.7634771290759637" office:value-type="float"/>
          <table:table-cell office:value="0.7833168551549825" office:value-type="float"/>
          <table:table-cell office:value="0.8028278351235177" office:value-type="float"/>
          <table:table-cell office:value="0.8538890594215003" office:value-type="float"/>
          <table:table-cell office:value="0.4944731763703981" office:value-type="float"/>
          <table:table-cell office:value="0.5557759764066301" office:value-type="float"/>
          <table:table-cell office:value="0.5686735198791419" office:value-type="float"/>
          <table:table-cell office:value="0.5830665336744714" office:value-type="float"/>
          <table:table-cell office:value="0.6243941435729539" office:value-type="float"/>
          <table:table-cell office:value="0.413833339472617" office:value-type="float"/>
          <table:table-cell office:value="0.4516277945905151" office:value-type="float"/>
          <table:table-cell office:value="0.46628210391758995" office:value-type="float"/>
          <table:table-cell office:value="0.4883734871449429" office:value-type="float"/>
          <table:table-cell office:value="0.5620886652269154" office:value-type="float"/>
          <table:table-cell office:value="0.5524149133208985" office:value-type="float"/>
          <table:table-cell office:value="0.5940187882604964" office:value-type="float"/>
          <table:table-cell office:value="0.6169241549668053" office:value-type="float"/>
          <table:table-cell office:value="0.6357045379404316" office:value-type="float"/>
          <table:table-cell office:value="0.7175268830202657" office:value-type="float"/>
          <table:table-cell office:value="0.36292734071051186" office:value-type="float"/>
          <table:table-cell office:value="0.42584444457097925" office:value-type="float"/>
          <table:table-cell office:value="0.44681271561887725" office:value-type="float"/>
          <table:table-cell office:value="0.46688023800997913" office:value-type="float"/>
          <table:table-cell office:value="0.5249006176586218" office:value-type="float"/>
        </table:table-row>
        <table:table-row>
          <table:table-cell office:value-type="string">
            <text:p>getsentry__raven-js</text:p>
          </table:table-cell>
          <table:table-cell office:value="0.7231180626153552" office:value-type="float"/>
          <table:table-cell office:value="0.7832754433039935" office:value-type="float"/>
          <table:table-cell office:value="0.8017345622995676" office:value-type="float"/>
          <table:table-cell office:value="0.8168223063263491" office:value-type="float"/>
          <table:table-cell office:value="0.8512288422364382" office:value-type="float"/>
          <table:table-cell office:value="0.52425767558221" office:value-type="float"/>
          <table:table-cell office:value="0.5631155239879724" office:value-type="float"/>
          <table:table-cell office:value="0.5819956928103406" office:value-type="float"/>
          <table:table-cell office:value="0.6022968954218485" office:value-type="float"/>
          <table:table-cell office:value="0.6421190249682095" office:value-type="float"/>
          <table:table-cell office:value="0.41075536337311924" office:value-type="float"/>
          <table:table-cell office:value="0.4555623860859479" office:value-type="float"/>
          <table:table-cell office:value="0.4733795573162665" office:value-type="float"/>
          <table:table-cell office:value="0.49121308209378944" office:value-type="float"/>
          <table:table-cell office:value="0.5434499770255348" office:value-type="float"/>
          <table:table-cell office:value="0.5633586090718674" office:value-type="float"/>
          <table:table-cell office:value="0.6301289377890684" office:value-type="float"/>
          <table:table-cell office:value="0.643904974239921" office:value-type="float"/>
          <table:table-cell office:value="0.6642930761878016" office:value-type="float"/>
          <table:table-cell office:value="0.7217920900769237" office:value-type="float"/>
          <table:table-cell office:value="0.35179195188435547" office:value-type="float"/>
          <table:table-cell office:value="0.46875421912812376" office:value-type="float"/>
          <table:table-cell office:value="0.4995742450213597" office:value-type="float"/>
          <table:table-cell office:value="0.519118271873411" office:value-type="float"/>
          <table:table-cell office:value="0.5588063237987149" office:value-type="float"/>
        </table:table-row>
        <table:table-row>
          <table:table-cell office:value-type="string">
            <text:p>gabrielbull__react-desktop</text:p>
          </table:table-cell>
          <table:table-cell office:value="0.7615408636569149" office:value-type="float"/>
          <table:table-cell office:value="0.8070896410612569" office:value-type="float"/>
          <table:table-cell office:value="0.8312214730544412" office:value-type="float"/>
          <table:table-cell office:value="0.8338078391996315" office:value-type="float"/>
          <table:table-cell office:value="0.8338078391996315" office:value-type="float"/>
          <table:table-cell office:value="0.5518718761849815" office:value-type="float"/>
          <table:table-cell office:value="0.5921058294761418" office:value-type="float"/>
          <table:table-cell office:value="0.6267165941881259" office:value-type="float"/>
          <table:table-cell office:value="0.6667270952994617" office:value-type="float"/>
          <table:table-cell office:value="0.6667270952994617" office:value-type="float"/>
          <table:table-cell office:value="0.4258373127419239" office:value-type="float"/>
          <table:table-cell office:value="0.4769454408454884" office:value-type="float"/>
          <table:table-cell office:value="0.5095762749827119" office:value-type="float"/>
          <table:table-cell office:value="0.5316926189635951" office:value-type="float"/>
          <table:table-cell office:value="0.5316926189635951" office:value-type="float"/>
          <table:table-cell office:value="0.5684904079158716" office:value-type="float"/>
          <table:table-cell office:value="0.602352649499085" office:value-type="float"/>
          <table:table-cell office:value="0.6141846383752093" office:value-type="float"/>
          <table:table-cell office:value="0.6890093138953144" office:value-type="float"/>
          <table:table-cell office:value="0.6890093138953144" office:value-type="float"/>
          <table:table-cell office:value="0.4567506295046536" office:value-type="float"/>
          <table:table-cell office:value="0.5037267880014821" office:value-type="float"/>
          <table:table-cell office:value="0.516709881388144" office:value-type="float"/>
          <table:table-cell office:value="0.5471425493721308" office:value-type="float"/>
          <table:table-cell office:value="0.5471425493721308" office:value-type="float"/>
        </table:table-row>
        <table:table-row>
          <table:table-cell office:value-type="string">
            <text:p>facebook__react-native</text:p>
          </table:table-cell>
          <table:table-cell office:value="0.7354420996487292" office:value-type="float"/>
          <table:table-cell office:value="0.7957141611684934" office:value-type="float"/>
          <table:table-cell office:value="0.806736291900003" office:value-type="float"/>
          <table:table-cell office:value="0.8209447611695604" office:value-type="float"/>
          <table:table-cell office:value="0.8574677736268348" office:value-type="float"/>
          <table:table-cell office:value="0.48034061422690033" office:value-type="float"/>
          <table:table-cell office:value="0.5704625460240702" office:value-type="float"/>
          <table:table-cell office:value="0.5911300943654665" office:value-type="float"/>
          <table:table-cell office:value="0.6082831072731749" office:value-type="float"/>
          <table:table-cell office:value="0.7020874329120524" office:value-type="float"/>
          <table:table-cell office:value="0.38628304989982176" office:value-type="float"/>
          <table:table-cell office:value="0.45732339476398953" office:value-type="float"/>
          <table:table-cell office:value="0.47649935881577044" office:value-type="float"/>
          <table:table-cell office:value="0.49550746080345687" office:value-type="float"/>
          <table:table-cell office:value="0.6200779866337751" office:value-type="float"/>
          <table:table-cell office:value="0.5473182855387801" office:value-type="float"/>
          <table:table-cell office:value="0.6192082030173486" office:value-type="float"/>
          <table:table-cell office:value="0.6383710055008411" office:value-type="float"/>
          <table:table-cell office:value="0.6549913851475535" office:value-type="float"/>
          <table:table-cell office:value="0.7532391627180351" office:value-type="float"/>
          <table:table-cell office:value="0.34137988058214236" office:value-type="float"/>
          <table:table-cell office:value="0.4753616804412134" office:value-type="float"/>
          <table:table-cell office:value="0.5019574474500106" office:value-type="float"/>
          <table:table-cell office:value="0.522939217960631" office:value-type="float"/>
          <table:table-cell office:value="0.6211131568772912" office:value-type="float"/>
        </table:table-row>
        <table:table-row>
          <table:table-cell office:value-type="string">
            <text:p>azkaban__azkaban</text:p>
          </table:table-cell>
          <table:table-cell office:value="0.6999182364104559" office:value-type="float"/>
          <table:table-cell office:value="0.7800634440978846" office:value-type="float"/>
          <table:table-cell office:value="0.7992479384479401" office:value-type="float"/>
          <table:table-cell office:value="0.8157989600398291" office:value-type="float"/>
          <table:table-cell office:value="0.8368022919273135" office:value-type="float"/>
          <table:table-cell office:value="0.5420563840041815" office:value-type="float"/>
          <table:table-cell office:value="0.5903808178578919" office:value-type="float"/>
          <table:table-cell office:value="0.6067174864658036" office:value-type="float"/>
          <table:table-cell office:value="0.628721631647494" office:value-type="float"/>
          <table:table-cell office:value="0.6705409778954137" office:value-type="float"/>
          <table:table-cell office:value="0.4136578243707946" office:value-type="float"/>
          <table:table-cell office:value="0.47503250241400363" office:value-type="float"/>
          <table:table-cell office:value="0.48331761871925333" office:value-type="float"/>
          <table:table-cell office:value="0.4971153455658769" office:value-type="float"/>
          <table:table-cell office:value="0.5612628429537136" office:value-type="float"/>
          <table:table-cell office:value="0.5801622005905565" office:value-type="float"/>
          <table:table-cell office:value="0.6200302426718772" office:value-type="float"/>
          <table:table-cell office:value="0.6307087822932038" office:value-type="float"/>
          <table:table-cell office:value="0.649091189904955" office:value-type="float"/>
          <table:table-cell office:value="0.6844477108083954" office:value-type="float"/>
          <table:table-cell office:value="0.3842550367064452" office:value-type="float"/>
          <table:table-cell office:value="0.49268478258708814" office:value-type="float"/>
          <table:table-cell office:value="0.5112775345265025" office:value-type="float"/>
          <table:table-cell office:value="0.5273618772146575" office:value-type="float"/>
          <table:table-cell office:value="0.5735347313125363" office:value-type="float"/>
        </table:table-row>
        <table:table-row>
          <table:table-cell office:value-type="string">
            <text:p>material-components__material-components-ios</text:p>
          </table:table-cell>
          <table:table-cell office:value="0.7603428078052846" office:value-type="float"/>
          <table:table-cell office:value="0.8082180545700648" office:value-type="float"/>
          <table:table-cell office:value="0.817291439772573" office:value-type="float"/>
          <table:table-cell office:value="0.8315154940248383" office:value-type="float"/>
          <table:table-cell office:value="0.8525315735363099" office:value-type="float"/>
          <table:table-cell office:value="0.5686700020754593" office:value-type="float"/>
          <table:table-cell office:value="0.6049072968589193" office:value-type="float"/>
          <table:table-cell office:value="0.6211084950454195" office:value-type="float"/>
          <table:table-cell office:value="0.6346208737213312" office:value-type="float"/>
          <table:table-cell office:value="0.6899993368909669" office:value-type="float"/>
          <table:table-cell office:value="0.41374519264736453" office:value-type="float"/>
          <table:table-cell office:value="0.4672075467859329" office:value-type="float"/>
          <table:table-cell office:value="0.48635273649336597" office:value-type="float"/>
          <table:table-cell office:value="0.50788655334537" office:value-type="float"/>
          <table:table-cell office:value="0.5598096226547462" office:value-type="float"/>
          <table:table-cell office:value="0.5767919978154517" office:value-type="float"/>
          <table:table-cell office:value="0.6191290376422116" office:value-type="float"/>
          <table:table-cell office:value="0.6352244203389621" office:value-type="float"/>
          <table:table-cell office:value="0.6508283609029029" office:value-type="float"/>
          <table:table-cell office:value="0.7339583987640205" office:value-type="float"/>
          <table:table-cell office:value="0.3719094056696544" office:value-type="float"/>
          <table:table-cell office:value="0.4928856742258467" office:value-type="float"/>
          <table:table-cell office:value="0.5093384671921791" office:value-type="float"/>
          <table:table-cell office:value="0.5196946475594252" office:value-type="float"/>
          <table:table-cell office:value="0.5775042993671208" office:value-type="float"/>
        </table:table-row>
        <table:table-row>
          <table:table-cell office:value-type="string">
            <text:p>fabiolb__fabio</text:p>
          </table:table-cell>
          <table:table-cell office:value="0.6697489963357226" office:value-type="float"/>
          <table:table-cell office:value="0.7684048903314024" office:value-type="float"/>
          <table:table-cell office:value="0.7901067540137511" office:value-type="float"/>
          <table:table-cell office:value="0.8014612004834001" office:value-type="float"/>
          <table:table-cell office:value="0.83749723973231" office:value-type="float"/>
          <table:table-cell office:value="0.5497729610975035" office:value-type="float"/>
          <table:table-cell office:value="0.5978776436342111" office:value-type="float"/>
          <table:table-cell office:value="0.6123787072607524" office:value-type="float"/>
          <table:table-cell office:value="0.627932647790859" office:value-type="float"/>
          <table:table-cell office:value="0.713030034132228" office:value-type="float"/>
          <table:table-cell office:value="0.4281788674296906" office:value-type="float"/>
          <table:table-cell office:value="0.47957010619121015" office:value-type="float"/>
          <table:table-cell office:value="0.4984917212135712" office:value-type="float"/>
          <table:table-cell office:value="0.5121564029213101" office:value-type="float"/>
          <table:table-cell office:value="0.5725970160820253" office:value-type="float"/>
          <table:table-cell office:value="0.5827193652605649" office:value-type="float"/>
          <table:table-cell office:value="0.6350242456690094" office:value-type="float"/>
          <table:table-cell office:value="0.6562223460627954" office:value-type="float"/>
          <table:table-cell office:value="0.6737416141215163" office:value-type="float"/>
          <table:table-cell office:value="0.717359316110015" office:value-type="float"/>
          <table:table-cell office:value="0.4260981999542891" office:value-type="float"/>
          <table:table-cell office:value="0.4991372031261625" office:value-type="float"/>
          <table:table-cell office:value="0.5153178515581321" office:value-type="float"/>
          <table:table-cell office:value="0.5359411015535023" office:value-type="float"/>
          <table:table-cell office:value="0.5863184165665818" office:value-type="float"/>
        </table:table-row>
        <table:table-row>
          <table:table-cell office:value-type="string">
            <text:p>notepad-plus-plus__notepad-plus-plus</text:p>
          </table:table-cell>
          <table:table-cell office:value="0.6902184680459488" office:value-type="float"/>
          <table:table-cell office:value="0.7957598728499915" office:value-type="float"/>
          <table:table-cell office:value="0.8124492123110314" office:value-type="float"/>
          <table:table-cell office:value="0.8261846129380602" office:value-type="float"/>
          <table:table-cell office:value="0.8792234228937899" office:value-type="float"/>
          <table:table-cell office:value="0.5004729279708184" office:value-type="float"/>
          <table:table-cell office:value="0.5859503153377617" office:value-type="float"/>
          <table:table-cell office:value="0.6046227608932887" office:value-type="float"/>
          <table:table-cell office:value="0.6217795871038215" office:value-type="float"/>
          <table:table-cell office:value="0.6746915829770088" office:value-type="float"/>
          <table:table-cell office:value="0.3700815735187398" office:value-type="float"/>
          <table:table-cell office:value="0.44582754984863115" office:value-type="float"/>
          <table:table-cell office:value="0.46835071943694107" office:value-type="float"/>
          <table:table-cell office:value="0.49165645029887683" office:value-type="float"/>
          <table:table-cell office:value="0.6034768578587837" office:value-type="float"/>
          <table:table-cell office:value="0.547300619541311" office:value-type="float"/>
          <table:table-cell office:value="0.6130927012579053" office:value-type="float"/>
          <table:table-cell office:value="0.6333078042633864" office:value-type="float"/>
          <table:table-cell office:value="0.655118966510564" office:value-type="float"/>
          <table:table-cell office:value="0.7274791033911838" office:value-type="float"/>
          <table:table-cell office:value="0.3596064131698496" office:value-type="float"/>
          <table:table-cell office:value="0.49338185880694585" office:value-type="float"/>
          <table:table-cell office:value="0.5122047865641639" office:value-type="float"/>
          <table:table-cell office:value="0.5328675998318326" office:value-type="float"/>
          <table:table-cell office:value="0.622967213834687" office:value-type="float"/>
        </table:table-row>
        <table:table-row>
          <table:table-cell office:value-type="string">
            <text:p>jacobian__djangobook.com</text:p>
          </table:table-cell>
          <table:table-cell office:value="0.7805330400961924" office:value-type="float"/>
          <table:table-cell office:value="0.7805330400961924" office:value-type="float"/>
          <table:table-cell office:value="0.7805330400961924" office:value-type="float"/>
          <table:table-cell office:value="0.7805330400961924" office:value-type="float"/>
          <table:table-cell office:value="0.8379280550338513" office:value-type="float"/>
          <table:table-cell office:value="0.6041992187624019" office:value-type="float"/>
          <table:table-cell office:value="0.6041992187624019" office:value-type="float"/>
          <table:table-cell office:value="0.6041992187624019" office:value-type="float"/>
          <table:table-cell office:value="0.6041992187624019" office:value-type="float"/>
          <table:table-cell office:value="0.606149055789999" office:value-type="float"/>
          <table:table-cell office:value="0.44235570622390363" office:value-type="float"/>
          <table:table-cell office:value="0.44235570622390363" office:value-type="float"/>
          <table:table-cell office:value="0.44235570622390363" office:value-type="float"/>
          <table:table-cell office:value="0.44235570622390363" office:value-type="float"/>
          <table:table-cell office:value="0.5049065878708454" office:value-type="float"/>
          <table:table-cell office:value="0.6498994001698455" office:value-type="float"/>
          <table:table-cell office:value="0.6498994001698455" office:value-type="float"/>
          <table:table-cell office:value="0.6498994001698455" office:value-type="float"/>
          <table:table-cell office:value="0.6498994001698455" office:value-type="float"/>
          <table:table-cell office:value="0.6923547840914123" office:value-type="float"/>
          <table:table-cell office:value="0.4858755368883978" office:value-type="float"/>
          <table:table-cell office:value="0.4858755368883978" office:value-type="float"/>
          <table:table-cell office:value="0.4858755368883978" office:value-type="float"/>
          <table:table-cell office:value="0.4858755368883978" office:value-type="float"/>
          <table:table-cell office:value="0.5072057371053371" office:value-type="float"/>
        </table:table-row>
        <table:table-row>
          <table:table-cell office:value-type="string">
            <text:p>rigoneri__syte</text:p>
          </table:table-cell>
          <table:table-cell office:value="0.7707195714621891" office:value-type="float"/>
          <table:table-cell office:value="0.7975244988017579" office:value-type="float"/>
          <table:table-cell office:value="0.8169899424357512" office:value-type="float"/>
          <table:table-cell office:value="0.8182356152133698" office:value-type="float"/>
          <table:table-cell office:value="0.8466252456278712" office:value-type="float"/>
          <table:table-cell office:value="0.5910020083004873" office:value-type="float"/>
          <table:table-cell office:value="0.6058750428545674" office:value-type="float"/>
          <table:table-cell office:value="0.6150351407342352" office:value-type="float"/>
          <table:table-cell office:value="0.6546007841155816" office:value-type="float"/>
          <table:table-cell office:value="0.6934988650160827" office:value-type="float"/>
          <table:table-cell office:value="0.47413550954029193" office:value-type="float"/>
          <table:table-cell office:value="0.4914657880456895" office:value-type="float"/>
          <table:table-cell office:value="0.5133673478018926" office:value-type="float"/>
          <table:table-cell office:value="0.5281825804021596" office:value-type="float"/>
          <table:table-cell office:value="0.5583685888763913" office:value-type="float"/>
          <table:table-cell office:value="0.5896625661759737" office:value-type="float"/>
          <table:table-cell office:value="0.6355124241686132" office:value-type="float"/>
          <table:table-cell office:value="0.6604928151609951" office:value-type="float"/>
          <table:table-cell office:value="0.6867645809822958" office:value-type="float"/>
          <table:table-cell office:value="0.7714080395295027" office:value-type="float"/>
          <table:table-cell office:value="0.5018289536225502" office:value-type="float"/>
          <table:table-cell office:value="0.5216865839602889" office:value-type="float"/>
          <table:table-cell office:value="0.5369014081881345" office:value-type="float"/>
          <table:table-cell office:value="0.5680086246189204" office:value-type="float"/>
          <table:table-cell office:value="0.6050117530226292" office:value-type="float"/>
        </table:table-row>
        <table:table-row>
          <table:table-cell office:value-type="string">
            <text:p>twitter-archive__gizzard</text:p>
          </table:table-cell>
          <table:table-cell office:value="0.8019675317766926" office:value-type="float"/>
          <table:table-cell office:value="0.8140640180199064" office:value-type="float"/>
          <table:table-cell office:value="0.8226211490081675" office:value-type="float"/>
          <table:table-cell office:value="0.8309190588107215" office:value-type="float"/>
          <table:table-cell office:value="0.8627050548723649" office:value-type="float"/>
          <table:table-cell office:value="0.5487997184071809" office:value-type="float"/>
          <table:table-cell office:value="0.6096792996595037" office:value-type="float"/>
          <table:table-cell office:value="0.6167911262194541" office:value-type="float"/>
          <table:table-cell office:value="0.6265450568733092" office:value-type="float"/>
          <table:table-cell office:value="0.6499437145156554" office:value-type="float"/>
          <table:table-cell office:value="0.46535090195131257" office:value-type="float"/>
          <table:table-cell office:value="0.4710498756119114" office:value-type="float"/>
          <table:table-cell office:value="0.47623858364410343" office:value-type="float"/>
          <table:table-cell office:value="0.5085347027021231" office:value-type="float"/>
          <table:table-cell office:value="0.5596810697994432" office:value-type="float"/>
          <table:table-cell office:value="0.6114723195046666" office:value-type="float"/>
          <table:table-cell office:value="0.6400061726686437" office:value-type="float"/>
          <table:table-cell office:value="0.6402387727384986" office:value-type="float"/>
          <table:table-cell office:value="0.6957011105033846" office:value-type="float"/>
          <table:table-cell office:value="0.7607945332448096" office:value-type="float"/>
          <table:table-cell office:value="0.48186069392019243" office:value-type="float"/>
          <table:table-cell office:value="0.48481905203403436" office:value-type="float"/>
          <table:table-cell office:value="0.4957459395646848" office:value-type="float"/>
          <table:table-cell office:value="0.4959488267287604" office:value-type="float"/>
          <table:table-cell office:value="0.5022869175713204" office:value-type="float"/>
        </table:table-row>
        <table:table-row>
          <table:table-cell office:value-type="string">
            <text:p>sschmid__Entitas-CSharp</text:p>
          </table:table-cell>
          <table:table-cell office:value="0.7117419835515695" office:value-type="float"/>
          <table:table-cell office:value="0.7910361334892263" office:value-type="float"/>
          <table:table-cell office:value="0.8138797468209272" office:value-type="float"/>
          <table:table-cell office:value="0.8289250711089152" office:value-type="float"/>
          <table:table-cell office:value="0.8828246845355969" office:value-type="float"/>
          <table:table-cell office:value="0.508719815847853" office:value-type="float"/>
          <table:table-cell office:value="0.5682760761469673" office:value-type="float"/>
          <table:table-cell office:value="0.584448907901647" office:value-type="float"/>
          <table:table-cell office:value="0.6000518824663493" office:value-type="float"/>
          <table:table-cell office:value="0.6673799596552956" office:value-type="float"/>
          <table:table-cell office:value="0.4121540417170838" office:value-type="float"/>
          <table:table-cell office:value="0.4720535443843753" office:value-type="float"/>
          <table:table-cell office:value="0.48474390570622117" office:value-type="float"/>
          <table:table-cell office:value="0.502631019339304" office:value-type="float"/>
          <table:table-cell office:value="0.5642000651691164" office:value-type="float"/>
          <table:table-cell office:value="0.5791960187556431" office:value-type="float"/>
          <table:table-cell office:value="0.6079008981348349" office:value-type="float"/>
          <table:table-cell office:value="0.6221537997379389" office:value-type="float"/>
          <table:table-cell office:value="0.6446243602486749" office:value-type="float"/>
          <table:table-cell office:value="0.743404541536776" office:value-type="float"/>
          <table:table-cell office:value="0.35753252959773085" office:value-type="float"/>
          <table:table-cell office:value="0.4721095118052828" office:value-type="float"/>
          <table:table-cell office:value="0.4881576232529525" office:value-type="float"/>
          <table:table-cell office:value="0.5078463210100361" office:value-type="float"/>
          <table:table-cell office:value="0.5600499335083474" office:value-type="float"/>
        </table:table-row>
        <table:table-row>
          <table:table-cell office:value-type="string">
            <text:p>bolt__bolt</text:p>
          </table:table-cell>
          <table:table-cell office:value="0.7519514770358154" office:value-type="float"/>
          <table:table-cell office:value="0.8024715488331025" office:value-type="float"/>
          <table:table-cell office:value="0.8128566060737381" office:value-type="float"/>
          <table:table-cell office:value="0.8245732094022022" office:value-type="float"/>
          <table:table-cell office:value="0.8802204738723071" office:value-type="float"/>
          <table:table-cell office:value="0.5217183104821816" office:value-type="float"/>
          <table:table-cell office:value="0.5825593547775568" office:value-type="float"/>
          <table:table-cell office:value="0.5928659549677318" office:value-type="float"/>
          <table:table-cell office:value="0.6107758626206355" office:value-type="float"/>
          <table:table-cell office:value="0.6375076993322709" office:value-type="float"/>
          <table:table-cell office:value="0.4279409269699245" office:value-type="float"/>
          <table:table-cell office:value="0.47714360544783063" office:value-type="float"/>
          <table:table-cell office:value="0.49413906299648114" office:value-type="float"/>
          <table:table-cell office:value="0.5079961779893228" office:value-type="float"/>
          <table:table-cell office:value="0.5892134974198013" office:value-type="float"/>
          <table:table-cell office:value="0.5582937747496923" office:value-type="float"/>
          <table:table-cell office:value="0.6147582120242461" office:value-type="float"/>
          <table:table-cell office:value="0.636307193970485" office:value-type="float"/>
          <table:table-cell office:value="0.6561328021862931" office:value-type="float"/>
          <table:table-cell office:value="0.7056486014148253" office:value-type="float"/>
          <table:table-cell office:value="0.4514011117194843" office:value-type="float"/>
          <table:table-cell office:value="0.49949554305632504" office:value-type="float"/>
          <table:table-cell office:value="0.5150160251887701" office:value-type="float"/>
          <table:table-cell office:value="0.5261269198957652" office:value-type="float"/>
          <table:table-cell office:value="0.5711846324650599" office:value-type="float"/>
        </table:table-row>
        <table:table-row>
          <table:table-cell office:value-type="string">
            <text:p>ztellman__lamina</text:p>
          </table:table-cell>
          <table:table-cell office:value="0.7693584740026633" office:value-type="float"/>
          <table:table-cell office:value="0.8032158341275447" office:value-type="float"/>
          <table:table-cell office:value="0.818682816105958" office:value-type="float"/>
          <table:table-cell office:value="0.8210163283228581" office:value-type="float"/>
          <table:table-cell office:value="0.8210163283228581" office:value-type="float"/>
          <table:table-cell office:value="0.5721444093296956" office:value-type="float"/>
          <table:table-cell office:value="0.5754576629484763" office:value-type="float"/>
          <table:table-cell office:value="0.5918783159450173" office:value-type="float"/>
          <table:table-cell office:value="0.5984141092618698" office:value-type="float"/>
          <table:table-cell office:value="0.5984141092618698" office:value-type="float"/>
          <table:table-cell office:value="0.47234788686589735" office:value-type="float"/>
          <table:table-cell office:value="0.4740549819314275" office:value-type="float"/>
          <table:table-cell office:value="0.4846431590858583" office:value-type="float"/>
          <table:table-cell office:value="0.5096908436701134" office:value-type="float"/>
          <table:table-cell office:value="0.5096908436701134" office:value-type="float"/>
          <table:table-cell office:value="0.5999331382974852" office:value-type="float"/>
          <table:table-cell office:value="0.6438066471587355" office:value-type="float"/>
          <table:table-cell office:value="0.6504648279008912" office:value-type="float"/>
          <table:table-cell office:value="0.6926897144002557" office:value-type="float"/>
          <table:table-cell office:value="0.6926897144002557" office:value-type="float"/>
          <table:table-cell office:value="0.4705467269620267" office:value-type="float"/>
          <table:table-cell office:value="0.475004771746398" office:value-type="float"/>
          <table:table-cell office:value="0.49441709744171025" office:value-type="float"/>
          <table:table-cell office:value="0.5248812866177369" office:value-type="float"/>
          <table:table-cell office:value="0.5248812866177369" office:value-type="float"/>
        </table:table-row>
        <table:table-row>
          <table:table-cell office:value-type="string">
            <text:p>rancher__rancher</text:p>
          </table:table-cell>
          <table:table-cell office:value="0.6568600118399239" office:value-type="float"/>
          <table:table-cell office:value="0.7345998711745408" office:value-type="float"/>
          <table:table-cell office:value="0.7700139254049304" office:value-type="float"/>
          <table:table-cell office:value="0.7947449332642569" office:value-type="float"/>
          <table:table-cell office:value="0.8696700284750927" office:value-type="float"/>
          <table:table-cell office:value="0.5214793582507469" office:value-type="float"/>
          <table:table-cell office:value="0.5856220629546092" office:value-type="float"/>
          <table:table-cell office:value="0.6027378265082801" office:value-type="float"/>
          <table:table-cell office:value="0.6172588799006394" office:value-type="float"/>
          <table:table-cell office:value="0.6985681950582386" office:value-type="float"/>
          <table:table-cell office:value="0.3964732788500524" office:value-type="float"/>
          <table:table-cell office:value="0.4589658958432803" office:value-type="float"/>
          <table:table-cell office:value="0.47936509241328895" office:value-type="float"/>
          <table:table-cell office:value="0.49979060204252523" office:value-type="float"/>
          <table:table-cell office:value="0.6027119879112546" office:value-type="float"/>
          <table:table-cell office:value="0.5369755305030856" office:value-type="float"/>
          <table:table-cell office:value="0.6105426598411308" office:value-type="float"/>
          <table:table-cell office:value="0.6332365299230595" office:value-type="float"/>
          <table:table-cell office:value="0.6585964303433245" office:value-type="float"/>
          <table:table-cell office:value="0.7279335037539285" office:value-type="float"/>
          <table:table-cell office:value="0.23054111258129212" office:value-type="float"/>
          <table:table-cell office:value="0.474045996916878" office:value-type="float"/>
          <table:table-cell office:value="0.4979237630512593" office:value-type="float"/>
          <table:table-cell office:value="0.5227362746966021" office:value-type="float"/>
          <table:table-cell office:value="0.6301116881316883" office:value-type="float"/>
        </table:table-row>
        <table:table-row>
          <table:table-cell office:value-type="string">
            <text:p>home-assistant__home-assistant</text:p>
          </table:table-cell>
          <table:table-cell office:value="0.7004504582815213" office:value-type="float"/>
          <table:table-cell office:value="0.775259667328043" office:value-type="float"/>
          <table:table-cell office:value="0.7949868603813064" office:value-type="float"/>
          <table:table-cell office:value="0.8102046969096854" office:value-type="float"/>
          <table:table-cell office:value="0.864167703712734" office:value-type="float"/>
          <table:table-cell office:value="0.5123184776950778" office:value-type="float"/>
          <table:table-cell office:value="0.5828783398123754" office:value-type="float"/>
          <table:table-cell office:value="0.5974608758199007" office:value-type="float"/>
          <table:table-cell office:value="0.6141843802230507" office:value-type="float"/>
          <table:table-cell office:value="0.7204368702858273" office:value-type="float"/>
          <table:table-cell office:value="0.37527897789576015" office:value-type="float"/>
          <table:table-cell office:value="0.46513330985547274" office:value-type="float"/>
          <table:table-cell office:value="0.48547209281774717" office:value-type="float"/>
          <table:table-cell office:value="0.5057885689490663" office:value-type="float"/>
          <table:table-cell office:value="0.6314049015809456" office:value-type="float"/>
          <table:table-cell office:value="0.5481335755310471" office:value-type="float"/>
          <table:table-cell office:value="0.6107786328645243" office:value-type="float"/>
          <table:table-cell office:value="0.6298218036310006" office:value-type="float"/>
          <table:table-cell office:value="0.6503774620555371" office:value-type="float"/>
          <table:table-cell office:value="0.7507489966498118" office:value-type="float"/>
          <table:table-cell office:value="0.37994855281600215" office:value-type="float"/>
          <table:table-cell office:value="0.48474315142855207" office:value-type="float"/>
          <table:table-cell office:value="0.5073664070400694" office:value-type="float"/>
          <table:table-cell office:value="0.5281516753811776" office:value-type="float"/>
          <table:table-cell office:value="0.6037285941367445" office:value-type="float"/>
        </table:table-row>
        <table:table-row>
          <table:table-cell office:value-type="string">
            <text:p>graphite-project__graphite-web</text:p>
          </table:table-cell>
          <table:table-cell office:value="0.7306116565566255" office:value-type="float"/>
          <table:table-cell office:value="0.7771809892342398" office:value-type="float"/>
          <table:table-cell office:value="0.7921521379760884" office:value-type="float"/>
          <table:table-cell office:value="0.8095795998361286" office:value-type="float"/>
          <table:table-cell office:value="0.8642687665370739" office:value-type="float"/>
          <table:table-cell office:value="0.5486879911337911" office:value-type="float"/>
          <table:table-cell office:value="0.580849847691908" office:value-type="float"/>
          <table:table-cell office:value="0.5938441659306632" office:value-type="float"/>
          <table:table-cell office:value="0.6080383030384877" office:value-type="float"/>
          <table:table-cell office:value="0.6556907981743989" office:value-type="float"/>
          <table:table-cell office:value="0.38994680394780346" office:value-type="float"/>
          <table:table-cell office:value="0.4651700253099347" office:value-type="float"/>
          <table:table-cell office:value="0.4837712270724651" office:value-type="float"/>
          <table:table-cell office:value="0.5041532903764628" office:value-type="float"/>
          <table:table-cell office:value="0.6133309942841189" office:value-type="float"/>
          <table:table-cell office:value="0.5536803064525553" office:value-type="float"/>
          <table:table-cell office:value="0.6102346193142901" office:value-type="float"/>
          <table:table-cell office:value="0.6271204242999585" office:value-type="float"/>
          <table:table-cell office:value="0.6482228363912963" office:value-type="float"/>
          <table:table-cell office:value="0.7190898849143198" office:value-type="float"/>
          <table:table-cell office:value="0.3816992738731587" office:value-type="float"/>
          <table:table-cell office:value="0.4843869031993287" office:value-type="float"/>
          <table:table-cell office:value="0.5032688822554223" office:value-type="float"/>
          <table:table-cell office:value="0.5231039609026907" office:value-type="float"/>
          <table:table-cell office:value="0.5898221700978169" office:value-type="float"/>
        </table:table-row>
        <table:table-row>
          <table:table-cell office:value-type="string">
            <text:p>filamentgroup__fixed-sticky</text:p>
          </table:table-cell>
          <table:table-cell office:value="0.8058988147987127" office:value-type="float"/>
          <table:table-cell office:value="0.8116714679475203" office:value-type="float"/>
          <table:table-cell office:value="0.8237494757447124" office:value-type="float"/>
          <table:table-cell office:value="0.8274318342810266" office:value-type="float"/>
          <table:table-cell office:value="0.85977355628405" office:value-type="float"/>
          <table:table-cell office:value="0.5422722240182785" office:value-type="float"/>
          <table:table-cell office:value="0.5456738070267241" office:value-type="float"/>
          <table:table-cell office:value="0.5756941241376861" office:value-type="float"/>
          <table:table-cell office:value="0.614895099862357" office:value-type="float"/>
          <table:table-cell office:value="0.654287901379286" office:value-type="float"/>
          <table:table-cell office:value="0.4478260408083158" office:value-type="float"/>
          <table:table-cell office:value="0.48554406251664367" office:value-type="float"/>
          <table:table-cell office:value="0.5020682063557671" office:value-type="float"/>
          <table:table-cell office:value="0.513085067904233" office:value-type="float"/>
          <table:table-cell office:value="0.5134795914553264" office:value-type="float"/>
          <table:table-cell office:value="0.5736429551236791" office:value-type="float"/>
          <table:table-cell office:value="0.5748915051190755" office:value-type="float"/>
          <table:table-cell office:value="0.5857548018169167" office:value-type="float"/>
          <table:table-cell office:value="0.6483414651879542" office:value-type="float"/>
          <table:table-cell office:value="0.6891720747072985" office:value-type="float"/>
          <table:table-cell office:value="0.4590544289358088" office:value-type="float"/>
          <table:table-cell office:value="0.5091163119941073" office:value-type="float"/>
          <table:table-cell office:value="0.5145737311378384" office:value-type="float"/>
          <table:table-cell office:value="0.5174829940607963" office:value-type="float"/>
          <table:table-cell office:value="0.5250385309405348" office:value-type="float"/>
        </table:table-row>
        <table:table-row>
          <table:table-cell office:value-type="string">
            <text:p>openresty__openresty</text:p>
          </table:table-cell>
          <table:table-cell office:value="0.6667010526549111" office:value-type="float"/>
          <table:table-cell office:value="0.7432415874008471" office:value-type="float"/>
          <table:table-cell office:value="0.7709712016978576" office:value-type="float"/>
          <table:table-cell office:value="0.7965026152300424" office:value-type="float"/>
          <table:table-cell office:value="0.824017000416883" office:value-type="float"/>
          <table:table-cell office:value="0.5404149330287837" office:value-type="float"/>
          <table:table-cell office:value="0.5857199050268708" office:value-type="float"/>
          <table:table-cell office:value="0.5986703974028076" office:value-type="float"/>
          <table:table-cell office:value="0.6127497894033221" office:value-type="float"/>
          <table:table-cell office:value="0.6327144899467364" office:value-type="float"/>
          <table:table-cell office:value="0.41802939270217554" office:value-type="float"/>
          <table:table-cell office:value="0.45804621975417553" office:value-type="float"/>
          <table:table-cell office:value="0.48236618879576054" office:value-type="float"/>
          <table:table-cell office:value="0.49370218796634296" office:value-type="float"/>
          <table:table-cell office:value="0.5437215119752183" office:value-type="float"/>
          <table:table-cell office:value="0.5964421079853018" office:value-type="float"/>
          <table:table-cell office:value="0.6391419633181625" office:value-type="float"/>
          <table:table-cell office:value="0.6557742335921569" office:value-type="float"/>
          <table:table-cell office:value="0.6690065884941823" office:value-type="float"/>
          <table:table-cell office:value="0.7207265432071865" office:value-type="float"/>
          <table:table-cell office:value="0.3599322071495093" office:value-type="float"/>
          <table:table-cell office:value="0.4591174925378344" office:value-type="float"/>
          <table:table-cell office:value="0.4787664426876006" office:value-type="float"/>
          <table:table-cell office:value="0.5058245289727002" office:value-type="float"/>
          <table:table-cell office:value="0.530895151090357" office:value-type="float"/>
        </table:table-row>
        <table:table-row>
          <table:table-cell office:value-type="string">
            <text:p>mstarke__MacPass</text:p>
          </table:table-cell>
          <table:table-cell office:value="0.7005700761309804" office:value-type="float"/>
          <table:table-cell office:value="0.7792640028473559" office:value-type="float"/>
          <table:table-cell office:value="0.8028512584703285" office:value-type="float"/>
          <table:table-cell office:value="0.8140204861528728" office:value-type="float"/>
          <table:table-cell office:value="0.8473501707827996" office:value-type="float"/>
          <table:table-cell office:value="0.5307604746548017" office:value-type="float"/>
          <table:table-cell office:value="0.5870735751953085" office:value-type="float"/>
          <table:table-cell office:value="0.5982009722894939" office:value-type="float"/>
          <table:table-cell office:value="0.6179854279023179" office:value-type="float"/>
          <table:table-cell office:value="0.6861689409414033" office:value-type="float"/>
          <table:table-cell office:value="0.3983927190534054" office:value-type="float"/>
          <table:table-cell office:value="0.4441075158552069" office:value-type="float"/>
          <table:table-cell office:value="0.4653265762475346" office:value-type="float"/>
          <table:table-cell office:value="0.493796599715705" office:value-type="float"/>
          <table:table-cell office:value="0.5439789568901785" office:value-type="float"/>
          <table:table-cell office:value="0.575832238077647" office:value-type="float"/>
          <table:table-cell office:value="0.6169124474118883" office:value-type="float"/>
          <table:table-cell office:value="0.6324347736257816" office:value-type="float"/>
          <table:table-cell office:value="0.6589892445039015" office:value-type="float"/>
          <table:table-cell office:value="0.7034106094601922" office:value-type="float"/>
          <table:table-cell office:value="0.3384038197581194" office:value-type="float"/>
          <table:table-cell office:value="0.49000523480843966" office:value-type="float"/>
          <table:table-cell office:value="0.5174163857154843" office:value-type="float"/>
          <table:table-cell office:value="0.5363683682893416" office:value-type="float"/>
          <table:table-cell office:value="0.5899140584930208" office:value-type="float"/>
        </table:table-row>
        <table:table-row>
          <table:table-cell office:value-type="string">
            <text:p>nodejs__node</text:p>
          </table:table-cell>
          <table:table-cell office:value="0.6940896804440906" office:value-type="float"/>
          <table:table-cell office:value="0.7945544319322084" office:value-type="float"/>
          <table:table-cell office:value="0.8105846227753154" office:value-type="float"/>
          <table:table-cell office:value="0.8232551884530204" office:value-type="float"/>
          <table:table-cell office:value="0.8908114557271186" office:value-type="float"/>
          <table:table-cell office:value="0.5045144395065221" office:value-type="float"/>
          <table:table-cell office:value="0.5740392377505514" office:value-type="float"/>
          <table:table-cell office:value="0.5913108376154477" office:value-type="float"/>
          <table:table-cell office:value="0.6099913595596979" office:value-type="float"/>
          <table:table-cell office:value="0.7233619296367619" office:value-type="float"/>
          <table:table-cell office:value="0.3760848608278672" office:value-type="float"/>
          <table:table-cell office:value="0.44722067152491124" office:value-type="float"/>
          <table:table-cell office:value="0.46324574133211366" office:value-type="float"/>
          <table:table-cell office:value="0.4841721378817348" office:value-type="float"/>
          <table:table-cell office:value="0.561056565174018" office:value-type="float"/>
          <table:table-cell office:value="0.5556541975135367" office:value-type="float"/>
          <table:table-cell office:value="0.616661036991968" office:value-type="float"/>
          <table:table-cell office:value="0.633538240483821" office:value-type="float"/>
          <table:table-cell office:value="0.6536499632258654" office:value-type="float"/>
          <table:table-cell office:value="0.7689122988571278" office:value-type="float"/>
          <table:table-cell office:value="0.35005505991656544" office:value-type="float"/>
          <table:table-cell office:value="0.47471128106869975" office:value-type="float"/>
          <table:table-cell office:value="0.4916095941187715" office:value-type="float"/>
          <table:table-cell office:value="0.508745646241622" office:value-type="float"/>
          <table:table-cell office:value="0.5986094646896969" office:value-type="float"/>
        </table:table-row>
        <table:table-row>
          <table:table-cell office:value-type="string">
            <text:p>containous__traefik</text:p>
          </table:table-cell>
          <table:table-cell office:value="0.6764501021100999" office:value-type="float"/>
          <table:table-cell office:value="0.7519868200659771" office:value-type="float"/>
          <table:table-cell office:value="0.7832646313388686" office:value-type="float"/>
          <table:table-cell office:value="0.8043109172569864" office:value-type="float"/>
          <table:table-cell office:value="0.8514934610116972" office:value-type="float"/>
          <table:table-cell office:value="0.5292698892762353" office:value-type="float"/>
          <table:table-cell office:value="0.583379278649916" office:value-type="float"/>
          <table:table-cell office:value="0.5994572028509464" office:value-type="float"/>
          <table:table-cell office:value="0.6128197250208853" office:value-type="float"/>
          <table:table-cell office:value="0.6821647798564331" office:value-type="float"/>
          <table:table-cell office:value="0.39340218958705153" office:value-type="float"/>
          <table:table-cell office:value="0.4701655949496357" office:value-type="float"/>
          <table:table-cell office:value="0.48830403210369433" office:value-type="float"/>
          <table:table-cell office:value="0.5070297060288225" office:value-type="float"/>
          <table:table-cell office:value="0.5849954974879199" office:value-type="float"/>
          <table:table-cell office:value="0.5664211000189114" office:value-type="float"/>
          <table:table-cell office:value="0.6257257306151409" office:value-type="float"/>
          <table:table-cell office:value="0.64490531027168" office:value-type="float"/>
          <table:table-cell office:value="0.6669649843646466" office:value-type="float"/>
          <table:table-cell office:value="0.7329774325828755" office:value-type="float"/>
          <table:table-cell office:value="0.36111699518241347" office:value-type="float"/>
          <table:table-cell office:value="0.4589002118515595" office:value-type="float"/>
          <table:table-cell office:value="0.4834692976910617" office:value-type="float"/>
          <table:table-cell office:value="0.5121706960647872" office:value-type="float"/>
          <table:table-cell office:value="0.6108627354717971" office:value-type="float"/>
        </table:table-row>
        <table:table-row>
          <table:table-cell office:value-type="string">
            <text:p>radare__radare2</text:p>
          </table:table-cell>
          <table:table-cell office:value="0.6813560885811115" office:value-type="float"/>
          <table:table-cell office:value="0.7257153222852712" office:value-type="float"/>
          <table:table-cell office:value="0.763346295662596" office:value-type="float"/>
          <table:table-cell office:value="0.7928930479458541" office:value-type="float"/>
          <table:table-cell office:value="0.8703924302609429" office:value-type="float"/>
          <table:table-cell office:value="0.5089458550717836" office:value-type="float"/>
          <table:table-cell office:value="0.5947804477912171" office:value-type="float"/>
          <table:table-cell office:value="0.6111793808836071" office:value-type="float"/>
          <table:table-cell office:value="0.6247038949737617" office:value-type="float"/>
          <table:table-cell office:value="0.6723914074074336" office:value-type="float"/>
          <table:table-cell office:value="0.3846166619132329" office:value-type="float"/>
          <table:table-cell office:value="0.4529804194883005" office:value-type="float"/>
          <table:table-cell office:value="0.47177567003964377" office:value-type="float"/>
          <table:table-cell office:value="0.4912919843685194" office:value-type="float"/>
          <table:table-cell office:value="0.5738599674252662" office:value-type="float"/>
          <table:table-cell office:value="0.5465128109079341" office:value-type="float"/>
          <table:table-cell office:value="0.6341452447173039" office:value-type="float"/>
          <table:table-cell office:value="0.6577816994400335" office:value-type="float"/>
          <table:table-cell office:value="0.6853555015241029" office:value-type="float"/>
          <table:table-cell office:value="0.7309640584298583" office:value-type="float"/>
          <table:table-cell office:value="0.32399924144245223" office:value-type="float"/>
          <table:table-cell office:value="0.45909564808435144" office:value-type="float"/>
          <table:table-cell office:value="0.48178699706148853" office:value-type="float"/>
          <table:table-cell office:value="0.5047441302672684" office:value-type="float"/>
          <table:table-cell office:value="0.585535900952557" office:value-type="float"/>
        </table:table-row>
        <table:table-row>
          <table:table-cell office:value-type="string">
            <text:p>mgravell__protobuf-net</text:p>
          </table:table-cell>
          <table:table-cell office:value="0.7474584388285354" office:value-type="float"/>
          <table:table-cell office:value="0.7927764907880246" office:value-type="float"/>
          <table:table-cell office:value="0.8092978928375029" office:value-type="float"/>
          <table:table-cell office:value="0.823683493781559" office:value-type="float"/>
          <table:table-cell office:value="0.878461089192032" office:value-type="float"/>
          <table:table-cell office:value="0.5397864483839152" office:value-type="float"/>
          <table:table-cell office:value="0.5729481328425048" office:value-type="float"/>
          <table:table-cell office:value="0.5840942722477913" office:value-type="float"/>
          <table:table-cell office:value="0.6085790210278693" office:value-type="float"/>
          <table:table-cell office:value="0.6622894684954019" office:value-type="float"/>
          <table:table-cell office:value="0.4163586537340718" office:value-type="float"/>
          <table:table-cell office:value="0.468337558337171" office:value-type="float"/>
          <table:table-cell office:value="0.49380498829263025" office:value-type="float"/>
          <table:table-cell office:value="0.521214610590274" office:value-type="float"/>
          <table:table-cell office:value="0.5961830603884091" office:value-type="float"/>
          <table:table-cell office:value="0.5695995207902241" office:value-type="float"/>
          <table:table-cell office:value="0.6268349097665822" office:value-type="float"/>
          <table:table-cell office:value="0.6452116118792297" office:value-type="float"/>
          <table:table-cell office:value="0.674730929580079" office:value-type="float"/>
          <table:table-cell office:value="0.7949375303805057" office:value-type="float"/>
          <table:table-cell office:value="0.3704976597875532" office:value-type="float"/>
          <table:table-cell office:value="0.4593626457190215" office:value-type="float"/>
          <table:table-cell office:value="0.4974127016833858" office:value-type="float"/>
          <table:table-cell office:value="0.5178471755145496" office:value-type="float"/>
          <table:table-cell office:value="0.586503541796265" office:value-type="float"/>
        </table:table-row>
        <table:table-row>
          <table:table-cell office:value-type="string">
            <text:p>aanand__git-up</text:p>
          </table:table-cell>
          <table:table-cell office:value="0.7756451265457306" office:value-type="float"/>
          <table:table-cell office:value="0.7762971965584519" office:value-type="float"/>
          <table:table-cell office:value="0.7971837281716498" office:value-type="float"/>
          <table:table-cell office:value="0.8218509213788218" office:value-type="float"/>
          <table:table-cell office:value="0.8218509213788218" office:value-type="float"/>
          <table:table-cell office:value="0.5544172554435761" office:value-type="float"/>
          <table:table-cell office:value="0.576059091211644" office:value-type="float"/>
          <table:table-cell office:value="0.5931315030606488" office:value-type="float"/>
          <table:table-cell office:value="0.6179864055894438" office:value-type="float"/>
          <table:table-cell office:value="0.6179864055894438" office:value-type="float"/>
          <table:table-cell office:value="0.4668365230599294" office:value-type="float"/>
          <table:table-cell office:value="0.4775229686155259" office:value-type="float"/>
          <table:table-cell office:value="0.5328310276377344" office:value-type="float"/>
          <table:table-cell office:value="0.5421307918768198" office:value-type="float"/>
          <table:table-cell office:value="0.5421307918768198" office:value-type="float"/>
          <table:table-cell office:value="0.6290541929651584" office:value-type="float"/>
          <table:table-cell office:value="0.6637344077759597" office:value-type="float"/>
          <table:table-cell office:value="0.6773689593239658" office:value-type="float"/>
          <table:table-cell office:value="0.7218355497384968" office:value-type="float"/>
          <table:table-cell office:value="0.7218355497384968" office:value-type="float"/>
          <table:table-cell office:value="0.4784689571850249" office:value-type="float"/>
          <table:table-cell office:value="0.4967381305673968" office:value-type="float"/>
          <table:table-cell office:value="0.49684159719040655" office:value-type="float"/>
          <table:table-cell office:value="0.517294933188561" office:value-type="float"/>
          <table:table-cell office:value="0.517294933188561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6T11:32:44.180920</meta:creation-date>
    <dc:date>2019-05-26T11:32:44.585671</dc:date>
    <meta:generator>http://pypi.python.org/pypi/ezodf/0.1.0$Python3.6.7 (default, Oct 22 2018, 11:32:17) 
[GCC 8.2.0]</meta:generator>
    <meta:document-statistic/>
    <meta:editing-cycles>1</meta:editing-cycles>
  </office:meta>
</office:document-meta>
</file>